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T2_6" style:family="text">
      <style:text-properties fo:font-size="12pt" style:font-size-asian="12pt" style:font-size-complex="12pt"/>
    </style:style>
    <style:style style:name="T2_7" style:family="text">
      <style:text-properties fo:font-size="12pt" style:font-size-asian="12pt" style:font-size-complex="12pt"/>
    </style:style>
    <style:style style:name="T2_8" style:family="text">
      <style:text-properties fo:font-size="12pt" style:font-size-asian="12pt" style:font-size-complex="12pt"/>
    </style:style>
    <style:style style:name="T2_9" style:family="text">
      <style:text-properties fo:font-size="12pt" style:font-size-asian="12pt" style:font-size-complex="12pt"/>
    </style:style>
    <style:style style:name="T2_10" style:family="text">
      <style:text-properties fo:font-size="12pt" style:font-size-asian="12pt" style:font-size-complex="12pt"/>
    </style:style>
    <style:style style:name="T2_11" style:family="text">
      <style:text-properties fo:font-size="12pt" style:font-size-asian="12pt" style:font-size-complex="12pt"/>
    </style:style>
    <style:style style:name="T2_12" style:family="text">
      <style:text-properties fo:font-size="12pt" style:font-size-asian="12pt" style:font-size-complex="12pt"/>
    </style:style>
    <style:style style:name="T2_13" style:family="text">
      <style:text-properties fo:font-size="12pt" style:font-size-asian="12pt" style:font-size-complex="12pt"/>
    </style:style>
    <style:style style:name="T2_14" style:family="text">
      <style:text-properties fo:font-size="12pt" style:font-size-asian="12pt" style:font-size-complex="12pt"/>
    </style:style>
    <style:style style:name="T2_15" style:family="text">
      <style:text-properties fo:font-size="12pt" style:font-size-asian="12pt" style:font-size-complex="12pt"/>
    </style:style>
    <style:style style:name="T2_16" style:family="text">
      <style:text-properties fo:font-size="12pt" style:font-size-asian="12pt" style:font-size-complex="12pt"/>
    </style:style>
    <style:style style:name="T2_17" style:family="text">
      <style:text-properties fo:font-size="12pt" style:font-size-asian="12pt" style:font-size-complex="12pt"/>
    </style:style>
    <style:style style:name="T2_18" style:family="text">
      <style:text-properties fo:font-size="12pt" style:font-size-asian="12pt" style:font-size-complex="12pt"/>
    </style:style>
    <style:style style:name="T2_19" style:family="text">
      <style:text-properties fo:font-size="12pt" style:font-size-asian="12pt" style:font-size-complex="12pt"/>
    </style:style>
    <style:style style:name="T2_20" style:family="text">
      <style:text-properties fo:font-size="12pt" style:font-size-asian="12pt" style:font-size-complex="12pt"/>
    </style:style>
    <style:style style:name="T2_21" style:family="text">
      <style:text-properties fo:font-size="12pt" style:font-size-asian="12pt" style:font-size-complex="12pt"/>
    </style:style>
    <style:style style:name="T2_22" style:family="text">
      <style:text-properties fo:font-size="12pt" style:font-size-asian="12pt" style:font-size-complex="12pt"/>
    </style:style>
    <style:style style:name="T2_23" style:family="text">
      <style:text-properties fo:font-size="12pt" style:font-size-asian="12pt" style:font-size-complex="12pt"/>
    </style:style>
    <style:style style:name="T2_24" style:family="text">
      <style:text-properties fo:font-size="12pt" style:font-size-asian="12pt" style:font-size-complex="12pt"/>
    </style:style>
    <style:style style:name="T2_25" style:family="text">
      <style:text-properties fo:font-size="12pt" style:font-size-asian="12pt" style:font-size-complex="12pt"/>
    </style:style>
    <style:style style:name="T2_26" style:family="text">
      <style:text-properties fo:font-size="12pt" style:font-size-asian="12pt" style:font-size-complex="12pt"/>
    </style:style>
    <style:style style:name="T2_27" style:family="text">
      <style:text-properties fo:font-size="12pt" style:font-size-asian="12pt" style:font-size-complex="12pt"/>
    </style:style>
    <style:style style:name="T2_28" style:family="text">
      <style:text-properties fo:font-size="12pt" style:font-size-asian="12pt" style:font-size-complex="12pt"/>
    </style:style>
    <style:style style:name="T2_29" style:family="text">
      <style:text-properties fo:font-size="12pt" style:font-size-asian="12pt" style:font-size-complex="12pt"/>
    </style:style>
    <style:style style:name="T2_30" style:family="text">
      <style:text-properties fo:font-size="12pt" style:font-size-asian="12pt" style:font-size-complex="12pt"/>
    </style:style>
    <style:style style:name="T2_31" style:family="text">
      <style:text-properties fo:font-size="12pt" style:font-size-asian="12pt" style:font-size-complex="12pt"/>
    </style:style>
    <style:style style:name="T2_32" style:family="text">
      <style:text-properties fo:font-size="12pt" style:font-size-asian="12pt" style:font-size-complex="12pt"/>
    </style:style>
    <style:style style:name="T2_33" style:family="text">
      <style:text-properties fo:font-size="12pt" style:font-size-asian="12pt" style:font-size-complex="12pt"/>
    </style:style>
    <style:style style:name="T2_34" style:family="text">
      <style:text-properties fo:font-size="12pt" style:font-size-asian="12pt" style:font-size-complex="12pt"/>
    </style:style>
    <style:style style:name="T2_35" style:family="text">
      <style:text-properties fo:font-size="12pt" style:font-size-asian="12pt" style:font-size-complex="12pt"/>
    </style:style>
    <style:style style:name="T2_36" style:family="text">
      <style:text-properties fo:font-size="12pt" style:font-size-asian="12pt" style:font-size-complex="12pt"/>
    </style:style>
    <style:style style:name="T2_37" style:family="text">
      <style:text-properties fo:font-size="12pt" style:font-size-asian="12pt" style:font-size-complex="12pt"/>
    </style:style>
    <style:style style:name="T2_38" style:family="text">
      <style:text-properties fo:font-size="12pt" style:font-size-asian="12pt" style:font-size-complex="12pt"/>
    </style:style>
    <style:style style:name="T2_39" style:family="text">
      <style:text-properties fo:font-size="12pt" style:font-size-asian="12pt" style:font-size-complex="12pt"/>
    </style:style>
    <style:style style:name="T2_40" style:family="text">
      <style:text-properties fo:font-size="12pt" style:font-size-asian="12pt" style:font-size-complex="12pt"/>
    </style:style>
    <style:style style:name="T2_41" style:family="text">
      <style:text-properties fo:font-size="12pt" style:font-size-asian="12pt" style:font-size-complex="12pt"/>
    </style:style>
    <style:style style:name="T2_42" style:family="text">
      <style:text-properties fo:font-size="12pt" style:font-size-asian="12pt" style:font-size-complex="12pt"/>
    </style:style>
    <style:style style:name="T2_43" style:family="text">
      <style:text-properties fo:font-size="12pt" style:font-size-asian="12pt" style:font-size-complex="12pt"/>
    </style:style>
    <style:style style:name="T2_44" style:family="text">
      <style:text-properties fo:font-size="12pt" style:font-size-asian="12pt" style:font-size-complex="12pt"/>
    </style:style>
    <style:style style:name="T2_45" style:family="text">
      <style:text-properties fo:font-size="12pt" style:font-size-asian="12pt" style:font-size-complex="12pt"/>
    </style:style>
    <style:style style:name="T2_46" style:family="text">
      <style:text-properties fo:font-size="12pt" style:font-size-asian="12pt" style:font-size-complex="12pt"/>
    </style:style>
    <style:style style:name="T2_47" style:family="text">
      <style:text-properties fo:font-size="12pt" style:font-size-asian="12pt" style:font-size-complex="12pt"/>
    </style:style>
    <style:style style:name="T2_48" style:family="text">
      <style:text-properties fo:font-size="12pt" style:font-size-asian="12pt" style:font-size-complex="12pt"/>
    </style:style>
    <style:style style:name="T2_49" style:family="text">
      <style:text-properties fo:font-size="12pt" style:font-size-asian="12pt" style:font-size-complex="12pt"/>
    </style:style>
    <style:style style:name="T2_50" style:family="text">
      <style:text-properties fo:font-size="12pt" style:font-size-asian="12pt" style:font-size-complex="12pt"/>
    </style:style>
    <style:style style:name="T2_51" style:family="text">
      <style:text-properties fo:font-size="12pt" style:font-size-asian="12pt" style:font-size-complex="12pt"/>
    </style:style>
    <style:style style:name="T2_52" style:family="text">
      <style:text-properties fo:font-size="12pt" style:font-size-asian="12pt" style:font-size-complex="12pt"/>
    </style:style>
    <style:style style:name="T2_53" style:family="text">
      <style:text-properties fo:font-size="12pt" style:font-size-asian="12pt" style:font-size-complex="12pt"/>
    </style:style>
    <style:style style:name="T2_54" style:family="text">
      <style:text-properties fo:font-size="12pt" style:font-size-asian="12pt" style:font-size-complex="12pt"/>
    </style:style>
    <style:style style:name="T2_55" style:family="text">
      <style:text-properties fo:font-size="12pt" style:font-size-asian="12pt" style:font-size-complex="12pt"/>
    </style:style>
    <style:style style:name="T2_56" style:family="text">
      <style:text-properties fo:font-size="12pt" style:font-size-asian="12pt" style:font-size-complex="12pt"/>
    </style:style>
    <style:style style:name="T2_57" style:family="text">
      <style:text-properties fo:font-size="12pt" style:font-size-asian="12pt" style:font-size-complex="12pt"/>
    </style:style>
    <style:style style:name="T2_58" style:family="text">
      <style:text-properties fo:font-size="12pt" style:font-size-asian="12pt" style:font-size-complex="12pt"/>
    </style:style>
    <style:style style:name="T2_59" style:family="text">
      <style:text-properties fo:font-size="12pt" style:font-size-asian="12pt" style:font-size-complex="12pt"/>
    </style:style>
    <style:style style:name="T2_60" style:family="text">
      <style:text-properties fo:font-size="12pt" style:font-size-asian="12pt" style:font-size-complex="12pt"/>
    </style:style>
    <style:style style:name="T2_61" style:family="text">
      <style:text-properties fo:font-size="12pt" style:font-size-asian="12pt" style:font-size-complex="12pt"/>
    </style:style>
    <style:style style:name="T2_62" style:family="text">
      <style:text-properties fo:font-size="12pt" style:font-size-asian="12pt" style:font-size-complex="12pt"/>
    </style:style>
    <style:style style:name="T2_63" style:family="text">
      <style:text-properties fo:font-size="12pt" style:font-size-asian="12pt" style:font-size-complex="12pt"/>
    </style:style>
    <style:style style:name="T2_64" style:family="text">
      <style:text-properties fo:font-size="12pt" style:font-size-asian="12pt" style:font-size-complex="12pt"/>
    </style:style>
    <style:style style:name="T2_65" style:family="text">
      <style:text-properties fo:font-size="12pt" style:font-size-asian="12pt" style:font-size-complex="12pt"/>
    </style:style>
    <style:style style:name="T2_66" style:family="text">
      <style:text-properties fo:font-size="12pt" style:font-size-asian="12pt" style:font-size-complex="12pt"/>
    </style:style>
    <style:style style:name="T2_67" style:family="text">
      <style:text-properties fo:font-size="12pt" style:font-size-asian="12pt" style:font-size-complex="12pt"/>
    </style:style>
    <style:style style:name="T2_68" style:family="text">
      <style:text-properties fo:font-size="12pt" style:font-size-asian="12pt" style:font-size-complex="12pt"/>
    </style:style>
    <style:style style:name="T2_69" style:family="text">
      <style:text-properties fo:font-size="12pt" style:font-size-asian="12pt" style:font-size-complex="12pt"/>
    </style:style>
    <style:style style:name="T2_70" style:family="text">
      <style:text-properties fo:font-size="12pt" style:font-size-asian="12pt" style:font-size-complex="12pt"/>
    </style:style>
    <style:style style:name="T2_71" style:family="text">
      <style:text-properties fo:font-size="12pt" style:font-size-asian="12pt" style:font-size-complex="12pt"/>
    </style:style>
    <style:style style:name="T2_72" style:family="text">
      <style:text-properties fo:font-size="12pt" style:font-size-asian="12pt" style:font-size-complex="12pt"/>
    </style:style>
    <style:style style:name="T2_73" style:family="text">
      <style:text-properties fo:font-size="12pt" style:font-size-asian="12pt" style:font-size-complex="12pt"/>
    </style:style>
    <style:style style:name="T2_74" style:family="text">
      <style:text-properties fo:font-size="12pt" style:font-size-asian="12pt" style:font-size-complex="12pt"/>
    </style:style>
    <style:style style:name="T2_75" style:family="text">
      <style:text-properties fo:font-size="12pt" style:font-size-asian="12pt" style:font-size-complex="12pt"/>
    </style:style>
    <style:style style:name="T2_76" style:family="text">
      <style:text-properties fo:font-size="12pt" style:font-size-asian="12pt" style:font-size-complex="12pt"/>
    </style:style>
    <style:style style:name="T2_77" style:family="text">
      <style:text-properties fo:font-size="12pt" style:font-size-asian="12pt" style:font-size-complex="12pt"/>
    </style:style>
    <style:style style:name="T2_78" style:family="text">
      <style:text-properties fo:font-size="12pt" style:font-size-asian="12pt" style:font-size-complex="12pt"/>
    </style:style>
    <style:style style:name="T2_79" style:family="text">
      <style:text-properties fo:font-size="12pt" style:font-size-asian="12pt" style:font-size-complex="12pt"/>
    </style:style>
    <style:style style:name="T2_80" style:family="text">
      <style:text-properties fo:font-size="12pt" style:font-size-asian="12pt" style:font-size-complex="12pt"/>
    </style:style>
    <style:style style:name="T2_81" style:family="text">
      <style:text-properties fo:font-size="12pt" style:font-size-asian="12pt" style:font-size-complex="12pt"/>
    </style:style>
    <style:style style:name="T2_82" style:family="text">
      <style:text-properties fo:font-size="12pt" style:font-size-asian="12pt" style:font-size-complex="12pt"/>
    </style:style>
    <style:style style:name="T2_83" style:family="text">
      <style:text-properties fo:font-size="12pt" style:font-size-asian="12pt" style:font-size-complex="12pt"/>
    </style:style>
    <style:style style:name="T2_84" style:family="text">
      <style:text-properties fo:font-size="12pt" style:font-size-asian="12pt" style:font-size-complex="12pt"/>
    </style:style>
    <style:style style:name="T2_85" style:family="text">
      <style:text-properties fo:font-size="12pt" style:font-size-asian="12pt" style:font-size-complex="12pt"/>
    </style:style>
    <style:style style:name="T2_86" style:family="text">
      <style:text-properties fo:font-size="12pt" style:font-size-asian="12pt" style:font-size-complex="12pt"/>
    </style:style>
    <style:style style:name="T2_87" style:family="text">
      <style:text-properties fo:font-size="12pt" style:font-size-asian="12pt" style:font-size-complex="12pt"/>
    </style:style>
    <style:style style:name="T2_88" style:family="text">
      <style:text-properties fo:font-size="12pt" style:font-size-asian="12pt" style:font-size-complex="12pt"/>
    </style:style>
    <style:style style:name="T2_89" style:family="text">
      <style:text-properties fo:font-size="12pt" style:font-size-asian="12pt" style:font-size-complex="12pt"/>
    </style:style>
    <style:style style:name="T2_90" style:family="text">
      <style:text-properties fo:font-size="12pt" style:font-size-asian="12pt" style:font-size-complex="12pt"/>
    </style:style>
    <style:style style:name="T2_91" style:family="text">
      <style:text-properties fo:font-size="12pt" style:font-size-asian="12pt" style:font-size-complex="12pt"/>
    </style:style>
    <style:style style:name="T2_92" style:family="text">
      <style:text-properties fo:font-size="12pt" style:font-size-asian="12pt" style:font-size-complex="12pt"/>
    </style:style>
    <style:style style:name="T2_93" style:family="text">
      <style:text-properties fo:font-size="12pt" style:font-size-asian="12pt" style:font-size-complex="12pt"/>
    </style:style>
    <style:style style:name="T2_94" style:family="text">
      <style:text-properties fo:font-size="12pt" style:font-size-asian="12pt" style:font-size-complex="12pt"/>
    </style:style>
    <style:style style:name="T2_95" style:family="text">
      <style:text-properties fo:font-size="12pt" style:font-size-asian="12pt" style:font-size-complex="12pt"/>
    </style:style>
    <style:style style:name="T2_96" style:family="text">
      <style:text-properties fo:font-size="12pt" style:font-size-asian="12pt" style:font-size-complex="12pt"/>
    </style:style>
    <style:style style:name="T2_97" style:family="text">
      <style:text-properties fo:font-size="12pt" style:font-size-asian="12pt" style:font-size-complex="12pt"/>
    </style:style>
    <style:style style:name="T2_98" style:family="text">
      <style:text-properties fo:font-size="12pt" style:font-size-asian="12pt" style:font-size-complex="12pt"/>
    </style:style>
    <style:style style:name="T2_99" style:family="text">
      <style:text-properties fo:font-size="12pt" style:font-size-asian="12pt" style:font-size-complex="12pt"/>
    </style:style>
    <style:style style:name="T2_100" style:family="text">
      <style:text-properties fo:font-size="12pt" style:font-size-asian="12pt" style:font-size-complex="12pt"/>
    </style:style>
    <style:style style:name="T2_101" style:family="text">
      <style:text-properties fo:font-size="12pt" style:font-size-asian="12pt" style:font-size-complex="12pt"/>
    </style:style>
    <style:style style:name="T2_102" style:family="text">
      <style:text-properties fo:font-size="12pt" style:font-size-asian="12pt" style:font-size-complex="12pt"/>
    </style:style>
    <style:style style:name="T2_103" style:family="text">
      <style:text-properties fo:font-size="12pt" style:font-size-asian="12pt" style:font-size-complex="12pt"/>
    </style:style>
    <style:style style:name="T2_104" style:family="text">
      <style:text-properties fo:font-size="12pt" style:font-size-asian="12pt" style:font-size-complex="12pt"/>
    </style:style>
    <style:style style:name="T2_105" style:family="text">
      <style:text-properties fo:font-size="12pt" style:font-size-asian="12pt" style:font-size-complex="12pt"/>
    </style:style>
    <style:style style:name="T2_106" style:family="text">
      <style:text-properties fo:font-size="12pt" style:font-size-asian="12pt" style:font-size-complex="12pt"/>
    </style:style>
    <style:style style:name="T2_107" style:family="text">
      <style:text-properties fo:font-size="12pt" style:font-size-asian="12pt" style:font-size-complex="12pt"/>
    </style:style>
    <style:style style:name="T2_108" style:family="text">
      <style:text-properties fo:font-size="12pt" style:font-size-asian="12pt" style:font-size-complex="12pt"/>
    </style:style>
    <style:style style:name="T2_109" style:family="text">
      <style:text-properties fo:font-size="12pt" style:font-size-asian="12pt" style:font-size-complex="12pt"/>
    </style:style>
    <style:style style:name="T2_110" style:family="text">
      <style:text-properties fo:font-size="12pt" style:font-size-asian="12pt" style:font-size-complex="12pt"/>
    </style:style>
    <style:style style:name="T2_111" style:family="text">
      <style:text-properties fo:font-size="12pt" style:font-size-asian="12pt" style:font-size-complex="12pt"/>
    </style:style>
    <style:style style:name="T2_112" style:family="text">
      <style:text-properties fo:font-size="12pt" style:font-size-asian="12pt" style:font-size-complex="12pt"/>
    </style:style>
    <style:style style:name="T2_113" style:family="text">
      <style:text-properties fo:font-size="12pt" style:font-size-asian="12pt" style:font-size-complex="12pt"/>
    </style:style>
    <style:style style:name="T2_114" style:family="text">
      <style:text-properties fo:font-size="12pt" style:font-size-asian="12pt" style:font-size-complex="12pt"/>
    </style:style>
    <style:style style:name="T2_115" style:family="text">
      <style:text-properties fo:font-size="12pt" style:font-size-asian="12pt" style:font-size-complex="12pt"/>
    </style:style>
    <style:style style:name="T2_116" style:family="text">
      <style:text-properties fo:font-size="12pt" style:font-size-asian="12pt" style:font-size-complex="12pt"/>
    </style:style>
    <style:style style:name="T2_117" style:family="text">
      <style:text-properties fo:font-size="12pt" style:font-size-asian="12pt" style:font-size-complex="12pt"/>
    </style:style>
    <style:style style:name="T2_118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T11_11" style:family="text">
      <style:text-properties fo:font-size="12pt" style:font-size-asian="12pt" style:font-size-complex="12pt"/>
    </style:style>
    <style:style style:name="T11_12" style:family="text">
      <style:text-properties fo:font-size="12pt" style:font-size-asian="12pt" style:font-size-complex="12pt"/>
    </style:style>
    <style:style style:name="T11_13" style:family="text">
      <style:text-properties fo:font-size="12pt" style:font-size-asian="12pt" style:font-size-complex="12pt"/>
    </style:style>
    <style:style style:name="T11_14" style:family="text">
      <style:text-properties fo:font-size="12pt" style:font-size-asian="12pt" style:font-size-complex="12pt"/>
    </style:style>
    <style:style style:name="T11_15" style:family="text">
      <style:text-properties fo:font-size="12pt" style:font-size-asian="12pt" style:font-size-complex="12pt"/>
    </style:style>
    <style:style style:name="T11_16" style:family="text">
      <style:text-properties fo:font-size="12pt" style:font-size-asian="12pt" style:font-size-complex="12pt"/>
    </style:style>
    <style:style style:name="T11_17" style:family="text">
      <style:text-properties fo:font-size="12pt" style:font-size-asian="12pt" style:font-size-complex="12pt"/>
    </style:style>
    <style:style style:name="T11_18" style:family="text">
      <style:text-properties fo:font-size="12pt" style:font-size-asian="12pt" style:font-size-complex="12pt"/>
    </style:style>
    <style:style style:name="T11_19" style:family="text">
      <style:text-properties fo:font-size="12pt" style:font-size-asian="12pt" style:font-size-complex="12pt"/>
    </style:style>
    <style:style style:name="T11_20" style:family="text">
      <style:text-properties fo:font-size="12pt" style:font-size-asian="12pt" style:font-size-complex="12pt"/>
    </style:style>
    <style:style style:name="T11_21" style:family="text">
      <style:text-properties fo:font-size="12pt" style:font-size-asian="12pt" style:font-size-complex="12pt"/>
    </style:style>
    <style:style style:name="T11_22" style:family="text">
      <style:text-properties fo:font-size="12pt" style:font-size-asian="12pt" style:font-size-complex="12pt"/>
    </style:style>
    <style:style style:name="T11_23" style:family="text">
      <style:text-properties fo:font-size="12pt" style:font-size-asian="12pt" style:font-size-complex="12pt"/>
    </style:style>
    <style:style style:name="T11_24" style:family="text">
      <style:text-properties fo:font-size="12pt" style:font-size-asian="12pt" style:font-size-complex="12pt"/>
    </style:style>
    <style:style style:name="T11_25" style:family="text">
      <style:text-properties fo:font-size="12pt" style:font-size-asian="12pt" style:font-size-complex="12pt"/>
    </style:style>
    <style:style style:name="T11_26" style:family="text">
      <style:text-properties fo:font-size="12pt" style:font-size-asian="12pt" style:font-size-complex="12pt"/>
    </style:style>
    <style:style style:name="T11_27" style:family="text">
      <style:text-properties fo:font-size="12pt" style:font-size-asian="12pt" style:font-size-complex="12pt"/>
    </style:style>
    <style:style style:name="T11_28" style:family="text">
      <style:text-properties fo:font-size="12pt" style:font-size-asian="12pt" style:font-size-complex="12pt"/>
    </style:style>
    <style:style style:name="T11_29" style:family="text">
      <style:text-properties fo:font-size="12pt" style:font-size-asian="12pt" style:font-size-complex="12pt"/>
    </style:style>
    <style:style style:name="T11_30" style:family="text">
      <style:text-properties fo:font-size="12pt" style:font-size-asian="12pt" style:font-size-complex="12pt"/>
    </style:style>
    <style:style style:name="T11_31" style:family="text">
      <style:text-properties fo:font-size="12pt" style:font-size-asian="12pt" style:font-size-complex="12pt"/>
    </style:style>
    <style:style style:name="T11_32" style:family="text">
      <style:text-properties fo:font-size="12pt" style:font-size-asian="12pt" style:font-size-complex="12pt"/>
    </style:style>
    <style:style style:name="T11_33" style:family="text">
      <style:text-properties fo:font-size="12pt" style:font-size-asian="12pt" style:font-size-complex="12pt"/>
    </style:style>
    <style:style style:name="T11_34" style:family="text">
      <style:text-properties fo:font-size="12pt" style:font-size-asian="12pt" style:font-size-complex="12pt"/>
    </style:style>
    <style:style style:name="T11_35" style:family="text">
      <style:text-properties fo:font-size="12pt" style:font-size-asian="12pt" style:font-size-complex="12pt"/>
    </style:style>
    <style:style style:name="T11_36" style:family="text">
      <style:text-properties fo:font-size="12pt" style:font-size-asian="12pt" style:font-size-complex="12pt"/>
    </style:style>
    <style:style style:name="T11_37" style:family="text">
      <style:text-properties fo:font-size="12pt" style:font-size-asian="12pt" style:font-size-complex="12pt"/>
    </style:style>
    <style:style style:name="T11_38" style:family="text">
      <style:text-properties fo:font-size="12pt" style:font-size-asian="12pt" style:font-size-complex="12pt"/>
    </style:style>
    <style:style style:name="T11_39" style:family="text">
      <style:text-properties fo:font-size="12pt" style:font-size-asian="12pt" style:font-size-complex="12pt"/>
    </style:style>
    <style:style style:name="T11_40" style:family="text">
      <style:text-properties fo:font-size="12pt" style:font-size-asian="12pt" style:font-size-complex="12pt"/>
    </style:style>
    <style:style style:name="T11_41" style:family="text">
      <style:text-properties fo:font-size="12pt" style:font-size-asian="12pt" style:font-size-complex="12pt"/>
    </style:style>
    <style:style style:name="T11_42" style:family="text">
      <style:text-properties fo:font-size="12pt" style:font-size-asian="12pt" style:font-size-complex="12pt"/>
    </style:style>
    <style:style style:name="T11_43" style:family="text">
      <style:text-properties fo:font-size="12pt" style:font-size-asian="12pt" style:font-size-complex="12pt"/>
    </style:style>
    <style:style style:name="T11_44" style:family="text">
      <style:text-properties fo:font-size="12pt" style:font-size-asian="12pt" style:font-size-complex="12pt"/>
    </style:style>
    <style:style style:name="T11_45" style:family="text">
      <style:text-properties fo:font-size="12pt" style:font-size-asian="12pt" style:font-size-complex="12pt"/>
    </style:style>
    <style:style style:name="T11_46" style:family="text">
      <style:text-properties fo:font-size="12pt" style:font-size-asian="12pt" style:font-size-complex="12pt"/>
    </style:style>
    <style:style style:name="T11_47" style:family="text">
      <style:text-properties fo:font-size="12pt" style:font-size-asian="12pt" style:font-size-complex="12pt"/>
    </style:style>
    <style:style style:name="T11_48" style:family="text">
      <style:text-properties fo:font-size="12pt" style:font-size-asian="12pt" style:font-size-complex="12pt"/>
    </style:style>
    <style:style style:name="T11_49" style:family="text">
      <style:text-properties fo:font-size="12pt" style:font-size-asian="12pt" style:font-size-complex="12pt"/>
    </style:style>
    <style:style style:name="T11_50" style:family="text">
      <style:text-properties fo:font-size="12pt" style:font-size-asian="12pt" style:font-size-complex="12pt"/>
    </style:style>
    <style:style style:name="T11_51" style:family="text">
      <style:text-properties fo:font-size="12pt" style:font-size-asian="12pt" style:font-size-complex="12pt"/>
    </style:style>
    <style:style style:name="T11_52" style:family="text">
      <style:text-properties fo:font-size="12pt" style:font-size-asian="12pt" style:font-size-complex="12pt"/>
    </style:style>
    <style:style style:name="T11_53" style:family="text">
      <style:text-properties fo:font-size="12pt" style:font-size-asian="12pt" style:font-size-complex="12pt"/>
    </style:style>
    <style:style style:name="T11_54" style:family="text">
      <style:text-properties fo:font-size="12pt" style:font-size-asian="12pt" style:font-size-complex="12pt"/>
    </style:style>
    <style:style style:name="T11_55" style:family="text">
      <style:text-properties fo:font-size="12pt" style:font-size-asian="12pt" style:font-size-complex="12pt"/>
    </style:style>
    <style:style style:name="T11_56" style:family="text">
      <style:text-properties fo:font-size="12pt" style:font-size-asian="12pt" style:font-size-complex="12pt"/>
    </style:style>
    <style:style style:name="T11_57" style:family="text">
      <style:text-properties fo:font-size="12pt" style:font-size-asian="12pt" style:font-size-complex="12pt"/>
    </style:style>
    <style:style style:name="T11_58" style:family="text">
      <style:text-properties fo:font-size="12pt" style:font-size-asian="12pt" style:font-size-complex="12pt"/>
    </style:style>
    <style:style style:name="T11_59" style:family="text">
      <style:text-properties fo:font-size="12pt" style:font-size-asian="12pt" style:font-size-complex="12pt"/>
    </style:style>
    <style:style style:name="T11_60" style:family="text">
      <style:text-properties fo:font-size="12pt" style:font-size-asian="12pt" style:font-size-complex="12pt"/>
    </style:style>
    <style:style style:name="T11_61" style:family="text">
      <style:text-properties fo:font-size="12pt" style:font-size-asian="12pt" style:font-size-complex="12pt"/>
    </style:style>
    <style:style style:name="T11_62" style:family="text">
      <style:text-properties fo:font-size="12pt" style:font-size-asian="12pt" style:font-size-complex="12pt"/>
    </style:style>
    <style:style style:name="T11_63" style:family="text">
      <style:text-properties fo:font-size="12pt" style:font-size-asian="12pt" style:font-size-complex="12pt"/>
    </style:style>
    <style:style style:name="T11_64" style:family="text">
      <style:text-properties fo:font-size="12pt" style:font-size-asian="12pt" style:font-size-complex="12pt"/>
    </style:style>
    <style:style style:name="T11_65" style:family="text">
      <style:text-properties fo:font-size="12pt" style:font-size-asian="12pt" style:font-size-complex="12pt"/>
    </style:style>
    <style:style style:name="T11_66" style:family="text">
      <style:text-properties fo:font-size="12pt" style:font-size-asian="12pt" style:font-size-complex="12pt"/>
    </style:style>
    <style:style style:name="T11_67" style:family="text">
      <style:text-properties fo:font-size="12pt" style:font-size-asian="12pt" style:font-size-complex="12pt"/>
    </style:style>
    <style:style style:name="T11_68" style:family="text">
      <style:text-properties fo:font-size="12pt" style:font-size-asian="12pt" style:font-size-complex="12pt"/>
    </style:style>
    <style:style style:name="T11_69" style:family="text">
      <style:text-properties fo:font-size="12pt" style:font-size-asian="12pt" style:font-size-complex="12pt"/>
    </style:style>
    <style:style style:name="T11_70" style:family="text">
      <style:text-properties fo:font-size="12pt" style:font-size-asian="12pt" style:font-size-complex="12pt"/>
    </style:style>
    <style:style style:name="T11_71" style:family="text">
      <style:text-properties fo:font-size="12pt" style:font-size-asian="12pt" style:font-size-complex="12pt"/>
    </style:style>
    <style:style style:name="T11_72" style:family="text">
      <style:text-properties fo:font-size="12pt" style:font-size-asian="12pt" style:font-size-complex="12pt"/>
    </style:style>
    <style:style style:name="T11_73" style:family="text">
      <style:text-properties fo:font-size="12pt" style:font-size-asian="12pt" style:font-size-complex="12pt"/>
    </style:style>
    <style:style style:name="T11_74" style:family="text">
      <style:text-properties fo:font-size="12pt" style:font-size-asian="12pt" style:font-size-complex="12pt"/>
    </style:style>
    <style:style style:name="T11_75" style:family="text">
      <style:text-properties fo:font-size="12pt" style:font-size-asian="12pt" style:font-size-complex="12pt"/>
    </style:style>
    <style:style style:name="T11_76" style:family="text">
      <style:text-properties fo:font-size="12pt" style:font-size-asian="12pt" style:font-size-complex="12pt"/>
    </style:style>
    <style:style style:name="T11_77" style:family="text">
      <style:text-properties fo:font-size="12pt" style:font-size-asian="12pt" style:font-size-complex="12pt"/>
    </style:style>
    <style:style style:name="T11_78" style:family="text">
      <style:text-properties fo:font-size="12pt" style:font-size-asian="12pt" style:font-size-complex="12pt"/>
    </style:style>
    <style:style style:name="T11_79" style:family="text">
      <style:text-properties fo:font-size="12pt" style:font-size-asian="12pt" style:font-size-complex="12pt"/>
    </style:style>
    <style:style style:name="T11_80" style:family="text">
      <style:text-properties fo:font-size="12pt" style:font-size-asian="12pt" style:font-size-complex="12pt"/>
    </style:style>
    <style:style style:name="T11_81" style:family="text">
      <style:text-properties fo:font-size="12pt" style:font-size-asian="12pt" style:font-size-complex="12pt"/>
    </style:style>
    <style:style style:name="T11_82" style:family="text">
      <style:text-properties fo:font-size="12pt" style:font-size-asian="12pt" style:font-size-complex="12pt"/>
    </style:style>
    <style:style style:name="T11_83" style:family="text">
      <style:text-properties fo:font-size="12pt" style:font-size-asian="12pt" style:font-size-complex="12pt"/>
    </style:style>
    <style:style style:name="T11_84" style:family="text">
      <style:text-properties fo:font-size="12pt" style:font-size-asian="12pt" style:font-size-complex="12pt"/>
    </style:style>
    <style:style style:name="T11_85" style:family="text">
      <style:text-properties fo:font-size="12pt" style:font-size-asian="12pt" style:font-size-complex="12pt"/>
    </style:style>
    <style:style style:name="T11_86" style:family="text">
      <style:text-properties fo:font-size="12pt" style:font-size-asian="12pt" style:font-size-complex="12pt"/>
    </style:style>
    <style:style style:name="T11_87" style:family="text">
      <style:text-properties fo:font-size="12pt" style:font-size-asian="12pt" style:font-size-complex="12pt"/>
    </style:style>
    <style:style style:name="T11_88" style:family="text">
      <style:text-properties fo:font-size="12pt" style:font-size-asian="12pt" style:font-size-complex="12pt"/>
    </style:style>
    <style:style style:name="T11_89" style:family="text">
      <style:text-properties fo:font-size="12pt" style:font-size-asian="12pt" style:font-size-complex="12pt"/>
    </style:style>
    <style:style style:name="T11_90" style:family="text">
      <style:text-properties fo:font-size="12pt" style:font-size-asian="12pt" style:font-size-complex="12pt"/>
    </style:style>
    <style:style style:name="T11_91" style:family="text">
      <style:text-properties fo:font-size="12pt" style:font-size-asian="12pt" style:font-size-complex="12pt"/>
    </style:style>
    <style:style style:name="T11_92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T12_35" style:family="text">
      <style:text-properties fo:font-size="12pt" style:font-size-asian="12pt" style:font-size-complex="12pt"/>
    </style:style>
    <style:style style:name="T12_36" style:family="text">
      <style:text-properties fo:font-size="12pt" style:font-size-asian="12pt" style:font-size-complex="12pt"/>
    </style:style>
    <style:style style:name="T12_37" style:family="text">
      <style:text-properties fo:font-size="12pt" style:font-size-asian="12pt" style:font-size-complex="12pt"/>
    </style:style>
    <style:style style:name="T12_38" style:family="text">
      <style:text-properties fo:font-size="12pt" style:font-size-asian="12pt" style:font-size-complex="12pt"/>
    </style:style>
    <style:style style:name="T12_39" style:family="text">
      <style:text-properties fo:font-size="12pt" style:font-size-asian="12pt" style:font-size-complex="12pt"/>
    </style:style>
    <style:style style:name="T12_40" style:family="text">
      <style:text-properties fo:font-size="12pt" style:font-size-asian="12pt" style:font-size-complex="12pt"/>
    </style:style>
    <style:style style:name="T12_41" style:family="text">
      <style:text-properties fo:font-size="12pt" style:font-size-asian="12pt" style:font-size-complex="12pt"/>
    </style:style>
    <style:style style:name="T12_42" style:family="text">
      <style:text-properties fo:font-size="12pt" style:font-size-asian="12pt" style:font-size-complex="12pt"/>
    </style:style>
    <style:style style:name="T12_43" style:family="text">
      <style:text-properties fo:font-size="12pt" style:font-size-asian="12pt" style:font-size-complex="12pt"/>
    </style:style>
    <style:style style:name="T12_44" style:family="text">
      <style:text-properties fo:font-size="12pt" style:font-size-asian="12pt" style:font-size-complex="12pt"/>
    </style:style>
    <style:style style:name="T12_45" style:family="text">
      <style:text-properties fo:font-size="12pt" style:font-size-asian="12pt" style:font-size-complex="12pt"/>
    </style:style>
    <style:style style:name="T12_46" style:family="text">
      <style:text-properties fo:font-size="12pt" style:font-size-asian="12pt" style:font-size-complex="12pt"/>
    </style:style>
    <style:style style:name="T12_47" style:family="text">
      <style:text-properties fo:font-size="12pt" style:font-size-asian="12pt" style:font-size-complex="12pt"/>
    </style:style>
    <style:style style:name="T12_48" style:family="text">
      <style:text-properties fo:font-size="12pt" style:font-size-asian="12pt" style:font-size-complex="12pt"/>
    </style:style>
    <style:style style:name="T12_49" style:family="text">
      <style:text-properties fo:font-size="12pt" style:font-size-asian="12pt" style:font-size-complex="12pt"/>
    </style:style>
    <style:style style:name="T12_50" style:family="text">
      <style:text-properties fo:font-size="12pt" style:font-size-asian="12pt" style:font-size-complex="12pt"/>
    </style:style>
    <style:style style:name="T12_51" style:family="text">
      <style:text-properties fo:font-size="12pt" style:font-size-asian="12pt" style:font-size-complex="12pt"/>
    </style:style>
    <style:style style:name="T12_52" style:family="text">
      <style:text-properties fo:font-size="12pt" style:font-size-asian="12pt" style:font-size-complex="12pt"/>
    </style:style>
    <style:style style:name="T12_53" style:family="text">
      <style:text-properties fo:font-size="12pt" style:font-size-asian="12pt" style:font-size-complex="12pt"/>
    </style:style>
    <style:style style:name="T12_54" style:family="text">
      <style:text-properties fo:font-size="12pt" style:font-size-asian="12pt" style:font-size-complex="12pt"/>
    </style:style>
    <style:style style:name="T12_55" style:family="text">
      <style:text-properties fo:font-size="12pt" style:font-size-asian="12pt" style:font-size-complex="12pt"/>
    </style:style>
    <style:style style:name="T12_56" style:family="text">
      <style:text-properties fo:font-size="12pt" style:font-size-asian="12pt" style:font-size-complex="12pt"/>
    </style:style>
    <style:style style:name="T12_57" style:family="text">
      <style:text-properties fo:font-size="12pt" style:font-size-asian="12pt" style:font-size-complex="12pt"/>
    </style:style>
    <style:style style:name="T12_58" style:family="text">
      <style:text-properties fo:font-size="12pt" style:font-size-asian="12pt" style:font-size-complex="12pt"/>
    </style:style>
    <style:style style:name="T12_59" style:family="text">
      <style:text-properties fo:font-size="12pt" style:font-size-asian="12pt" style:font-size-complex="12pt"/>
    </style:style>
    <style:style style:name="T12_60" style:family="text">
      <style:text-properties fo:font-size="12pt" style:font-size-asian="12pt" style:font-size-complex="12pt"/>
    </style:style>
    <style:style style:name="T12_61" style:family="text">
      <style:text-properties fo:font-size="12pt" style:font-size-asian="12pt" style:font-size-complex="12pt"/>
    </style:style>
    <style:style style:name="T12_62" style:family="text">
      <style:text-properties fo:font-size="12pt" style:font-size-asian="12pt" style:font-size-complex="12pt"/>
    </style:style>
    <style:style style:name="T12_63" style:family="text">
      <style:text-properties fo:font-size="12pt" style:font-size-asian="12pt" style:font-size-complex="12pt"/>
    </style:style>
    <style:style style:name="T12_64" style:family="text">
      <style:text-properties fo:font-size="12pt" style:font-size-asian="12pt" style:font-size-complex="12pt"/>
    </style:style>
    <style:style style:name="T12_65" style:family="text">
      <style:text-properties fo:font-size="12pt" style:font-size-asian="12pt" style:font-size-complex="12pt"/>
    </style:style>
    <style:style style:name="T12_66" style:family="text">
      <style:text-properties fo:font-size="12pt" style:font-size-asian="12pt" style:font-size-complex="12pt"/>
    </style:style>
    <style:style style:name="T12_67" style:family="text">
      <style:text-properties fo:font-size="12pt" style:font-size-asian="12pt" style:font-size-complex="12pt"/>
    </style:style>
    <style:style style:name="T12_68" style:family="text">
      <style:text-properties fo:font-size="12pt" style:font-size-asian="12pt" style:font-size-complex="12pt"/>
    </style:style>
    <style:style style:name="T12_69" style:family="text">
      <style:text-properties fo:font-size="12pt" style:font-size-asian="12pt" style:font-size-complex="12pt"/>
    </style:style>
    <style:style style:name="T12_70" style:family="text">
      <style:text-properties fo:font-size="12pt" style:font-size-asian="12pt" style:font-size-complex="12pt"/>
    </style:style>
    <style:style style:name="T12_71" style:family="text">
      <style:text-properties fo:font-size="12pt" style:font-size-asian="12pt" style:font-size-complex="12pt"/>
    </style:style>
    <style:style style:name="T12_72" style:family="text">
      <style:text-properties fo:font-size="12pt" style:font-size-asian="12pt" style:font-size-complex="12pt"/>
    </style:style>
    <style:style style:name="T12_73" style:family="text">
      <style:text-properties fo:font-size="12pt" style:font-size-asian="12pt" style:font-size-complex="12pt"/>
    </style:style>
    <style:style style:name="T12_74" style:family="text">
      <style:text-properties fo:font-size="12pt" style:font-size-asian="12pt" style:font-size-complex="12pt"/>
    </style:style>
    <style:style style:name="T12_75" style:family="text">
      <style:text-properties fo:font-size="12pt" style:font-size-asian="12pt" style:font-size-complex="12pt"/>
    </style:style>
    <style:style style:name="T12_76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T13_8" style:family="text">
      <style:text-properties fo:font-size="12pt" style:font-size-asian="12pt" style:font-size-complex="12pt"/>
    </style:style>
    <style:style style:name="T13_9" style:family="text">
      <style:text-properties fo:font-size="12pt" style:font-size-asian="12pt" style:font-size-complex="12pt"/>
    </style:style>
    <style:style style:name="T13_10" style:family="text">
      <style:text-properties fo:font-size="12pt" style:font-size-asian="12pt" style:font-size-complex="12pt"/>
    </style:style>
    <style:style style:name="T13_11" style:family="text">
      <style:text-properties fo:font-size="12pt" style:font-size-asian="12pt" style:font-size-complex="12pt"/>
    </style:style>
    <style:style style:name="T13_12" style:family="text">
      <style:text-properties fo:font-size="12pt" style:font-size-asian="12pt" style:font-size-complex="12pt"/>
    </style:style>
    <style:style style:name="T13_13" style:family="text">
      <style:text-properties fo:font-size="12pt" style:font-size-asian="12pt" style:font-size-complex="12pt"/>
    </style:style>
    <style:style style:name="T13_14" style:family="text">
      <style:text-properties fo:font-size="12pt" style:font-size-asian="12pt" style:font-size-complex="12pt"/>
    </style:style>
    <style:style style:name="T13_15" style:family="text">
      <style:text-properties fo:font-size="12pt" style:font-size-asian="12pt" style:font-size-complex="12pt"/>
    </style:style>
    <style:style style:name="T13_16" style:family="text">
      <style:text-properties fo:font-size="12pt" style:font-size-asian="12pt" style:font-size-complex="12pt"/>
    </style:style>
    <style:style style:name="T13_17" style:family="text">
      <style:text-properties fo:font-size="12pt" style:font-size-asian="12pt" style:font-size-complex="12pt"/>
    </style:style>
    <style:style style:name="T13_18" style:family="text">
      <style:text-properties fo:font-size="12pt" style:font-size-asian="12pt" style:font-size-complex="12pt"/>
    </style:style>
    <style:style style:name="T13_19" style:family="text">
      <style:text-properties fo:font-size="12pt" style:font-size-asian="12pt" style:font-size-complex="12pt"/>
    </style:style>
    <style:style style:name="T13_20" style:family="text">
      <style:text-properties fo:font-size="12pt" style:font-size-asian="12pt" style:font-size-complex="12pt"/>
    </style:style>
    <style:style style:name="T13_21" style:family="text">
      <style:text-properties fo:font-size="12pt" style:font-size-asian="12pt" style:font-size-complex="12pt"/>
    </style:style>
    <style:style style:name="T13_22" style:family="text">
      <style:text-properties fo:font-size="12pt" style:font-size-asian="12pt" style:font-size-complex="12pt"/>
    </style:style>
    <style:style style:name="T13_23" style:family="text">
      <style:text-properties fo:font-size="12pt" style:font-size-asian="12pt" style:font-size-complex="12pt"/>
    </style:style>
    <style:style style:name="T13_24" style:family="text">
      <style:text-properties fo:font-size="12pt" style:font-size-asian="12pt" style:font-size-complex="12pt"/>
    </style:style>
    <style:style style:name="T13_25" style:family="text">
      <style:text-properties fo:font-size="12pt" style:font-size-asian="12pt" style:font-size-complex="12pt"/>
    </style:style>
    <style:style style:name="T13_26" style:family="text">
      <style:text-properties fo:font-size="12pt" style:font-size-asian="12pt" style:font-size-complex="12pt"/>
    </style:style>
    <style:style style:name="T13_27" style:family="text">
      <style:text-properties fo:font-size="12pt" style:font-size-asian="12pt" style:font-size-complex="12pt"/>
    </style:style>
    <style:style style:name="T13_28" style:family="text">
      <style:text-properties fo:font-size="12pt" style:font-size-asian="12pt" style:font-size-complex="12pt"/>
    </style:style>
    <style:style style:name="T13_29" style:family="text">
      <style:text-properties fo:font-size="12pt" style:font-size-asian="12pt" style:font-size-complex="12pt"/>
    </style:style>
    <style:style style:name="T13_30" style:family="text">
      <style:text-properties fo:font-size="12pt" style:font-size-asian="12pt" style:font-size-complex="12pt"/>
    </style:style>
    <style:style style:name="T13_31" style:family="text">
      <style:text-properties fo:font-size="12pt" style:font-size-asian="12pt" style:font-size-complex="12pt"/>
    </style:style>
    <style:style style:name="T13_32" style:family="text">
      <style:text-properties fo:font-size="12pt" style:font-size-asian="12pt" style:font-size-complex="12pt"/>
    </style:style>
    <style:style style:name="T13_33" style:family="text">
      <style:text-properties fo:font-size="12pt" style:font-size-asian="12pt" style:font-size-complex="12pt"/>
    </style:style>
    <style:style style:name="T13_34" style:family="text">
      <style:text-properties fo:font-size="12pt" style:font-size-asian="12pt" style:font-size-complex="12pt"/>
    </style:style>
    <style:style style:name="P14" style:family="paragraph" style:parent-style-name="Heading_20_2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T15_54" style:family="text">
      <style:text-properties fo:font-size="12pt" style:font-size-asian="12pt" style:font-size-complex="12pt"/>
    </style:style>
    <style:style style:name="T15_55" style:family="text">
      <style:text-properties fo:font-size="12pt" style:font-size-asian="12pt" style:font-size-complex="12pt"/>
    </style:style>
    <style:style style:name="T15_56" style:family="text">
      <style:text-properties fo:font-size="12pt" style:font-size-asian="12pt" style:font-size-complex="12pt"/>
    </style:style>
    <style:style style:name="T15_57" style:family="text">
      <style:text-properties fo:font-size="12pt" style:font-size-asian="12pt" style:font-size-complex="12pt"/>
    </style:style>
    <style:style style:name="T15_58" style:family="text">
      <style:text-properties fo:font-size="12pt" style:font-size-asian="12pt" style:font-size-complex="12pt"/>
    </style:style>
    <style:style style:name="T15_59" style:family="text">
      <style:text-properties fo:font-size="12pt" style:font-size-asian="12pt" style:font-size-complex="12pt"/>
    </style:style>
    <style:style style:name="T15_60" style:family="text">
      <style:text-properties fo:font-size="12pt" style:font-size-asian="12pt" style:font-size-complex="12pt"/>
    </style:style>
    <style:style style:name="T15_61" style:family="text">
      <style:text-properties fo:font-size="12pt" style:font-size-asian="12pt" style:font-size-complex="12pt"/>
    </style:style>
    <style:style style:name="T15_62" style:family="text">
      <style:text-properties fo:font-size="12pt" style:font-size-asian="12pt" style:font-size-complex="12pt"/>
    </style:style>
    <style:style style:name="T15_63" style:family="text">
      <style:text-properties fo:font-size="12pt" style:font-size-asian="12pt" style:font-size-complex="12pt"/>
    </style:style>
    <style:style style:name="T15_64" style:family="text">
      <style:text-properties fo:font-size="12pt" style:font-size-asian="12pt" style:font-size-complex="12pt"/>
    </style:style>
    <style:style style:name="T15_65" style:family="text">
      <style:text-properties fo:font-size="12pt" style:font-size-asian="12pt" style:font-size-complex="12pt"/>
    </style:style>
    <style:style style:name="T15_66" style:family="text">
      <style:text-properties fo:font-size="12pt" style:font-size-asian="12pt" style:font-size-complex="12pt"/>
    </style:style>
    <style:style style:name="T15_67" style:family="text">
      <style:text-properties fo:font-size="12pt" style:font-size-asian="12pt" style:font-size-complex="12pt"/>
    </style:style>
    <style:style style:name="T15_68" style:family="text">
      <style:text-properties fo:font-size="12pt" style:font-size-asian="12pt" style:font-size-complex="12pt"/>
    </style:style>
    <style:style style:name="T15_69" style:family="text">
      <style:text-properties fo:font-size="12pt" style:font-size-asian="12pt" style:font-size-complex="12pt"/>
    </style:style>
    <style:style style:name="T15_70" style:family="text">
      <style:text-properties fo:font-size="12pt" style:font-size-asian="12pt" style:font-size-complex="12pt"/>
    </style:style>
    <style:style style:name="T15_71" style:family="text">
      <style:text-properties fo:font-size="12pt" style:font-size-asian="12pt" style:font-size-complex="12pt"/>
    </style:style>
    <style:style style:name="T15_72" style:family="text">
      <style:text-properties fo:font-size="12pt" style:font-size-asian="12pt" style:font-size-complex="12pt"/>
    </style:style>
    <style:style style:name="T15_73" style:family="text">
      <style:text-properties fo:font-size="12pt" style:font-size-asian="12pt" style:font-size-complex="12pt"/>
    </style:style>
    <style:style style:name="T15_74" style:family="text">
      <style:text-properties fo:font-size="12pt" style:font-size-asian="12pt" style:font-size-complex="12pt"/>
    </style:style>
    <style:style style:name="T15_75" style:family="text">
      <style:text-properties fo:font-size="12pt" style:font-size-asian="12pt" style:font-size-complex="12pt"/>
    </style:style>
    <style:style style:name="T15_76" style:family="text">
      <style:text-properties fo:font-size="12pt" style:font-size-asian="12pt" style:font-size-complex="12pt"/>
    </style:style>
    <style:style style:name="T15_77" style:family="text">
      <style:text-properties fo:font-size="12pt" style:font-size-asian="12pt" style:font-size-complex="12pt"/>
    </style:style>
    <style:style style:name="T15_78" style:family="text">
      <style:text-properties fo:font-size="12pt" style:font-size-asian="12pt" style:font-size-complex="12pt"/>
    </style:style>
    <style:style style:name="T15_79" style:family="text">
      <style:text-properties fo:font-size="12pt" style:font-size-asian="12pt" style:font-size-complex="12pt"/>
    </style:style>
    <style:style style:name="T15_80" style:family="text">
      <style:text-properties fo:font-size="12pt" style:font-size-asian="12pt" style:font-size-complex="12pt"/>
    </style:style>
    <style:style style:name="T15_81" style:family="text">
      <style:text-properties fo:font-size="12pt" style:font-size-asian="12pt" style:font-size-complex="12pt"/>
    </style:style>
    <style:style style:name="T15_82" style:family="text">
      <style:text-properties fo:font-size="12pt" style:font-size-asian="12pt" style:font-size-complex="12pt"/>
    </style:style>
    <style:style style:name="T15_83" style:family="text">
      <style:text-properties fo:font-size="12pt" style:font-size-asian="12pt" style:font-size-complex="12pt"/>
    </style:style>
    <style:style style:name="T15_84" style:family="text">
      <style:text-properties fo:font-size="12pt" style:font-size-asian="12pt" style:font-size-complex="12pt"/>
    </style:style>
    <style:style style:name="T15_85" style:family="text">
      <style:text-properties fo:font-size="12pt" style:font-size-asian="12pt" style:font-size-complex="12pt"/>
    </style:style>
    <style:style style:name="T15_86" style:family="text">
      <style:text-properties fo:font-size="12pt" style:font-size-asian="12pt" style:font-size-complex="12pt"/>
    </style:style>
    <style:style style:name="T15_87" style:family="text">
      <style:text-properties fo:font-size="12pt" style:font-size-asian="12pt" style:font-size-complex="12pt"/>
    </style:style>
    <style:style style:name="T15_88" style:family="text">
      <style:text-properties fo:font-size="12pt" style:font-size-asian="12pt" style:font-size-complex="12pt"/>
    </style:style>
    <style:style style:name="T15_89" style:family="text">
      <style:text-properties fo:font-size="12pt" style:font-size-asian="12pt" style:font-size-complex="12pt"/>
    </style:style>
    <style:style style:name="T15_90" style:family="text">
      <style:text-properties fo:font-size="12pt" style:font-size-asian="12pt" style:font-size-complex="12pt"/>
    </style:style>
    <style:style style:name="T15_91" style:family="text">
      <style:text-properties fo:font-size="12pt" style:font-size-asian="12pt" style:font-size-complex="12pt"/>
    </style:style>
    <style:style style:name="T15_92" style:family="text">
      <style:text-properties fo:font-size="12pt" style:font-size-asian="12pt" style:font-size-complex="12pt"/>
    </style:style>
    <style:style style:name="T15_93" style:family="text">
      <style:text-properties fo:font-size="12pt" style:font-size-asian="12pt" style:font-size-complex="12pt"/>
    </style:style>
    <style:style style:name="T15_94" style:family="text">
      <style:text-properties fo:font-size="12pt" style:font-size-asian="12pt" style:font-size-complex="12pt"/>
    </style:style>
    <style:style style:name="T15_95" style:family="text">
      <style:text-properties fo:font-size="12pt" style:font-size-asian="12pt" style:font-size-complex="12pt"/>
    </style:style>
    <style:style style:name="T15_96" style:family="text">
      <style:text-properties fo:font-size="12pt" style:font-size-asian="12pt" style:font-size-complex="12pt"/>
    </style:style>
    <style:style style:name="T15_97" style:family="text">
      <style:text-properties fo:font-size="12pt" style:font-size-asian="12pt" style:font-size-complex="12pt"/>
    </style:style>
    <style:style style:name="T15_98" style:family="text">
      <style:text-properties fo:font-size="12pt" style:font-size-asian="12pt" style:font-size-complex="12pt"/>
    </style:style>
    <style:style style:name="T15_99" style:family="text">
      <style:text-properties fo:font-size="12pt" style:font-size-asian="12pt" style:font-size-complex="12pt"/>
    </style:style>
    <style:style style:name="T15_100" style:family="text">
      <style:text-properties fo:font-size="12pt" style:font-size-asian="12pt" style:font-size-complex="12pt"/>
    </style:style>
    <style:style style:name="T15_101" style:family="text">
      <style:text-properties fo:font-size="12pt" style:font-size-asian="12pt" style:font-size-complex="12pt"/>
    </style:style>
    <style:style style:name="T15_102" style:family="text">
      <style:text-properties fo:font-size="12pt" style:font-size-asian="12pt" style:font-size-complex="12pt"/>
    </style:style>
    <style:style style:name="T15_103" style:family="text">
      <style:text-properties fo:font-size="12pt" style:font-size-asian="12pt" style:font-size-complex="12pt"/>
    </style:style>
    <style:style style:name="T15_104" style:family="text">
      <style:text-properties fo:font-size="12pt" style:font-size-asian="12pt" style:font-size-complex="12pt"/>
    </style:style>
    <style:style style:name="T15_105" style:family="text">
      <style:text-properties fo:font-size="12pt" style:font-size-asian="12pt" style:font-size-complex="12pt"/>
    </style:style>
    <style:style style:name="T15_106" style:family="text">
      <style:text-properties fo:font-size="12pt" style:font-size-asian="12pt" style:font-size-complex="12pt"/>
    </style:style>
    <style:style style:name="T15_107" style:family="text">
      <style:text-properties fo:font-size="12pt" style:font-size-asian="12pt" style:font-size-complex="12pt"/>
    </style:style>
    <style:style style:name="T15_108" style:family="text">
      <style:text-properties fo:font-size="12pt" style:font-size-asian="12pt" style:font-size-complex="12pt"/>
    </style:style>
    <style:style style:name="T15_109" style:family="text">
      <style:text-properties fo:font-size="12pt" style:font-size-asian="12pt" style:font-size-complex="12pt"/>
    </style:style>
    <style:style style:name="T15_110" style:family="text">
      <style:text-properties fo:font-size="12pt" style:font-size-asian="12pt" style:font-size-complex="12pt"/>
    </style:style>
    <style:style style:name="T15_111" style:family="text">
      <style:text-properties fo:font-size="12pt" style:font-size-asian="12pt" style:font-size-complex="12pt"/>
    </style:style>
    <style:style style:name="T15_112" style:family="text">
      <style:text-properties fo:font-size="12pt" style:font-size-asian="12pt" style:font-size-complex="12pt"/>
    </style:style>
    <style:style style:name="T15_113" style:family="text">
      <style:text-properties fo:font-size="12pt" style:font-size-asian="12pt" style:font-size-complex="12pt"/>
    </style:style>
    <style:style style:name="T15_114" style:family="text">
      <style:text-properties fo:font-size="12pt" style:font-size-asian="12pt" style:font-size-complex="12pt"/>
    </style:style>
    <style:style style:name="T15_115" style:family="text">
      <style:text-properties fo:font-size="12pt" style:font-size-asian="12pt" style:font-size-complex="12pt"/>
    </style:style>
    <style:style style:name="T15_116" style:family="text">
      <style:text-properties fo:font-size="12pt" style:font-size-asian="12pt" style:font-size-complex="12pt"/>
    </style:style>
    <style:style style:name="T15_117" style:family="text">
      <style:text-properties fo:font-size="12pt" style:font-size-asian="12pt" style:font-size-complex="12pt"/>
    </style:style>
    <style:style style:name="T15_118" style:family="text">
      <style:text-properties fo:font-size="12pt" style:font-size-asian="12pt" style:font-size-complex="12pt"/>
    </style:style>
    <style:style style:name="T15_119" style:family="text">
      <style:text-properties fo:font-size="12pt" style:font-size-asian="12pt" style:font-size-complex="12pt"/>
    </style:style>
    <style:style style:name="T15_120" style:family="text">
      <style:text-properties fo:font-size="12pt" style:font-size-asian="12pt" style:font-size-complex="12pt"/>
    </style:style>
    <style:style style:name="T15_121" style:family="text">
      <style:text-properties fo:font-size="12pt" style:font-size-asian="12pt" style:font-size-complex="12pt"/>
    </style:style>
    <style:style style:name="T15_122" style:family="text">
      <style:text-properties fo:font-size="12pt" style:font-size-asian="12pt" style:font-size-complex="12pt"/>
    </style:style>
    <style:style style:name="T15_123" style:family="text">
      <style:text-properties fo:font-size="12pt" style:font-size-asian="12pt" style:font-size-complex="12pt"/>
    </style:style>
    <style:style style:name="T15_124" style:family="text">
      <style:text-properties fo:font-size="12pt" style:font-size-asian="12pt" style:font-size-complex="12pt"/>
    </style:style>
    <style:style style:name="T15_125" style:family="text">
      <style:text-properties fo:font-size="12pt" style:font-size-asian="12pt" style:font-size-complex="12pt"/>
    </style:style>
    <style:style style:name="T15_126" style:family="text">
      <style:text-properties fo:font-size="12pt" style:font-size-asian="12pt" style:font-size-complex="12pt"/>
    </style:style>
    <style:style style:name="T15_127" style:family="text">
      <style:text-properties fo:font-size="12pt" style:font-size-asian="12pt" style:font-size-complex="12pt"/>
    </style:style>
    <style:style style:name="T15_128" style:family="text">
      <style:text-properties fo:font-size="12pt" style:font-size-asian="12pt" style:font-size-complex="12pt"/>
    </style:style>
    <style:style style:name="T15_129" style:family="text">
      <style:text-properties fo:font-size="12pt" style:font-size-asian="12pt" style:font-size-complex="12pt"/>
    </style:style>
    <style:style style:name="T15_130" style:family="text">
      <style:text-properties fo:font-size="12pt" style:font-size-asian="12pt" style:font-size-complex="12pt"/>
    </style:style>
    <style:style style:name="T15_131" style:family="text">
      <style:text-properties fo:font-size="12pt" style:font-size-asian="12pt" style:font-size-complex="12pt"/>
    </style:style>
    <style:style style:name="T15_132" style:family="text">
      <style:text-properties fo:font-size="12pt" style:font-size-asian="12pt" style:font-size-complex="12pt"/>
    </style:style>
    <style:style style:name="T15_133" style:family="text">
      <style:text-properties fo:font-size="12pt" style:font-size-asian="12pt" style:font-size-complex="12pt"/>
    </style:style>
    <style:style style:name="T15_134" style:family="text">
      <style:text-properties fo:font-size="12pt" style:font-size-asian="12pt" style:font-size-complex="12pt"/>
    </style:style>
    <style:style style:name="T15_135" style:family="text">
      <style:text-properties fo:font-size="12pt" style:font-size-asian="12pt" style:font-size-complex="12pt"/>
    </style:style>
    <style:style style:name="T15_136" style:family="text">
      <style:text-properties fo:font-size="12pt" style:font-size-asian="12pt" style:font-size-complex="12pt"/>
    </style:style>
    <style:style style:name="T15_137" style:family="text">
      <style:text-properties fo:font-size="12pt" style:font-size-asian="12pt" style:font-size-complex="12pt"/>
    </style:style>
    <style:style style:name="T15_138" style:family="text">
      <style:text-properties fo:font-size="12pt" style:font-size-asian="12pt" style:font-size-complex="12pt"/>
    </style:style>
    <style:style style:name="T15_139" style:family="text">
      <style:text-properties fo:font-size="12pt" style:font-size-asian="12pt" style:font-size-complex="12pt"/>
    </style:style>
    <style:style style:name="T15_140" style:family="text">
      <style:text-properties fo:font-size="12pt" style:font-size-asian="12pt" style:font-size-complex="12pt"/>
    </style:style>
    <style:style style:name="T15_141" style:family="text">
      <style:text-properties fo:font-size="12pt" style:font-size-asian="12pt" style:font-size-complex="12pt"/>
    </style:style>
    <style:style style:name="T15_142" style:family="text">
      <style:text-properties fo:font-size="12pt" style:font-size-asian="12pt" style:font-size-complex="12pt"/>
    </style:style>
    <style:style style:name="T15_143" style:family="text">
      <style:text-properties fo:font-size="12pt" style:font-size-asian="12pt" style:font-size-complex="12pt"/>
    </style:style>
    <style:style style:name="T15_144" style:family="text">
      <style:text-properties fo:font-size="12pt" style:font-size-asian="12pt" style:font-size-complex="12pt"/>
    </style:style>
    <style:style style:name="T15_145" style:family="text">
      <style:text-properties fo:font-size="12pt" style:font-size-asian="12pt" style:font-size-complex="12pt"/>
    </style:style>
    <style:style style:name="T15_146" style:family="text">
      <style:text-properties fo:font-size="12pt" style:font-size-asian="12pt" style:font-size-complex="12pt"/>
    </style:style>
    <style:style style:name="T15_147" style:family="text">
      <style:text-properties fo:font-size="12pt" style:font-size-asian="12pt" style:font-size-complex="12pt"/>
    </style:style>
    <style:style style:name="T15_148" style:family="text">
      <style:text-properties fo:font-size="12pt" style:font-size-asian="12pt" style:font-size-complex="12pt"/>
    </style:style>
    <style:style style:name="T15_149" style:family="text">
      <style:text-properties fo:font-size="12pt" style:font-size-asian="12pt" style:font-size-complex="12pt"/>
    </style:style>
    <style:style style:name="T15_150" style:family="text">
      <style:text-properties fo:font-size="12pt" style:font-size-asian="12pt" style:font-size-complex="12pt"/>
    </style:style>
    <style:style style:name="T15_151" style:family="text">
      <style:text-properties fo:font-size="12pt" style:font-size-asian="12pt" style:font-size-complex="12pt"/>
    </style:style>
    <style:style style:name="T15_152" style:family="text">
      <style:text-properties fo:font-size="12pt" style:font-size-asian="12pt" style:font-size-complex="12pt"/>
    </style:style>
    <style:style style:name="T15_153" style:family="text">
      <style:text-properties fo:font-size="12pt" style:font-size-asian="12pt" style:font-size-complex="12pt"/>
    </style:style>
    <style:style style:name="T15_154" style:family="text">
      <style:text-properties fo:font-size="12pt" style:font-size-asian="12pt" style:font-size-complex="12pt"/>
    </style:style>
    <style:style style:name="T15_155" style:family="text">
      <style:text-properties fo:font-size="12pt" style:font-size-asian="12pt" style:font-size-complex="12pt"/>
    </style:style>
    <style:style style:name="T15_156" style:family="text">
      <style:text-properties fo:font-size="12pt" style:font-size-asian="12pt" style:font-size-complex="12pt"/>
    </style:style>
    <style:style style:name="T15_157" style:family="text">
      <style:text-properties fo:font-size="12pt" style:font-size-asian="12pt" style:font-size-complex="12pt"/>
    </style:style>
    <style:style style:name="T15_158" style:family="text">
      <style:text-properties fo:font-size="12pt" style:font-size-asian="12pt" style:font-size-complex="12pt"/>
    </style:style>
    <style:style style:name="T15_159" style:family="text">
      <style:text-properties fo:font-size="12pt" style:font-size-asian="12pt" style:font-size-complex="12pt"/>
    </style:style>
    <style:style style:name="T15_160" style:family="text">
      <style:text-properties fo:font-size="12pt" style:font-size-asian="12pt" style:font-size-complex="12pt"/>
    </style:style>
    <style:style style:name="T15_161" style:family="text">
      <style:text-properties fo:font-size="12pt" style:font-size-asian="12pt" style:font-size-complex="12pt"/>
    </style:style>
    <style:style style:name="T15_162" style:family="text">
      <style:text-properties fo:font-size="12pt" style:font-size-asian="12pt" style:font-size-complex="12pt"/>
    </style:style>
    <style:style style:name="T15_163" style:family="text">
      <style:text-properties fo:font-size="12pt" style:font-size-asian="12pt" style:font-size-complex="12pt"/>
    </style:style>
    <style:style style:name="T15_164" style:family="text">
      <style:text-properties fo:font-size="12pt" style:font-size-asian="12pt" style:font-size-complex="12pt"/>
    </style:style>
    <style:style style:name="T15_165" style:family="text">
      <style:text-properties fo:font-size="12pt" style:font-size-asian="12pt" style:font-size-complex="12pt"/>
    </style:style>
    <style:style style:name="T15_166" style:family="text">
      <style:text-properties fo:font-size="12pt" style:font-size-asian="12pt" style:font-size-complex="12pt"/>
    </style:style>
    <style:style style:name="T15_167" style:family="text">
      <style:text-properties fo:font-size="12pt" style:font-size-asian="12pt" style:font-size-complex="12pt"/>
    </style:style>
    <style:style style:name="T15_168" style:family="text">
      <style:text-properties fo:font-size="12pt" style:font-size-asian="12pt" style:font-size-complex="12pt"/>
    </style:style>
    <style:style style:name="T15_169" style:family="text">
      <style:text-properties fo:font-size="12pt" style:font-size-asian="12pt" style:font-size-complex="12pt"/>
    </style:style>
    <style:style style:name="T15_170" style:family="text">
      <style:text-properties fo:font-size="12pt" style:font-size-asian="12pt" style:font-size-complex="12pt"/>
    </style:style>
    <style:style style:name="T15_171" style:family="text">
      <style:text-properties fo:font-size="12pt" style:font-size-asian="12pt" style:font-size-complex="12pt"/>
    </style:style>
    <style:style style:name="T15_172" style:family="text">
      <style:text-properties fo:font-size="12pt" style:font-size-asian="12pt" style:font-size-complex="12pt"/>
    </style:style>
    <style:style style:name="T15_173" style:family="text">
      <style:text-properties fo:font-size="12pt" style:font-size-asian="12pt" style:font-size-complex="12pt"/>
    </style:style>
    <style:style style:name="T15_174" style:family="text">
      <style:text-properties fo:font-size="12pt" style:font-size-asian="12pt" style:font-size-complex="12pt"/>
    </style:style>
    <style:style style:name="T15_175" style:family="text">
      <style:text-properties fo:font-size="12pt" style:font-size-asian="12pt" style:font-size-complex="12pt"/>
    </style:style>
    <style:style style:name="T15_176" style:family="text">
      <style:text-properties fo:font-size="12pt" style:font-size-asian="12pt" style:font-size-complex="12pt"/>
    </style:style>
    <style:style style:name="T15_177" style:family="text">
      <style:text-properties fo:font-size="12pt" style:font-size-asian="12pt" style:font-size-complex="12pt"/>
    </style:style>
    <style:style style:name="T15_178" style:family="text">
      <style:text-properties fo:font-size="12pt" style:font-size-asian="12pt" style:font-size-complex="12pt"/>
    </style:style>
    <style:style style:name="T15_179" style:family="text">
      <style:text-properties fo:font-size="12pt" style:font-size-asian="12pt" style:font-size-complex="12pt"/>
    </style:style>
    <style:style style:name="T15_180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 fo:font-weight="bold" style:font-weight-asian="bold" style:font-weight-complex="bold"/>
    </style:style>
    <style:style style:name="T16_2" style:family="text">
      <style:text-properties fo:font-size="12pt" style:font-size-asian="12pt" style:font-size-complex="12pt" fo:font-weight="bold" style:font-weight-asian="bold" style:font-weight-complex="bold"/>
    </style:style>
    <style:style style:name="T16_3" style:family="text">
      <style:text-properties fo:font-size="12pt" style:font-size-asian="12pt" style:font-size-complex="12pt" fo:font-weight="bold" style:font-weight-asian="bold" style:font-weight-complex="bold"/>
    </style:style>
    <style:style style:name="T16_4" style:family="text">
      <style:text-properties fo:font-size="12pt" style:font-size-asian="12pt" style:font-size-complex="12pt" fo:font-weight="bold" style:font-weight-asian="bold" style:font-weight-complex="bold"/>
    </style:style>
    <style:style style:name="T16_5" style:family="text">
      <style:text-properties fo:font-size="12pt" style:font-size-asian="12pt" style:font-size-complex="12pt" fo:font-weight="bold" style:font-weight-asian="bold" style:font-weight-complex="bold"/>
    </style:style>
    <style:style style:name="T16_6" style:family="text">
      <style:text-properties fo:font-size="12pt" style:font-size-asian="12pt" style:font-size-complex="12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T17_7" style:family="text">
      <style:text-properties fo:font-size="12pt" style:font-size-asian="12pt" style:font-size-complex="12pt"/>
    </style:style>
    <style:style style:name="T17_8" style:family="text">
      <style:text-properties fo:font-size="12pt" style:font-size-asian="12pt" style:font-size-complex="12pt"/>
    </style:style>
    <style:style style:name="T17_9" style:family="text">
      <style:text-properties fo:font-size="12pt" style:font-size-asian="12pt" style:font-size-complex="12pt"/>
    </style:style>
    <style:style style:name="T17_10" style:family="text">
      <style:text-properties fo:font-size="12pt" style:font-size-asian="12pt" style:font-size-complex="12pt"/>
    </style:style>
    <style:style style:name="T17_11" style:family="text">
      <style:text-properties fo:font-size="12pt" style:font-size-asian="12pt" style:font-size-complex="12pt"/>
    </style:style>
    <style:style style:name="T17_12" style:family="text">
      <style:text-properties fo:font-size="12pt" style:font-size-asian="12pt" style:font-size-complex="12pt"/>
    </style:style>
    <style:style style:name="T17_13" style:family="text">
      <style:text-properties fo:font-size="12pt" style:font-size-asian="12pt" style:font-size-complex="12pt"/>
    </style:style>
    <style:style style:name="T17_14" style:family="text">
      <style:text-properties fo:font-size="12pt" style:font-size-asian="12pt" style:font-size-complex="12pt"/>
    </style:style>
    <style:style style:name="T17_15" style:family="text">
      <style:text-properties fo:font-size="12pt" style:font-size-asian="12pt" style:font-size-complex="12pt"/>
    </style:style>
    <style:style style:name="T17_16" style:family="text">
      <style:text-properties fo:font-size="12pt" style:font-size-asian="12pt" style:font-size-complex="12pt"/>
    </style:style>
    <style:style style:name="T17_17" style:family="text">
      <style:text-properties fo:font-size="12pt" style:font-size-asian="12pt" style:font-size-complex="12pt"/>
    </style:style>
    <style:style style:name="T17_18" style:family="text">
      <style:text-properties fo:font-size="12pt" style:font-size-asian="12pt" style:font-size-complex="12pt"/>
    </style:style>
    <style:style style:name="T17_19" style:family="text">
      <style:text-properties fo:font-size="12pt" style:font-size-asian="12pt" style:font-size-complex="12pt"/>
    </style:style>
    <style:style style:name="T17_20" style:family="text">
      <style:text-properties fo:font-size="12pt" style:font-size-asian="12pt" style:font-size-complex="12pt"/>
    </style:style>
    <style:style style:name="T17_21" style:family="text">
      <style:text-properties fo:font-size="12pt" style:font-size-asian="12pt" style:font-size-complex="12pt"/>
    </style:style>
    <style:style style:name="T17_22" style:family="text">
      <style:text-properties fo:font-size="12pt" style:font-size-asian="12pt" style:font-size-complex="12pt"/>
    </style:style>
    <style:style style:name="T17_23" style:family="text">
      <style:text-properties fo:font-size="12pt" style:font-size-asian="12pt" style:font-size-complex="12pt"/>
    </style:style>
    <style:style style:name="T17_24" style:family="text">
      <style:text-properties fo:font-size="12pt" style:font-size-asian="12pt" style:font-size-complex="12pt"/>
    </style:style>
    <style:style style:name="T17_25" style:family="text">
      <style:text-properties fo:font-size="12pt" style:font-size-asian="12pt" style:font-size-complex="12pt"/>
    </style:style>
    <style:style style:name="T17_26" style:family="text">
      <style:text-properties fo:font-size="12pt" style:font-size-asian="12pt" style:font-size-complex="12pt"/>
    </style:style>
    <style:style style:name="T17_27" style:family="text">
      <style:text-properties fo:font-size="12pt" style:font-size-asian="12pt" style:font-size-complex="12pt"/>
    </style:style>
    <style:style style:name="T17_28" style:family="text">
      <style:text-properties fo:font-size="12pt" style:font-size-asian="12pt" style:font-size-complex="12pt"/>
    </style:style>
    <style:style style:name="T17_29" style:family="text">
      <style:text-properties fo:font-size="12pt" style:font-size-asian="12pt" style:font-size-complex="12pt"/>
    </style:style>
    <style:style style:name="T17_30" style:family="text">
      <style:text-properties fo:font-size="12pt" style:font-size-asian="12pt" style:font-size-complex="12pt"/>
    </style:style>
    <style:style style:name="T17_31" style:family="text">
      <style:text-properties fo:font-size="12pt" style:font-size-asian="12pt" style:font-size-complex="12pt"/>
    </style:style>
    <style:style style:name="T17_32" style:family="text">
      <style:text-properties fo:font-size="12pt" style:font-size-asian="12pt" style:font-size-complex="12pt"/>
    </style:style>
    <style:style style:name="T17_33" style:family="text">
      <style:text-properties fo:font-size="12pt" style:font-size-asian="12pt" style:font-size-complex="12pt"/>
    </style:style>
    <style:style style:name="T17_34" style:family="text">
      <style:text-properties fo:font-size="12pt" style:font-size-asian="12pt" style:font-size-complex="12pt"/>
    </style:style>
    <style:style style:name="T17_35" style:family="text">
      <style:text-properties fo:font-size="12pt" style:font-size-asian="12pt" style:font-size-complex="12pt"/>
    </style:style>
    <style:style style:name="T17_36" style:family="text">
      <style:text-properties fo:font-size="12pt" style:font-size-asian="12pt" style:font-size-complex="12pt"/>
    </style:style>
    <style:style style:name="T17_37" style:family="text">
      <style:text-properties fo:font-size="12pt" style:font-size-asian="12pt" style:font-size-complex="12pt"/>
    </style:style>
    <style:style style:name="T17_38" style:family="text">
      <style:text-properties fo:font-size="12pt" style:font-size-asian="12pt" style:font-size-complex="12pt"/>
    </style:style>
    <style:style style:name="T17_39" style:family="text">
      <style:text-properties fo:font-size="12pt" style:font-size-asian="12pt" style:font-size-complex="12pt"/>
    </style:style>
    <style:style style:name="T17_40" style:family="text">
      <style:text-properties fo:font-size="12pt" style:font-size-asian="12pt" style:font-size-complex="12pt"/>
    </style:style>
    <style:style style:name="T17_41" style:family="text">
      <style:text-properties fo:font-size="12pt" style:font-size-asian="12pt" style:font-size-complex="12pt"/>
    </style:style>
    <style:style style:name="T17_42" style:family="text">
      <style:text-properties fo:font-size="12pt" style:font-size-asian="12pt" style:font-size-complex="12pt"/>
    </style:style>
    <style:style style:name="T17_43" style:family="text">
      <style:text-properties fo:font-size="12pt" style:font-size-asian="12pt" style:font-size-complex="12pt"/>
    </style:style>
    <style:style style:name="T17_44" style:family="text">
      <style:text-properties fo:font-size="12pt" style:font-size-asian="12pt" style:font-size-complex="12pt"/>
    </style:style>
    <style:style style:name="T17_45" style:family="text">
      <style:text-properties fo:font-size="12pt" style:font-size-asian="12pt" style:font-size-complex="12pt"/>
    </style:style>
    <style:style style:name="T17_46" style:family="text">
      <style:text-properties fo:font-size="12pt" style:font-size-asian="12pt" style:font-size-complex="12pt"/>
    </style:style>
    <style:style style:name="T17_47" style:family="text">
      <style:text-properties fo:font-size="12pt" style:font-size-asian="12pt" style:font-size-complex="12pt"/>
    </style:style>
    <style:style style:name="T17_48" style:family="text">
      <style:text-properties fo:font-size="12pt" style:font-size-asian="12pt" style:font-size-complex="12pt"/>
    </style:style>
    <style:style style:name="T17_49" style:family="text">
      <style:text-properties fo:font-size="12pt" style:font-size-asian="12pt" style:font-size-complex="12pt"/>
    </style:style>
    <style:style style:name="T17_50" style:family="text">
      <style:text-properties fo:font-size="12pt" style:font-size-asian="12pt" style:font-size-complex="12pt"/>
    </style:style>
    <style:style style:name="T17_51" style:family="text">
      <style:text-properties fo:font-size="12pt" style:font-size-asian="12pt" style:font-size-complex="12pt"/>
    </style:style>
    <style:style style:name="T17_52" style:family="text">
      <style:text-properties fo:font-size="12pt" style:font-size-asian="12pt" style:font-size-complex="12pt"/>
    </style:style>
    <style:style style:name="T17_53" style:family="text">
      <style:text-properties fo:font-size="12pt" style:font-size-asian="12pt" style:font-size-complex="12pt"/>
    </style:style>
    <style:style style:name="T17_54" style:family="text">
      <style:text-properties fo:font-size="12pt" style:font-size-asian="12pt" style:font-size-complex="12pt"/>
    </style:style>
    <style:style style:name="T17_55" style:family="text">
      <style:text-properties fo:font-size="12pt" style:font-size-asian="12pt" style:font-size-complex="12pt"/>
    </style:style>
    <style:style style:name="T17_56" style:family="text">
      <style:text-properties fo:font-size="12pt" style:font-size-asian="12pt" style:font-size-complex="12pt"/>
    </style:style>
    <style:style style:name="T17_57" style:family="text">
      <style:text-properties fo:font-size="12pt" style:font-size-asian="12pt" style:font-size-complex="12pt"/>
    </style:style>
    <style:style style:name="T17_58" style:family="text">
      <style:text-properties fo:font-size="12pt" style:font-size-asian="12pt" style:font-size-complex="12pt"/>
    </style:style>
    <style:style style:name="T17_59" style:family="text">
      <style:text-properties fo:font-size="12pt" style:font-size-asian="12pt" style:font-size-complex="12pt"/>
    </style:style>
    <style:style style:name="T17_60" style:family="text">
      <style:text-properties fo:font-size="12pt" style:font-size-asian="12pt" style:font-size-complex="12pt"/>
    </style:style>
    <style:style style:name="T17_61" style:family="text">
      <style:text-properties fo:font-size="12pt" style:font-size-asian="12pt" style:font-size-complex="12pt"/>
    </style:style>
    <style:style style:name="T17_62" style:family="text">
      <style:text-properties fo:font-size="12pt" style:font-size-asian="12pt" style:font-size-complex="12pt"/>
    </style:style>
    <style:style style:name="T17_63" style:family="text">
      <style:text-properties fo:font-size="12pt" style:font-size-asian="12pt" style:font-size-complex="12pt"/>
    </style:style>
    <style:style style:name="T17_64" style:family="text">
      <style:text-properties fo:font-size="12pt" style:font-size-asian="12pt" style:font-size-complex="12pt"/>
    </style:style>
    <style:style style:name="T17_65" style:family="text">
      <style:text-properties fo:font-size="12pt" style:font-size-asian="12pt" style:font-size-complex="12pt"/>
    </style:style>
    <style:style style:name="T17_66" style:family="text">
      <style:text-properties fo:font-size="12pt" style:font-size-asian="12pt" style:font-size-complex="12pt"/>
    </style:style>
    <style:style style:name="T17_67" style:family="text">
      <style:text-properties fo:font-size="12pt" style:font-size-asian="12pt" style:font-size-complex="12pt"/>
    </style:style>
    <style:style style:name="T17_68" style:family="text">
      <style:text-properties fo:font-size="12pt" style:font-size-asian="12pt" style:font-size-complex="12pt"/>
    </style:style>
    <style:style style:name="T17_69" style:family="text">
      <style:text-properties fo:font-size="12pt" style:font-size-asian="12pt" style:font-size-complex="12pt"/>
    </style:style>
    <style:style style:name="T17_70" style:family="text">
      <style:text-properties fo:font-size="12pt" style:font-size-asian="12pt" style:font-size-complex="12pt"/>
    </style:style>
    <style:style style:name="T17_71" style:family="text">
      <style:text-properties fo:font-size="12pt" style:font-size-asian="12pt" style:font-size-complex="12pt"/>
    </style:style>
    <style:style style:name="T17_72" style:family="text">
      <style:text-properties fo:font-size="12pt" style:font-size-asian="12pt" style:font-size-complex="12pt"/>
    </style:style>
    <style:style style:name="T17_73" style:family="text">
      <style:text-properties fo:font-size="12pt" style:font-size-asian="12pt" style:font-size-complex="12pt"/>
    </style:style>
    <style:style style:name="T17_74" style:family="text">
      <style:text-properties fo:font-size="12pt" style:font-size-asian="12pt" style:font-size-complex="12pt"/>
    </style:style>
    <style:style style:name="T17_75" style:family="text">
      <style:text-properties fo:font-size="12pt" style:font-size-asian="12pt" style:font-size-complex="12pt"/>
    </style:style>
    <style:style style:name="T17_76" style:family="text">
      <style:text-properties fo:font-size="12pt" style:font-size-asian="12pt" style:font-size-complex="12pt"/>
    </style:style>
    <style:style style:name="T17_77" style:family="text">
      <style:text-properties fo:font-size="12pt" style:font-size-asian="12pt" style:font-size-complex="12pt"/>
    </style:style>
    <style:style style:name="T17_78" style:family="text">
      <style:text-properties fo:font-size="12pt" style:font-size-asian="12pt" style:font-size-complex="12pt"/>
    </style:style>
    <style:style style:name="T17_79" style:family="text">
      <style:text-properties fo:font-size="12pt" style:font-size-asian="12pt" style:font-size-complex="12pt"/>
    </style:style>
    <style:style style:name="T17_80" style:family="text">
      <style:text-properties fo:font-size="12pt" style:font-size-asian="12pt" style:font-size-complex="12pt"/>
    </style:style>
    <style:style style:name="T17_81" style:family="text">
      <style:text-properties fo:font-size="12pt" style:font-size-asian="12pt" style:font-size-complex="12pt"/>
    </style:style>
    <style:style style:name="T17_82" style:family="text">
      <style:text-properties fo:font-size="12pt" style:font-size-asian="12pt" style:font-size-complex="12pt"/>
    </style:style>
    <style:style style:name="T17_83" style:family="text">
      <style:text-properties fo:font-size="12pt" style:font-size-asian="12pt" style:font-size-complex="12pt"/>
    </style:style>
    <style:style style:name="T17_84" style:family="text">
      <style:text-properties fo:font-size="12pt" style:font-size-asian="12pt" style:font-size-complex="12pt"/>
    </style:style>
    <style:style style:name="T17_85" style:family="text">
      <style:text-properties fo:font-size="12pt" style:font-size-asian="12pt" style:font-size-complex="12pt"/>
    </style:style>
    <style:style style:name="T17_86" style:family="text">
      <style:text-properties fo:font-size="12pt" style:font-size-asian="12pt" style:font-size-complex="12pt"/>
    </style:style>
    <style:style style:name="T17_87" style:family="text">
      <style:text-properties fo:font-size="12pt" style:font-size-asian="12pt" style:font-size-complex="12pt"/>
    </style:style>
    <style:style style:name="T17_88" style:family="text">
      <style:text-properties fo:font-size="12pt" style:font-size-asian="12pt" style:font-size-complex="12pt"/>
    </style:style>
    <style:style style:name="T17_89" style:family="text">
      <style:text-properties fo:font-size="12pt" style:font-size-asian="12pt" style:font-size-complex="12pt"/>
    </style:style>
    <style:style style:name="T17_90" style:family="text">
      <style:text-properties fo:font-size="12pt" style:font-size-asian="12pt" style:font-size-complex="12pt"/>
    </style:style>
    <style:style style:name="T17_91" style:family="text">
      <style:text-properties fo:font-size="12pt" style:font-size-asian="12pt" style:font-size-complex="12pt"/>
    </style:style>
    <style:style style:name="T17_92" style:family="text">
      <style:text-properties fo:font-size="12pt" style:font-size-asian="12pt" style:font-size-complex="12pt"/>
    </style:style>
    <style:style style:name="T17_93" style:family="text">
      <style:text-properties fo:font-size="12pt" style:font-size-asian="12pt" style:font-size-complex="12pt"/>
    </style:style>
    <style:style style:name="T17_94" style:family="text">
      <style:text-properties fo:font-size="12pt" style:font-size-asian="12pt" style:font-size-complex="12pt"/>
    </style:style>
    <style:style style:name="T17_95" style:family="text">
      <style:text-properties fo:font-size="12pt" style:font-size-asian="12pt" style:font-size-complex="12pt"/>
    </style:style>
    <style:style style:name="T17_96" style:family="text">
      <style:text-properties fo:font-size="12pt" style:font-size-asian="12pt" style:font-size-complex="12pt"/>
    </style:style>
    <style:style style:name="T17_97" style:family="text">
      <style:text-properties fo:font-size="12pt" style:font-size-asian="12pt" style:font-size-complex="12pt"/>
    </style:style>
    <style:style style:name="T17_98" style:family="text">
      <style:text-properties fo:font-size="12pt" style:font-size-asian="12pt" style:font-size-complex="12pt"/>
    </style:style>
    <style:style style:name="T17_99" style:family="text">
      <style:text-properties fo:font-size="12pt" style:font-size-asian="12pt" style:font-size-complex="12pt"/>
    </style:style>
    <style:style style:name="T17_100" style:family="text">
      <style:text-properties fo:font-size="12pt" style:font-size-asian="12pt" style:font-size-complex="12pt"/>
    </style:style>
    <style:style style:name="T17_101" style:family="text">
      <style:text-properties fo:font-size="12pt" style:font-size-asian="12pt" style:font-size-complex="12pt"/>
    </style:style>
    <style:style style:name="T17_102" style:family="text">
      <style:text-properties fo:font-size="12pt" style:font-size-asian="12pt" style:font-size-complex="12pt"/>
    </style:style>
    <style:style style:name="T17_103" style:family="text">
      <style:text-properties fo:font-size="12pt" style:font-size-asian="12pt" style:font-size-complex="12pt"/>
    </style:style>
    <style:style style:name="T17_104" style:family="text">
      <style:text-properties fo:font-size="12pt" style:font-size-asian="12pt" style:font-size-complex="12pt"/>
    </style:style>
    <style:style style:name="T17_105" style:family="text">
      <style:text-properties fo:font-size="12pt" style:font-size-asian="12pt" style:font-size-complex="12pt"/>
    </style:style>
    <style:style style:name="T17_106" style:family="text">
      <style:text-properties fo:font-size="12pt" style:font-size-asian="12pt" style:font-size-complex="12pt"/>
    </style:style>
    <style:style style:name="T17_107" style:family="text">
      <style:text-properties fo:font-size="12pt" style:font-size-asian="12pt" style:font-size-complex="12pt"/>
    </style:style>
    <style:style style:name="T17_108" style:family="text">
      <style:text-properties fo:font-size="12pt" style:font-size-asian="12pt" style:font-size-complex="12pt"/>
    </style:style>
    <style:style style:name="T17_109" style:family="text">
      <style:text-properties fo:font-size="12pt" style:font-size-asian="12pt" style:font-size-complex="12pt"/>
    </style:style>
    <style:style style:name="T17_110" style:family="text">
      <style:text-properties fo:font-size="12pt" style:font-size-asian="12pt" style:font-size-complex="12pt"/>
    </style:style>
    <style:style style:name="T17_111" style:family="text">
      <style:text-properties fo:font-size="12pt" style:font-size-asian="12pt" style:font-size-complex="12pt"/>
    </style:style>
    <style:style style:name="T17_112" style:family="text">
      <style:text-properties fo:font-size="12pt" style:font-size-asian="12pt" style:font-size-complex="12pt"/>
    </style:style>
    <style:style style:name="T17_113" style:family="text">
      <style:text-properties fo:font-size="12pt" style:font-size-asian="12pt" style:font-size-complex="12pt"/>
    </style:style>
    <style:style style:name="T17_114" style:family="text">
      <style:text-properties fo:font-size="12pt" style:font-size-asian="12pt" style:font-size-complex="12pt"/>
    </style:style>
    <style:style style:name="T17_115" style:family="text">
      <style:text-properties fo:font-size="12pt" style:font-size-asian="12pt" style:font-size-complex="12pt"/>
    </style:style>
    <style:style style:name="T17_116" style:family="text">
      <style:text-properties fo:font-size="12pt" style:font-size-asian="12pt" style:font-size-complex="12pt"/>
    </style:style>
    <style:style style:name="T17_117" style:family="text">
      <style:text-properties fo:font-size="12pt" style:font-size-asian="12pt" style:font-size-complex="12pt"/>
    </style:style>
    <style:style style:name="T17_118" style:family="text">
      <style:text-properties fo:font-size="12pt" style:font-size-asian="12pt" style:font-size-complex="12pt"/>
    </style:style>
    <style:style style:name="T17_119" style:family="text">
      <style:text-properties fo:font-size="12pt" style:font-size-asian="12pt" style:font-size-complex="12pt"/>
    </style:style>
    <style:style style:name="T17_120" style:family="text">
      <style:text-properties fo:font-size="12pt" style:font-size-asian="12pt" style:font-size-complex="12pt"/>
    </style:style>
    <style:style style:name="P18" style:family="paragraph" style:parent-style-name="Heading_20_3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>
      <style:text-properties fo:font-size="12pt" style:font-size-asian="12pt" style:font-size-complex="12pt"/>
    </style:style>
    <style:style style:name="P31" style:family="paragraph" style:parent-style-name="Heading_20_3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P32" style:family="paragraph" style:parent-style-name="Heading_20_4">
      <style:paragraph-properties fo:break-before="auto" fo:line-height="115%" fo:margin-top="0.423cm" fo:margin-bottom="0.071cm" style:writing-mode="lr-tb"/>
    </style:style>
    <style:style style:name="T32_1" style:family="text">
      <style:text-properties fo:color="#000000" style:font-name="Arial" fo:font-size="12pt" style:font-name-asian="Arial" style:font-size-asian="12pt" style:font-name-complex="Arial" style:font-size-complex="12pt" style:text-underline-style="none"/>
    </style:style>
    <style:style style:name="T32_2" style:family="text">
      <style:text-properties fo:color="#000000" style:font-name="Arial" fo:font-size="12pt" style:font-name-asian="Arial" style:font-size-asian="12pt" style:font-name-complex="Arial" style:font-size-complex="12pt" style:text-underline-style="none"/>
    </style:style>
    <style:style style:name="T32_3" style:family="text">
      <style:text-properties fo:color="#000000" style:font-name="Arial" fo:font-size="12pt" style:font-name-asian="Arial" style:font-size-asian="12pt" style:font-name-complex="Arial" style:font-size-complex="12pt" style:text-underline-style="none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T33_47" style:family="text">
      <style:text-properties fo:font-size="12pt" style:font-size-asian="12pt" style:font-size-complex="12pt"/>
    </style:style>
    <style:style style:name="T33_48" style:family="text">
      <style:text-properties fo:font-size="12pt" style:font-size-asian="12pt" style:font-size-complex="12pt"/>
    </style:style>
    <style:style style:name="T33_49" style:family="text">
      <style:text-properties fo:font-size="12pt" style:font-size-asian="12pt" style:font-size-complex="12pt"/>
    </style:style>
    <style:style style:name="T33_50" style:family="text">
      <style:text-properties fo:font-size="12pt" style:font-size-asian="12pt" style:font-size-complex="12pt"/>
    </style:style>
    <style:style style:name="T33_51" style:family="text">
      <style:text-properties fo:font-size="12pt" style:font-size-asian="12pt" style:font-size-complex="12pt"/>
    </style:style>
    <style:style style:name="T33_52" style:family="text">
      <style:text-properties fo:font-size="12pt" style:font-size-asian="12pt" style:font-size-complex="12pt"/>
    </style:style>
    <style:style style:name="T33_53" style:family="text">
      <style:text-properties fo:font-size="12pt" style:font-size-asian="12pt" style:font-size-complex="12pt"/>
    </style:style>
    <style:style style:name="T33_54" style:family="text">
      <style:text-properties fo:font-size="12pt" style:font-size-asian="12pt" style:font-size-complex="12pt"/>
    </style:style>
    <style:style style:name="T33_55" style:family="text">
      <style:text-properties fo:font-size="12pt" style:font-size-asian="12pt" style:font-size-complex="12pt"/>
    </style:style>
    <style:style style:name="T33_56" style:family="text">
      <style:text-properties fo:font-size="12pt" style:font-size-asian="12pt" style:font-size-complex="12pt"/>
    </style:style>
    <style:style style:name="T33_57" style:family="text">
      <style:text-properties fo:font-size="12pt" style:font-size-asian="12pt" style:font-size-complex="12pt"/>
    </style:style>
    <style:style style:name="T33_58" style:family="text">
      <style:text-properties fo:font-size="12pt" style:font-size-asian="12pt" style:font-size-complex="12pt"/>
    </style:style>
    <style:style style:name="T33_59" style:family="text">
      <style:text-properties fo:font-size="12pt" style:font-size-asian="12pt" style:font-size-complex="12pt"/>
    </style:style>
    <style:style style:name="T33_60" style:family="text">
      <style:text-properties fo:font-size="12pt" style:font-size-asian="12pt" style:font-size-complex="12pt"/>
    </style:style>
    <style:style style:name="T33_61" style:family="text">
      <style:text-properties fo:font-size="12pt" style:font-size-asian="12pt" style:font-size-complex="12pt"/>
    </style:style>
    <style:style style:name="T33_62" style:family="text">
      <style:text-properties fo:font-size="12pt" style:font-size-asian="12pt" style:font-size-complex="12pt"/>
    </style:style>
    <style:style style:name="T33_63" style:family="text">
      <style:text-properties fo:font-size="12pt" style:font-size-asian="12pt" style:font-size-complex="12pt"/>
    </style:style>
    <style:style style:name="T33_64" style:family="text">
      <style:text-properties fo:font-size="12pt" style:font-size-asian="12pt" style:font-size-complex="12pt"/>
    </style:style>
    <style:style style:name="T33_65" style:family="text">
      <style:text-properties fo:font-size="12pt" style:font-size-asian="12pt" style:font-size-complex="12pt"/>
    </style:style>
    <style:style style:name="T33_66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T34_6" style:family="text">
      <style:text-properties fo:font-size="12pt" style:font-size-asian="12pt" style:font-size-complex="12pt"/>
    </style:style>
    <style:style style:name="T34_7" style:family="text">
      <style:text-properties fo:font-size="12pt" style:font-size-asian="12pt" style:font-size-complex="12pt"/>
    </style:style>
    <style:style style:name="T34_8" style:family="text">
      <style:text-properties fo:font-size="12pt" style:font-size-asian="12pt" style:font-size-complex="12pt"/>
    </style:style>
    <style:style style:name="T34_9" style:family="text">
      <style:text-properties fo:font-size="12pt" style:font-size-asian="12pt" style:font-size-complex="12pt"/>
    </style:style>
    <style:style style:name="T34_10" style:family="text">
      <style:text-properties fo:font-size="12pt" style:font-size-asian="12pt" style:font-size-complex="12pt"/>
    </style:style>
    <style:style style:name="T34_11" style:family="text">
      <style:text-properties fo:font-size="12pt" style:font-size-asian="12pt" style:font-size-complex="12pt"/>
    </style:style>
    <style:style style:name="T34_12" style:family="text">
      <style:text-properties fo:font-size="12pt" style:font-size-asian="12pt" style:font-size-complex="12pt"/>
    </style:style>
    <style:style style:name="T34_13" style:family="text">
      <style:text-properties fo:font-size="12pt" style:font-size-asian="12pt" style:font-size-complex="12pt"/>
    </style:style>
    <style:style style:name="T34_14" style:family="text">
      <style:text-properties fo:font-size="12pt" style:font-size-asian="12pt" style:font-size-complex="12pt"/>
    </style:style>
    <style:style style:name="T34_15" style:family="text">
      <style:text-properties fo:font-size="12pt" style:font-size-asian="12pt" style:font-size-complex="12pt"/>
    </style:style>
    <style:style style:name="T34_16" style:family="text">
      <style:text-properties fo:font-size="12pt" style:font-size-asian="12pt" style:font-size-complex="12pt"/>
    </style:style>
    <style:style style:name="T34_17" style:family="text">
      <style:text-properties fo:font-size="12pt" style:font-size-asian="12pt" style:font-size-complex="12pt"/>
    </style:style>
    <style:style style:name="T34_18" style:family="text">
      <style:text-properties fo:font-size="12pt" style:font-size-asian="12pt" style:font-size-complex="12pt"/>
    </style:style>
    <style:style style:name="T34_19" style:family="text">
      <style:text-properties fo:font-size="12pt" style:font-size-asian="12pt" style:font-size-complex="12pt"/>
    </style:style>
    <style:style style:name="T34_20" style:family="text">
      <style:text-properties fo:font-size="12pt" style:font-size-asian="12pt" style:font-size-complex="12pt"/>
    </style:style>
    <style:style style:name="T34_21" style:family="text">
      <style:text-properties fo:font-size="12pt" style:font-size-asian="12pt" style:font-size-complex="12pt"/>
    </style:style>
    <style:style style:name="T34_22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T35_21" style:family="text">
      <style:text-properties fo:font-size="12pt" style:font-size-asian="12pt" style:font-size-complex="12pt"/>
    </style:style>
    <style:style style:name="T35_22" style:family="text">
      <style:text-properties fo:font-size="12pt" style:font-size-asian="12pt" style:font-size-complex="12pt"/>
    </style:style>
    <style:style style:name="T35_23" style:family="text">
      <style:text-properties fo:font-size="12pt" style:font-size-asian="12pt" style:font-size-complex="12pt"/>
    </style:style>
    <style:style style:name="T35_24" style:family="text">
      <style:text-properties fo:font-size="12pt" style:font-size-asian="12pt" style:font-size-complex="12pt"/>
    </style:style>
    <style:style style:name="T35_25" style:family="text">
      <style:text-properties fo:font-size="12pt" style:font-size-asian="12pt" style:font-size-complex="12pt"/>
    </style:style>
    <style:style style:name="T35_26" style:family="text">
      <style:text-properties fo:font-size="12pt" style:font-size-asian="12pt" style:font-size-complex="12pt"/>
    </style:style>
    <style:style style:name="T35_27" style:family="text">
      <style:text-properties fo:font-size="12pt" style:font-size-asian="12pt" style:font-size-complex="12pt"/>
    </style:style>
    <style:style style:name="T35_28" style:family="text">
      <style:text-properties fo:font-size="12pt" style:font-size-asian="12pt" style:font-size-complex="12pt"/>
    </style:style>
    <style:style style:name="T35_29" style:family="text">
      <style:text-properties fo:font-size="12pt" style:font-size-asian="12pt" style:font-size-complex="12pt"/>
    </style:style>
    <style:style style:name="T35_30" style:family="text">
      <style:text-properties fo:font-size="12pt" style:font-size-asian="12pt" style:font-size-complex="12pt"/>
    </style:style>
    <style:style style:name="T35_31" style:family="text">
      <style:text-properties fo:font-size="12pt" style:font-size-asian="12pt" style:font-size-complex="12pt"/>
    </style:style>
    <style:style style:name="T35_32" style:family="text">
      <style:text-properties fo:font-size="12pt" style:font-size-asian="12pt" style:font-size-complex="12pt"/>
    </style:style>
    <style:style style:name="T35_33" style:family="text">
      <style:text-properties fo:font-size="12pt" style:font-size-asian="12pt" style:font-size-complex="12pt"/>
    </style:style>
    <style:style style:name="T35_34" style:family="text">
      <style:text-properties fo:font-size="12pt" style:font-size-asian="12pt" style:font-size-complex="12pt"/>
    </style:style>
    <style:style style:name="T35_35" style:family="text">
      <style:text-properties fo:font-size="12pt" style:font-size-asian="12pt" style:font-size-complex="12pt"/>
    </style:style>
    <style:style style:name="T35_36" style:family="text">
      <style:text-properties fo:font-size="12pt" style:font-size-asian="12pt" style:font-size-complex="12pt"/>
    </style:style>
    <style:style style:name="T35_37" style:family="text">
      <style:text-properties fo:font-size="12pt" style:font-size-asian="12pt" style:font-size-complex="12pt"/>
    </style:style>
    <style:style style:name="T35_38" style:family="text">
      <style:text-properties fo:font-size="12pt" style:font-size-asian="12pt" style:font-size-complex="12pt"/>
    </style:style>
    <style:style style:name="T35_39" style:family="text">
      <style:text-properties fo:font-size="12pt" style:font-size-asian="12pt" style:font-size-complex="12pt"/>
    </style:style>
    <style:style style:name="T35_40" style:family="text">
      <style:text-properties fo:font-size="12pt" style:font-size-asian="12pt" style:font-size-complex="12pt"/>
    </style:style>
    <style:style style:name="T35_41" style:family="text">
      <style:text-properties fo:font-size="12pt" style:font-size-asian="12pt" style:font-size-complex="12pt"/>
    </style:style>
    <style:style style:name="T35_42" style:family="text">
      <style:text-properties fo:font-size="12pt" style:font-size-asian="12pt" style:font-size-complex="12pt"/>
    </style:style>
    <style:style style:name="T35_43" style:family="text">
      <style:text-properties fo:font-size="12pt" style:font-size-asian="12pt" style:font-size-complex="12pt"/>
    </style:style>
    <style:style style:name="T35_44" style:family="text">
      <style:text-properties fo:font-size="12pt" style:font-size-asian="12pt" style:font-size-complex="12pt"/>
    </style:style>
    <style:style style:name="T35_45" style:family="text">
      <style:text-properties fo:font-size="12pt" style:font-size-asian="12pt" style:font-size-complex="12pt"/>
    </style:style>
    <style:style style:name="T35_46" style:family="text">
      <style:text-properties fo:font-size="12pt" style:font-size-asian="12pt" style:font-size-complex="12pt"/>
    </style:style>
    <style:style style:name="T35_47" style:family="text">
      <style:text-properties fo:font-size="12pt" style:font-size-asian="12pt" style:font-size-complex="12pt"/>
    </style:style>
    <style:style style:name="T35_48" style:family="text">
      <style:text-properties fo:font-size="12pt" style:font-size-asian="12pt" style:font-size-complex="12pt"/>
    </style:style>
    <style:style style:name="T35_49" style:family="text">
      <style:text-properties fo:font-size="12pt" style:font-size-asian="12pt" style:font-size-complex="12pt"/>
    </style:style>
    <style:style style:name="T35_50" style:family="text">
      <style:text-properties fo:font-size="12pt" style:font-size-asian="12pt" style:font-size-complex="12pt"/>
    </style:style>
    <style:style style:name="T35_51" style:family="text">
      <style:text-properties fo:font-size="12pt" style:font-size-asian="12pt" style:font-size-complex="12pt"/>
    </style:style>
    <style:style style:name="T35_52" style:family="text">
      <style:text-properties fo:font-size="12pt" style:font-size-asian="12pt" style:font-size-complex="12pt"/>
    </style:style>
    <style:style style:name="T35_53" style:family="text">
      <style:text-properties fo:font-size="12pt" style:font-size-asian="12pt" style:font-size-complex="12pt"/>
    </style:style>
    <style:style style:name="T35_54" style:family="text">
      <style:text-properties fo:font-size="12pt" style:font-size-asian="12pt" style:font-size-complex="12pt"/>
    </style:style>
    <style:style style:name="T35_55" style:family="text">
      <style:text-properties fo:font-size="12pt" style:font-size-asian="12pt" style:font-size-complex="12pt"/>
    </style:style>
    <style:style style:name="T35_56" style:family="text">
      <style:text-properties fo:font-size="12pt" style:font-size-asian="12pt" style:font-size-complex="12pt"/>
    </style:style>
    <style:style style:name="T35_57" style:family="text">
      <style:text-properties fo:font-size="12pt" style:font-size-asian="12pt" style:font-size-complex="12pt"/>
    </style:style>
    <style:style style:name="T35_58" style:family="text">
      <style:text-properties fo:font-size="12pt" style:font-size-asian="12pt" style:font-size-complex="12pt"/>
    </style:style>
    <style:style style:name="T35_59" style:family="text">
      <style:text-properties fo:font-size="12pt" style:font-size-asian="12pt" style:font-size-complex="12pt"/>
    </style:style>
    <style:style style:name="T35_60" style:family="text">
      <style:text-properties fo:font-size="12pt" style:font-size-asian="12pt" style:font-size-complex="12pt"/>
    </style:style>
    <style:style style:name="T35_61" style:family="text">
      <style:text-properties fo:font-size="12pt" style:font-size-asian="12pt" style:font-size-complex="12pt"/>
    </style:style>
    <style:style style:name="T35_62" style:family="text">
      <style:text-properties fo:font-size="12pt" style:font-size-asian="12pt" style:font-size-complex="12pt"/>
    </style:style>
    <style:style style:name="T35_63" style:family="text">
      <style:text-properties fo:font-size="12pt" style:font-size-asian="12pt" style:font-size-complex="12pt"/>
    </style:style>
    <style:style style:name="T35_64" style:family="text">
      <style:text-properties fo:font-size="12pt" style:font-size-asian="12pt" style:font-size-complex="12pt"/>
    </style:style>
    <style:style style:name="T35_65" style:family="text">
      <style:text-properties fo:font-size="12pt" style:font-size-asian="12pt" style:font-size-complex="12pt"/>
    </style:style>
    <style:style style:name="T35_66" style:family="text">
      <style:text-properties fo:font-size="12pt" style:font-size-asian="12pt" style:font-size-complex="12pt"/>
    </style:style>
    <style:style style:name="T35_67" style:family="text">
      <style:text-properties fo:font-size="12pt" style:font-size-asian="12pt" style:font-size-complex="12pt"/>
    </style:style>
    <style:style style:name="T35_68" style:family="text">
      <style:text-properties fo:font-size="12pt" style:font-size-asian="12pt" style:font-size-complex="12pt"/>
    </style:style>
    <style:style style:name="T35_69" style:family="text">
      <style:text-properties fo:font-size="12pt" style:font-size-asian="12pt" style:font-size-complex="12pt"/>
    </style:style>
    <style:style style:name="T35_70" style:family="text">
      <style:text-properties fo:font-size="12pt" style:font-size-asian="12pt" style:font-size-complex="12pt"/>
    </style:style>
    <style:style style:name="T35_71" style:family="text">
      <style:text-properties fo:font-size="12pt" style:font-size-asian="12pt" style:font-size-complex="12pt"/>
    </style:style>
    <style:style style:name="T35_72" style:family="text">
      <style:text-properties fo:font-size="12pt" style:font-size-asian="12pt" style:font-size-complex="12pt"/>
    </style:style>
    <style:style style:name="T35_73" style:family="text">
      <style:text-properties fo:font-size="12pt" style:font-size-asian="12pt" style:font-size-complex="12pt"/>
    </style:style>
    <style:style style:name="T35_74" style:family="text">
      <style:text-properties fo:font-size="12pt" style:font-size-asian="12pt" style:font-size-complex="12pt"/>
    </style:style>
    <style:style style:name="T35_75" style:family="text">
      <style:text-properties fo:font-size="12pt" style:font-size-asian="12pt" style:font-size-complex="12pt"/>
    </style:style>
    <style:style style:name="T35_76" style:family="text">
      <style:text-properties fo:font-size="12pt" style:font-size-asian="12pt" style:font-size-complex="12pt"/>
    </style:style>
    <style:style style:name="T35_77" style:family="text">
      <style:text-properties fo:font-size="12pt" style:font-size-asian="12pt" style:font-size-complex="12pt"/>
    </style:style>
    <style:style style:name="T35_78" style:family="text">
      <style:text-properties fo:font-size="12pt" style:font-size-asian="12pt" style:font-size-complex="12pt"/>
    </style:style>
    <style:style style:name="T35_79" style:family="text">
      <style:text-properties fo:font-size="12pt" style:font-size-asian="12pt" style:font-size-complex="12pt"/>
    </style:style>
    <style:style style:name="T35_80" style:family="text">
      <style:text-properties fo:font-size="12pt" style:font-size-asian="12pt" style:font-size-complex="12pt"/>
    </style:style>
    <style:style style:name="T35_81" style:family="text">
      <style:text-properties fo:font-size="12pt" style:font-size-asian="12pt" style:font-size-complex="12pt"/>
    </style:style>
    <style:style style:name="T35_82" style:family="text">
      <style:text-properties fo:font-size="12pt" style:font-size-asian="12pt" style:font-size-complex="12pt"/>
    </style:style>
    <style:style style:name="T35_83" style:family="text">
      <style:text-properties fo:font-size="12pt" style:font-size-asian="12pt" style:font-size-complex="12pt"/>
    </style:style>
    <style:style style:name="T35_84" style:family="text">
      <style:text-properties fo:font-size="12pt" style:font-size-asian="12pt" style:font-size-complex="12pt"/>
    </style:style>
    <style:style style:name="T35_85" style:family="text">
      <style:text-properties fo:font-size="12pt" style:font-size-asian="12pt" style:font-size-complex="12pt"/>
    </style:style>
    <style:style style:name="T35_86" style:family="text">
      <style:text-properties fo:font-size="12pt" style:font-size-asian="12pt" style:font-size-complex="12pt"/>
    </style:style>
    <style:style style:name="T35_87" style:family="text">
      <style:text-properties fo:font-size="12pt" style:font-size-asian="12pt" style:font-size-complex="12pt"/>
    </style:style>
    <style:style style:name="T35_88" style:family="text">
      <style:text-properties fo:font-size="12pt" style:font-size-asian="12pt" style:font-size-complex="12pt"/>
    </style:style>
    <style:style style:name="T35_89" style:family="text">
      <style:text-properties fo:font-size="12pt" style:font-size-asian="12pt" style:font-size-complex="12pt"/>
    </style:style>
    <style:style style:name="T35_90" style:family="text">
      <style:text-properties fo:font-size="12pt" style:font-size-asian="12pt" style:font-size-complex="12pt"/>
    </style:style>
    <style:style style:name="T35_91" style:family="text">
      <style:text-properties fo:font-size="12pt" style:font-size-asian="12pt" style:font-size-complex="12pt"/>
    </style:style>
    <style:style style:name="T35_92" style:family="text">
      <style:text-properties fo:font-size="12pt" style:font-size-asian="12pt" style:font-size-complex="12pt"/>
    </style:style>
    <style:style style:name="T35_93" style:family="text">
      <style:text-properties fo:font-size="12pt" style:font-size-asian="12pt" style:font-size-complex="12pt"/>
    </style:style>
    <style:style style:name="T35_94" style:family="text">
      <style:text-properties fo:font-size="12pt" style:font-size-asian="12pt" style:font-size-complex="12pt"/>
    </style:style>
    <style:style style:name="T35_95" style:family="text">
      <style:text-properties fo:font-size="12pt" style:font-size-asian="12pt" style:font-size-complex="12pt"/>
    </style:style>
    <style:style style:name="T35_96" style:family="text">
      <style:text-properties fo:font-size="12pt" style:font-size-asian="12pt" style:font-size-complex="12pt"/>
    </style:style>
    <style:style style:name="T35_97" style:family="text">
      <style:text-properties fo:font-size="12pt" style:font-size-asian="12pt" style:font-size-complex="12pt"/>
    </style:style>
    <style:style style:name="T35_98" style:family="text">
      <style:text-properties fo:font-size="12pt" style:font-size-asian="12pt" style:font-size-complex="12pt"/>
    </style:style>
    <style:style style:name="T35_99" style:family="text">
      <style:text-properties fo:font-size="12pt" style:font-size-asian="12pt" style:font-size-complex="12pt"/>
    </style:style>
    <style:style style:name="T35_100" style:family="text">
      <style:text-properties fo:font-size="12pt" style:font-size-asian="12pt" style:font-size-complex="12pt"/>
    </style:style>
    <style:style style:name="T35_101" style:family="text">
      <style:text-properties fo:font-size="12pt" style:font-size-asian="12pt" style:font-size-complex="12pt"/>
    </style:style>
    <style:style style:name="T35_102" style:family="text">
      <style:text-properties fo:font-size="12pt" style:font-size-asian="12pt" style:font-size-complex="12pt"/>
    </style:style>
    <style:style style:name="T35_103" style:family="text">
      <style:text-properties fo:font-size="12pt" style:font-size-asian="12pt" style:font-size-complex="12pt"/>
    </style:style>
    <style:style style:name="T35_104" style:family="text">
      <style:text-properties fo:font-size="12pt" style:font-size-asian="12pt" style:font-size-complex="12pt"/>
    </style:style>
    <style:style style:name="T35_105" style:family="text">
      <style:text-properties fo:font-size="12pt" style:font-size-asian="12pt" style:font-size-complex="12pt"/>
    </style:style>
    <style:style style:name="T35_106" style:family="text">
      <style:text-properties fo:font-size="12pt" style:font-size-asian="12pt" style:font-size-complex="12pt"/>
    </style:style>
    <style:style style:name="T35_107" style:family="text">
      <style:text-properties fo:font-size="12pt" style:font-size-asian="12pt" style:font-size-complex="12pt"/>
    </style:style>
    <style:style style:name="T35_108" style:family="text">
      <style:text-properties fo:font-size="12pt" style:font-size-asian="12pt" style:font-size-complex="12pt"/>
    </style:style>
    <style:style style:name="T35_109" style:family="text">
      <style:text-properties fo:font-size="12pt" style:font-size-asian="12pt" style:font-size-complex="12pt"/>
    </style:style>
    <style:style style:name="T35_110" style:family="text">
      <style:text-properties fo:font-size="12pt" style:font-size-asian="12pt" style:font-size-complex="12pt"/>
    </style:style>
    <style:style style:name="T35_111" style:family="text">
      <style:text-properties fo:font-size="12pt" style:font-size-asian="12pt" style:font-size-complex="12pt"/>
    </style:style>
    <style:style style:name="T35_112" style:family="text">
      <style:text-properties fo:font-size="12pt" style:font-size-asian="12pt" style:font-size-complex="12pt"/>
    </style:style>
    <style:style style:name="T35_113" style:family="text">
      <style:text-properties fo:font-size="12pt" style:font-size-asian="12pt" style:font-size-complex="12pt"/>
    </style:style>
    <style:style style:name="T35_114" style:family="text">
      <style:text-properties fo:font-size="12pt" style:font-size-asian="12pt" style:font-size-complex="12pt"/>
    </style:style>
    <style:style style:name="T35_115" style:family="text">
      <style:text-properties fo:font-size="12pt" style:font-size-asian="12pt" style:font-size-complex="12pt"/>
    </style:style>
    <style:style style:name="T35_116" style:family="text">
      <style:text-properties fo:font-size="12pt" style:font-size-asian="12pt" style:font-size-complex="12pt"/>
    </style:style>
    <style:style style:name="T35_117" style:family="text">
      <style:text-properties fo:font-size="12pt" style:font-size-asian="12pt" style:font-size-complex="12pt"/>
    </style:style>
    <style:style style:name="T35_118" style:family="text">
      <style:text-properties fo:font-size="12pt" style:font-size-asian="12pt" style:font-size-complex="12pt"/>
    </style:style>
    <style:style style:name="T35_119" style:family="text">
      <style:text-properties fo:font-size="12pt" style:font-size-asian="12pt" style:font-size-complex="12pt"/>
    </style:style>
    <style:style style:name="T35_120" style:family="text">
      <style:text-properties fo:font-size="12pt" style:font-size-asian="12pt" style:font-size-complex="12pt"/>
    </style:style>
    <style:style style:name="T35_121" style:family="text">
      <style:text-properties fo:font-size="12pt" style:font-size-asian="12pt" style:font-size-complex="12pt"/>
    </style:style>
    <style:style style:name="T35_122" style:family="text">
      <style:text-properties fo:font-size="12pt" style:font-size-asian="12pt" style:font-size-complex="12pt"/>
    </style:style>
    <style:style style:name="T35_123" style:family="text">
      <style:text-properties fo:font-size="12pt" style:font-size-asian="12pt" style:font-size-complex="12pt"/>
    </style:style>
    <style:style style:name="T35_124" style:family="text">
      <style:text-properties fo:font-size="12pt" style:font-size-asian="12pt" style:font-size-complex="12pt"/>
    </style:style>
    <style:style style:name="T35_125" style:family="text">
      <style:text-properties fo:font-size="12pt" style:font-size-asian="12pt" style:font-size-complex="12pt"/>
    </style:style>
    <style:style style:name="T35_126" style:family="text">
      <style:text-properties fo:font-size="12pt" style:font-size-asian="12pt" style:font-size-complex="12pt"/>
    </style:style>
    <style:style style:name="T35_127" style:family="text">
      <style:text-properties fo:font-size="12pt" style:font-size-asian="12pt" style:font-size-complex="12pt"/>
    </style:style>
    <style:style style:name="T35_128" style:family="text">
      <style:text-properties fo:font-size="12pt" style:font-size-asian="12pt" style:font-size-complex="12pt"/>
    </style:style>
    <style:style style:name="T35_129" style:family="text">
      <style:text-properties fo:font-size="12pt" style:font-size-asian="12pt" style:font-size-complex="12pt"/>
    </style:style>
    <style:style style:name="T35_130" style:family="text">
      <style:text-properties fo:font-size="12pt" style:font-size-asian="12pt" style:font-size-complex="12pt"/>
    </style:style>
    <style:style style:name="T35_131" style:family="text">
      <style:text-properties fo:font-size="12pt" style:font-size-asian="12pt" style:font-size-complex="12pt"/>
    </style:style>
    <style:style style:name="T35_132" style:family="text">
      <style:text-properties fo:font-size="12pt" style:font-size-asian="12pt" style:font-size-complex="12pt"/>
    </style:style>
    <style:style style:name="T35_133" style:family="text">
      <style:text-properties fo:font-size="12pt" style:font-size-asian="12pt" style:font-size-complex="12pt"/>
    </style:style>
    <style:style style:name="T35_134" style:family="text">
      <style:text-properties fo:font-size="12pt" style:font-size-asian="12pt" style:font-size-complex="12pt"/>
    </style:style>
    <style:style style:name="T35_135" style:family="text">
      <style:text-properties fo:font-size="12pt" style:font-size-asian="12pt" style:font-size-complex="12pt"/>
    </style:style>
    <style:style style:name="T35_136" style:family="text">
      <style:text-properties fo:font-size="12pt" style:font-size-asian="12pt" style:font-size-complex="12pt"/>
    </style:style>
    <style:style style:name="T35_137" style:family="text">
      <style:text-properties fo:font-size="12pt" style:font-size-asian="12pt" style:font-size-complex="12pt"/>
    </style:style>
    <style:style style:name="T35_138" style:family="text">
      <style:text-properties fo:font-size="12pt" style:font-size-asian="12pt" style:font-size-complex="12pt"/>
    </style:style>
    <style:style style:name="T35_139" style:family="text">
      <style:text-properties fo:font-size="12pt" style:font-size-asian="12pt" style:font-size-complex="12pt"/>
    </style:style>
    <style:style style:name="T35_140" style:family="text">
      <style:text-properties fo:font-size="12pt" style:font-size-asian="12pt" style:font-size-complex="12pt"/>
    </style:style>
    <style:style style:name="T35_141" style:family="text">
      <style:text-properties fo:font-size="12pt" style:font-size-asian="12pt" style:font-size-complex="12pt"/>
    </style:style>
    <style:style style:name="T35_142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T36_35" style:family="text">
      <style:text-properties fo:font-size="12pt" style:font-size-asian="12pt" style:font-size-complex="12pt"/>
    </style:style>
    <style:style style:name="T36_36" style:family="text">
      <style:text-properties fo:font-size="12pt" style:font-size-asian="12pt" style:font-size-complex="12pt"/>
    </style:style>
    <style:style style:name="T36_37" style:family="text">
      <style:text-properties fo:font-size="12pt" style:font-size-asian="12pt" style:font-size-complex="12pt"/>
    </style:style>
    <style:style style:name="T36_38" style:family="text">
      <style:text-properties fo:font-size="12pt" style:font-size-asian="12pt" style:font-size-complex="12pt"/>
    </style:style>
    <style:style style:name="T36_39" style:family="text">
      <style:text-properties fo:font-size="12pt" style:font-size-asian="12pt" style:font-size-complex="12pt"/>
    </style:style>
    <style:style style:name="T36_40" style:family="text">
      <style:text-properties fo:font-size="12pt" style:font-size-asian="12pt" style:font-size-complex="12pt"/>
    </style:style>
    <style:style style:name="Table1" style:family="table">
      <style:table-properties table:align="left" style:width="6.001cm" fo:margin-left="0cm"/>
    </style:style>
    <style:style style:name="Column1" style:family="table-column">
      <style:table-column-properties style:column-width="2cm"/>
    </style:style>
    <style:style style:name="Column2" style:family="table-column">
      <style:table-column-properties style:column-width="2cm"/>
    </style:style>
    <style:style style:name="Column3" style:family="table-column">
      <style:table-column-properties style:column-width="2cm"/>
    </style:style>
    <style:style style:name="Row1" style:family="table-row"/>
    <style:style style:name="Cell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T52_5" style:family="text">
      <style:text-properties fo:font-size="12pt" style:font-size-asian="12pt" style:font-size-complex="12pt"/>
    </style:style>
    <style:style style:name="T52_6" style:family="text">
      <style:text-properties fo:font-size="12pt" style:font-size-asian="12pt" style:font-size-complex="12pt"/>
    </style:style>
    <style:style style:name="T52_7" style:family="text">
      <style:text-properties fo:font-size="12pt" style:font-size-asian="12pt" style:font-size-complex="12pt"/>
    </style:style>
    <style:style style:name="T52_8" style:family="text">
      <style:text-properties fo:font-size="12pt" style:font-size-asian="12pt" style:font-size-complex="12pt"/>
    </style:style>
    <style:style style:name="T52_9" style:family="text">
      <style:text-properties fo:font-size="12pt" style:font-size-asian="12pt" style:font-size-complex="12pt"/>
    </style:style>
    <style:style style:name="T52_10" style:family="text">
      <style:text-properties fo:font-size="12pt" style:font-size-asian="12pt" style:font-size-complex="12pt"/>
    </style:style>
    <style:style style:name="T52_11" style:family="text">
      <style:text-properties fo:font-size="12pt" style:font-size-asian="12pt" style:font-size-complex="12pt"/>
    </style:style>
    <style:style style:name="T52_12" style:family="text">
      <style:text-properties fo:font-size="12pt" style:font-size-asian="12pt" style:font-size-complex="12pt"/>
    </style:style>
    <style:style style:name="T52_13" style:family="text">
      <style:text-properties fo:font-size="12pt" style:font-size-asian="12pt" style:font-size-complex="12pt"/>
    </style:style>
    <style:style style:name="T52_14" style:family="text">
      <style:text-properties fo:font-size="12pt" style:font-size-asian="12pt" style:font-size-complex="12pt"/>
    </style:style>
    <style:style style:name="T52_15" style:family="text">
      <style:text-properties fo:font-size="12pt" style:font-size-asian="12pt" style:font-size-complex="12pt"/>
    </style:style>
    <style:style style:name="T52_16" style:family="text">
      <style:text-properties fo:font-size="12pt" style:font-size-asian="12pt" style:font-size-complex="12pt"/>
    </style:style>
    <style:style style:name="T52_17" style:family="text">
      <style:text-properties fo:font-size="12pt" style:font-size-asian="12pt" style:font-size-complex="12pt"/>
    </style:style>
    <style:style style:name="T52_18" style:family="text">
      <style:text-properties fo:font-size="12pt" style:font-size-asian="12pt" style:font-size-complex="12pt"/>
    </style:style>
    <style:style style:name="T52_19" style:family="text">
      <style:text-properties fo:font-size="12pt" style:font-size-asian="12pt" style:font-size-complex="12pt"/>
    </style:style>
    <style:style style:name="T52_20" style:family="text">
      <style:text-properties fo:font-size="12pt" style:font-size-asian="12pt" style:font-size-complex="12pt"/>
    </style:style>
    <style:style style:name="T52_21" style:family="text">
      <style:text-properties fo:font-size="12pt" style:font-size-asian="12pt" style:font-size-complex="12pt"/>
    </style:style>
    <style:style style:name="T52_22" style:family="text">
      <style:text-properties fo:font-size="12pt" style:font-size-asian="12pt" style:font-size-complex="12pt"/>
    </style:style>
    <style:style style:name="T52_23" style:family="text">
      <style:text-properties fo:font-size="12pt" style:font-size-asian="12pt" style:font-size-complex="12pt"/>
    </style:style>
    <style:style style:name="T52_24" style:family="text">
      <style:text-properties fo:font-size="12pt" style:font-size-asian="12pt" style:font-size-complex="12pt"/>
    </style:style>
    <style:style style:name="T52_25" style:family="text">
      <style:text-properties fo:font-size="12pt" style:font-size-asian="12pt" style:font-size-complex="12pt"/>
    </style:style>
    <style:style style:name="T52_26" style:family="text">
      <style:text-properties fo:font-size="12pt" style:font-size-asian="12pt" style:font-size-complex="12pt"/>
    </style:style>
    <style:style style:name="T52_27" style:family="text">
      <style:text-properties fo:font-size="12pt" style:font-size-asian="12pt" style:font-size-complex="12pt"/>
    </style:style>
    <style:style style:name="T52_28" style:family="text">
      <style:text-properties fo:font-size="12pt" style:font-size-asian="12pt" style:font-size-complex="12pt"/>
    </style:style>
    <style:style style:name="T52_29" style:family="text">
      <style:text-properties fo:font-size="12pt" style:font-size-asian="12pt" style:font-size-complex="12pt"/>
    </style:style>
    <style:style style:name="T52_30" style:family="text">
      <style:text-properties fo:font-size="12pt" style:font-size-asian="12pt" style:font-size-complex="12pt"/>
    </style:style>
    <style:style style:name="T52_31" style:family="text">
      <style:text-properties fo:font-size="12pt" style:font-size-asian="12pt" style:font-size-complex="12pt"/>
    </style:style>
    <style:style style:name="T52_32" style:family="text">
      <style:text-properties fo:font-size="12pt" style:font-size-asian="12pt" style:font-size-complex="12pt"/>
    </style:style>
    <style:style style:name="T52_33" style:family="text">
      <style:text-properties fo:font-size="12pt" style:font-size-asian="12pt" style:font-size-complex="12pt"/>
    </style:style>
    <style:style style:name="T52_34" style:family="text">
      <style:text-properties fo:font-size="12pt" style:font-size-asian="12pt" style:font-size-complex="12pt"/>
    </style:style>
    <style:style style:name="T52_35" style:family="text">
      <style:text-properties fo:font-size="12pt" style:font-size-asian="12pt" style:font-size-complex="12pt"/>
    </style:style>
    <style:style style:name="T52_36" style:family="text">
      <style:text-properties fo:font-size="12pt" style:font-size-asian="12pt" style:font-size-complex="12pt"/>
    </style:style>
    <style:style style:name="T52_37" style:family="text">
      <style:text-properties fo:font-size="12pt" style:font-size-asian="12pt" style:font-size-complex="12pt"/>
    </style:style>
    <style:style style:name="T52_38" style:family="text">
      <style:text-properties fo:font-size="12pt" style:font-size-asian="12pt" style:font-size-complex="12pt"/>
    </style:style>
    <style:style style:name="T52_39" style:family="text">
      <style:text-properties fo:font-size="12pt" style:font-size-asian="12pt" style:font-size-complex="12pt"/>
    </style:style>
    <style:style style:name="T52_40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T53_16" style:family="text">
      <style:text-properties fo:font-size="12pt" style:font-size-asian="12pt" style:font-size-complex="12pt"/>
    </style:style>
    <style:style style:name="T53_17" style:family="text">
      <style:text-properties fo:font-size="12pt" style:font-size-asian="12pt" style:font-size-complex="12pt"/>
    </style:style>
    <style:style style:name="T53_18" style:family="text">
      <style:text-properties fo:font-size="12pt" style:font-size-asian="12pt" style:font-size-complex="12pt"/>
    </style:style>
    <style:style style:name="T53_19" style:family="text">
      <style:text-properties fo:font-size="12pt" style:font-size-asian="12pt" style:font-size-complex="12pt"/>
    </style:style>
    <style:style style:name="T53_20" style:family="text">
      <style:text-properties fo:font-size="12pt" style:font-size-asian="12pt" style:font-size-complex="12pt"/>
    </style:style>
    <style:style style:name="T53_21" style:family="text">
      <style:text-properties fo:font-size="12pt" style:font-size-asian="12pt" style:font-size-complex="12pt"/>
    </style:style>
    <style:style style:name="T53_22" style:family="text">
      <style:text-properties fo:font-size="12pt" style:font-size-asian="12pt" style:font-size-complex="12pt"/>
    </style:style>
    <style:style style:name="T53_23" style:family="text">
      <style:text-properties fo:font-size="12pt" style:font-size-asian="12pt" style:font-size-complex="12pt"/>
    </style:style>
    <style:style style:name="T53_24" style:family="text">
      <style:text-properties fo:font-size="12pt" style:font-size-asian="12pt" style:font-size-complex="12pt"/>
    </style:style>
    <style:style style:name="T53_25" style:family="text">
      <style:text-properties fo:font-size="12pt" style:font-size-asian="12pt" style:font-size-complex="12pt"/>
    </style:style>
    <style:style style:name="T53_26" style:family="text">
      <style:text-properties fo:font-size="12pt" style:font-size-asian="12pt" style:font-size-complex="12pt"/>
    </style:style>
    <style:style style:name="T53_27" style:family="text">
      <style:text-properties fo:font-size="12pt" style:font-size-asian="12pt" style:font-size-complex="12pt"/>
    </style:style>
    <style:style style:name="T53_28" style:family="text">
      <style:text-properties fo:font-size="12pt" style:font-size-asian="12pt" style:font-size-complex="12pt"/>
    </style:style>
    <style:style style:name="T53_29" style:family="text">
      <style:text-properties fo:font-size="12pt" style:font-size-asian="12pt" style:font-size-complex="12pt"/>
    </style:style>
    <style:style style:name="T53_30" style:family="text">
      <style:text-properties fo:font-size="12pt" style:font-size-asian="12pt" style:font-size-complex="12pt"/>
    </style:style>
    <style:style style:name="T53_31" style:family="text">
      <style:text-properties fo:font-size="12pt" style:font-size-asian="12pt" style:font-size-complex="12pt"/>
    </style:style>
    <style:style style:name="T53_32" style:family="text">
      <style:text-properties fo:font-size="12pt" style:font-size-asian="12pt" style:font-size-complex="12pt"/>
    </style:style>
    <style:style style:name="T53_33" style:family="text">
      <style:text-properties fo:font-size="12pt" style:font-size-asian="12pt" style:font-size-complex="12pt"/>
    </style:style>
    <style:style style:name="T53_34" style:family="text">
      <style:text-properties fo:font-size="12pt" style:font-size-asian="12pt" style:font-size-complex="12pt"/>
    </style:style>
    <style:style style:name="T53_35" style:family="text">
      <style:text-properties fo:font-size="12pt" style:font-size-asian="12pt" style:font-size-complex="12pt"/>
    </style:style>
    <style:style style:name="T53_36" style:family="text">
      <style:text-properties fo:font-size="12pt" style:font-size-asian="12pt" style:font-size-complex="12pt"/>
    </style:style>
    <style:style style:name="T53_37" style:family="text">
      <style:text-properties fo:font-size="12pt" style:font-size-asian="12pt" style:font-size-complex="12pt"/>
    </style:style>
    <style:style style:name="T53_38" style:family="text">
      <style:text-properties fo:font-size="12pt" style:font-size-asian="12pt" style:font-size-complex="12pt"/>
    </style:style>
    <style:style style:name="T53_39" style:family="text">
      <style:text-properties fo:font-size="12pt" style:font-size-asian="12pt" style:font-size-complex="12pt"/>
    </style:style>
    <style:style style:name="T53_40" style:family="text">
      <style:text-properties fo:font-size="12pt" style:font-size-asian="12pt" style:font-size-complex="12pt"/>
    </style:style>
    <style:style style:name="T53_41" style:family="text">
      <style:text-properties fo:font-size="12pt" style:font-size-asian="12pt" style:font-size-complex="12pt"/>
    </style:style>
    <style:style style:name="T53_42" style:family="text">
      <style:text-properties fo:font-size="12pt" style:font-size-asian="12pt" style:font-size-complex="12pt"/>
    </style:style>
    <style:style style:name="T53_43" style:family="text">
      <style:text-properties fo:font-size="12pt" style:font-size-asian="12pt" style:font-size-complex="12pt"/>
    </style:style>
    <style:style style:name="T53_44" style:family="text">
      <style:text-properties fo:font-size="12pt" style:font-size-asian="12pt" style:font-size-complex="12pt"/>
    </style:style>
    <style:style style:name="T53_45" style:family="text">
      <style:text-properties fo:font-size="12pt" style:font-size-asian="12pt" style:font-size-complex="12pt"/>
    </style:style>
    <style:style style:name="T53_46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font-size="12pt" style:font-size-asian="12pt" style:font-size-complex="12pt"/>
    </style:style>
    <style:style style:name="T54_8" style:family="text">
      <style:text-properties fo:font-size="12pt" style:font-size-asian="12pt" style:font-size-complex="12pt"/>
    </style:style>
    <style:style style:name="T54_9" style:family="text">
      <style:text-properties fo:font-size="12pt" style:font-size-asian="12pt" style:font-size-complex="12pt"/>
    </style:style>
    <style:style style:name="T54_10" style:family="text">
      <style:text-properties fo:font-size="12pt" style:font-size-asian="12pt" style:font-size-complex="12pt"/>
    </style:style>
    <style:style style:name="T54_11" style:family="text">
      <style:text-properties fo:font-size="12pt" style:font-size-asian="12pt" style:font-size-complex="12pt"/>
    </style:style>
    <style:style style:name="T54_12" style:family="text">
      <style:text-properties fo:font-size="12pt" style:font-size-asian="12pt" style:font-size-complex="12pt"/>
    </style:style>
    <style:style style:name="T54_13" style:family="text">
      <style:text-properties fo:font-size="12pt" style:font-size-asian="12pt" style:font-size-complex="12pt"/>
    </style:style>
    <style:style style:name="T54_14" style:family="text">
      <style:text-properties fo:font-size="12pt" style:font-size-asian="12pt" style:font-size-complex="12pt"/>
    </style:style>
    <style:style style:name="T54_15" style:family="text">
      <style:text-properties fo:font-size="12pt" style:font-size-asian="12pt" style:font-size-complex="12pt"/>
    </style:style>
    <style:style style:name="T54_16" style:family="text">
      <style:text-properties fo:font-size="12pt" style:font-size-asian="12pt" style:font-size-complex="12pt"/>
    </style:style>
    <style:style style:name="T54_17" style:family="text">
      <style:text-properties fo:font-size="12pt" style:font-size-asian="12pt" style:font-size-complex="12pt"/>
    </style:style>
    <style:style style:name="T54_18" style:family="text">
      <style:text-properties fo:font-size="12pt" style:font-size-asian="12pt" style:font-size-complex="12pt"/>
    </style:style>
    <style:style style:name="T54_19" style:family="text">
      <style:text-properties fo:font-size="12pt" style:font-size-asian="12pt" style:font-size-complex="12pt"/>
    </style:style>
    <style:style style:name="T54_20" style:family="text">
      <style:text-properties fo:font-size="12pt" style:font-size-asian="12pt" style:font-size-complex="12pt"/>
    </style:style>
    <style:style style:name="T54_21" style:family="text">
      <style:text-properties fo:font-size="12pt" style:font-size-asian="12pt" style:font-size-complex="12pt"/>
    </style:style>
    <style:style style:name="T54_22" style:family="text">
      <style:text-properties fo:font-size="12pt" style:font-size-asian="12pt" style:font-size-complex="12pt"/>
    </style:style>
    <style:style style:name="T54_23" style:family="text">
      <style:text-properties fo:font-size="12pt" style:font-size-asian="12pt" style:font-size-complex="12pt"/>
    </style:style>
    <style:style style:name="T54_24" style:family="text">
      <style:text-properties fo:font-size="12pt" style:font-size-asian="12pt" style:font-size-complex="12pt"/>
    </style:style>
    <style:style style:name="T54_25" style:family="text">
      <style:text-properties fo:font-size="12pt" style:font-size-asian="12pt" style:font-size-complex="12pt"/>
    </style:style>
    <style:style style:name="T54_26" style:family="text">
      <style:text-properties fo:font-size="12pt" style:font-size-asian="12pt" style:font-size-complex="12pt"/>
    </style:style>
    <style:style style:name="T54_27" style:family="text">
      <style:text-properties fo:font-size="12pt" style:font-size-asian="12pt" style:font-size-complex="12pt"/>
    </style:style>
    <style:style style:name="T54_28" style:family="text">
      <style:text-properties fo:font-size="12pt" style:font-size-asian="12pt" style:font-size-complex="12pt"/>
    </style:style>
    <style:style style:name="T54_29" style:family="text">
      <style:text-properties fo:font-size="12pt" style:font-size-asian="12pt" style:font-size-complex="12pt"/>
    </style:style>
    <style:style style:name="T54_30" style:family="text">
      <style:text-properties fo:font-size="12pt" style:font-size-asian="12pt" style:font-size-complex="12pt"/>
    </style:style>
    <style:style style:name="T54_31" style:family="text">
      <style:text-properties fo:font-size="12pt" style:font-size-asian="12pt" style:font-size-complex="12pt"/>
    </style:style>
    <style:style style:name="T54_32" style:family="text">
      <style:text-properties fo:font-size="12pt" style:font-size-asian="12pt" style:font-size-complex="12pt"/>
    </style:style>
    <style:style style:name="T54_33" style:family="text">
      <style:text-properties fo:font-size="12pt" style:font-size-asian="12pt" style:font-size-complex="12pt"/>
    </style:style>
    <style:style style:name="T54_34" style:family="text">
      <style:text-properties fo:font-size="12pt" style:font-size-asian="12pt" style:font-size-complex="12pt"/>
    </style:style>
    <style:style style:name="T54_35" style:family="text">
      <style:text-properties fo:font-size="12pt" style:font-size-asian="12pt" style:font-size-complex="12pt"/>
    </style:style>
    <style:style style:name="T54_36" style:family="text">
      <style:text-properties fo:font-size="12pt" style:font-size-asian="12pt" style:font-size-complex="12pt"/>
    </style:style>
    <style:style style:name="T54_37" style:family="text">
      <style:text-properties fo:font-size="12pt" style:font-size-asian="12pt" style:font-size-complex="12pt"/>
    </style:style>
    <style:style style:name="T54_38" style:family="text">
      <style:text-properties fo:font-size="12pt" style:font-size-asian="12pt" style:font-size-complex="12pt"/>
    </style:style>
    <style:style style:name="T54_39" style:family="text">
      <style:text-properties fo:font-size="12pt" style:font-size-asian="12pt" style:font-size-complex="12pt"/>
    </style:style>
    <style:style style:name="T54_40" style:family="text">
      <style:text-properties fo:font-size="12pt" style:font-size-asian="12pt" style:font-size-complex="12pt"/>
    </style:style>
    <style:style style:name="T54_41" style:family="text">
      <style:text-properties fo:font-size="12pt" style:font-size-asian="12pt" style:font-size-complex="12pt"/>
    </style:style>
    <style:style style:name="T54_42" style:family="text">
      <style:text-properties fo:font-size="12pt" style:font-size-asian="12pt" style:font-size-complex="12pt"/>
    </style:style>
    <style:style style:name="T54_43" style:family="text">
      <style:text-properties fo:font-size="12pt" style:font-size-asian="12pt" style:font-size-complex="12pt"/>
    </style:style>
    <style:style style:name="T54_44" style:family="text">
      <style:text-properties fo:font-size="12pt" style:font-size-asian="12pt" style:font-size-complex="12pt"/>
    </style:style>
    <style:style style:name="T54_45" style:family="text">
      <style:text-properties fo:font-size="12pt" style:font-size-asian="12pt" style:font-size-complex="12pt"/>
    </style:style>
    <style:style style:name="T54_46" style:family="text">
      <style:text-properties fo:font-size="12pt" style:font-size-asian="12pt" style:font-size-complex="12pt"/>
    </style:style>
    <style:style style:name="T54_47" style:family="text">
      <style:text-properties fo:font-size="12pt" style:font-size-asian="12pt" style:font-size-complex="12pt"/>
    </style:style>
    <style:style style:name="T54_48" style:family="text">
      <style:text-properties fo:font-size="12pt" style:font-size-asian="12pt" style:font-size-complex="12pt"/>
    </style:style>
    <style:style style:name="T54_49" style:family="text">
      <style:text-properties fo:font-size="12pt" style:font-size-asian="12pt" style:font-size-complex="12pt"/>
    </style:style>
    <style:style style:name="T54_50" style:family="text">
      <style:text-properties fo:font-size="12pt" style:font-size-asian="12pt" style:font-size-complex="12pt"/>
    </style:style>
    <style:style style:name="P55" style:family="paragraph" style:parent-style-name="Heading_20_4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T56_8" style:family="text">
      <style:text-properties fo:font-size="12pt" style:font-size-asian="12pt" style:font-size-complex="12pt"/>
    </style:style>
    <style:style style:name="T56_9" style:family="text">
      <style:text-properties fo:font-size="12pt" style:font-size-asian="12pt" style:font-size-complex="12pt"/>
    </style:style>
    <style:style style:name="T56_10" style:family="text">
      <style:text-properties fo:font-size="12pt" style:font-size-asian="12pt" style:font-size-complex="12pt"/>
    </style:style>
    <style:style style:name="T56_11" style:family="text">
      <style:text-properties fo:font-size="12pt" style:font-size-asian="12pt" style:font-size-complex="12pt"/>
    </style:style>
    <style:style style:name="T56_12" style:family="text">
      <style:text-properties fo:font-size="12pt" style:font-size-asian="12pt" style:font-size-complex="12pt"/>
    </style:style>
    <style:style style:name="T56_13" style:family="text">
      <style:text-properties fo:font-size="12pt" style:font-size-asian="12pt" style:font-size-complex="12pt"/>
    </style:style>
    <style:style style:name="T56_14" style:family="text">
      <style:text-properties fo:font-size="12pt" style:font-size-asian="12pt" style:font-size-complex="12pt"/>
    </style:style>
    <style:style style:name="T56_15" style:family="text">
      <style:text-properties fo:font-size="12pt" style:font-size-asian="12pt" style:font-size-complex="12pt"/>
    </style:style>
    <style:style style:name="T56_16" style:family="text">
      <style:text-properties fo:font-size="12pt" style:font-size-asian="12pt" style:font-size-complex="12pt"/>
    </style:style>
    <style:style style:name="T56_17" style:family="text">
      <style:text-properties fo:font-size="12pt" style:font-size-asian="12pt" style:font-size-complex="12pt"/>
    </style:style>
    <style:style style:name="T56_18" style:family="text">
      <style:text-properties fo:font-size="12pt" style:font-size-asian="12pt" style:font-size-complex="12pt"/>
    </style:style>
    <style:style style:name="T56_19" style:family="text">
      <style:text-properties fo:font-size="12pt" style:font-size-asian="12pt" style:font-size-complex="12pt"/>
    </style:style>
    <style:style style:name="T56_20" style:family="text">
      <style:text-properties fo:font-size="12pt" style:font-size-asian="12pt" style:font-size-complex="12pt"/>
    </style:style>
    <style:style style:name="T56_21" style:family="text">
      <style:text-properties fo:font-size="12pt" style:font-size-asian="12pt" style:font-size-complex="12pt"/>
    </style:style>
    <style:style style:name="T56_22" style:family="text">
      <style:text-properties fo:font-size="12pt" style:font-size-asian="12pt" style:font-size-complex="12pt"/>
    </style:style>
    <style:style style:name="T56_23" style:family="text">
      <style:text-properties fo:font-size="12pt" style:font-size-asian="12pt" style:font-size-complex="12pt"/>
    </style:style>
    <style:style style:name="T56_24" style:family="text">
      <style:text-properties fo:font-size="12pt" style:font-size-asian="12pt" style:font-size-complex="12pt"/>
    </style:style>
    <style:style style:name="T56_25" style:family="text">
      <style:text-properties fo:font-size="12pt" style:font-size-asian="12pt" style:font-size-complex="12pt"/>
    </style:style>
    <style:style style:name="T56_26" style:family="text">
      <style:text-properties fo:font-size="12pt" style:font-size-asian="12pt" style:font-size-complex="12pt"/>
    </style:style>
    <style:style style:name="T56_27" style:family="text">
      <style:text-properties fo:font-size="12pt" style:font-size-asian="12pt" style:font-size-complex="12pt"/>
    </style:style>
    <style:style style:name="T56_28" style:family="text">
      <style:text-properties fo:font-size="12pt" style:font-size-asian="12pt" style:font-size-complex="12pt"/>
    </style:style>
    <style:style style:name="T56_29" style:family="text">
      <style:text-properties fo:font-size="12pt" style:font-size-asian="12pt" style:font-size-complex="12pt"/>
    </style:style>
    <style:style style:name="T56_30" style:family="text">
      <style:text-properties fo:font-size="12pt" style:font-size-asian="12pt" style:font-size-complex="12pt"/>
    </style:style>
    <style:style style:name="T56_31" style:family="text">
      <style:text-properties fo:font-size="12pt" style:font-size-asian="12pt" style:font-size-complex="12pt"/>
    </style:style>
    <style:style style:name="T56_32" style:family="text">
      <style:text-properties fo:font-size="12pt" style:font-size-asian="12pt" style:font-size-complex="12pt"/>
    </style:style>
    <style:style style:name="T56_33" style:family="text">
      <style:text-properties fo:font-size="12pt" style:font-size-asian="12pt" style:font-size-complex="12pt"/>
    </style:style>
    <style:style style:name="T56_34" style:family="text">
      <style:text-properties fo:font-size="12pt" style:font-size-asian="12pt" style:font-size-complex="12pt"/>
    </style:style>
    <style:style style:name="T56_35" style:family="text">
      <style:text-properties fo:font-size="12pt" style:font-size-asian="12pt" style:font-size-complex="12pt"/>
    </style:style>
    <style:style style:name="T56_36" style:family="text">
      <style:text-properties fo:font-size="12pt" style:font-size-asian="12pt" style:font-size-complex="12pt"/>
    </style:style>
    <style:style style:name="T56_37" style:family="text">
      <style:text-properties fo:font-size="12pt" style:font-size-asian="12pt" style:font-size-complex="12pt"/>
    </style:style>
    <style:style style:name="T56_38" style:family="text">
      <style:text-properties fo:font-size="12pt" style:font-size-asian="12pt" style:font-size-complex="12pt"/>
    </style:style>
    <style:style style:name="T56_39" style:family="text">
      <style:text-properties fo:font-size="12pt" style:font-size-asian="12pt" style:font-size-complex="12pt"/>
    </style:style>
    <style:style style:name="T56_40" style:family="text">
      <style:text-properties fo:font-size="12pt" style:font-size-asian="12pt" style:font-size-complex="12pt"/>
    </style:style>
    <style:style style:name="T56_41" style:family="text">
      <style:text-properties fo:font-size="12pt" style:font-size-asian="12pt" style:font-size-complex="12pt"/>
    </style:style>
    <style:style style:name="T56_42" style:family="text">
      <style:text-properties fo:font-size="12pt" style:font-size-asian="12pt" style:font-size-complex="12pt"/>
    </style:style>
    <style:style style:name="T56_43" style:family="text">
      <style:text-properties fo:font-size="12pt" style:font-size-asian="12pt" style:font-size-complex="12pt"/>
    </style:style>
    <style:style style:name="T56_44" style:family="text">
      <style:text-properties fo:font-size="12pt" style:font-size-asian="12pt" style:font-size-complex="12pt"/>
    </style:style>
    <style:style style:name="T56_45" style:family="text">
      <style:text-properties fo:font-size="12pt" style:font-size-asian="12pt" style:font-size-complex="12pt"/>
    </style:style>
    <style:style style:name="T56_46" style:family="text">
      <style:text-properties fo:font-size="12pt" style:font-size-asian="12pt" style:font-size-complex="12pt"/>
    </style:style>
    <style:style style:name="T56_47" style:family="text">
      <style:text-properties fo:font-size="12pt" style:font-size-asian="12pt" style:font-size-complex="12pt"/>
    </style:style>
    <style:style style:name="T56_48" style:family="text">
      <style:text-properties fo:font-size="12pt" style:font-size-asian="12pt" style:font-size-complex="12pt"/>
    </style:style>
    <style:style style:name="T56_49" style:family="text">
      <style:text-properties fo:font-size="12pt" style:font-size-asian="12pt" style:font-size-complex="12pt"/>
    </style:style>
    <style:style style:name="T56_50" style:family="text">
      <style:text-properties fo:font-size="12pt" style:font-size-asian="12pt" style:font-size-complex="12pt"/>
    </style:style>
    <style:style style:name="T56_51" style:family="text">
      <style:text-properties fo:font-size="12pt" style:font-size-asian="12pt" style:font-size-complex="12pt"/>
    </style:style>
    <style:style style:name="T56_52" style:family="text">
      <style:text-properties fo:font-size="12pt" style:font-size-asian="12pt" style:font-size-complex="12pt"/>
    </style:style>
    <style:style style:name="T56_53" style:family="text">
      <style:text-properties fo:font-size="12pt" style:font-size-asian="12pt" style:font-size-complex="12pt"/>
    </style:style>
    <style:style style:name="T56_54" style:family="text">
      <style:text-properties fo:font-size="12pt" style:font-size-asian="12pt" style:font-size-complex="12pt"/>
    </style:style>
    <style:style style:name="T56_55" style:family="text">
      <style:text-properties fo:font-size="12pt" style:font-size-asian="12pt" style:font-size-complex="12pt"/>
    </style:style>
    <style:style style:name="T56_56" style:family="text">
      <style:text-properties fo:font-size="12pt" style:font-size-asian="12pt" style:font-size-complex="12pt"/>
    </style:style>
    <style:style style:name="T56_57" style:family="text">
      <style:text-properties fo:font-size="12pt" style:font-size-asian="12pt" style:font-size-complex="12pt"/>
    </style:style>
    <style:style style:name="T56_58" style:family="text">
      <style:text-properties fo:font-size="12pt" style:font-size-asian="12pt" style:font-size-complex="12pt"/>
    </style:style>
    <style:style style:name="T56_59" style:family="text">
      <style:text-properties fo:font-size="12pt" style:font-size-asian="12pt" style:font-size-complex="12pt"/>
    </style:style>
    <style:style style:name="T56_60" style:family="text">
      <style:text-properties fo:font-size="12pt" style:font-size-asian="12pt" style:font-size-complex="12pt"/>
    </style:style>
    <style:style style:name="T56_61" style:family="text">
      <style:text-properties fo:font-size="12pt" style:font-size-asian="12pt" style:font-size-complex="12pt"/>
    </style:style>
    <style:style style:name="T56_62" style:family="text">
      <style:text-properties fo:font-size="12pt" style:font-size-asian="12pt" style:font-size-complex="12pt"/>
    </style:style>
    <style:style style:name="T56_63" style:family="text">
      <style:text-properties fo:font-size="12pt" style:font-size-asian="12pt" style:font-size-complex="12pt"/>
    </style:style>
    <style:style style:name="T56_64" style:family="text">
      <style:text-properties fo:font-size="12pt" style:font-size-asian="12pt" style:font-size-complex="12pt"/>
    </style:style>
    <style:style style:name="T56_65" style:family="text">
      <style:text-properties fo:font-size="12pt" style:font-size-asian="12pt" style:font-size-complex="12pt"/>
    </style:style>
    <style:style style:name="T56_66" style:family="text">
      <style:text-properties fo:font-size="12pt" style:font-size-asian="12pt" style:font-size-complex="12pt"/>
    </style:style>
    <style:style style:name="T56_67" style:family="text">
      <style:text-properties fo:font-size="12pt" style:font-size-asian="12pt" style:font-size-complex="12pt"/>
    </style:style>
    <style:style style:name="T56_68" style:family="text">
      <style:text-properties fo:font-size="12pt" style:font-size-asian="12pt" style:font-size-complex="12pt"/>
    </style:style>
    <style:style style:name="T56_69" style:family="text">
      <style:text-properties fo:font-size="12pt" style:font-size-asian="12pt" style:font-size-complex="12pt"/>
    </style:style>
    <style:style style:name="T56_70" style:family="text">
      <style:text-properties fo:font-size="12pt" style:font-size-asian="12pt" style:font-size-complex="12pt"/>
    </style:style>
    <style:style style:name="T56_71" style:family="text">
      <style:text-properties fo:font-size="12pt" style:font-size-asian="12pt" style:font-size-complex="12pt"/>
    </style:style>
    <style:style style:name="T56_72" style:family="text">
      <style:text-properties fo:font-size="12pt" style:font-size-asian="12pt" style:font-size-complex="12pt"/>
    </style:style>
    <style:style style:name="T56_73" style:family="text">
      <style:text-properties fo:font-size="12pt" style:font-size-asian="12pt" style:font-size-complex="12pt"/>
    </style:style>
    <style:style style:name="T56_74" style:family="text">
      <style:text-properties fo:font-size="12pt" style:font-size-asian="12pt" style:font-size-complex="12pt"/>
    </style:style>
    <style:style style:name="T56_75" style:family="text">
      <style:text-properties fo:font-size="12pt" style:font-size-asian="12pt" style:font-size-complex="12pt"/>
    </style:style>
    <style:style style:name="T56_76" style:family="text">
      <style:text-properties fo:font-size="12pt" style:font-size-asian="12pt" style:font-size-complex="12pt"/>
    </style:style>
    <style:style style:name="T56_77" style:family="text">
      <style:text-properties fo:font-size="12pt" style:font-size-asian="12pt" style:font-size-complex="12pt"/>
    </style:style>
    <style:style style:name="T56_78" style:family="text">
      <style:text-properties fo:font-size="12pt" style:font-size-asian="12pt" style:font-size-complex="12pt"/>
    </style:style>
    <style:style style:name="T56_79" style:family="text">
      <style:text-properties fo:font-size="12pt" style:font-size-asian="12pt" style:font-size-complex="12pt"/>
    </style:style>
    <style:style style:name="T56_80" style:family="text">
      <style:text-properties fo:font-size="12pt" style:font-size-asian="12pt" style:font-size-complex="12pt"/>
    </style:style>
    <style:style style:name="T56_81" style:family="text">
      <style:text-properties fo:font-size="12pt" style:font-size-asian="12pt" style:font-size-complex="12pt"/>
    </style:style>
    <style:style style:name="T56_82" style:family="text">
      <style:text-properties fo:font-size="12pt" style:font-size-asian="12pt" style:font-size-complex="12pt"/>
    </style:style>
    <style:style style:name="T56_83" style:family="text">
      <style:text-properties fo:font-size="12pt" style:font-size-asian="12pt" style:font-size-complex="12pt"/>
    </style:style>
    <style:style style:name="T56_84" style:family="text">
      <style:text-properties fo:font-size="12pt" style:font-size-asian="12pt" style:font-size-complex="12pt"/>
    </style:style>
    <style:style style:name="T56_85" style:family="text">
      <style:text-properties fo:font-size="12pt" style:font-size-asian="12pt" style:font-size-complex="12pt"/>
    </style:style>
    <style:style style:name="T56_86" style:family="text">
      <style:text-properties fo:font-size="12pt" style:font-size-asian="12pt" style:font-size-complex="12pt"/>
    </style:style>
    <style:style style:name="T56_87" style:family="text">
      <style:text-properties fo:font-size="12pt" style:font-size-asian="12pt" style:font-size-complex="12pt"/>
    </style:style>
    <style:style style:name="T56_88" style:family="text">
      <style:text-properties fo:font-size="12pt" style:font-size-asian="12pt" style:font-size-complex="12pt"/>
    </style:style>
    <style:style style:name="T56_89" style:family="text">
      <style:text-properties fo:font-size="12pt" style:font-size-asian="12pt" style:font-size-complex="12pt"/>
    </style:style>
    <style:style style:name="T56_90" style:family="text">
      <style:text-properties fo:font-size="12pt" style:font-size-asian="12pt" style:font-size-complex="12pt"/>
    </style:style>
    <style:style style:name="T56_91" style:family="text">
      <style:text-properties fo:font-size="12pt" style:font-size-asian="12pt" style:font-size-complex="12pt"/>
    </style:style>
    <style:style style:name="T56_92" style:family="text">
      <style:text-properties fo:font-size="12pt" style:font-size-asian="12pt" style:font-size-complex="12pt"/>
    </style:style>
    <style:style style:name="T56_93" style:family="text">
      <style:text-properties fo:font-size="12pt" style:font-size-asian="12pt" style:font-size-complex="12pt"/>
    </style:style>
    <style:style style:name="T56_94" style:family="text">
      <style:text-properties fo:font-size="12pt" style:font-size-asian="12pt" style:font-size-complex="12pt"/>
    </style:style>
    <style:style style:name="T56_95" style:family="text">
      <style:text-properties fo:font-size="12pt" style:font-size-asian="12pt" style:font-size-complex="12pt"/>
    </style:style>
    <style:style style:name="T56_96" style:family="text">
      <style:text-properties fo:font-size="12pt" style:font-size-asian="12pt" style:font-size-complex="12pt"/>
    </style:style>
    <style:style style:name="T56_97" style:family="text">
      <style:text-properties fo:font-size="12pt" style:font-size-asian="12pt" style:font-size-complex="12pt"/>
    </style:style>
    <style:style style:name="T56_98" style:family="text">
      <style:text-properties fo:font-size="12pt" style:font-size-asian="12pt" style:font-size-complex="12pt"/>
    </style:style>
    <style:style style:name="T56_99" style:family="text">
      <style:text-properties fo:font-size="12pt" style:font-size-asian="12pt" style:font-size-complex="12pt"/>
    </style:style>
    <style:style style:name="T56_100" style:family="text">
      <style:text-properties fo:font-size="12pt" style:font-size-asian="12pt" style:font-size-complex="12pt"/>
    </style:style>
    <style:style style:name="T56_101" style:family="text">
      <style:text-properties fo:font-size="12pt" style:font-size-asian="12pt" style:font-size-complex="12pt"/>
    </style:style>
    <style:style style:name="T56_102" style:family="text">
      <style:text-properties fo:font-size="12pt" style:font-size-asian="12pt" style:font-size-complex="12pt"/>
    </style:style>
    <style:style style:name="T56_103" style:family="text">
      <style:text-properties fo:font-size="12pt" style:font-size-asian="12pt" style:font-size-complex="12pt"/>
    </style:style>
    <style:style style:name="T56_104" style:family="text">
      <style:text-properties fo:font-size="12pt" style:font-size-asian="12pt" style:font-size-complex="12pt"/>
    </style:style>
    <style:style style:name="T56_105" style:family="text">
      <style:text-properties fo:font-size="12pt" style:font-size-asian="12pt" style:font-size-complex="12pt"/>
    </style:style>
    <style:style style:name="T56_106" style:family="text">
      <style:text-properties fo:font-size="12pt" style:font-size-asian="12pt" style:font-size-complex="12pt"/>
    </style:style>
    <style:style style:name="T56_107" style:family="text">
      <style:text-properties fo:font-size="12pt" style:font-size-asian="12pt" style:font-size-complex="12pt"/>
    </style:style>
    <style:style style:name="T56_108" style:family="text">
      <style:text-properties fo:font-size="12pt" style:font-size-asian="12pt" style:font-size-complex="12pt"/>
    </style:style>
    <style:style style:name="T56_109" style:family="text">
      <style:text-properties fo:font-size="12pt" style:font-size-asian="12pt" style:font-size-complex="12pt"/>
    </style:style>
    <style:style style:name="T56_110" style:family="text">
      <style:text-properties fo:font-size="12pt" style:font-size-asian="12pt" style:font-size-complex="12pt"/>
    </style:style>
    <style:style style:name="T56_111" style:family="text">
      <style:text-properties fo:font-size="12pt" style:font-size-asian="12pt" style:font-size-complex="12pt"/>
    </style:style>
    <style:style style:name="T56_112" style:family="text">
      <style:text-properties fo:font-size="12pt" style:font-size-asian="12pt" style:font-size-complex="12pt"/>
    </style:style>
    <style:style style:name="T56_113" style:family="text">
      <style:text-properties fo:font-size="12pt" style:font-size-asian="12pt" style:font-size-complex="12pt"/>
    </style:style>
    <style:style style:name="T56_114" style:family="text">
      <style:text-properties fo:font-size="12pt" style:font-size-asian="12pt" style:font-size-complex="12pt"/>
    </style:style>
    <style:style style:name="T56_115" style:family="text">
      <style:text-properties fo:font-size="12pt" style:font-size-asian="12pt" style:font-size-complex="12pt"/>
    </style:style>
    <style:style style:name="T56_116" style:family="text">
      <style:text-properties fo:font-size="12pt" style:font-size-asian="12pt" style:font-size-complex="12pt"/>
    </style:style>
    <style:style style:name="T56_117" style:family="text">
      <style:text-properties fo:font-size="12pt" style:font-size-asian="12pt" style:font-size-complex="12pt"/>
    </style:style>
    <style:style style:name="T56_118" style:family="text">
      <style:text-properties fo:font-size="12pt" style:font-size-asian="12pt" style:font-size-complex="12pt"/>
    </style:style>
    <style:style style:name="T56_119" style:family="text">
      <style:text-properties fo:font-size="12pt" style:font-size-asian="12pt" style:font-size-complex="12pt"/>
    </style:style>
    <style:style style:name="T56_120" style:family="text">
      <style:text-properties fo:font-size="12pt" style:font-size-asian="12pt" style:font-size-complex="12pt"/>
    </style:style>
    <style:style style:name="T56_121" style:family="text">
      <style:text-properties fo:font-size="12pt" style:font-size-asian="12pt" style:font-size-complex="12pt"/>
    </style:style>
    <style:style style:name="T56_122" style:family="text">
      <style:text-properties fo:font-size="12pt" style:font-size-asian="12pt" style:font-size-complex="12pt"/>
    </style:style>
    <style:style style:name="T56_123" style:family="text">
      <style:text-properties fo:font-size="12pt" style:font-size-asian="12pt" style:font-size-complex="12pt"/>
    </style:style>
    <style:style style:name="T56_124" style:family="text">
      <style:text-properties fo:font-size="12pt" style:font-size-asian="12pt" style:font-size-complex="12pt"/>
    </style:style>
    <style:style style:name="T56_125" style:family="text">
      <style:text-properties fo:font-size="12pt" style:font-size-asian="12pt" style:font-size-complex="12pt"/>
    </style:style>
    <style:style style:name="T56_126" style:family="text">
      <style:text-properties fo:font-size="12pt" style:font-size-asian="12pt" style:font-size-complex="12pt"/>
    </style:style>
    <style:style style:name="T56_127" style:family="text">
      <style:text-properties fo:font-size="12pt" style:font-size-asian="12pt" style:font-size-complex="12pt"/>
    </style:style>
    <style:style style:name="T56_128" style:family="text">
      <style:text-properties fo:font-size="12pt" style:font-size-asian="12pt" style:font-size-complex="12pt"/>
    </style:style>
    <style:style style:name="P57" style:family="paragraph" style:parent-style-name="Heading_20_4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T58_10" style:family="text">
      <style:text-properties fo:font-size="12pt" style:font-size-asian="12pt" style:font-size-complex="12pt"/>
    </style:style>
    <style:style style:name="T58_11" style:family="text">
      <style:text-properties fo:font-size="12pt" style:font-size-asian="12pt" style:font-size-complex="12pt"/>
    </style:style>
    <style:style style:name="T58_12" style:family="text">
      <style:text-properties fo:font-size="12pt" style:font-size-asian="12pt" style:font-size-complex="12pt"/>
    </style:style>
    <style:style style:name="T58_13" style:family="text">
      <style:text-properties fo:font-size="12pt" style:font-size-asian="12pt" style:font-size-complex="12pt"/>
    </style:style>
    <style:style style:name="T58_14" style:family="text">
      <style:text-properties fo:font-size="12pt" style:font-size-asian="12pt" style:font-size-complex="12pt"/>
    </style:style>
    <style:style style:name="T58_15" style:family="text">
      <style:text-properties fo:font-size="12pt" style:font-size-asian="12pt" style:font-size-complex="12pt"/>
    </style:style>
    <style:style style:name="T58_16" style:family="text">
      <style:text-properties fo:font-size="12pt" style:font-size-asian="12pt" style:font-size-complex="12pt"/>
    </style:style>
    <style:style style:name="T58_17" style:family="text">
      <style:text-properties fo:font-size="12pt" style:font-size-asian="12pt" style:font-size-complex="12pt"/>
    </style:style>
    <style:style style:name="T58_18" style:family="text">
      <style:text-properties fo:font-size="12pt" style:font-size-asian="12pt" style:font-size-complex="12pt"/>
    </style:style>
    <style:style style:name="T58_19" style:family="text">
      <style:text-properties fo:font-size="12pt" style:font-size-asian="12pt" style:font-size-complex="12pt"/>
    </style:style>
    <style:style style:name="T58_20" style:family="text">
      <style:text-properties fo:font-size="12pt" style:font-size-asian="12pt" style:font-size-complex="12pt"/>
    </style:style>
    <style:style style:name="T58_21" style:family="text">
      <style:text-properties fo:font-size="12pt" style:font-size-asian="12pt" style:font-size-complex="12pt"/>
    </style:style>
    <style:style style:name="T58_22" style:family="text">
      <style:text-properties fo:font-size="12pt" style:font-size-asian="12pt" style:font-size-complex="12pt"/>
    </style:style>
    <style:style style:name="T58_23" style:family="text">
      <style:text-properties fo:font-size="12pt" style:font-size-asian="12pt" style:font-size-complex="12pt"/>
    </style:style>
    <style:style style:name="T58_24" style:family="text">
      <style:text-properties fo:font-size="12pt" style:font-size-asian="12pt" style:font-size-complex="12pt"/>
    </style:style>
    <style:style style:name="T58_25" style:family="text">
      <style:text-properties fo:font-size="12pt" style:font-size-asian="12pt" style:font-size-complex="12pt"/>
    </style:style>
    <style:style style:name="T58_26" style:family="text">
      <style:text-properties fo:font-size="12pt" style:font-size-asian="12pt" style:font-size-complex="12pt"/>
    </style:style>
    <style:style style:name="T58_27" style:family="text">
      <style:text-properties fo:font-size="12pt" style:font-size-asian="12pt" style:font-size-complex="12pt"/>
    </style:style>
    <style:style style:name="T58_28" style:family="text">
      <style:text-properties fo:font-size="12pt" style:font-size-asian="12pt" style:font-size-complex="12pt"/>
    </style:style>
    <style:style style:name="T58_29" style:family="text">
      <style:text-properties fo:font-size="12pt" style:font-size-asian="12pt" style:font-size-complex="12pt"/>
    </style:style>
    <style:style style:name="T58_30" style:family="text">
      <style:text-properties fo:font-size="12pt" style:font-size-asian="12pt" style:font-size-complex="12pt"/>
    </style:style>
    <style:style style:name="T58_31" style:family="text">
      <style:text-properties fo:font-size="12pt" style:font-size-asian="12pt" style:font-size-complex="12pt"/>
    </style:style>
    <style:style style:name="T58_32" style:family="text">
      <style:text-properties fo:font-size="12pt" style:font-size-asian="12pt" style:font-size-complex="12pt"/>
    </style:style>
    <style:style style:name="T58_33" style:family="text">
      <style:text-properties fo:font-size="12pt" style:font-size-asian="12pt" style:font-size-complex="12pt"/>
    </style:style>
    <style:style style:name="T58_34" style:family="text">
      <style:text-properties fo:font-size="12pt" style:font-size-asian="12pt" style:font-size-complex="12pt"/>
    </style:style>
    <style:style style:name="T58_35" style:family="text">
      <style:text-properties fo:font-size="12pt" style:font-size-asian="12pt" style:font-size-complex="12pt"/>
    </style:style>
    <style:style style:name="T58_36" style:family="text">
      <style:text-properties fo:font-size="12pt" style:font-size-asian="12pt" style:font-size-complex="12pt"/>
    </style:style>
    <style:style style:name="T58_37" style:family="text">
      <style:text-properties fo:font-size="12pt" style:font-size-asian="12pt" style:font-size-complex="12pt"/>
    </style:style>
    <style:style style:name="T58_38" style:family="text">
      <style:text-properties fo:font-size="12pt" style:font-size-asian="12pt" style:font-size-complex="12pt"/>
    </style:style>
    <style:style style:name="T58_39" style:family="text">
      <style:text-properties fo:font-size="12pt" style:font-size-asian="12pt" style:font-size-complex="12pt"/>
    </style:style>
    <style:style style:name="T58_40" style:family="text">
      <style:text-properties fo:font-size="12pt" style:font-size-asian="12pt" style:font-size-complex="12pt"/>
    </style:style>
    <style:style style:name="T58_41" style:family="text">
      <style:text-properties fo:font-size="12pt" style:font-size-asian="12pt" style:font-size-complex="12pt"/>
    </style:style>
    <style:style style:name="T58_42" style:family="text">
      <style:text-properties fo:font-size="12pt" style:font-size-asian="12pt" style:font-size-complex="12pt"/>
    </style:style>
    <style:style style:name="T58_43" style:family="text">
      <style:text-properties fo:font-size="12pt" style:font-size-asian="12pt" style:font-size-complex="12pt"/>
    </style:style>
    <style:style style:name="T58_44" style:family="text">
      <style:text-properties fo:font-size="12pt" style:font-size-asian="12pt" style:font-size-complex="12pt"/>
    </style:style>
    <style:style style:name="T58_45" style:family="text">
      <style:text-properties fo:font-size="12pt" style:font-size-asian="12pt" style:font-size-complex="12pt"/>
    </style:style>
    <style:style style:name="T58_46" style:family="text">
      <style:text-properties fo:font-size="12pt" style:font-size-asian="12pt" style:font-size-complex="12pt"/>
    </style:style>
    <style:style style:name="T58_47" style:family="text">
      <style:text-properties fo:font-size="12pt" style:font-size-asian="12pt" style:font-size-complex="12pt"/>
    </style:style>
    <style:style style:name="T58_48" style:family="text">
      <style:text-properties fo:font-size="12pt" style:font-size-asian="12pt" style:font-size-complex="12pt"/>
    </style:style>
    <style:style style:name="T58_49" style:family="text">
      <style:text-properties fo:font-size="12pt" style:font-size-asian="12pt" style:font-size-complex="12pt"/>
    </style:style>
    <style:style style:name="T58_50" style:family="text">
      <style:text-properties fo:font-size="12pt" style:font-size-asian="12pt" style:font-size-complex="12pt"/>
    </style:style>
    <style:style style:name="T58_51" style:family="text">
      <style:text-properties fo:font-size="12pt" style:font-size-asian="12pt" style:font-size-complex="12pt"/>
    </style:style>
    <style:style style:name="T58_52" style:family="text">
      <style:text-properties fo:font-size="12pt" style:font-size-asian="12pt" style:font-size-complex="12pt"/>
    </style:style>
    <style:style style:name="T58_53" style:family="text">
      <style:text-properties fo:font-size="12pt" style:font-size-asian="12pt" style:font-size-complex="12pt"/>
    </style:style>
    <style:style style:name="T58_54" style:family="text">
      <style:text-properties fo:font-size="12pt" style:font-size-asian="12pt" style:font-size-complex="12pt"/>
    </style:style>
    <style:style style:name="T58_55" style:family="text">
      <style:text-properties fo:font-size="12pt" style:font-size-asian="12pt" style:font-size-complex="12pt"/>
    </style:style>
    <style:style style:name="T58_56" style:family="text">
      <style:text-properties fo:font-size="12pt" style:font-size-asian="12pt" style:font-size-complex="12pt"/>
    </style:style>
    <style:style style:name="T58_57" style:family="text">
      <style:text-properties fo:font-size="12pt" style:font-size-asian="12pt" style:font-size-complex="12pt"/>
    </style:style>
    <style:style style:name="T58_58" style:family="text">
      <style:text-properties fo:font-size="12pt" style:font-size-asian="12pt" style:font-size-complex="12pt"/>
    </style:style>
    <style:style style:name="T58_59" style:family="text">
      <style:text-properties fo:font-size="12pt" style:font-size-asian="12pt" style:font-size-complex="12pt"/>
    </style:style>
    <style:style style:name="T58_60" style:family="text">
      <style:text-properties fo:font-size="12pt" style:font-size-asian="12pt" style:font-size-complex="12pt"/>
    </style:style>
    <style:style style:name="T58_61" style:family="text">
      <style:text-properties fo:font-size="12pt" style:font-size-asian="12pt" style:font-size-complex="12pt"/>
    </style:style>
    <style:style style:name="T58_62" style:family="text">
      <style:text-properties fo:font-size="12pt" style:font-size-asian="12pt" style:font-size-complex="12pt"/>
    </style:style>
    <style:style style:name="T58_63" style:family="text">
      <style:text-properties fo:font-size="12pt" style:font-size-asian="12pt" style:font-size-complex="12pt"/>
    </style:style>
    <style:style style:name="T58_64" style:family="text">
      <style:text-properties fo:font-size="12pt" style:font-size-asian="12pt" style:font-size-complex="12pt"/>
    </style:style>
    <style:style style:name="T58_65" style:family="text">
      <style:text-properties fo:font-size="12pt" style:font-size-asian="12pt" style:font-size-complex="12pt"/>
    </style:style>
    <style:style style:name="T58_66" style:family="text">
      <style:text-properties fo:font-size="12pt" style:font-size-asian="12pt" style:font-size-complex="12pt"/>
    </style:style>
    <style:style style:name="T58_67" style:family="text">
      <style:text-properties fo:font-size="12pt" style:font-size-asian="12pt" style:font-size-complex="12pt"/>
    </style:style>
    <style:style style:name="T58_68" style:family="text">
      <style:text-properties fo:font-size="12pt" style:font-size-asian="12pt" style:font-size-complex="12pt"/>
    </style:style>
    <style:style style:name="T58_69" style:family="text">
      <style:text-properties fo:font-size="12pt" style:font-size-asian="12pt" style:font-size-complex="12pt"/>
    </style:style>
    <style:style style:name="T58_70" style:family="text">
      <style:text-properties fo:font-size="12pt" style:font-size-asian="12pt" style:font-size-complex="12pt"/>
    </style:style>
    <style:style style:name="T58_71" style:family="text">
      <style:text-properties fo:font-size="12pt" style:font-size-asian="12pt" style:font-size-complex="12pt"/>
    </style:style>
    <style:style style:name="T58_72" style:family="text">
      <style:text-properties fo:font-size="12pt" style:font-size-asian="12pt" style:font-size-complex="12pt"/>
    </style:style>
    <style:style style:name="T58_73" style:family="text">
      <style:text-properties fo:font-size="12pt" style:font-size-asian="12pt" style:font-size-complex="12pt"/>
    </style:style>
    <style:style style:name="T58_74" style:family="text">
      <style:text-properties fo:font-size="12pt" style:font-size-asian="12pt" style:font-size-complex="12pt"/>
    </style:style>
    <style:style style:name="T58_75" style:family="text">
      <style:text-properties fo:font-size="12pt" style:font-size-asian="12pt" style:font-size-complex="12pt"/>
    </style:style>
    <style:style style:name="T58_76" style:family="text">
      <style:text-properties fo:font-size="12pt" style:font-size-asian="12pt" style:font-size-complex="12pt"/>
    </style:style>
    <style:style style:name="T58_77" style:family="text">
      <style:text-properties fo:font-size="12pt" style:font-size-asian="12pt" style:font-size-complex="12pt"/>
    </style:style>
    <style:style style:name="T58_78" style:family="text">
      <style:text-properties fo:font-size="12pt" style:font-size-asian="12pt" style:font-size-complex="12pt"/>
    </style:style>
    <style:style style:name="T58_79" style:family="text">
      <style:text-properties fo:font-size="12pt" style:font-size-asian="12pt" style:font-size-complex="12pt"/>
    </style:style>
    <style:style style:name="T58_80" style:family="text">
      <style:text-properties fo:font-size="12pt" style:font-size-asian="12pt" style:font-size-complex="12pt"/>
    </style:style>
    <style:style style:name="T58_81" style:family="text">
      <style:text-properties fo:font-size="12pt" style:font-size-asian="12pt" style:font-size-complex="12pt"/>
    </style:style>
    <style:style style:name="T58_82" style:family="text">
      <style:text-properties fo:font-size="12pt" style:font-size-asian="12pt" style:font-size-complex="12pt"/>
    </style:style>
    <style:style style:name="T58_83" style:family="text">
      <style:text-properties fo:font-size="12pt" style:font-size-asian="12pt" style:font-size-complex="12pt"/>
    </style:style>
    <style:style style:name="T58_84" style:family="text">
      <style:text-properties fo:font-size="12pt" style:font-size-asian="12pt" style:font-size-complex="12pt"/>
    </style:style>
    <style:style style:name="T58_85" style:family="text">
      <style:text-properties fo:font-size="12pt" style:font-size-asian="12pt" style:font-size-complex="12pt"/>
    </style:style>
    <style:style style:name="T58_86" style:family="text">
      <style:text-properties fo:font-size="12pt" style:font-size-asian="12pt" style:font-size-complex="12pt"/>
    </style:style>
    <style:style style:name="T58_87" style:family="text">
      <style:text-properties fo:font-size="12pt" style:font-size-asian="12pt" style:font-size-complex="12pt"/>
    </style:style>
    <style:style style:name="T58_88" style:family="text">
      <style:text-properties fo:font-size="12pt" style:font-size-asian="12pt" style:font-size-complex="12pt"/>
    </style:style>
    <style:style style:name="T58_89" style:family="text">
      <style:text-properties fo:font-size="12pt" style:font-size-asian="12pt" style:font-size-complex="12pt"/>
    </style:style>
    <style:style style:name="T58_90" style:family="text">
      <style:text-properties fo:font-size="12pt" style:font-size-asian="12pt" style:font-size-complex="12pt"/>
    </style:style>
    <style:style style:name="T58_91" style:family="text">
      <style:text-properties fo:font-size="12pt" style:font-size-asian="12pt" style:font-size-complex="12pt"/>
    </style:style>
    <style:style style:name="T58_92" style:family="text">
      <style:text-properties fo:font-size="12pt" style:font-size-asian="12pt" style:font-size-complex="12pt"/>
    </style:style>
    <style:style style:name="T58_93" style:family="text">
      <style:text-properties fo:font-size="12pt" style:font-size-asian="12pt" style:font-size-complex="12pt"/>
    </style:style>
    <style:style style:name="T58_94" style:family="text">
      <style:text-properties fo:font-size="12pt" style:font-size-asian="12pt" style:font-size-complex="12pt"/>
    </style:style>
    <style:style style:name="T58_95" style:family="text">
      <style:text-properties fo:font-size="12pt" style:font-size-asian="12pt" style:font-size-complex="12pt"/>
    </style:style>
    <style:style style:name="T58_96" style:family="text">
      <style:text-properties fo:font-size="12pt" style:font-size-asian="12pt" style:font-size-complex="12pt"/>
    </style:style>
    <style:style style:name="T58_97" style:family="text">
      <style:text-properties fo:font-size="12pt" style:font-size-asian="12pt" style:font-size-complex="12pt"/>
    </style:style>
    <style:style style:name="T58_98" style:family="text">
      <style:text-properties fo:font-size="12pt" style:font-size-asian="12pt" style:font-size-complex="12pt"/>
    </style:style>
    <style:style style:name="T58_99" style:family="text">
      <style:text-properties fo:font-size="12pt" style:font-size-asian="12pt" style:font-size-complex="12pt"/>
    </style:style>
    <style:style style:name="T58_100" style:family="text">
      <style:text-properties fo:font-size="12pt" style:font-size-asian="12pt" style:font-size-complex="12pt"/>
    </style:style>
    <style:style style:name="T58_101" style:family="text">
      <style:text-properties fo:font-size="12pt" style:font-size-asian="12pt" style:font-size-complex="12pt"/>
    </style:style>
    <style:style style:name="T58_102" style:family="text">
      <style:text-properties fo:font-size="12pt" style:font-size-asian="12pt" style:font-size-complex="12pt"/>
    </style:style>
    <style:style style:name="T58_103" style:family="text">
      <style:text-properties fo:font-size="12pt" style:font-size-asian="12pt" style:font-size-complex="12pt"/>
    </style:style>
    <style:style style:name="T58_104" style:family="text">
      <style:text-properties fo:font-size="12pt" style:font-size-asian="12pt" style:font-size-complex="12pt"/>
    </style:style>
    <style:style style:name="T58_105" style:family="text">
      <style:text-properties fo:font-size="12pt" style:font-size-asian="12pt" style:font-size-complex="12pt"/>
    </style:style>
    <style:style style:name="T58_106" style:family="text">
      <style:text-properties fo:font-size="12pt" style:font-size-asian="12pt" style:font-size-complex="12pt"/>
    </style:style>
    <style:style style:name="T58_107" style:family="text">
      <style:text-properties fo:font-size="12pt" style:font-size-asian="12pt" style:font-size-complex="12pt"/>
    </style:style>
    <style:style style:name="T58_108" style:family="text">
      <style:text-properties fo:font-size="12pt" style:font-size-asian="12pt" style:font-size-complex="12pt"/>
    </style:style>
    <style:style style:name="T58_109" style:family="text">
      <style:text-properties fo:font-size="12pt" style:font-size-asian="12pt" style:font-size-complex="12pt"/>
    </style:style>
    <style:style style:name="T58_110" style:family="text">
      <style:text-properties fo:font-size="12pt" style:font-size-asian="12pt" style:font-size-complex="12pt"/>
    </style:style>
    <style:style style:name="T58_111" style:family="text">
      <style:text-properties fo:font-size="12pt" style:font-size-asian="12pt" style:font-size-complex="12pt"/>
    </style:style>
    <style:style style:name="T58_112" style:family="text">
      <style:text-properties fo:font-size="12pt" style:font-size-asian="12pt" style:font-size-complex="12pt"/>
    </style:style>
    <style:style style:name="T58_113" style:family="text">
      <style:text-properties fo:font-size="12pt" style:font-size-asian="12pt" style:font-size-complex="12pt"/>
    </style:style>
    <style:style style:name="T58_114" style:family="text">
      <style:text-properties fo:font-size="12pt" style:font-size-asian="12pt" style:font-size-complex="12pt"/>
    </style:style>
    <style:style style:name="T58_115" style:family="text">
      <style:text-properties fo:font-size="12pt" style:font-size-asian="12pt" style:font-size-complex="12pt"/>
    </style:style>
    <style:style style:name="T58_116" style:family="text">
      <style:text-properties fo:font-size="12pt" style:font-size-asian="12pt" style:font-size-complex="12pt"/>
    </style:style>
    <style:style style:name="T58_117" style:family="text">
      <style:text-properties fo:font-size="12pt" style:font-size-asian="12pt" style:font-size-complex="12pt"/>
    </style:style>
    <style:style style:name="T58_118" style:family="text">
      <style:text-properties fo:font-size="12pt" style:font-size-asian="12pt" style:font-size-complex="12pt"/>
    </style:style>
    <style:style style:name="T58_119" style:family="text">
      <style:text-properties fo:font-size="12pt" style:font-size-asian="12pt" style:font-size-complex="12pt"/>
    </style:style>
    <style:style style:name="T58_120" style:family="text">
      <style:text-properties fo:font-size="12pt" style:font-size-asian="12pt" style:font-size-complex="12pt"/>
    </style:style>
    <style:style style:name="T58_121" style:family="text">
      <style:text-properties fo:font-size="12pt" style:font-size-asian="12pt" style:font-size-complex="12pt"/>
    </style:style>
    <style:style style:name="T58_122" style:family="text">
      <style:text-properties fo:font-size="12pt" style:font-size-asian="12pt" style:font-size-complex="12pt"/>
    </style:style>
    <style:style style:name="T58_123" style:family="text">
      <style:text-properties fo:font-size="12pt" style:font-size-asian="12pt" style:font-size-complex="12pt"/>
    </style:style>
    <style:style style:name="T58_124" style:family="text">
      <style:text-properties fo:font-size="12pt" style:font-size-asian="12pt" style:font-size-complex="12pt"/>
    </style:style>
    <style:style style:name="T58_125" style:family="text">
      <style:text-properties fo:font-size="12pt" style:font-size-asian="12pt" style:font-size-complex="12pt"/>
    </style:style>
    <style:style style:name="T58_126" style:family="text">
      <style:text-properties fo:font-size="12pt" style:font-size-asian="12pt" style:font-size-complex="12pt"/>
    </style:style>
    <style:style style:name="T58_127" style:family="text">
      <style:text-properties fo:font-size="12pt" style:font-size-asian="12pt" style:font-size-complex="12pt"/>
    </style:style>
    <style:style style:name="T58_128" style:family="text">
      <style:text-properties fo:font-size="12pt" style:font-size-asian="12pt" style:font-size-complex="12pt"/>
    </style:style>
    <style:style style:name="T58_129" style:family="text">
      <style:text-properties fo:font-size="12pt" style:font-size-asian="12pt" style:font-size-complex="12pt"/>
    </style:style>
    <style:style style:name="T58_130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/>
    <style:style style:name="T60_128" style:family="text"/>
    <style:style style:name="T60_129" style:family="text"/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P61" style:family="paragraph" style:parent-style-name="Heading_20_4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T62_5" style:family="text">
      <style:text-properties fo:font-size="12pt" style:font-size-asian="12pt" style:font-size-complex="12pt"/>
    </style:style>
    <style:style style:name="T62_6" style:family="text">
      <style:text-properties fo:font-size="12pt" style:font-size-asian="12pt" style:font-size-complex="12pt"/>
    </style:style>
    <style:style style:name="T62_7" style:family="text">
      <style:text-properties fo:font-size="12pt" style:font-size-asian="12pt" style:font-size-complex="12pt"/>
    </style:style>
    <style:style style:name="T62_8" style:family="text">
      <style:text-properties fo:font-size="12pt" style:font-size-asian="12pt" style:font-size-complex="12pt"/>
    </style:style>
    <style:style style:name="T62_9" style:family="text">
      <style:text-properties fo:font-size="12pt" style:font-size-asian="12pt" style:font-size-complex="12pt"/>
    </style:style>
    <style:style style:name="T62_10" style:family="text">
      <style:text-properties fo:font-size="12pt" style:font-size-asian="12pt" style:font-size-complex="12pt"/>
    </style:style>
    <style:style style:name="T62_11" style:family="text">
      <style:text-properties fo:font-size="12pt" style:font-size-asian="12pt" style:font-size-complex="12pt"/>
    </style:style>
    <style:style style:name="T62_12" style:family="text">
      <style:text-properties fo:font-size="12pt" style:font-size-asian="12pt" style:font-size-complex="12pt"/>
    </style:style>
    <style:style style:name="T62_13" style:family="text">
      <style:text-properties fo:font-size="12pt" style:font-size-asian="12pt" style:font-size-complex="12pt"/>
    </style:style>
    <style:style style:name="T62_14" style:family="text">
      <style:text-properties fo:font-size="12pt" style:font-size-asian="12pt" style:font-size-complex="12pt"/>
    </style:style>
    <style:style style:name="T62_15" style:family="text">
      <style:text-properties fo:font-size="12pt" style:font-size-asian="12pt" style:font-size-complex="12pt"/>
    </style:style>
    <style:style style:name="T62_16" style:family="text">
      <style:text-properties fo:font-size="12pt" style:font-size-asian="12pt" style:font-size-complex="12pt"/>
    </style:style>
    <style:style style:name="T62_17" style:family="text">
      <style:text-properties fo:font-size="12pt" style:font-size-asian="12pt" style:font-size-complex="12pt"/>
    </style:style>
    <style:style style:name="T62_18" style:family="text">
      <style:text-properties fo:font-size="12pt" style:font-size-asian="12pt" style:font-size-complex="12pt"/>
    </style:style>
    <style:style style:name="T62_19" style:family="text">
      <style:text-properties fo:font-size="12pt" style:font-size-asian="12pt" style:font-size-complex="12pt"/>
    </style:style>
    <style:style style:name="T62_20" style:family="text">
      <style:text-properties fo:font-size="12pt" style:font-size-asian="12pt" style:font-size-complex="12pt"/>
    </style:style>
    <style:style style:name="T62_21" style:family="text">
      <style:text-properties fo:font-size="12pt" style:font-size-asian="12pt" style:font-size-complex="12pt"/>
    </style:style>
    <style:style style:name="T62_22" style:family="text">
      <style:text-properties fo:font-size="12pt" style:font-size-asian="12pt" style:font-size-complex="12pt"/>
    </style:style>
    <style:style style:name="T62_23" style:family="text">
      <style:text-properties fo:font-size="12pt" style:font-size-asian="12pt" style:font-size-complex="12pt"/>
    </style:style>
    <style:style style:name="T62_24" style:family="text">
      <style:text-properties fo:font-size="12pt" style:font-size-asian="12pt" style:font-size-complex="12pt"/>
    </style:style>
    <style:style style:name="T62_25" style:family="text">
      <style:text-properties fo:font-size="12pt" style:font-size-asian="12pt" style:font-size-complex="12pt"/>
    </style:style>
    <style:style style:name="T62_26" style:family="text">
      <style:text-properties fo:font-size="12pt" style:font-size-asian="12pt" style:font-size-complex="12pt"/>
    </style:style>
    <style:style style:name="T62_27" style:family="text">
      <style:text-properties fo:font-size="12pt" style:font-size-asian="12pt" style:font-size-complex="12pt"/>
    </style:style>
    <style:style style:name="T62_28" style:family="text">
      <style:text-properties fo:font-size="12pt" style:font-size-asian="12pt" style:font-size-complex="12pt"/>
    </style:style>
    <style:style style:name="T62_29" style:family="text">
      <style:text-properties fo:font-size="12pt" style:font-size-asian="12pt" style:font-size-complex="12pt"/>
    </style:style>
    <style:style style:name="T62_30" style:family="text">
      <style:text-properties fo:font-size="12pt" style:font-size-asian="12pt" style:font-size-complex="12pt"/>
    </style:style>
    <style:style style:name="T62_31" style:family="text">
      <style:text-properties fo:font-size="12pt" style:font-size-asian="12pt" style:font-size-complex="12pt"/>
    </style:style>
    <style:style style:name="T62_32" style:family="text">
      <style:text-properties fo:font-size="12pt" style:font-size-asian="12pt" style:font-size-complex="12pt"/>
    </style:style>
    <style:style style:name="T62_33" style:family="text">
      <style:text-properties fo:font-size="12pt" style:font-size-asian="12pt" style:font-size-complex="12pt"/>
    </style:style>
    <style:style style:name="T62_34" style:family="text">
      <style:text-properties fo:font-size="12pt" style:font-size-asian="12pt" style:font-size-complex="12pt"/>
    </style:style>
    <style:style style:name="T62_35" style:family="text">
      <style:text-properties fo:font-size="12pt" style:font-size-asian="12pt" style:font-size-complex="12pt"/>
    </style:style>
    <style:style style:name="T62_36" style:family="text">
      <style:text-properties fo:font-size="12pt" style:font-size-asian="12pt" style:font-size-complex="12pt"/>
    </style:style>
    <style:style style:name="T62_37" style:family="text">
      <style:text-properties fo:font-size="12pt" style:font-size-asian="12pt" style:font-size-complex="12pt"/>
    </style:style>
    <style:style style:name="T62_38" style:family="text">
      <style:text-properties fo:font-size="12pt" style:font-size-asian="12pt" style:font-size-complex="12pt"/>
    </style:style>
    <style:style style:name="T62_39" style:family="text">
      <style:text-properties fo:font-size="12pt" style:font-size-asian="12pt" style:font-size-complex="12pt"/>
    </style:style>
    <style:style style:name="T62_40" style:family="text">
      <style:text-properties fo:font-size="12pt" style:font-size-asian="12pt" style:font-size-complex="12pt"/>
    </style:style>
    <style:style style:name="T62_41" style:family="text">
      <style:text-properties fo:font-size="12pt" style:font-size-asian="12pt" style:font-size-complex="12pt"/>
    </style:style>
    <style:style style:name="T62_42" style:family="text">
      <style:text-properties fo:font-size="12pt" style:font-size-asian="12pt" style:font-size-complex="12pt"/>
    </style:style>
    <style:style style:name="T62_43" style:family="text">
      <style:text-properties fo:font-size="12pt" style:font-size-asian="12pt" style:font-size-complex="12pt"/>
    </style:style>
    <style:style style:name="T62_44" style:family="text">
      <style:text-properties fo:font-size="12pt" style:font-size-asian="12pt" style:font-size-complex="12pt"/>
    </style:style>
    <style:style style:name="T62_45" style:family="text">
      <style:text-properties fo:font-size="12pt" style:font-size-asian="12pt" style:font-size-complex="12pt"/>
    </style:style>
    <style:style style:name="T62_46" style:family="text">
      <style:text-properties fo:font-size="12pt" style:font-size-asian="12pt" style:font-size-complex="12pt"/>
    </style:style>
    <style:style style:name="T62_47" style:family="text">
      <style:text-properties fo:font-size="12pt" style:font-size-asian="12pt" style:font-size-complex="12pt"/>
    </style:style>
    <style:style style:name="T62_48" style:family="text">
      <style:text-properties fo:font-size="12pt" style:font-size-asian="12pt" style:font-size-complex="12pt"/>
    </style:style>
    <style:style style:name="T62_49" style:family="text">
      <style:text-properties fo:font-size="12pt" style:font-size-asian="12pt" style:font-size-complex="12pt"/>
    </style:style>
    <style:style style:name="T62_50" style:family="text">
      <style:text-properties fo:font-size="12pt" style:font-size-asian="12pt" style:font-size-complex="12pt"/>
    </style:style>
    <style:style style:name="T62_51" style:family="text">
      <style:text-properties fo:font-size="12pt" style:font-size-asian="12pt" style:font-size-complex="12pt"/>
    </style:style>
    <style:style style:name="T62_52" style:family="text">
      <style:text-properties fo:font-size="12pt" style:font-size-asian="12pt" style:font-size-complex="12pt"/>
    </style:style>
    <style:style style:name="T62_53" style:family="text">
      <style:text-properties fo:font-size="12pt" style:font-size-asian="12pt" style:font-size-complex="12pt"/>
    </style:style>
    <style:style style:name="T62_54" style:family="text">
      <style:text-properties fo:font-size="12pt" style:font-size-asian="12pt" style:font-size-complex="12pt"/>
    </style:style>
    <style:style style:name="T62_55" style:family="text">
      <style:text-properties fo:font-size="12pt" style:font-size-asian="12pt" style:font-size-complex="12pt"/>
    </style:style>
    <style:style style:name="T62_56" style:family="text">
      <style:text-properties fo:font-size="12pt" style:font-size-asian="12pt" style:font-size-complex="12pt"/>
    </style:style>
    <style:style style:name="T62_57" style:family="text">
      <style:text-properties fo:font-size="12pt" style:font-size-asian="12pt" style:font-size-complex="12pt"/>
    </style:style>
    <style:style style:name="T62_58" style:family="text">
      <style:text-properties fo:font-size="12pt" style:font-size-asian="12pt" style:font-size-complex="12pt"/>
    </style:style>
    <style:style style:name="T62_59" style:family="text">
      <style:text-properties fo:font-size="12pt" style:font-size-asian="12pt" style:font-size-complex="12pt"/>
    </style:style>
    <style:style style:name="T62_60" style:family="text">
      <style:text-properties fo:font-size="12pt" style:font-size-asian="12pt" style:font-size-complex="12pt"/>
    </style:style>
    <style:style style:name="T62_61" style:family="text">
      <style:text-properties fo:font-size="12pt" style:font-size-asian="12pt" style:font-size-complex="12pt"/>
    </style:style>
    <style:style style:name="T62_62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page" fo:line-height="115%" style:writing-mode="lr-tb"/>
      <style:text-properties fo:font-size="12pt" style:font-size-asian="12pt" style:font-size-complex="12pt"/>
    </style:style>
    <style:style style:name="Table2" style:family="table">
      <style:table-properties table:align="left" style:width="4.912cm" fo:margin-left="0cm"/>
    </style:style>
    <style:style style:name="Column4" style:family="table-column">
      <style:table-column-properties style:column-width="1.914cm"/>
    </style:style>
    <style:style style:name="Column5" style:family="table-column">
      <style:table-column-properties style:column-width="2.999cm"/>
    </style:style>
    <style:style style:name="Row6" style:family="table-row"/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9" style:family="table-row"/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0" style:family="table-row"/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able3" style:family="table">
      <style:table-properties table:align="left" style:width="4.001cm" fo:margin-left="0cm"/>
    </style:style>
    <style:style style:name="Column6" style:family="table-column">
      <style:table-column-properties style:column-width="1cm"/>
    </style:style>
    <style:style style:name="Column7" style:family="table-column">
      <style:table-column-properties style:column-width="1cm"/>
    </style:style>
    <style:style style:name="Column8" style:family="table-column">
      <style:table-column-properties style:column-width="1cm"/>
    </style:style>
    <style:style style:name="Column9" style:family="table-column">
      <style:table-column-properties style:column-width="1cm"/>
    </style:style>
    <style:style style:name="Row11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2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3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4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able4" style:family="table">
      <style:table-properties table:align="left" style:width="4.001cm" fo:margin-left="0.026cm"/>
    </style:style>
    <style:style style:name="Column10" style:family="table-column">
      <style:table-column-properties style:column-width="1cm"/>
    </style:style>
    <style:style style:name="Column11" style:family="table-column">
      <style:table-column-properties style:column-width="1cm"/>
    </style:style>
    <style:style style:name="Column12" style:family="table-column">
      <style:table-column-properties style:column-width="1cm"/>
    </style:style>
    <style:style style:name="Column13" style:family="table-column">
      <style:table-column-properties style:column-width="1cm"/>
    </style:style>
    <style:style style:name="Row15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7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8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Heading_20_4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>
      <style:text-properties style:text-position="super 58%"/>
    </style:style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>
      <style:text-properties style:text-position="super 58%"/>
    </style:style>
    <style:style style:name="T111_26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>
      <style:text-properties style:text-position="super 58%"/>
    </style:style>
    <style:style style:name="T112_4" style:family="text"/>
    <style:style style:name="T112_5" style:family="text"/>
    <style:style style:name="T112_6" style:family="text">
      <style:text-properties style:text-position="super 58%"/>
    </style:style>
    <style:style style:name="T112_7" style:family="text"/>
    <style:style style:name="T112_8" style:family="text"/>
    <style:style style:name="T112_9" style:family="text">
      <style:text-properties style:text-position="super 58%"/>
    </style:style>
    <style:style style:name="T112_10" style:family="text"/>
    <style:style style:name="T112_11" style:family="text"/>
    <style:style style:name="T112_12" style:family="text">
      <style:text-properties style:text-position="super 58%"/>
    </style:style>
    <style:style style:name="T112_13" style:family="text"/>
    <style:style style:name="T112_14" style:family="text"/>
    <style:style style:name="T112_15" style:family="text">
      <style:text-properties style:text-position="super 58%"/>
    </style:style>
    <style:style style:name="T112_16" style:family="text"/>
    <style:style style:name="T112_17" style:family="text"/>
    <style:style style:name="T112_18" style:family="text">
      <style:text-properties style:text-position="super 58%"/>
    </style:style>
    <style:style style:name="T112_19" style:family="text"/>
    <style:style style:name="T112_20" style:family="text"/>
    <style:style style:name="T112_21" style:family="text">
      <style:text-properties style:text-position="super 58%"/>
    </style:style>
    <style:style style:name="T112_22" style:family="text"/>
    <style:style style:name="T112_23" style:family="text"/>
    <style:style style:name="T112_24" style:family="text">
      <style:text-properties style:text-position="super 58%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>
      <style:text-properties style:text-position="super 58%"/>
    </style:style>
    <style:style style:name="T113_19" style:family="text"/>
    <style:style style:name="T113_20" style:family="text"/>
    <style:style style:name="T113_21" style:family="text">
      <style:text-properties style:text-position="super 58%"/>
    </style:style>
    <style:style style:name="T113_22" style:family="text"/>
    <style:style style:name="T113_23" style:family="text"/>
    <style:style style:name="T113_24" style:family="text">
      <style:text-properties style:text-position="super 58%"/>
    </style:style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P114" style:family="paragraph" style:parent-style-name="Heading_20_2">
      <style:paragraph-properties fo:break-before="auto" fo:line-height="115%" style:writing-mode="lr-tb"/>
    </style:style>
    <style:style style:name="P115" style:family="paragraph" style:parent-style-name="Heading_20_2">
      <style:paragraph-properties fo:break-before="page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ize="12pt" style:font-size-asian="12pt" style:font-size-complex="12pt"/>
    </style:style>
    <style:style style:name="T116_2" style:family="text">
      <style:text-properties fo:font-size="12pt" style:font-size-asian="12pt" style:font-size-complex="12pt"/>
    </style:style>
    <style:style style:name="T116_3" style:family="text">
      <style:text-properties fo:font-size="12pt" style:font-size-asian="12pt" style:font-size-complex="12pt"/>
    </style:style>
    <style:style style:name="T116_4" style:family="text">
      <style:text-properties fo:font-size="12pt" style:font-size-asian="12pt" style:font-size-complex="12pt"/>
    </style:style>
    <style:style style:name="T116_5" style:family="text">
      <style:text-properties fo:font-size="12pt" style:font-size-asian="12pt" style:font-size-complex="12pt"/>
    </style:style>
    <style:style style:name="T116_6" style:family="text">
      <style:text-properties fo:font-size="12pt" style:font-size-asian="12pt" style:font-size-complex="12pt"/>
    </style:style>
    <style:style style:name="T116_7" style:family="text">
      <style:text-properties fo:font-size="12pt" style:font-size-asian="12pt" style:font-size-complex="12pt"/>
    </style:style>
    <style:style style:name="T116_8" style:family="text">
      <style:text-properties fo:font-size="12pt" style:font-size-asian="12pt" style:font-size-complex="12pt"/>
    </style:style>
    <style:style style:name="T116_9" style:family="text">
      <style:text-properties fo:font-size="12pt" style:font-size-asian="12pt" style:font-size-complex="12pt"/>
    </style:style>
    <style:style style:name="T116_10" style:family="text">
      <style:text-properties fo:font-size="12pt" style:font-size-asian="12pt" style:font-size-complex="12pt"/>
    </style:style>
    <style:style style:name="T116_11" style:family="text">
      <style:text-properties fo:font-size="12pt" style:font-size-asian="12pt" style:font-size-complex="12pt"/>
    </style:style>
    <style:style style:name="T116_12" style:family="text">
      <style:text-properties fo:font-size="12pt" style:font-size-asian="12pt" style:font-size-complex="12pt"/>
    </style:style>
    <style:style style:name="T116_13" style:family="text">
      <style:text-properties fo:font-size="12pt" style:font-size-asian="12pt" style:font-size-complex="12pt"/>
    </style:style>
    <style:style style:name="T116_14" style:family="text">
      <style:text-properties fo:font-size="12pt" style:font-size-asian="12pt" style:font-size-complex="12pt"/>
    </style:style>
    <style:style style:name="T116_15" style:family="text">
      <style:text-properties fo:font-size="12pt" style:font-size-asian="12pt" style:font-size-complex="12pt"/>
    </style:style>
    <style:style style:name="T116_16" style:family="text">
      <style:text-properties fo:font-size="12pt" style:font-size-asian="12pt" style:font-size-complex="12pt"/>
    </style:style>
    <style:style style:name="T116_17" style:family="text">
      <style:text-properties fo:font-size="12pt" style:font-size-asian="12pt" style:font-size-complex="12pt"/>
    </style:style>
    <style:style style:name="T116_18" style:family="text">
      <style:text-properties fo:font-size="12pt" style:font-size-asian="12pt" style:font-size-complex="12pt"/>
    </style:style>
    <style:style style:name="T116_19" style:family="text">
      <style:text-properties fo:font-size="12pt" style:font-size-asian="12pt" style:font-size-complex="12pt"/>
    </style:style>
    <style:style style:name="T116_20" style:family="text">
      <style:text-properties fo:font-size="12pt" style:font-size-asian="12pt" style:font-size-complex="12pt"/>
    </style:style>
    <style:style style:name="T116_21" style:family="text">
      <style:text-properties fo:font-size="12pt" style:font-size-asian="12pt" style:font-size-complex="12pt"/>
    </style:style>
    <style:style style:name="T116_22" style:family="text">
      <style:text-properties fo:font-size="12pt" style:font-size-asian="12pt" style:font-size-complex="12pt"/>
    </style:style>
    <style:style style:name="T116_23" style:family="text">
      <style:text-properties fo:font-size="12pt" style:font-size-asian="12pt" style:font-size-complex="12pt"/>
    </style:style>
    <style:style style:name="T116_24" style:family="text">
      <style:text-properties fo:font-size="12pt" style:font-size-asian="12pt" style:font-size-complex="12pt"/>
    </style:style>
    <style:style style:name="T116_25" style:family="text">
      <style:text-properties fo:font-size="12pt" style:font-size-asian="12pt" style:font-size-complex="12pt"/>
    </style:style>
    <style:style style:name="T116_26" style:family="text">
      <style:text-properties fo:font-size="12pt" style:font-size-asian="12pt" style:font-size-complex="12pt"/>
    </style:style>
    <style:style style:name="T116_27" style:family="text">
      <style:text-properties fo:font-size="12pt" style:font-size-asian="12pt" style:font-size-complex="12pt"/>
    </style:style>
    <style:style style:name="T116_28" style:family="text">
      <style:text-properties fo:font-size="12pt" style:font-size-asian="12pt" style:font-size-complex="12pt"/>
    </style:style>
    <style:style style:name="T116_29" style:family="text">
      <style:text-properties fo:font-size="12pt" style:font-size-asian="12pt" style:font-size-complex="12pt"/>
    </style:style>
    <style:style style:name="T116_30" style:family="text">
      <style:text-properties fo:font-size="12pt" style:font-size-asian="12pt" style:font-size-complex="12pt"/>
    </style:style>
    <style:style style:name="T116_31" style:family="text">
      <style:text-properties fo:font-size="12pt" style:font-size-asian="12pt" style:font-size-complex="12pt"/>
    </style:style>
    <style:style style:name="T116_32" style:family="text">
      <style:text-properties fo:font-size="12pt" style:font-size-asian="12pt" style:font-size-complex="12pt"/>
    </style:style>
    <style:style style:name="T116_33" style:family="text">
      <style:text-properties fo:font-size="12pt" style:font-size-asian="12pt" style:font-size-complex="12pt"/>
    </style:style>
    <style:style style:name="T116_34" style:family="text">
      <style:text-properties fo:font-size="12pt" style:font-size-asian="12pt" style:font-size-complex="12pt"/>
    </style:style>
    <style:style style:name="T116_35" style:family="text">
      <style:text-properties fo:font-size="12pt" style:font-size-asian="12pt" style:font-size-complex="12pt"/>
    </style:style>
    <style:style style:name="T116_36" style:family="text">
      <style:text-properties fo:font-size="12pt" style:font-size-asian="12pt" style:font-size-complex="12pt"/>
    </style:style>
    <style:style style:name="T116_37" style:family="text">
      <style:text-properties fo:font-size="12pt" style:font-size-asian="12pt" style:font-size-complex="12pt"/>
    </style:style>
    <style:style style:name="T116_38" style:family="text">
      <style:text-properties fo:font-size="12pt" style:font-size-asian="12pt" style:font-size-complex="12pt"/>
    </style:style>
    <style:style style:name="T116_39" style:family="text">
      <style:text-properties fo:font-size="12pt" style:font-size-asian="12pt" style:font-size-complex="12pt"/>
    </style:style>
    <style:style style:name="T116_40" style:family="text">
      <style:text-properties fo:font-size="12pt" style:font-size-asian="12pt" style:font-size-complex="12pt"/>
    </style:style>
    <style:style style:name="T116_41" style:family="text">
      <style:text-properties fo:font-size="12pt" style:font-size-asian="12pt" style:font-size-complex="12pt"/>
    </style:style>
    <style:style style:name="T116_42" style:family="text">
      <style:text-properties fo:font-size="12pt" style:font-size-asian="12pt" style:font-size-complex="12pt"/>
    </style:style>
    <style:style style:name="T116_43" style:family="text">
      <style:text-properties fo:font-size="12pt" style:font-size-asian="12pt" style:font-size-complex="12pt"/>
    </style:style>
    <style:style style:name="T116_44" style:family="text">
      <style:text-properties fo:font-size="12pt" style:font-size-asian="12pt" style:font-size-complex="12pt"/>
    </style:style>
    <style:style style:name="T116_45" style:family="text">
      <style:text-properties fo:font-size="12pt" style:font-size-asian="12pt" style:font-size-complex="12pt"/>
    </style:style>
    <style:style style:name="T116_46" style:family="text">
      <style:text-properties fo:font-size="12pt" style:font-size-asian="12pt" style:font-size-complex="12pt"/>
    </style:style>
    <style:style style:name="T116_47" style:family="text">
      <style:text-properties fo:font-size="12pt" style:font-size-asian="12pt" style:font-size-complex="12pt"/>
    </style:style>
    <style:style style:name="T116_48" style:family="text">
      <style:text-properties fo:font-size="12pt" style:font-size-asian="12pt" style:font-size-complex="12pt"/>
    </style:style>
    <style:style style:name="T116_49" style:family="text">
      <style:text-properties fo:font-size="12pt" style:font-size-asian="12pt" style:font-size-complex="12pt"/>
    </style:style>
    <style:style style:name="T116_50" style:family="text">
      <style:text-properties fo:font-size="12pt" style:font-size-asian="12pt" style:font-size-complex="12pt"/>
    </style:style>
    <style:style style:name="T116_51" style:family="text">
      <style:text-properties fo:font-size="12pt" style:font-size-asian="12pt" style:font-size-complex="12pt"/>
    </style:style>
    <style:style style:name="T116_52" style:family="text">
      <style:text-properties fo:font-size="12pt" style:font-size-asian="12pt" style:font-size-complex="12pt"/>
    </style:style>
    <style:style style:name="T116_53" style:family="text">
      <style:text-properties fo:font-size="12pt" style:font-size-asian="12pt" style:font-size-complex="12pt"/>
    </style:style>
    <style:style style:name="T116_54" style:family="text">
      <style:text-properties fo:font-size="12pt" style:font-size-asian="12pt" style:font-size-complex="12pt"/>
    </style:style>
    <style:style style:name="T116_55" style:family="text">
      <style:text-properties fo:font-size="12pt" style:font-size-asian="12pt" style:font-size-complex="12pt"/>
    </style:style>
    <style:style style:name="T116_56" style:family="text">
      <style:text-properties fo:font-size="12pt" style:font-size-asian="12pt" style:font-size-complex="12pt"/>
    </style:style>
    <style:style style:name="T116_57" style:family="text">
      <style:text-properties fo:font-size="12pt" style:font-size-asian="12pt" style:font-size-complex="12pt"/>
    </style:style>
    <style:style style:name="T116_58" style:family="text">
      <style:text-properties fo:font-size="12pt" style:font-size-asian="12pt" style:font-size-complex="12pt"/>
    </style:style>
    <style:style style:name="T116_59" style:family="text">
      <style:text-properties fo:font-size="12pt" style:font-size-asian="12pt" style:font-size-complex="12pt"/>
    </style:style>
    <style:style style:name="T116_60" style:family="text">
      <style:text-properties fo:font-size="12pt" style:font-size-asian="12pt" style:font-size-complex="12pt"/>
    </style:style>
    <style:style style:name="T116_61" style:family="text">
      <style:text-properties fo:font-size="12pt" style:font-size-asian="12pt" style:font-size-complex="12pt"/>
    </style:style>
    <style:style style:name="T116_62" style:family="text">
      <style:text-properties fo:font-size="12pt" style:font-size-asian="12pt" style:font-size-complex="12pt"/>
    </style:style>
    <style:style style:name="T116_63" style:family="text">
      <style:text-properties fo:font-size="12pt" style:font-size-asian="12pt" style:font-size-complex="12pt"/>
    </style:style>
    <style:style style:name="T116_64" style:family="text">
      <style:text-properties fo:font-size="12pt" style:font-size-asian="12pt" style:font-size-complex="12pt"/>
    </style:style>
    <style:style style:name="T116_65" style:family="text">
      <style:text-properties fo:font-size="12pt" style:font-size-asian="12pt" style:font-size-complex="12pt"/>
    </style:style>
    <style:style style:name="T116_66" style:family="text">
      <style:text-properties fo:font-size="12pt" style:font-size-asian="12pt" style:font-size-complex="12pt"/>
    </style:style>
    <style:style style:name="T116_67" style:family="text">
      <style:text-properties fo:font-size="12pt" style:font-size-asian="12pt" style:font-size-complex="12pt"/>
    </style:style>
    <style:style style:name="T116_68" style:family="text">
      <style:text-properties fo:font-size="12pt" style:font-size-asian="12pt" style:font-size-complex="12pt"/>
    </style:style>
    <style:style style:name="T116_69" style:family="text">
      <style:text-properties fo:font-size="12pt" style:font-size-asian="12pt" style:font-size-complex="12pt"/>
    </style:style>
    <style:style style:name="T116_70" style:family="text">
      <style:text-properties fo:font-size="12pt" style:font-size-asian="12pt" style:font-size-complex="12pt"/>
    </style:style>
    <style:style style:name="T116_71" style:family="text">
      <style:text-properties fo:font-size="12pt" style:font-size-asian="12pt" style:font-size-complex="12pt"/>
    </style:style>
    <style:style style:name="T116_72" style:family="text">
      <style:text-properties fo:font-size="12pt" style:font-size-asian="12pt" style:font-size-complex="12pt"/>
    </style:style>
    <style:style style:name="T116_73" style:family="text">
      <style:text-properties fo:font-size="12pt" style:font-size-asian="12pt" style:font-size-complex="12pt"/>
    </style:style>
    <style:style style:name="T116_74" style:family="text">
      <style:text-properties fo:font-size="12pt" style:font-size-asian="12pt" style:font-size-complex="12pt"/>
    </style:style>
    <style:style style:name="T116_75" style:family="text">
      <style:text-properties fo:font-size="12pt" style:font-size-asian="12pt" style:font-size-complex="12pt"/>
    </style:style>
    <style:style style:name="T116_76" style:family="text">
      <style:text-properties fo:font-size="12pt" style:font-size-asian="12pt" style:font-size-complex="12pt"/>
    </style:style>
    <style:style style:name="T116_77" style:family="text">
      <style:text-properties fo:font-size="12pt" style:font-size-asian="12pt" style:font-size-complex="12pt"/>
    </style:style>
    <style:style style:name="T116_78" style:family="text">
      <style:text-properties fo:font-size="12pt" style:font-size-asian="12pt" style:font-size-complex="12pt"/>
    </style:style>
    <style:style style:name="T116_79" style:family="text">
      <style:text-properties fo:font-size="12pt" style:font-size-asian="12pt" style:font-size-complex="12pt"/>
    </style:style>
    <style:style style:name="T116_80" style:family="text">
      <style:text-properties fo:font-size="12pt" style:font-size-asian="12pt" style:font-size-complex="12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2pt" style:font-size-asian="12pt" style:font-size-complex="12pt"/>
    </style:style>
    <style:style style:name="T117_2" style:family="text">
      <style:text-properties fo:font-size="12pt" style:font-size-asian="12pt" style:font-size-complex="12pt"/>
    </style:style>
    <style:style style:name="T117_3" style:family="text">
      <style:text-properties fo:font-size="12pt" style:font-size-asian="12pt" style:font-size-complex="12pt"/>
    </style:style>
    <style:style style:name="T117_4" style:family="text">
      <style:text-properties fo:font-size="12pt" style:font-size-asian="12pt" style:font-size-complex="12pt"/>
    </style:style>
    <style:style style:name="T117_5" style:family="text">
      <style:text-properties fo:font-size="12pt" style:font-size-asian="12pt" style:font-size-complex="12pt"/>
    </style:style>
    <style:style style:name="T117_6" style:family="text">
      <style:text-properties fo:font-size="12pt" style:font-size-asian="12pt" style:font-size-complex="12pt"/>
    </style:style>
    <style:style style:name="T117_7" style:family="text">
      <style:text-properties fo:font-size="12pt" style:font-size-asian="12pt" style:font-size-complex="12pt"/>
    </style:style>
    <style:style style:name="T117_8" style:family="text">
      <style:text-properties fo:font-size="12pt" style:font-size-asian="12pt" style:font-size-complex="12pt"/>
    </style:style>
    <style:style style:name="T117_9" style:family="text">
      <style:text-properties fo:font-size="12pt" style:font-size-asian="12pt" style:font-size-complex="12pt"/>
    </style:style>
    <style:style style:name="T117_10" style:family="text">
      <style:text-properties fo:font-size="12pt" style:font-size-asian="12pt" style:font-size-complex="12pt"/>
    </style:style>
    <style:style style:name="T117_11" style:family="text">
      <style:text-properties fo:font-size="12pt" style:font-size-asian="12pt" style:font-size-complex="12pt"/>
    </style:style>
    <style:style style:name="T117_12" style:family="text">
      <style:text-properties fo:font-size="12pt" style:font-size-asian="12pt" style:font-size-complex="12pt"/>
    </style:style>
    <style:style style:name="T117_13" style:family="text">
      <style:text-properties fo:font-size="12pt" style:font-size-asian="12pt" style:font-size-complex="12pt"/>
    </style:style>
    <style:style style:name="T117_14" style:family="text">
      <style:text-properties fo:font-size="12pt" style:font-size-asian="12pt" style:font-size-complex="12pt"/>
    </style:style>
    <style:style style:name="T117_15" style:family="text">
      <style:text-properties fo:font-size="12pt" style:font-size-asian="12pt" style:font-size-complex="12pt"/>
    </style:style>
    <style:style style:name="T117_16" style:family="text">
      <style:text-properties fo:font-size="12pt" style:font-size-asian="12pt" style:font-size-complex="12pt"/>
    </style:style>
    <style:style style:name="T117_17" style:family="text">
      <style:text-properties fo:font-size="12pt" style:font-size-asian="12pt" style:font-size-complex="12pt"/>
    </style:style>
    <style:style style:name="T117_18" style:family="text">
      <style:text-properties fo:font-size="12pt" style:font-size-asian="12pt" style:font-size-complex="12pt"/>
    </style:style>
    <style:style style:name="T117_19" style:family="text">
      <style:text-properties fo:font-size="12pt" style:font-size-asian="12pt" style:font-size-complex="12pt"/>
    </style:style>
    <style:style style:name="T117_20" style:family="text">
      <style:text-properties fo:font-size="12pt" style:font-size-asian="12pt" style:font-size-complex="12pt"/>
    </style:style>
    <style:style style:name="T117_21" style:family="text">
      <style:text-properties fo:font-size="12pt" style:font-size-asian="12pt" style:font-size-complex="12pt"/>
    </style:style>
    <style:style style:name="T117_22" style:family="text">
      <style:text-properties fo:font-size="12pt" style:font-size-asian="12pt" style:font-size-complex="12pt"/>
    </style:style>
    <style:style style:name="T117_23" style:family="text">
      <style:text-properties fo:font-size="12pt" style:font-size-asian="12pt" style:font-size-complex="12pt"/>
    </style:style>
    <style:style style:name="T117_24" style:family="text">
      <style:text-properties fo:font-size="12pt" style:font-size-asian="12pt" style:font-size-complex="12pt"/>
    </style:style>
    <style:style style:name="T117_25" style:family="text">
      <style:text-properties fo:font-size="12pt" style:font-size-asian="12pt" style:font-size-complex="12pt"/>
    </style:style>
    <style:style style:name="T117_26" style:family="text">
      <style:text-properties fo:font-size="12pt" style:font-size-asian="12pt" style:font-size-complex="12pt"/>
    </style:style>
    <style:style style:name="T117_27" style:family="text">
      <style:text-properties fo:font-size="12pt" style:font-size-asian="12pt" style:font-size-complex="12pt"/>
    </style:style>
    <style:style style:name="T117_28" style:family="text">
      <style:text-properties fo:font-size="12pt" style:font-size-asian="12pt" style:font-size-complex="12pt"/>
    </style:style>
    <style:style style:name="T117_29" style:family="text">
      <style:text-properties fo:font-size="12pt" style:font-size-asian="12pt" style:font-size-complex="12pt"/>
    </style:style>
    <style:style style:name="T117_30" style:family="text">
      <style:text-properties fo:font-size="12pt" style:font-size-asian="12pt" style:font-size-complex="12pt"/>
    </style:style>
    <style:style style:name="T117_31" style:family="text">
      <style:text-properties fo:font-size="12pt" style:font-size-asian="12pt" style:font-size-complex="12pt"/>
    </style:style>
    <style:style style:name="T117_32" style:family="text">
      <style:text-properties fo:font-size="12pt" style:font-size-asian="12pt" style:font-size-complex="12pt"/>
    </style:style>
    <style:style style:name="T117_33" style:family="text">
      <style:text-properties fo:font-size="12pt" style:font-size-asian="12pt" style:font-size-complex="12pt"/>
    </style:style>
    <style:style style:name="T117_34" style:family="text">
      <style:text-properties fo:font-size="12pt" style:font-size-asian="12pt" style:font-size-complex="12pt"/>
    </style:style>
    <style:style style:name="T117_35" style:family="text">
      <style:text-properties fo:font-size="12pt" style:font-size-asian="12pt" style:font-size-complex="12pt"/>
    </style:style>
    <style:style style:name="T117_36" style:family="text">
      <style:text-properties fo:font-size="12pt" style:font-size-asian="12pt" style:font-size-complex="12pt"/>
    </style:style>
    <style:style style:name="T117_37" style:family="text">
      <style:text-properties fo:font-size="12pt" style:font-size-asian="12pt" style:font-size-complex="12pt"/>
    </style:style>
    <style:style style:name="T117_38" style:family="text">
      <style:text-properties fo:font-size="12pt" style:font-size-asian="12pt" style:font-size-complex="12pt"/>
    </style:style>
    <style:style style:name="T117_39" style:family="text">
      <style:text-properties fo:font-size="12pt" style:font-size-asian="12pt" style:font-size-complex="12pt"/>
    </style:style>
    <style:style style:name="T117_40" style:family="text">
      <style:text-properties fo:font-size="12pt" style:font-size-asian="12pt" style:font-size-complex="12pt"/>
    </style:style>
    <style:style style:name="T117_41" style:family="text">
      <style:text-properties fo:font-size="12pt" style:font-size-asian="12pt" style:font-size-complex="12pt"/>
    </style:style>
    <style:style style:name="T117_42" style:family="text">
      <style:text-properties fo:font-size="12pt" style:font-size-asian="12pt" style:font-size-complex="12pt"/>
    </style:style>
    <style:style style:name="T117_43" style:family="text">
      <style:text-properties fo:font-size="12pt" style:font-size-asian="12pt" style:font-size-complex="12pt"/>
    </style:style>
    <style:style style:name="T117_44" style:family="text">
      <style:text-properties fo:font-size="12pt" style:font-size-asian="12pt" style:font-size-complex="12pt"/>
    </style:style>
    <style:style style:name="T117_45" style:family="text">
      <style:text-properties fo:font-size="12pt" style:font-size-asian="12pt" style:font-size-complex="12pt"/>
    </style:style>
    <style:style style:name="T117_46" style:family="text">
      <style:text-properties fo:font-size="12pt" style:font-size-asian="12pt" style:font-size-complex="12pt"/>
    </style:style>
    <style:style style:name="T117_47" style:family="text">
      <style:text-properties fo:font-size="12pt" style:font-size-asian="12pt" style:font-size-complex="12pt"/>
    </style:style>
    <style:style style:name="T117_48" style:family="text">
      <style:text-properties fo:font-size="12pt" style:font-size-asian="12pt" style:font-size-complex="12pt"/>
    </style:style>
    <style:style style:name="T117_49" style:family="text">
      <style:text-properties fo:font-size="12pt" style:font-size-asian="12pt" style:font-size-complex="12pt"/>
    </style:style>
    <style:style style:name="T117_50" style:family="text">
      <style:text-properties fo:font-size="12pt" style:font-size-asian="12pt" style:font-size-complex="12pt"/>
    </style:style>
    <style:style style:name="T117_51" style:family="text">
      <style:text-properties fo:font-size="12pt" style:font-size-asian="12pt" style:font-size-complex="12pt"/>
    </style:style>
    <style:style style:name="T117_52" style:family="text">
      <style:text-properties fo:font-size="12pt" style:font-size-asian="12pt" style:font-size-complex="12pt"/>
    </style:style>
    <style:style style:name="T117_53" style:family="text">
      <style:text-properties fo:font-size="12pt" style:font-size-asian="12pt" style:font-size-complex="12pt"/>
    </style:style>
    <style:style style:name="T117_54" style:family="text">
      <style:text-properties fo:font-size="12pt" style:font-size-asian="12pt" style:font-size-complex="12pt"/>
    </style:style>
    <style:style style:name="T117_55" style:family="text">
      <style:text-properties fo:font-size="12pt" style:font-size-asian="12pt" style:font-size-complex="12pt"/>
    </style:style>
    <style:style style:name="T117_56" style:family="text">
      <style:text-properties fo:font-size="12pt" style:font-size-asian="12pt" style:font-size-complex="12pt"/>
    </style:style>
    <style:style style:name="T117_57" style:family="text">
      <style:text-properties fo:font-size="12pt" style:font-size-asian="12pt" style:font-size-complex="12pt"/>
    </style:style>
    <style:style style:name="T117_58" style:family="text">
      <style:text-properties fo:font-size="12pt" style:font-size-asian="12pt" style:font-size-complex="12pt"/>
    </style:style>
    <style:style style:name="T117_59" style:family="text">
      <style:text-properties fo:font-size="12pt" style:font-size-asian="12pt" style:font-size-complex="12pt"/>
    </style:style>
    <style:style style:name="T117_60" style:family="text">
      <style:text-properties fo:font-size="12pt" style:font-size-asian="12pt" style:font-size-complex="12pt"/>
    </style:style>
    <style:style style:name="T117_61" style:family="text">
      <style:text-properties fo:font-size="12pt" style:font-size-asian="12pt" style:font-size-complex="12pt"/>
    </style:style>
    <style:style style:name="T117_62" style:family="text">
      <style:text-properties fo:font-size="12pt" style:font-size-asian="12pt" style:font-size-complex="12pt"/>
    </style:style>
    <style:style style:name="T117_63" style:family="text">
      <style:text-properties fo:font-size="12pt" style:font-size-asian="12pt" style:font-size-complex="12pt"/>
    </style:style>
    <style:style style:name="T117_64" style:family="text">
      <style:text-properties fo:font-size="12pt" style:font-size-asian="12pt" style:font-size-complex="12pt"/>
    </style:style>
    <style:style style:name="T117_65" style:family="text">
      <style:text-properties fo:font-size="12pt" style:font-size-asian="12pt" style:font-size-complex="12pt"/>
    </style:style>
    <style:style style:name="T117_66" style:family="text">
      <style:text-properties fo:font-size="12pt" style:font-size-asian="12pt" style:font-size-complex="12pt"/>
    </style:style>
    <style:style style:name="T117_67" style:family="text">
      <style:text-properties fo:font-size="12pt" style:font-size-asian="12pt" style:font-size-complex="12pt"/>
    </style:style>
    <style:style style:name="T117_68" style:family="text">
      <style:text-properties fo:font-size="12pt" style:font-size-asian="12pt" style:font-size-complex="12pt"/>
    </style:style>
    <style:style style:name="T117_69" style:family="text">
      <style:text-properties fo:font-size="12pt" style:font-size-asian="12pt" style:font-size-complex="12pt"/>
    </style:style>
    <style:style style:name="T117_70" style:family="text">
      <style:text-properties fo:font-size="12pt" style:font-size-asian="12pt" style:font-size-complex="12pt"/>
    </style:style>
    <style:style style:name="T117_71" style:family="text">
      <style:text-properties fo:font-size="12pt" style:font-size-asian="12pt" style:font-size-complex="12pt"/>
    </style:style>
    <style:style style:name="T117_72" style:family="text">
      <style:text-properties fo:font-size="12pt" style:font-size-asian="12pt" style:font-size-complex="12pt"/>
    </style:style>
    <style:style style:name="T117_73" style:family="text">
      <style:text-properties fo:font-size="12pt" style:font-size-asian="12pt" style:font-size-complex="12pt"/>
    </style:style>
    <style:style style:name="T117_74" style:family="text">
      <style:text-properties fo:font-size="12pt" style:font-size-asian="12pt" style:font-size-complex="12pt"/>
    </style:style>
    <style:style style:name="T117_75" style:family="text">
      <style:text-properties fo:font-size="12pt" style:font-size-asian="12pt" style:font-size-complex="12pt"/>
    </style:style>
    <style:style style:name="T117_76" style:family="text">
      <style:text-properties fo:font-size="12pt" style:font-size-asian="12pt" style:font-size-complex="12pt"/>
    </style:style>
    <style:style style:name="T117_77" style:family="text">
      <style:text-properties fo:font-size="12pt" style:font-size-asian="12pt" style:font-size-complex="12pt"/>
    </style:style>
    <style:style style:name="T117_78" style:family="text">
      <style:text-properties fo:font-size="12pt" style:font-size-asian="12pt" style:font-size-complex="12pt"/>
    </style:style>
    <style:style style:name="T117_79" style:family="text">
      <style:text-properties fo:font-size="12pt" style:font-size-asian="12pt" style:font-size-complex="12pt"/>
    </style:style>
    <style:style style:name="T117_80" style:family="text">
      <style:text-properties fo:font-size="12pt" style:font-size-asian="12pt" style:font-size-complex="12pt"/>
    </style:style>
    <style:style style:name="T117_81" style:family="text">
      <style:text-properties fo:font-size="12pt" style:font-size-asian="12pt" style:font-size-complex="12pt"/>
    </style:style>
    <style:style style:name="T117_82" style:family="text">
      <style:text-properties fo:font-size="12pt" style:font-size-asian="12pt" style:font-size-complex="12pt"/>
    </style:style>
    <style:style style:name="T117_83" style:family="text">
      <style:text-properties fo:font-size="12pt" style:font-size-asian="12pt" style:font-size-complex="12pt"/>
    </style:style>
    <style:style style:name="T117_84" style:family="text">
      <style:text-properties fo:font-size="12pt" style:font-size-asian="12pt" style:font-size-complex="12pt"/>
    </style:style>
    <style:style style:name="T117_85" style:family="text">
      <style:text-properties fo:font-size="12pt" style:font-size-asian="12pt" style:font-size-complex="12pt"/>
    </style:style>
    <style:style style:name="T117_86" style:family="text">
      <style:text-properties fo:font-size="12pt" style:font-size-asian="12pt" style:font-size-complex="12pt"/>
    </style:style>
    <style:style style:name="T117_87" style:family="text">
      <style:text-properties fo:font-size="12pt" style:font-size-asian="12pt" style:font-size-complex="12pt"/>
    </style:style>
    <style:style style:name="T117_88" style:family="text">
      <style:text-properties fo:font-size="12pt" style:font-size-asian="12pt" style:font-size-complex="12pt"/>
    </style:style>
    <style:style style:name="T117_89" style:family="text">
      <style:text-properties fo:font-size="12pt" style:font-size-asian="12pt" style:font-size-complex="12pt"/>
    </style:style>
    <style:style style:name="T117_90" style:family="text">
      <style:text-properties fo:font-size="12pt" style:font-size-asian="12pt" style:font-size-complex="12pt"/>
    </style:style>
    <style:style style:name="T117_91" style:family="text">
      <style:text-properties fo:font-size="12pt" style:font-size-asian="12pt" style:font-size-complex="12pt"/>
    </style:style>
    <style:style style:name="T117_92" style:family="text">
      <style:text-properties fo:font-size="12pt" style:font-size-asian="12pt" style:font-size-complex="12pt"/>
    </style:style>
    <style:style style:name="T117_93" style:family="text">
      <style:text-properties fo:font-size="12pt" style:font-size-asian="12pt" style:font-size-complex="12pt"/>
    </style:style>
    <style:style style:name="T117_94" style:family="text">
      <style:text-properties fo:font-size="12pt" style:font-size-asian="12pt" style:font-size-complex="12pt"/>
    </style:style>
    <style:style style:name="T117_95" style:family="text">
      <style:text-properties fo:font-size="12pt" style:font-size-asian="12pt" style:font-size-complex="12pt"/>
    </style:style>
    <style:style style:name="T117_96" style:family="text">
      <style:text-properties fo:font-size="12pt" style:font-size-asian="12pt" style:font-size-complex="12pt"/>
    </style:style>
    <style:style style:name="T117_97" style:family="text">
      <style:text-properties fo:font-size="12pt" style:font-size-asian="12pt" style:font-size-complex="12pt"/>
    </style:style>
    <style:style style:name="T117_98" style:family="text">
      <style:text-properties fo:font-size="12pt" style:font-size-asian="12pt" style:font-size-complex="12pt"/>
    </style:style>
    <style:style style:name="T117_99" style:family="text">
      <style:text-properties fo:font-size="12pt" style:font-size-asian="12pt" style:font-size-complex="12pt"/>
    </style:style>
    <style:style style:name="T117_100" style:family="text">
      <style:text-properties fo:font-size="12pt" style:font-size-asian="12pt" style:font-size-complex="12pt"/>
    </style:style>
    <style:style style:name="T117_101" style:family="text">
      <style:text-properties fo:font-size="12pt" style:font-size-asian="12pt" style:font-size-complex="12pt"/>
    </style:style>
    <style:style style:name="T117_102" style:family="text">
      <style:text-properties fo:font-size="12pt" style:font-size-asian="12pt" style:font-size-complex="12pt"/>
    </style:style>
    <style:style style:name="T117_103" style:family="text">
      <style:text-properties fo:font-size="12pt" style:font-size-asian="12pt" style:font-size-complex="12pt"/>
    </style:style>
    <style:style style:name="T117_104" style:family="text">
      <style:text-properties fo:font-size="12pt" style:font-size-asian="12pt" style:font-size-complex="12pt"/>
    </style:style>
    <style:style style:name="T117_105" style:family="text">
      <style:text-properties fo:font-size="12pt" style:font-size-asian="12pt" style:font-size-complex="12pt"/>
    </style:style>
    <style:style style:name="T117_106" style:family="text">
      <style:text-properties fo:font-size="12pt" style:font-size-asian="12pt" style:font-size-complex="12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size="12pt" style:font-size-asian="12pt" style:font-size-complex="12pt"/>
    </style:style>
    <style:style style:name="T118_2" style:family="text">
      <style:text-properties fo:font-size="12pt" style:font-size-asian="12pt" style:font-size-complex="12pt"/>
    </style:style>
    <style:style style:name="T118_3" style:family="text">
      <style:text-properties fo:font-size="12pt" style:font-size-asian="12pt" style:font-size-complex="12pt"/>
    </style:style>
    <style:style style:name="T118_4" style:family="text">
      <style:text-properties fo:font-size="12pt" style:font-size-asian="12pt" style:font-size-complex="12pt"/>
    </style:style>
    <style:style style:name="T118_5" style:family="text">
      <style:text-properties fo:font-size="12pt" style:font-size-asian="12pt" style:font-size-complex="12pt"/>
    </style:style>
    <style:style style:name="T118_6" style:family="text">
      <style:text-properties fo:font-size="12pt" style:font-size-asian="12pt" style:font-size-complex="12pt"/>
    </style:style>
    <style:style style:name="T118_7" style:family="text">
      <style:text-properties fo:font-size="12pt" style:font-size-asian="12pt" style:font-size-complex="12pt"/>
    </style:style>
    <style:style style:name="T118_8" style:family="text">
      <style:text-properties fo:font-size="12pt" style:font-size-asian="12pt" style:font-size-complex="12pt"/>
    </style:style>
    <style:style style:name="T118_9" style:family="text">
      <style:text-properties fo:font-size="12pt" style:font-size-asian="12pt" style:font-size-complex="12pt"/>
    </style:style>
    <style:style style:name="T118_10" style:family="text">
      <style:text-properties fo:font-size="12pt" style:font-size-asian="12pt" style:font-size-complex="12pt"/>
    </style:style>
    <style:style style:name="T118_11" style:family="text">
      <style:text-properties fo:font-size="12pt" style:font-size-asian="12pt" style:font-size-complex="12pt"/>
    </style:style>
    <style:style style:name="T118_12" style:family="text">
      <style:text-properties fo:font-size="12pt" style:font-size-asian="12pt" style:font-size-complex="12pt"/>
    </style:style>
    <style:style style:name="T118_13" style:family="text">
      <style:text-properties fo:font-size="12pt" style:font-size-asian="12pt" style:font-size-complex="12pt"/>
    </style:style>
    <style:style style:name="T118_14" style:family="text">
      <style:text-properties fo:font-size="12pt" style:font-size-asian="12pt" style:font-size-complex="12pt"/>
    </style:style>
    <style:style style:name="T118_15" style:family="text">
      <style:text-properties fo:font-size="12pt" style:font-size-asian="12pt" style:font-size-complex="12pt"/>
    </style:style>
    <style:style style:name="T118_16" style:family="text">
      <style:text-properties fo:font-size="12pt" style:font-size-asian="12pt" style:font-size-complex="12pt"/>
    </style:style>
    <style:style style:name="T118_17" style:family="text">
      <style:text-properties fo:font-size="12pt" style:font-size-asian="12pt" style:font-size-complex="12pt"/>
    </style:style>
    <style:style style:name="T118_18" style:family="text">
      <style:text-properties fo:font-size="12pt" style:font-size-asian="12pt" style:font-size-complex="12pt"/>
    </style:style>
    <style:style style:name="T118_19" style:family="text">
      <style:text-properties fo:font-size="12pt" style:font-size-asian="12pt" style:font-size-complex="12pt"/>
    </style:style>
    <style:style style:name="T118_20" style:family="text">
      <style:text-properties fo:font-size="12pt" style:font-size-asian="12pt" style:font-size-complex="12pt"/>
    </style:style>
    <style:style style:name="T118_21" style:family="text">
      <style:text-properties fo:font-size="12pt" style:font-size-asian="12pt" style:font-size-complex="12pt"/>
    </style:style>
    <style:style style:name="T118_22" style:family="text">
      <style:text-properties fo:font-size="12pt" style:font-size-asian="12pt" style:font-size-complex="12pt"/>
    </style:style>
    <style:style style:name="T118_23" style:family="text">
      <style:text-properties fo:font-size="12pt" style:font-size-asian="12pt" style:font-size-complex="12pt"/>
    </style:style>
    <style:style style:name="T118_24" style:family="text">
      <style:text-properties fo:font-size="12pt" style:font-size-asian="12pt" style:font-size-complex="12pt"/>
    </style:style>
    <style:style style:name="T118_25" style:family="text">
      <style:text-properties fo:font-size="12pt" style:font-size-asian="12pt" style:font-size-complex="12pt"/>
    </style:style>
    <style:style style:name="T118_26" style:family="text">
      <style:text-properties fo:font-size="12pt" style:font-size-asian="12pt" style:font-size-complex="12pt"/>
    </style:style>
    <style:style style:name="T118_27" style:family="text">
      <style:text-properties fo:font-size="12pt" style:font-size-asian="12pt" style:font-size-complex="12pt"/>
    </style:style>
    <style:style style:name="T118_28" style:family="text">
      <style:text-properties fo:font-size="12pt" style:font-size-asian="12pt" style:font-size-complex="12pt"/>
    </style:style>
    <style:style style:name="T118_29" style:family="text">
      <style:text-properties fo:font-size="12pt" style:font-size-asian="12pt" style:font-size-complex="12pt"/>
    </style:style>
    <style:style style:name="T118_30" style:family="text">
      <style:text-properties fo:font-size="12pt" style:font-size-asian="12pt" style:font-size-complex="12pt"/>
    </style:style>
    <style:style style:name="T118_31" style:family="text">
      <style:text-properties fo:font-size="12pt" style:font-size-asian="12pt" style:font-size-complex="12pt"/>
    </style:style>
    <style:style style:name="T118_32" style:family="text">
      <style:text-properties fo:font-size="12pt" style:font-size-asian="12pt" style:font-size-complex="12pt"/>
    </style:style>
    <style:style style:name="T118_33" style:family="text">
      <style:text-properties fo:font-size="12pt" style:font-size-asian="12pt" style:font-size-complex="12pt"/>
    </style:style>
    <style:style style:name="T118_34" style:family="text">
      <style:text-properties fo:font-size="12pt" style:font-size-asian="12pt" style:font-size-complex="12pt"/>
    </style:style>
    <style:style style:name="T118_35" style:family="text">
      <style:text-properties fo:font-size="12pt" style:font-size-asian="12pt" style:font-size-complex="12pt"/>
    </style:style>
    <style:style style:name="T118_36" style:family="text">
      <style:text-properties fo:font-size="12pt" style:font-size-asian="12pt" style:font-size-complex="12pt"/>
    </style:style>
    <style:style style:name="T118_37" style:family="text">
      <style:text-properties fo:font-size="12pt" style:font-size-asian="12pt" style:font-size-complex="12pt"/>
    </style:style>
    <style:style style:name="T118_38" style:family="text">
      <style:text-properties fo:font-size="12pt" style:font-size-asian="12pt" style:font-size-complex="12pt"/>
    </style:style>
    <style:style style:name="T118_39" style:family="text">
      <style:text-properties fo:font-size="12pt" style:font-size-asian="12pt" style:font-size-complex="12pt"/>
    </style:style>
    <style:style style:name="T118_40" style:family="text">
      <style:text-properties fo:font-size="12pt" style:font-size-asian="12pt" style:font-size-complex="12pt"/>
    </style:style>
    <style:style style:name="T118_41" style:family="text">
      <style:text-properties fo:font-size="12pt" style:font-size-asian="12pt" style:font-size-complex="12pt"/>
    </style:style>
    <style:style style:name="T118_42" style:family="text">
      <style:text-properties fo:font-size="12pt" style:font-size-asian="12pt" style:font-size-complex="12pt"/>
    </style:style>
    <style:style style:name="T118_43" style:family="text">
      <style:text-properties fo:font-size="12pt" style:font-size-asian="12pt" style:font-size-complex="12pt"/>
    </style:style>
    <style:style style:name="T118_44" style:family="text">
      <style:text-properties fo:font-size="12pt" style:font-size-asian="12pt" style:font-size-complex="12pt"/>
    </style:style>
    <style:style style:name="T118_45" style:family="text">
      <style:text-properties fo:font-size="12pt" style:font-size-asian="12pt" style:font-size-complex="12pt"/>
    </style:style>
    <style:style style:name="T118_46" style:family="text">
      <style:text-properties fo:font-size="12pt" style:font-size-asian="12pt" style:font-size-complex="12pt"/>
    </style:style>
    <style:style style:name="T118_47" style:family="text">
      <style:text-properties fo:font-size="12pt" style:font-size-asian="12pt" style:font-size-complex="12pt"/>
    </style:style>
    <style:style style:name="T118_48" style:family="text">
      <style:text-properties fo:font-size="12pt" style:font-size-asian="12pt" style:font-size-complex="12pt"/>
    </style:style>
    <style:style style:name="T118_49" style:family="text">
      <style:text-properties fo:font-size="12pt" style:font-size-asian="12pt" style:font-size-complex="12pt"/>
    </style:style>
    <style:style style:name="T118_50" style:family="text">
      <style:text-properties fo:font-size="12pt" style:font-size-asian="12pt" style:font-size-complex="12pt"/>
    </style:style>
    <style:style style:name="T118_51" style:family="text">
      <style:text-properties fo:font-size="12pt" style:font-size-asian="12pt" style:font-size-complex="12pt"/>
    </style:style>
    <style:style style:name="T118_52" style:family="text">
      <style:text-properties fo:font-size="12pt" style:font-size-asian="12pt" style:font-size-complex="12pt"/>
    </style:style>
    <style:style style:name="T118_53" style:family="text">
      <style:text-properties fo:font-size="12pt" style:font-size-asian="12pt" style:font-size-complex="12pt"/>
    </style:style>
    <style:style style:name="T118_54" style:family="text">
      <style:text-properties fo:font-size="12pt" style:font-size-asian="12pt" style:font-size-complex="12pt"/>
    </style:style>
    <style:style style:name="T118_55" style:family="text">
      <style:text-properties fo:font-size="12pt" style:font-size-asian="12pt" style:font-size-complex="12pt"/>
    </style:style>
    <style:style style:name="T118_56" style:family="text">
      <style:text-properties fo:font-size="12pt" style:font-size-asian="12pt" style:font-size-complex="12pt"/>
    </style:style>
    <style:style style:name="T118_57" style:family="text">
      <style:text-properties fo:font-size="12pt" style:font-size-asian="12pt" style:font-size-complex="12pt"/>
    </style:style>
    <style:style style:name="T118_58" style:family="text">
      <style:text-properties fo:font-size="12pt" style:font-size-asian="12pt" style:font-size-complex="12pt"/>
    </style:style>
    <style:style style:name="T118_59" style:family="text">
      <style:text-properties fo:font-size="12pt" style:font-size-asian="12pt" style:font-size-complex="12pt"/>
    </style:style>
    <style:style style:name="T118_60" style:family="text">
      <style:text-properties fo:font-size="12pt" style:font-size-asian="12pt" style:font-size-complex="12pt"/>
    </style:style>
    <style:style style:name="T118_61" style:family="text">
      <style:text-properties fo:font-size="12pt" style:font-size-asian="12pt" style:font-size-complex="12pt"/>
    </style:style>
    <style:style style:name="T118_62" style:family="text">
      <style:text-properties fo:font-size="12pt" style:font-size-asian="12pt" style:font-size-complex="12pt"/>
    </style:style>
    <style:style style:name="T118_63" style:family="text">
      <style:text-properties fo:font-size="12pt" style:font-size-asian="12pt" style:font-size-complex="12pt"/>
    </style:style>
    <style:style style:name="T118_64" style:family="text">
      <style:text-properties fo:font-size="12pt" style:font-size-asian="12pt" style:font-size-complex="12pt"/>
    </style:style>
    <style:style style:name="T118_65" style:family="text">
      <style:text-properties fo:font-size="12pt" style:font-size-asian="12pt" style:font-size-complex="12pt"/>
    </style:style>
    <style:style style:name="T118_66" style:family="text">
      <style:text-properties fo:font-size="12pt" style:font-size-asian="12pt" style:font-size-complex="12pt"/>
    </style:style>
    <style:style style:name="T118_67" style:family="text">
      <style:text-properties fo:font-size="12pt" style:font-size-asian="12pt" style:font-size-complex="12pt"/>
    </style:style>
    <style:style style:name="T118_68" style:family="text">
      <style:text-properties fo:font-size="12pt" style:font-size-asian="12pt" style:font-size-complex="12pt"/>
    </style:style>
    <style:style style:name="T118_69" style:family="text">
      <style:text-properties fo:font-size="12pt" style:font-size-asian="12pt" style:font-size-complex="12pt"/>
    </style:style>
    <style:style style:name="T118_70" style:family="text">
      <style:text-properties fo:font-size="12pt" style:font-size-asian="12pt" style:font-size-complex="12pt"/>
    </style:style>
    <style:style style:name="T118_71" style:family="text">
      <style:text-properties fo:font-size="12pt" style:font-size-asian="12pt" style:font-size-complex="12pt"/>
    </style:style>
    <style:style style:name="T118_72" style:family="text">
      <style:text-properties fo:font-size="12pt" style:font-size-asian="12pt" style:font-size-complex="12pt"/>
    </style:style>
    <style:style style:name="T118_73" style:family="text">
      <style:text-properties fo:font-size="12pt" style:font-size-asian="12pt" style:font-size-complex="12pt"/>
    </style:style>
    <style:style style:name="T118_74" style:family="text">
      <style:text-properties fo:font-size="12pt" style:font-size-asian="12pt" style:font-size-complex="12pt"/>
    </style:style>
    <style:style style:name="T118_75" style:family="text">
      <style:text-properties fo:font-size="12pt" style:font-size-asian="12pt" style:font-size-complex="12pt"/>
    </style:style>
    <style:style style:name="T118_76" style:family="text">
      <style:text-properties fo:font-size="12pt" style:font-size-asian="12pt" style:font-size-complex="12pt"/>
    </style:style>
    <style:style style:name="T118_77" style:family="text">
      <style:text-properties fo:font-size="12pt" style:font-size-asian="12pt" style:font-size-complex="12pt"/>
    </style:style>
    <style:style style:name="T118_78" style:family="text">
      <style:text-properties fo:font-size="12pt" style:font-size-asian="12pt" style:font-size-complex="12pt"/>
    </style:style>
    <style:style style:name="T118_79" style:family="text">
      <style:text-properties fo:font-size="12pt" style:font-size-asian="12pt" style:font-size-complex="12pt"/>
    </style:style>
    <style:style style:name="T118_80" style:family="text">
      <style:text-properties fo:font-size="12pt" style:font-size-asian="12pt" style:font-size-complex="12pt"/>
    </style:style>
    <style:style style:name="T118_81" style:family="text">
      <style:text-properties fo:font-size="12pt" style:font-size-asian="12pt" style:font-size-complex="12pt"/>
    </style:style>
    <style:style style:name="T118_82" style:family="text">
      <style:text-properties fo:font-size="12pt" style:font-size-asian="12pt" style:font-size-complex="12pt"/>
    </style:style>
    <style:style style:name="T118_83" style:family="text">
      <style:text-properties fo:font-size="12pt" style:font-size-asian="12pt" style:font-size-complex="12pt"/>
    </style:style>
    <style:style style:name="T118_84" style:family="text">
      <style:text-properties fo:font-size="12pt" style:font-size-asian="12pt" style:font-size-complex="12pt"/>
    </style:style>
    <style:style style:name="T118_85" style:family="text">
      <style:text-properties fo:font-size="12pt" style:font-size-asian="12pt" style:font-size-complex="12pt"/>
    </style:style>
    <style:style style:name="T118_86" style:family="text">
      <style:text-properties fo:font-size="12pt" style:font-size-asian="12pt" style:font-size-complex="12pt"/>
    </style:style>
    <style:style style:name="T118_87" style:family="text">
      <style:text-properties fo:font-size="12pt" style:font-size-asian="12pt" style:font-size-complex="12pt"/>
    </style:style>
    <style:style style:name="T118_88" style:family="text">
      <style:text-properties fo:font-size="12pt" style:font-size-asian="12pt" style:font-size-complex="12pt"/>
    </style:style>
    <style:style style:name="T118_89" style:family="text">
      <style:text-properties fo:font-size="12pt" style:font-size-asian="12pt" style:font-size-complex="12pt"/>
    </style:style>
    <style:style style:name="T118_90" style:family="text">
      <style:text-properties fo:font-size="12pt" style:font-size-asian="12pt" style:font-size-complex="12pt"/>
    </style:style>
    <style:style style:name="T118_91" style:family="text">
      <style:text-properties fo:font-size="12pt" style:font-size-asian="12pt" style:font-size-complex="12pt"/>
    </style:style>
    <style:style style:name="T118_92" style:family="text">
      <style:text-properties fo:font-size="12pt" style:font-size-asian="12pt" style:font-size-complex="12pt"/>
    </style:style>
    <style:style style:name="T118_93" style:family="text">
      <style:text-properties fo:font-size="12pt" style:font-size-asian="12pt" style:font-size-complex="12pt"/>
    </style:style>
    <style:style style:name="T118_94" style:family="text">
      <style:text-properties fo:font-size="12pt" style:font-size-asian="12pt" style:font-size-complex="12pt"/>
    </style:style>
    <style:style style:name="T118_95" style:family="text">
      <style:text-properties fo:font-size="12pt" style:font-size-asian="12pt" style:font-size-complex="12pt"/>
    </style:style>
    <style:style style:name="T118_96" style:family="text">
      <style:text-properties fo:font-size="12pt" style:font-size-asian="12pt" style:font-size-complex="12pt"/>
    </style:style>
    <style:style style:name="T118_97" style:family="text">
      <style:text-properties fo:font-size="12pt" style:font-size-asian="12pt" style:font-size-complex="12pt"/>
    </style:style>
    <style:style style:name="T118_98" style:family="text">
      <style:text-properties fo:font-size="12pt" style:font-size-asian="12pt" style:font-size-complex="12pt"/>
    </style:style>
    <style:style style:name="T118_99" style:family="text">
      <style:text-properties fo:font-size="12pt" style:font-size-asian="12pt" style:font-size-complex="12pt"/>
    </style:style>
    <style:style style:name="T118_100" style:family="text">
      <style:text-properties fo:font-size="12pt" style:font-size-asian="12pt" style:font-size-complex="12pt"/>
    </style:style>
    <style:style style:name="T118_101" style:family="text">
      <style:text-properties fo:font-size="12pt" style:font-size-asian="12pt" style:font-size-complex="12pt"/>
    </style:style>
    <style:style style:name="T118_102" style:family="text">
      <style:text-properties fo:font-size="12pt" style:font-size-asian="12pt" style:font-size-complex="12pt"/>
    </style:style>
    <style:style style:name="T118_103" style:family="text">
      <style:text-properties fo:font-size="12pt" style:font-size-asian="12pt" style:font-size-complex="12pt"/>
    </style:style>
    <style:style style:name="T118_104" style:family="text">
      <style:text-properties fo:font-size="12pt" style:font-size-asian="12pt" style:font-size-complex="12pt"/>
    </style:style>
    <style:style style:name="T118_105" style:family="text">
      <style:text-properties fo:font-size="12pt" style:font-size-asian="12pt" style:font-size-complex="12pt"/>
    </style:style>
    <style:style style:name="T118_106" style:family="text">
      <style:text-properties fo:font-size="12pt" style:font-size-asian="12pt" style:font-size-complex="12pt"/>
    </style:style>
    <style:style style:name="T118_107" style:family="text">
      <style:text-properties fo:font-size="12pt" style:font-size-asian="12pt" style:font-size-complex="12pt"/>
    </style:style>
    <style:style style:name="T118_108" style:family="text">
      <style:text-properties fo:font-size="12pt" style:font-size-asian="12pt" style:font-size-complex="12pt"/>
    </style:style>
    <style:style style:name="T118_109" style:family="text">
      <style:text-properties fo:font-size="12pt" style:font-size-asian="12pt" style:font-size-complex="12pt"/>
    </style:style>
    <style:style style:name="T118_110" style:family="text">
      <style:text-properties fo:font-size="12pt" style:font-size-asian="12pt" style:font-size-complex="12pt"/>
    </style:style>
    <style:style style:name="T118_111" style:family="text">
      <style:text-properties fo:font-size="12pt" style:font-size-asian="12pt" style:font-size-complex="12pt"/>
    </style:style>
    <style:style style:name="T118_112" style:family="text">
      <style:text-properties fo:font-size="12pt" style:font-size-asian="12pt" style:font-size-complex="12pt"/>
    </style:style>
    <style:style style:name="T118_113" style:family="text">
      <style:text-properties fo:font-size="12pt" style:font-size-asian="12pt" style:font-size-complex="12pt"/>
    </style:style>
    <style:style style:name="T118_114" style:family="text">
      <style:text-properties fo:font-size="12pt" style:font-size-asian="12pt" style:font-size-complex="12pt"/>
    </style:style>
    <style:style style:name="T118_115" style:family="text">
      <style:text-properties fo:font-size="12pt" style:font-size-asian="12pt" style:font-size-complex="12pt"/>
    </style:style>
    <style:style style:name="T118_116" style:family="text">
      <style:text-properties fo:font-size="12pt" style:font-size-asian="12pt" style:font-size-complex="12pt"/>
    </style:style>
    <style:style style:name="T118_117" style:family="text">
      <style:text-properties fo:font-size="12pt" style:font-size-asian="12pt" style:font-size-complex="12pt"/>
    </style:style>
    <style:style style:name="T118_118" style:family="text">
      <style:text-properties fo:font-size="12pt" style:font-size-asian="12pt" style:font-size-complex="12pt"/>
    </style:style>
    <style:style style:name="T118_119" style:family="text">
      <style:text-properties fo:font-size="12pt" style:font-size-asian="12pt" style:font-size-complex="12pt"/>
    </style:style>
    <style:style style:name="T118_120" style:family="text">
      <style:text-properties fo:font-size="12pt" style:font-size-asian="12pt" style:font-size-complex="12pt"/>
    </style:style>
    <style:style style:name="T118_121" style:family="text">
      <style:text-properties fo:font-size="12pt" style:font-size-asian="12pt" style:font-size-complex="12pt"/>
    </style:style>
    <style:style style:name="T118_122" style:family="text">
      <style:text-properties fo:font-size="12pt" style:font-size-asian="12pt" style:font-size-complex="12pt"/>
    </style:style>
    <style:style style:name="T118_123" style:family="text">
      <style:text-properties fo:font-size="12pt" style:font-size-asian="12pt" style:font-size-complex="12pt"/>
    </style:style>
    <style:style style:name="T118_124" style:family="text">
      <style:text-properties fo:font-size="12pt" style:font-size-asian="12pt" style:font-size-complex="12pt"/>
    </style:style>
    <style:style style:name="T118_125" style:family="text">
      <style:text-properties fo:font-size="12pt" style:font-size-asian="12pt" style:font-size-complex="12pt"/>
    </style:style>
    <style:style style:name="T118_126" style:family="text">
      <style:text-properties fo:font-size="12pt" style:font-size-asian="12pt" style:font-size-complex="12pt"/>
    </style:style>
    <style:style style:name="T118_127" style:family="text">
      <style:text-properties fo:font-size="12pt" style:font-size-asian="12pt" style:font-size-complex="12pt"/>
    </style:style>
    <style:style style:name="T118_128" style:family="text">
      <style:text-properties fo:font-size="12pt" style:font-size-asian="12pt" style:font-size-complex="12pt"/>
    </style:style>
    <style:style style:name="T118_129" style:family="text">
      <style:text-properties fo:font-size="12pt" style:font-size-asian="12pt" style:font-size-complex="12pt"/>
    </style:style>
    <style:style style:name="T118_130" style:family="text">
      <style:text-properties fo:font-size="12pt" style:font-size-asian="12pt" style:font-size-complex="12pt"/>
    </style:style>
    <style:style style:name="T118_131" style:family="text">
      <style:text-properties fo:font-size="12pt" style:font-size-asian="12pt" style:font-size-complex="12pt"/>
    </style:style>
    <style:style style:name="T118_132" style:family="text">
      <style:text-properties fo:font-size="12pt" style:font-size-asian="12pt" style:font-size-complex="12pt"/>
    </style:style>
    <style:style style:name="T118_133" style:family="text">
      <style:text-properties fo:font-size="12pt" style:font-size-asian="12pt" style:font-size-complex="12pt"/>
    </style:style>
    <style:style style:name="T118_134" style:family="text">
      <style:text-properties fo:font-size="12pt" style:font-size-asian="12pt" style:font-size-complex="12pt"/>
    </style:style>
    <style:style style:name="T118_135" style:family="text">
      <style:text-properties fo:font-size="12pt" style:font-size-asian="12pt" style:font-size-complex="12pt"/>
    </style:style>
    <style:style style:name="T118_136" style:family="text">
      <style:text-properties fo:font-size="12pt" style:font-size-asian="12pt" style:font-size-complex="12pt"/>
    </style:style>
    <style:style style:name="T118_137" style:family="text">
      <style:text-properties fo:font-size="12pt" style:font-size-asian="12pt" style:font-size-complex="12pt"/>
    </style:style>
    <style:style style:name="T118_138" style:family="text">
      <style:text-properties fo:font-size="12pt" style:font-size-asian="12pt" style:font-size-complex="12pt"/>
    </style:style>
    <style:style style:name="T118_139" style:family="text">
      <style:text-properties fo:font-size="12pt" style:font-size-asian="12pt" style:font-size-complex="12pt"/>
    </style:style>
    <style:style style:name="T118_140" style:family="text">
      <style:text-properties fo:font-size="12pt" style:font-size-asian="12pt" style:font-size-complex="12pt"/>
    </style:style>
    <style:style style:name="T118_141" style:family="text">
      <style:text-properties fo:font-size="12pt" style:font-size-asian="12pt" style:font-size-complex="12pt"/>
    </style:style>
    <style:style style:name="T118_142" style:family="text">
      <style:text-properties fo:font-size="12pt" style:font-size-asian="12pt" style:font-size-complex="12pt"/>
    </style:style>
    <style:style style:name="T118_143" style:family="text">
      <style:text-properties fo:font-size="12pt" style:font-size-asian="12pt" style:font-size-complex="12pt"/>
    </style:style>
    <style:style style:name="T118_144" style:family="text">
      <style:text-properties fo:font-size="12pt" style:font-size-asian="12pt" style:font-size-complex="12pt"/>
    </style:style>
    <style:style style:name="T118_145" style:family="text">
      <style:text-properties fo:font-size="12pt" style:font-size-asian="12pt" style:font-size-complex="12pt"/>
    </style:style>
    <style:style style:name="T118_146" style:family="text">
      <style:text-properties fo:font-size="12pt" style:font-size-asian="12pt" style:font-size-complex="12pt"/>
    </style:style>
    <style:style style:name="T118_147" style:family="text">
      <style:text-properties fo:font-size="12pt" style:font-size-asian="12pt" style:font-size-complex="12pt"/>
    </style:style>
    <style:style style:name="T118_148" style:family="text">
      <style:text-properties fo:font-size="12pt" style:font-size-asian="12pt" style:font-size-complex="12pt"/>
    </style:style>
    <style:style style:name="T118_149" style:family="text">
      <style:text-properties fo:font-size="12pt" style:font-size-asian="12pt" style:font-size-complex="12pt"/>
    </style:style>
    <style:style style:name="T118_150" style:family="text">
      <style:text-properties fo:font-size="12pt" style:font-size-asian="12pt" style:font-size-complex="12pt"/>
    </style:style>
    <style:style style:name="T118_151" style:family="text">
      <style:text-properties fo:font-size="12pt" style:font-size-asian="12pt" style:font-size-complex="12pt"/>
    </style:style>
    <style:style style:name="T118_152" style:family="text">
      <style:text-properties fo:font-size="12pt" style:font-size-asian="12pt" style:font-size-complex="12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size="12pt" style:font-size-asian="12pt" style:font-size-complex="12pt"/>
    </style:style>
    <style:style style:name="T119_2" style:family="text">
      <style:text-properties fo:font-size="12pt" style:font-size-asian="12pt" style:font-size-complex="12pt"/>
    </style:style>
    <style:style style:name="T119_3" style:family="text">
      <style:text-properties fo:font-size="12pt" style:font-size-asian="12pt" style:font-size-complex="12pt"/>
    </style:style>
    <style:style style:name="T119_4" style:family="text">
      <style:text-properties fo:font-size="12pt" style:font-size-asian="12pt" style:font-size-complex="12pt"/>
    </style:style>
    <style:style style:name="T119_5" style:family="text">
      <style:text-properties fo:font-size="12pt" style:font-size-asian="12pt" style:font-size-complex="12pt"/>
    </style:style>
    <style:style style:name="T119_6" style:family="text">
      <style:text-properties fo:font-size="12pt" style:font-size-asian="12pt" style:font-size-complex="12pt"/>
    </style:style>
    <style:style style:name="T119_7" style:family="text">
      <style:text-properties fo:font-size="12pt" style:font-size-asian="12pt" style:font-size-complex="12pt"/>
    </style:style>
    <style:style style:name="T119_8" style:family="text">
      <style:text-properties fo:font-size="12pt" style:font-size-asian="12pt" style:font-size-complex="12pt"/>
    </style:style>
    <style:style style:name="T119_9" style:family="text">
      <style:text-properties fo:font-size="12pt" style:font-size-asian="12pt" style:font-size-complex="12pt"/>
    </style:style>
    <style:style style:name="T119_10" style:family="text">
      <style:text-properties fo:font-size="12pt" style:font-size-asian="12pt" style:font-size-complex="12pt"/>
    </style:style>
    <style:style style:name="T119_11" style:family="text">
      <style:text-properties fo:font-size="12pt" style:font-size-asian="12pt" style:font-size-complex="12pt"/>
    </style:style>
    <style:style style:name="T119_12" style:family="text">
      <style:text-properties fo:font-size="12pt" style:font-size-asian="12pt" style:font-size-complex="12pt"/>
    </style:style>
    <style:style style:name="T119_13" style:family="text">
      <style:text-properties fo:font-size="12pt" style:font-size-asian="12pt" style:font-size-complex="12pt"/>
    </style:style>
    <style:style style:name="T119_14" style:family="text">
      <style:text-properties fo:font-size="12pt" style:font-size-asian="12pt" style:font-size-complex="12pt"/>
    </style:style>
    <style:style style:name="T119_15" style:family="text">
      <style:text-properties fo:font-size="12pt" style:font-size-asian="12pt" style:font-size-complex="12pt"/>
    </style:style>
    <style:style style:name="T119_16" style:family="text">
      <style:text-properties fo:font-size="12pt" style:font-size-asian="12pt" style:font-size-complex="12pt"/>
    </style:style>
    <style:style style:name="T119_17" style:family="text">
      <style:text-properties fo:font-size="12pt" style:font-size-asian="12pt" style:font-size-complex="12pt"/>
    </style:style>
    <style:style style:name="T119_18" style:family="text">
      <style:text-properties fo:font-size="12pt" style:font-size-asian="12pt" style:font-size-complex="12pt"/>
    </style:style>
    <style:style style:name="T119_19" style:family="text">
      <style:text-properties fo:font-size="12pt" style:font-size-asian="12pt" style:font-size-complex="12pt"/>
    </style:style>
    <style:style style:name="T119_20" style:family="text">
      <style:text-properties fo:font-size="12pt" style:font-size-asian="12pt" style:font-size-complex="12pt"/>
    </style:style>
    <style:style style:name="T119_21" style:family="text">
      <style:text-properties fo:font-size="12pt" style:font-size-asian="12pt" style:font-size-complex="12pt"/>
    </style:style>
    <style:style style:name="T119_22" style:family="text">
      <style:text-properties fo:font-size="12pt" style:font-size-asian="12pt" style:font-size-complex="12pt"/>
    </style:style>
    <style:style style:name="T119_23" style:family="text">
      <style:text-properties fo:font-size="12pt" style:font-size-asian="12pt" style:font-size-complex="12pt"/>
    </style:style>
    <style:style style:name="T119_24" style:family="text">
      <style:text-properties fo:font-size="12pt" style:font-size-asian="12pt" style:font-size-complex="12pt"/>
    </style:style>
    <style:style style:name="T119_25" style:family="text">
      <style:text-properties fo:font-size="12pt" style:font-size-asian="12pt" style:font-size-complex="12pt"/>
    </style:style>
    <style:style style:name="T119_26" style:family="text">
      <style:text-properties fo:font-size="12pt" style:font-size-asian="12pt" style:font-size-complex="12pt"/>
    </style:style>
    <style:style style:name="T119_27" style:family="text">
      <style:text-properties fo:font-size="12pt" style:font-size-asian="12pt" style:font-size-complex="12pt"/>
    </style:style>
    <style:style style:name="T119_28" style:family="text">
      <style:text-properties fo:font-size="12pt" style:font-size-asian="12pt" style:font-size-complex="12pt"/>
    </style:style>
    <style:style style:name="T119_29" style:family="text">
      <style:text-properties fo:font-size="12pt" style:font-size-asian="12pt" style:font-size-complex="12pt"/>
    </style:style>
    <style:style style:name="T119_30" style:family="text">
      <style:text-properties fo:font-size="12pt" style:font-size-asian="12pt" style:font-size-complex="12pt"/>
    </style:style>
    <style:style style:name="T119_31" style:family="text">
      <style:text-properties fo:font-size="12pt" style:font-size-asian="12pt" style:font-size-complex="12pt"/>
    </style:style>
    <style:style style:name="T119_32" style:family="text">
      <style:text-properties fo:font-size="12pt" style:font-size-asian="12pt" style:font-size-complex="12pt"/>
    </style:style>
    <style:style style:name="T119_33" style:family="text">
      <style:text-properties fo:font-size="12pt" style:font-size-asian="12pt" style:font-size-complex="12pt"/>
    </style:style>
    <style:style style:name="T119_34" style:family="text">
      <style:text-properties fo:font-size="12pt" style:font-size-asian="12pt" style:font-size-complex="12pt"/>
    </style:style>
    <style:style style:name="T119_35" style:family="text">
      <style:text-properties fo:font-size="12pt" style:font-size-asian="12pt" style:font-size-complex="12pt"/>
    </style:style>
    <style:style style:name="T119_36" style:family="text">
      <style:text-properties fo:font-size="12pt" style:font-size-asian="12pt" style:font-size-complex="12pt"/>
    </style:style>
    <style:style style:name="T119_37" style:family="text">
      <style:text-properties fo:font-size="12pt" style:font-size-asian="12pt" style:font-size-complex="12pt"/>
    </style:style>
    <style:style style:name="T119_38" style:family="text">
      <style:text-properties fo:font-size="12pt" style:font-size-asian="12pt" style:font-size-complex="12pt"/>
    </style:style>
    <style:style style:name="T119_39" style:family="text">
      <style:text-properties fo:font-size="12pt" style:font-size-asian="12pt" style:font-size-complex="12pt"/>
    </style:style>
    <style:style style:name="T119_40" style:family="text">
      <style:text-properties fo:font-size="12pt" style:font-size-asian="12pt" style:font-size-complex="12pt"/>
    </style:style>
    <style:style style:name="T119_41" style:family="text">
      <style:text-properties fo:font-size="12pt" style:font-size-asian="12pt" style:font-size-complex="12pt"/>
    </style:style>
    <style:style style:name="T119_42" style:family="text">
      <style:text-properties fo:font-size="12pt" style:font-size-asian="12pt" style:font-size-complex="12pt"/>
    </style:style>
    <style:style style:name="T119_43" style:family="text">
      <style:text-properties fo:font-size="12pt" style:font-size-asian="12pt" style:font-size-complex="12pt"/>
    </style:style>
    <style:style style:name="T119_44" style:family="text">
      <style:text-properties fo:font-size="12pt" style:font-size-asian="12pt" style:font-size-complex="12pt"/>
    </style:style>
    <style:style style:name="T119_45" style:family="text">
      <style:text-properties fo:font-size="12pt" style:font-size-asian="12pt" style:font-size-complex="12pt"/>
    </style:style>
    <style:style style:name="T119_46" style:family="text">
      <style:text-properties fo:font-size="12pt" style:font-size-asian="12pt" style:font-size-complex="12pt"/>
    </style:style>
    <style:style style:name="T119_47" style:family="text">
      <style:text-properties fo:font-size="12pt" style:font-size-asian="12pt" style:font-size-complex="12pt"/>
    </style:style>
    <style:style style:name="T119_48" style:family="text">
      <style:text-properties fo:font-size="12pt" style:font-size-asian="12pt" style:font-size-complex="12pt"/>
    </style:style>
    <style:style style:name="T119_49" style:family="text">
      <style:text-properties fo:font-size="12pt" style:font-size-asian="12pt" style:font-size-complex="12pt"/>
    </style:style>
    <style:style style:name="T119_50" style:family="text">
      <style:text-properties fo:font-size="12pt" style:font-size-asian="12pt" style:font-size-complex="12pt"/>
    </style:style>
    <style:style style:name="T119_51" style:family="text">
      <style:text-properties fo:font-size="12pt" style:font-size-asian="12pt" style:font-size-complex="12pt"/>
    </style:style>
    <style:style style:name="T119_52" style:family="text">
      <style:text-properties fo:font-size="12pt" style:font-size-asian="12pt" style:font-size-complex="12pt"/>
    </style:style>
    <style:style style:name="T119_53" style:family="text">
      <style:text-properties fo:font-size="12pt" style:font-size-asian="12pt" style:font-size-complex="12pt"/>
    </style:style>
    <style:style style:name="T119_54" style:family="text">
      <style:text-properties fo:font-size="12pt" style:font-size-asian="12pt" style:font-size-complex="12pt"/>
    </style:style>
    <style:style style:name="T119_55" style:family="text">
      <style:text-properties fo:font-size="12pt" style:font-size-asian="12pt" style:font-size-complex="12pt"/>
    </style:style>
    <style:style style:name="T119_56" style:family="text">
      <style:text-properties fo:font-size="12pt" style:font-size-asian="12pt" style:font-size-complex="12pt"/>
    </style:style>
    <style:style style:name="T119_57" style:family="text">
      <style:text-properties fo:font-size="12pt" style:font-size-asian="12pt" style:font-size-complex="12pt"/>
    </style:style>
    <style:style style:name="T119_58" style:family="text">
      <style:text-properties fo:font-size="12pt" style:font-size-asian="12pt" style:font-size-complex="12pt"/>
    </style:style>
    <style:style style:name="T119_59" style:family="text">
      <style:text-properties fo:font-size="12pt" style:font-size-asian="12pt" style:font-size-complex="12pt"/>
    </style:style>
    <style:style style:name="T119_60" style:family="text">
      <style:text-properties fo:font-size="12pt" style:font-size-asian="12pt" style:font-size-complex="12pt"/>
    </style:style>
    <style:style style:name="T119_61" style:family="text">
      <style:text-properties fo:font-size="12pt" style:font-size-asian="12pt" style:font-size-complex="12pt"/>
    </style:style>
    <style:style style:name="T119_62" style:family="text">
      <style:text-properties fo:font-size="12pt" style:font-size-asian="12pt" style:font-size-complex="12pt"/>
    </style:style>
    <style:style style:name="T119_63" style:family="text">
      <style:text-properties fo:font-size="12pt" style:font-size-asian="12pt" style:font-size-complex="12pt"/>
    </style:style>
    <style:style style:name="T119_64" style:family="text">
      <style:text-properties fo:font-size="12pt" style:font-size-asian="12pt" style:font-size-complex="12pt"/>
    </style:style>
    <style:style style:name="T119_65" style:family="text">
      <style:text-properties style:text-position="super 58%" fo:font-size="12pt" style:font-size-asian="12pt" style:font-size-complex="12pt"/>
    </style:style>
    <style:style style:name="T119_66" style:family="text">
      <style:text-properties fo:font-size="12pt" style:font-size-asian="12pt" style:font-size-complex="12pt"/>
    </style:style>
    <style:style style:name="T119_67" style:family="text">
      <style:text-properties fo:font-size="12pt" style:font-size-asian="12pt" style:font-size-complex="12pt"/>
    </style:style>
    <style:style style:name="T119_68" style:family="text">
      <style:text-properties fo:font-size="12pt" style:font-size-asian="12pt" style:font-size-complex="12pt"/>
    </style:style>
    <style:style style:name="T119_69" style:family="text">
      <style:text-properties fo:font-size="12pt" style:font-size-asian="12pt" style:font-size-complex="12pt"/>
    </style:style>
    <style:style style:name="T119_70" style:family="text">
      <style:text-properties fo:font-size="12pt" style:font-size-asian="12pt" style:font-size-complex="12pt"/>
    </style:style>
    <style:style style:name="T119_71" style:family="text">
      <style:text-properties fo:font-size="12pt" style:font-size-asian="12pt" style:font-size-complex="12pt"/>
    </style:style>
    <style:style style:name="T119_72" style:family="text">
      <style:text-properties fo:font-size="12pt" style:font-size-asian="12pt" style:font-size-complex="12pt"/>
    </style:style>
    <style:style style:name="T119_73" style:family="text">
      <style:text-properties fo:font-size="12pt" style:font-size-asian="12pt" style:font-size-complex="12pt"/>
    </style:style>
    <style:style style:name="T119_74" style:family="text">
      <style:text-properties style:text-position="super 58%" fo:font-size="12pt" style:font-size-asian="12pt" style:font-size-complex="12pt"/>
    </style:style>
    <style:style style:name="T119_75" style:family="text">
      <style:text-properties fo:font-size="12pt" style:font-size-asian="12pt" style:font-size-complex="12pt"/>
    </style:style>
    <style:style style:name="T119_76" style:family="text">
      <style:text-properties fo:font-size="12pt" style:font-size-asian="12pt" style:font-size-complex="12pt"/>
    </style:style>
    <style:style style:name="T119_77" style:family="text">
      <style:text-properties fo:font-size="12pt" style:font-size-asian="12pt" style:font-size-complex="12pt"/>
    </style:style>
    <style:style style:name="T119_78" style:family="text">
      <style:text-properties fo:font-size="12pt" style:font-size-asian="12pt" style:font-size-complex="12pt"/>
    </style:style>
    <style:style style:name="T119_79" style:family="text">
      <style:text-properties fo:font-size="12pt" style:font-size-asian="12pt" style:font-size-complex="12pt"/>
    </style:style>
    <style:style style:name="T119_80" style:family="text">
      <style:text-properties fo:font-size="12pt" style:font-size-asian="12pt" style:font-size-complex="12pt"/>
    </style:style>
    <style:style style:name="T119_81" style:family="text">
      <style:text-properties fo:font-size="12pt" style:font-size-asian="12pt" style:font-size-complex="12pt"/>
    </style:style>
    <style:style style:name="T119_82" style:family="text">
      <style:text-properties style:text-position="super 58%" fo:font-size="12pt" style:font-size-asian="12pt" style:font-size-complex="12pt"/>
    </style:style>
    <style:style style:name="T119_83" style:family="text">
      <style:text-properties fo:font-size="12pt" style:font-size-asian="12pt" style:font-size-complex="12pt"/>
    </style:style>
    <style:style style:name="T119_84" style:family="text">
      <style:text-properties fo:font-size="12pt" style:font-size-asian="12pt" style:font-size-complex="12pt"/>
    </style:style>
    <style:style style:name="T119_85" style:family="text">
      <style:text-properties fo:font-size="12pt" style:font-size-asian="12pt" style:font-size-complex="12pt"/>
    </style:style>
    <style:style style:name="T119_86" style:family="text">
      <style:text-properties fo:font-size="12pt" style:font-size-asian="12pt" style:font-size-complex="12pt"/>
    </style:style>
    <style:style style:name="T119_87" style:family="text">
      <style:text-properties fo:font-size="12pt" style:font-size-asian="12pt" style:font-size-complex="12pt"/>
    </style:style>
    <style:style style:name="T119_88" style:family="text">
      <style:text-properties fo:font-size="12pt" style:font-size-asian="12pt" style:font-size-complex="12pt"/>
    </style:style>
    <style:style style:name="T119_89" style:family="text">
      <style:text-properties fo:font-size="12pt" style:font-size-asian="12pt" style:font-size-complex="12pt"/>
    </style:style>
    <style:style style:name="T119_90" style:family="text">
      <style:text-properties fo:font-size="12pt" style:font-size-asian="12pt" style:font-size-complex="12pt"/>
    </style:style>
    <style:style style:name="T119_91" style:family="text">
      <style:text-properties fo:font-size="12pt" style:font-size-asian="12pt" style:font-size-complex="12pt"/>
    </style:style>
    <style:style style:name="T119_92" style:family="text">
      <style:text-properties fo:font-size="12pt" style:font-size-asian="12pt" style:font-size-complex="12pt"/>
    </style:style>
    <style:style style:name="T119_93" style:family="text">
      <style:text-properties fo:font-size="12pt" style:font-size-asian="12pt" style:font-size-complex="12pt"/>
    </style:style>
    <style:style style:name="T119_94" style:family="text">
      <style:text-properties fo:font-size="12pt" style:font-size-asian="12pt" style:font-size-complex="12pt"/>
    </style:style>
    <style:style style:name="T119_95" style:family="text">
      <style:text-properties fo:font-size="12pt" style:font-size-asian="12pt" style:font-size-complex="12pt"/>
    </style:style>
    <style:style style:name="T119_96" style:family="text">
      <style:text-properties fo:font-size="12pt" style:font-size-asian="12pt" style:font-size-complex="12pt"/>
    </style:style>
    <style:style style:name="T119_97" style:family="text">
      <style:text-properties fo:font-size="12pt" style:font-size-asian="12pt" style:font-size-complex="12pt"/>
    </style:style>
    <style:style style:name="T119_98" style:family="text">
      <style:text-properties fo:font-size="12pt" style:font-size-asian="12pt" style:font-size-complex="12pt"/>
    </style:style>
    <style:style style:name="T119_99" style:family="text">
      <style:text-properties fo:font-size="12pt" style:font-size-asian="12pt" style:font-size-complex="12pt"/>
    </style:style>
    <style:style style:name="T119_100" style:family="text">
      <style:text-properties fo:font-size="12pt" style:font-size-asian="12pt" style:font-size-complex="12pt"/>
    </style:style>
    <style:style style:name="T119_101" style:family="text">
      <style:text-properties fo:font-size="12pt" style:font-size-asian="12pt" style:font-size-complex="12pt"/>
    </style:style>
    <style:style style:name="T119_102" style:family="text">
      <style:text-properties fo:font-size="12pt" style:font-size-asian="12pt" style:font-size-complex="12pt"/>
    </style:style>
    <style:style style:name="T119_103" style:family="text">
      <style:text-properties fo:font-size="12pt" style:font-size-asian="12pt" style:font-size-complex="12pt"/>
    </style:style>
    <style:style style:name="T119_104" style:family="text">
      <style:text-properties fo:font-size="12pt" style:font-size-asian="12pt" style:font-size-complex="12pt"/>
    </style:style>
    <style:style style:name="T119_105" style:family="text">
      <style:text-properties fo:font-size="12pt" style:font-size-asian="12pt" style:font-size-complex="12pt"/>
    </style:style>
    <style:style style:name="T119_106" style:family="text">
      <style:text-properties fo:font-size="12pt" style:font-size-asian="12pt" style:font-size-complex="12pt"/>
    </style:style>
    <style:style style:name="T119_107" style:family="text">
      <style:text-properties fo:font-size="12pt" style:font-size-asian="12pt" style:font-size-complex="12pt"/>
    </style:style>
    <style:style style:name="T119_108" style:family="text">
      <style:text-properties fo:font-size="12pt" style:font-size-asian="12pt" style:font-size-complex="12pt"/>
    </style:style>
    <style:style style:name="T119_109" style:family="text">
      <style:text-properties fo:font-size="12pt" style:font-size-asian="12pt" style:font-size-complex="12pt"/>
    </style:style>
    <style:style style:name="T119_110" style:family="text">
      <style:text-properties fo:font-size="12pt" style:font-size-asian="12pt" style:font-size-complex="12pt"/>
    </style:style>
    <style:style style:name="T119_111" style:family="text">
      <style:text-properties fo:font-size="12pt" style:font-size-asian="12pt" style:font-size-complex="12pt"/>
    </style:style>
    <style:style style:name="T119_112" style:family="text">
      <style:text-properties fo:font-size="12pt" style:font-size-asian="12pt" style:font-size-complex="12pt"/>
    </style:style>
    <style:style style:name="T119_113" style:family="text">
      <style:text-properties fo:font-size="12pt" style:font-size-asian="12pt" style:font-size-complex="12pt"/>
    </style:style>
    <style:style style:name="T119_114" style:family="text">
      <style:text-properties fo:font-size="12pt" style:font-size-asian="12pt" style:font-size-complex="12pt"/>
    </style:style>
    <style:style style:name="T119_115" style:family="text">
      <style:text-properties fo:font-size="12pt" style:font-size-asian="12pt" style:font-size-complex="12pt"/>
    </style:style>
    <style:style style:name="T119_116" style:family="text">
      <style:text-properties style:text-position="super 58%" fo:font-size="12pt" style:font-size-asian="12pt" style:font-size-complex="12pt"/>
    </style:style>
    <style:style style:name="T119_117" style:family="text">
      <style:text-properties fo:font-size="12pt" style:font-size-asian="12pt" style:font-size-complex="12pt"/>
    </style:style>
    <style:style style:name="T119_118" style:family="text">
      <style:text-properties fo:font-size="12pt" style:font-size-asian="12pt" style:font-size-complex="12pt"/>
    </style:style>
    <style:style style:name="T119_119" style:family="text">
      <style:text-properties fo:font-size="12pt" style:font-size-asian="12pt" style:font-size-complex="12pt"/>
    </style:style>
    <style:style style:name="T119_120" style:family="text">
      <style:text-properties fo:font-size="12pt" style:font-size-asian="12pt" style:font-size-complex="12pt"/>
    </style:style>
    <style:style style:name="T119_121" style:family="text">
      <style:text-properties fo:font-size="12pt" style:font-size-asian="12pt" style:font-size-complex="12pt"/>
    </style:style>
    <style:style style:name="T119_122" style:family="text">
      <style:text-properties fo:font-size="12pt" style:font-size-asian="12pt" style:font-size-complex="12pt"/>
    </style:style>
    <style:style style:name="T119_123" style:family="text">
      <style:text-properties fo:font-size="12pt" style:font-size-asian="12pt" style:font-size-complex="12pt"/>
    </style:style>
    <style:style style:name="T119_124" style:family="text">
      <style:text-properties fo:font-size="12pt" style:font-size-asian="12pt" style:font-size-complex="12pt"/>
    </style:style>
    <style:style style:name="T119_125" style:family="text">
      <style:text-properties fo:font-size="12pt" style:font-size-asian="12pt" style:font-size-complex="12pt"/>
    </style:style>
    <style:style style:name="T119_126" style:family="text">
      <style:text-properties fo:font-size="12pt" style:font-size-asian="12pt" style:font-size-complex="12pt"/>
    </style:style>
    <style:style style:name="T119_127" style:family="text">
      <style:text-properties fo:font-size="12pt" style:font-size-asian="12pt" style:font-size-complex="12pt"/>
    </style:style>
    <style:style style:name="T119_128" style:family="text">
      <style:text-properties fo:font-size="12pt" style:font-size-asian="12pt" style:font-size-complex="12pt"/>
    </style:style>
    <style:style style:name="T119_129" style:family="text">
      <style:text-properties fo:font-size="12pt" style:font-size-asian="12pt" style:font-size-complex="12pt"/>
    </style:style>
    <style:style style:name="T119_130" style:family="text">
      <style:text-properties fo:font-size="12pt" style:font-size-asian="12pt" style:font-size-complex="12pt"/>
    </style:style>
    <style:style style:name="T119_131" style:family="text">
      <style:text-properties fo:font-size="12pt" style:font-size-asian="12pt" style:font-size-complex="12pt"/>
    </style:style>
    <style:style style:name="T119_132" style:family="text">
      <style:text-properties fo:font-size="12pt" style:font-size-asian="12pt" style:font-size-complex="12pt"/>
    </style:style>
    <style:style style:name="T119_133" style:family="text">
      <style:text-properties fo:font-size="12pt" style:font-size-asian="12pt" style:font-size-complex="12pt"/>
    </style:style>
    <style:style style:name="T119_134" style:family="text">
      <style:text-properties fo:font-size="12pt" style:font-size-asian="12pt" style:font-size-complex="12pt"/>
    </style:style>
    <style:style style:name="T119_135" style:family="text">
      <style:text-properties fo:font-size="12pt" style:font-size-asian="12pt" style:font-size-complex="12pt"/>
    </style:style>
    <style:style style:name="T119_136" style:family="text">
      <style:text-properties fo:font-size="12pt" style:font-size-asian="12pt" style:font-size-complex="12pt"/>
    </style:style>
    <style:style style:name="T119_137" style:family="text">
      <style:text-properties fo:font-size="12pt" style:font-size-asian="12pt" style:font-size-complex="12pt"/>
    </style:style>
    <style:style style:name="T119_138" style:family="text">
      <style:text-properties fo:font-size="12pt" style:font-size-asian="12pt" style:font-size-complex="12pt"/>
    </style:style>
    <style:style style:name="T119_139" style:family="text">
      <style:text-properties fo:font-size="12pt" style:font-size-asian="12pt" style:font-size-complex="12pt"/>
    </style:style>
    <style:style style:name="T119_140" style:family="text">
      <style:text-properties fo:font-size="12pt" style:font-size-asian="12pt" style:font-size-complex="12pt"/>
    </style:style>
    <style:style style:name="T119_141" style:family="text">
      <style:text-properties fo:font-size="12pt" style:font-size-asian="12pt" style:font-size-complex="12pt"/>
    </style:style>
    <style:style style:name="T119_142" style:family="text">
      <style:text-properties fo:font-size="12pt" style:font-size-asian="12pt" style:font-size-complex="12pt"/>
    </style:style>
    <style:style style:name="T119_143" style:family="text">
      <style:text-properties fo:font-size="12pt" style:font-size-asian="12pt" style:font-size-complex="12pt"/>
    </style:style>
    <style:style style:name="T119_144" style:family="text">
      <style:text-properties fo:font-size="12pt" style:font-size-asian="12pt" style:font-size-complex="12pt"/>
    </style:style>
    <style:style style:name="T119_145" style:family="text">
      <style:text-properties fo:font-size="12pt" style:font-size-asian="12pt" style:font-size-complex="12pt"/>
    </style:style>
    <style:style style:name="T119_146" style:family="text">
      <style:text-properties fo:font-size="12pt" style:font-size-asian="12pt" style:font-size-complex="12pt"/>
    </style:style>
    <style:style style:name="T119_147" style:family="text">
      <style:text-properties fo:font-size="12pt" style:font-size-asian="12pt" style:font-size-complex="12pt"/>
    </style:style>
    <style:style style:name="T119_148" style:family="text">
      <style:text-properties fo:font-size="12pt" style:font-size-asian="12pt" style:font-size-complex="12pt"/>
    </style:style>
    <style:style style:name="T119_149" style:family="text">
      <style:text-properties fo:font-size="12pt" style:font-size-asian="12pt" style:font-size-complex="12pt"/>
    </style:style>
    <style:style style:name="T119_150" style:family="text">
      <style:text-properties fo:font-size="12pt" style:font-size-asian="12pt" style:font-size-complex="12pt"/>
    </style:style>
    <style:style style:name="T119_151" style:family="text">
      <style:text-properties fo:font-size="12pt" style:font-size-asian="12pt" style:font-size-complex="12pt"/>
    </style:style>
    <style:style style:name="T119_152" style:family="text">
      <style:text-properties fo:font-size="12pt" style:font-size-asian="12pt" style:font-size-complex="12pt"/>
    </style:style>
    <style:style style:name="T119_153" style:family="text">
      <style:text-properties fo:font-size="12pt" style:font-size-asian="12pt" style:font-size-complex="12pt"/>
    </style:style>
    <style:style style:name="T119_154" style:family="text">
      <style:text-properties fo:font-size="12pt" style:font-size-asian="12pt" style:font-size-complex="12pt"/>
    </style:style>
    <style:style style:name="T119_155" style:family="text">
      <style:text-properties fo:font-size="12pt" style:font-size-asian="12pt" style:font-size-complex="12pt"/>
    </style:style>
    <style:style style:name="T119_156" style:family="text">
      <style:text-properties fo:font-size="12pt" style:font-size-asian="12pt" style:font-size-complex="12pt"/>
    </style:style>
    <style:style style:name="T119_157" style:family="text">
      <style:text-properties fo:font-size="12pt" style:font-size-asian="12pt" style:font-size-complex="12pt"/>
    </style:style>
    <style:style style:name="T119_158" style:family="text">
      <style:text-properties fo:font-size="12pt" style:font-size-asian="12pt" style:font-size-complex="12pt"/>
    </style:style>
    <style:style style:name="T119_159" style:family="text">
      <style:text-properties fo:font-size="12pt" style:font-size-asian="12pt" style:font-size-complex="12pt"/>
    </style:style>
    <style:style style:name="T119_160" style:family="text">
      <style:text-properties fo:font-size="12pt" style:font-size-asian="12pt" style:font-size-complex="12pt"/>
    </style:style>
    <style:style style:name="T119_161" style:family="text">
      <style:text-properties fo:font-size="12pt" style:font-size-asian="12pt" style:font-size-complex="12pt"/>
    </style:style>
    <style:style style:name="T119_162" style:family="text">
      <style:text-properties fo:font-size="12pt" style:font-size-asian="12pt" style:font-size-complex="12pt"/>
    </style:style>
    <style:style style:name="T119_163" style:family="text">
      <style:text-properties fo:font-size="12pt" style:font-size-asian="12pt" style:font-size-complex="12pt"/>
    </style:style>
    <style:style style:name="T119_164" style:family="text">
      <style:text-properties fo:font-size="12pt" style:font-size-asian="12pt" style:font-size-complex="12pt"/>
    </style:style>
    <style:style style:name="T119_165" style:family="text">
      <style:text-properties fo:font-size="12pt" style:font-size-asian="12pt" style:font-size-complex="12pt"/>
    </style:style>
    <style:style style:name="T119_166" style:family="text">
      <style:text-properties fo:font-size="12pt" style:font-size-asian="12pt" style:font-size-complex="12pt"/>
    </style:style>
    <style:style style:name="T119_167" style:family="text">
      <style:text-properties fo:font-size="12pt" style:font-size-asian="12pt" style:font-size-complex="12pt"/>
    </style:style>
    <style:style style:name="T119_168" style:family="text">
      <style:text-properties fo:font-size="12pt" style:font-size-asian="12pt" style:font-size-complex="12pt"/>
    </style:style>
    <style:style style:name="T119_169" style:family="text">
      <style:text-properties fo:font-size="12pt" style:font-size-asian="12pt" style:font-size-complex="12pt"/>
    </style:style>
    <style:style style:name="T119_170" style:family="text">
      <style:text-properties fo:font-size="12pt" style:font-size-asian="12pt" style:font-size-complex="12pt"/>
    </style:style>
    <style:style style:name="T119_171" style:family="text">
      <style:text-properties fo:font-size="12pt" style:font-size-asian="12pt" style:font-size-complex="12pt"/>
    </style:style>
    <style:style style:name="T119_172" style:family="text">
      <style:text-properties fo:font-size="12pt" style:font-size-asian="12pt" style:font-size-complex="12pt"/>
    </style:style>
    <style:style style:name="T119_173" style:family="text">
      <style:text-properties fo:font-size="12pt" style:font-size-asian="12pt" style:font-size-complex="12pt"/>
    </style:style>
    <style:style style:name="T119_174" style:family="text">
      <style:text-properties fo:font-size="12pt" style:font-size-asian="12pt" style:font-size-complex="12pt"/>
    </style:style>
    <style:style style:name="T119_175" style:family="text">
      <style:text-properties fo:font-size="12pt" style:font-size-asian="12pt" style:font-size-complex="12pt"/>
    </style:style>
    <style:style style:name="T119_176" style:family="text">
      <style:text-properties fo:font-size="12pt" style:font-size-asian="12pt" style:font-size-complex="12pt"/>
    </style:style>
    <style:style style:name="T119_177" style:family="text">
      <style:text-properties fo:font-size="12pt" style:font-size-asian="12pt" style:font-size-complex="12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style="italic" style:font-style-asian="italic" style:font-style-complex="italic" fo:font-size="12pt" style:font-size-asian="12pt" style:font-size-complex="12pt"/>
    </style:style>
    <style:style style:name="T120_2" style:family="text">
      <style:text-properties fo:font-style="italic" style:font-style-asian="italic" style:font-style-complex="italic" fo:font-size="12pt" style:font-size-asian="12pt" style:font-size-complex="12pt"/>
    </style:style>
    <style:style style:name="T120_3" style:family="text">
      <style:text-properties fo:font-style="italic" style:font-style-asian="italic" style:font-style-complex="italic" fo:font-size="12pt" style:font-size-asian="12pt" style:font-size-complex="12pt"/>
    </style:style>
    <style:style style:name="T120_4" style:family="text">
      <style:text-properties fo:font-style="italic" style:font-style-asian="italic" style:font-style-complex="italic" fo:font-size="12pt" style:font-size-asian="12pt" style:font-size-complex="12pt"/>
    </style:style>
    <style:style style:name="T120_5" style:family="text">
      <style:text-properties fo:font-style="italic" style:font-style-asian="italic" style:font-style-complex="italic" fo:font-size="12pt" style:font-size-asian="12pt" style:font-size-complex="12pt"/>
    </style:style>
    <style:style style:name="T120_6" style:family="text">
      <style:text-properties fo:font-style="italic" style:font-style-asian="italic" style:font-style-complex="italic" fo:font-size="12pt" style:font-size-asian="12pt" style:font-size-complex="12pt"/>
    </style:style>
    <style:style style:name="T120_7" style:family="text">
      <style:text-properties fo:font-style="italic" style:font-style-asian="italic" style:font-style-complex="italic" fo:font-size="12pt" style:font-size-asian="12pt" style:font-size-complex="12pt"/>
    </style:style>
    <style:style style:name="T120_8" style:family="text">
      <style:text-properties fo:font-style="italic" style:font-style-asian="italic" style:font-style-complex="italic" fo:font-size="12pt" style:font-size-asian="12pt" style:font-size-complex="12pt"/>
    </style:style>
    <style:style style:name="T120_9" style:family="text">
      <style:text-properties fo:font-style="italic" style:font-style-asian="italic" style:font-style-complex="italic" fo:font-size="12pt" style:font-size-asian="12pt" style:font-size-complex="12pt"/>
    </style:style>
    <style:style style:name="T120_10" style:family="text">
      <style:text-properties fo:font-style="italic" style:font-style-asian="italic" style:font-style-complex="italic" fo:font-size="12pt" style:font-size-asian="12pt" style:font-size-complex="12pt"/>
    </style:style>
    <style:style style:name="T120_11" style:family="text">
      <style:text-properties fo:font-style="italic" style:font-style-asian="italic" style:font-style-complex="italic" fo:font-size="12pt" style:font-size-asian="12pt" style:font-size-complex="12pt"/>
    </style:style>
    <style:style style:name="T120_12" style:family="text">
      <style:text-properties fo:font-style="italic" style:font-style-asian="italic" style:font-style-complex="italic" fo:font-size="12pt" style:font-size-asian="12pt" style:font-size-complex="12pt"/>
    </style:style>
    <style:style style:name="T120_13" style:family="text">
      <style:text-properties fo:font-style="italic" style:font-style-asian="italic" style:font-style-complex="italic" fo:font-size="12pt" style:font-size-asian="12pt" style:font-size-complex="12pt"/>
    </style:style>
    <style:style style:name="T120_14" style:family="text">
      <style:text-properties fo:font-style="italic" style:font-style-asian="italic" style:font-style-complex="italic" fo:font-size="12pt" style:font-size-asian="12pt" style:font-size-complex="12pt"/>
    </style:style>
    <style:style style:name="T120_15" style:family="text">
      <style:text-properties fo:font-style="italic" style:font-style-asian="italic" style:font-style-complex="italic" fo:font-size="12pt" style:font-size-asian="12pt" style:font-size-complex="12pt"/>
    </style:style>
    <style:style style:name="T120_16" style:family="text">
      <style:text-properties fo:font-style="italic" style:font-style-asian="italic" style:font-style-complex="italic" fo:font-size="12pt" style:font-size-asian="12pt" style:font-size-complex="12pt"/>
    </style:style>
    <style:style style:name="T120_17" style:family="text">
      <style:text-properties fo:font-style="italic" style:font-style-asian="italic" style:font-style-complex="italic" fo:font-size="12pt" style:font-size-asian="12pt" style:font-size-complex="12pt"/>
    </style:style>
    <style:style style:name="T120_18" style:family="text">
      <style:text-properties fo:font-style="italic" style:font-style-asian="italic" style:font-style-complex="italic" fo:font-size="12pt" style:font-size-asian="12pt" style:font-size-complex="12pt"/>
    </style:style>
    <style:style style:name="T120_19" style:family="text">
      <style:text-properties fo:font-style="italic" style:font-style-asian="italic" style:font-style-complex="italic" fo:font-size="12pt" style:font-size-asian="12pt" style:font-size-complex="12pt"/>
    </style:style>
    <style:style style:name="T120_20" style:family="text">
      <style:text-properties fo:font-style="italic" style:font-style-asian="italic" style:font-style-complex="italic" fo:font-size="12pt" style:font-size-asian="12pt" style:font-size-complex="12pt"/>
    </style:style>
    <style:style style:name="T120_21" style:family="text">
      <style:text-properties fo:font-style="italic" style:font-style-asian="italic" style:font-style-complex="italic" fo:font-size="12pt" style:font-size-asian="12pt" style:font-size-complex="12pt"/>
    </style:style>
    <style:style style:name="T120_22" style:family="text">
      <style:text-properties fo:font-style="italic" style:font-style-asian="italic" style:font-style-complex="italic" fo:font-size="12pt" style:font-size-asian="12pt" style:font-size-complex="12pt"/>
    </style:style>
    <style:style style:name="T120_23" style:family="text">
      <style:text-properties fo:font-style="italic" style:font-style-asian="italic" style:font-style-complex="italic" fo:font-size="12pt" style:font-size-asian="12pt" style:font-size-complex="12pt"/>
    </style:style>
    <style:style style:name="T120_24" style:family="text">
      <style:text-properties fo:font-style="italic" style:font-style-asian="italic" style:font-style-complex="italic" fo:font-size="12pt" style:font-size-asian="12pt" style:font-size-complex="12pt"/>
    </style:style>
    <style:style style:name="T120_25" style:family="text">
      <style:text-properties fo:font-style="italic" style:font-style-asian="italic" style:font-style-complex="italic" fo:font-size="12pt" style:font-size-asian="12pt" style:font-size-complex="12pt"/>
    </style:style>
    <style:style style:name="T120_26" style:family="text">
      <style:text-properties fo:font-style="italic" style:font-style-asian="italic" style:font-style-complex="italic" fo:font-size="12pt" style:font-size-asian="12pt" style:font-size-complex="12pt"/>
    </style:style>
    <style:style style:name="T120_27" style:family="text">
      <style:text-properties fo:font-style="italic" style:font-style-asian="italic" style:font-style-complex="italic" fo:font-size="12pt" style:font-size-asian="12pt" style:font-size-complex="12pt"/>
    </style:style>
    <style:style style:name="T120_28" style:family="text">
      <style:text-properties fo:font-style="italic" style:font-style-asian="italic" style:font-style-complex="italic" fo:font-size="12pt" style:font-size-asian="12pt" style:font-size-complex="12pt"/>
    </style:style>
    <style:style style:name="T120_29" style:family="text">
      <style:text-properties fo:font-style="italic" style:font-style-asian="italic" style:font-style-complex="italic" fo:font-size="12pt" style:font-size-asian="12pt" style:font-size-complex="12pt"/>
    </style:style>
    <style:style style:name="T120_30" style:family="text">
      <style:text-properties fo:font-style="italic" style:font-style-asian="italic" style:font-style-complex="italic" fo:font-size="12pt" style:font-size-asian="12pt" style:font-size-complex="12pt"/>
    </style:style>
    <style:style style:name="T120_31" style:family="text">
      <style:text-properties fo:font-style="italic" style:font-style-asian="italic" style:font-style-complex="italic" fo:font-size="12pt" style:font-size-asian="12pt" style:font-size-complex="12pt"/>
    </style:style>
    <style:style style:name="T120_32" style:family="text">
      <style:text-properties fo:font-style="italic" style:font-style-asian="italic" style:font-style-complex="italic" fo:font-size="12pt" style:font-size-asian="12pt" style:font-size-complex="12pt"/>
    </style:style>
    <style:style style:name="T120_33" style:family="text">
      <style:text-properties fo:font-style="italic" style:font-style-asian="italic" style:font-style-complex="italic" fo:font-size="12pt" style:font-size-asian="12pt" style:font-size-complex="12pt"/>
    </style:style>
    <style:style style:name="T120_34" style:family="text">
      <style:text-properties fo:font-style="italic" style:font-style-asian="italic" style:font-style-complex="italic" fo:font-size="12pt" style:font-size-asian="12pt" style:font-size-complex="12pt"/>
    </style:style>
    <style:style style:name="T120_35" style:family="text">
      <style:text-properties fo:font-style="italic" style:font-style-asian="italic" style:font-style-complex="italic" fo:font-size="12pt" style:font-size-asian="12pt" style:font-size-complex="12pt"/>
    </style:style>
    <style:style style:name="T120_36" style:family="text">
      <style:text-properties fo:font-style="italic" style:font-style-asian="italic" style:font-style-complex="italic" fo:font-size="12pt" style:font-size-asian="12pt" style:font-size-complex="12pt"/>
    </style:style>
    <style:style style:name="T120_37" style:family="text">
      <style:text-properties fo:font-style="italic" style:font-style-asian="italic" style:font-style-complex="italic" fo:font-size="12pt" style:font-size-asian="12pt" style:font-size-complex="12pt"/>
    </style:style>
    <style:style style:name="T120_38" style:family="text">
      <style:text-properties fo:font-style="italic" style:font-style-asian="italic" style:font-style-complex="italic" fo:font-size="12pt" style:font-size-asian="12pt" style:font-size-complex="12pt"/>
    </style:style>
    <style:style style:name="T120_39" style:family="text">
      <style:text-properties fo:font-style="italic" style:font-style-asian="italic" style:font-style-complex="italic" fo:font-size="12pt" style:font-size-asian="12pt" style:font-size-complex="12pt"/>
    </style:style>
    <style:style style:name="T120_40" style:family="text">
      <style:text-properties fo:font-style="italic" style:font-style-asian="italic" style:font-style-complex="italic" fo:font-size="12pt" style:font-size-asian="12pt" style:font-size-complex="12pt"/>
    </style:style>
    <style:style style:name="T120_41" style:family="text">
      <style:text-properties fo:font-style="italic" style:font-style-asian="italic" style:font-style-complex="italic" fo:font-size="12pt" style:font-size-asian="12pt" style:font-size-complex="12pt"/>
    </style:style>
    <style:style style:name="T120_42" style:family="text">
      <style:text-properties fo:font-style="italic" style:font-style-asian="italic" style:font-style-complex="italic" fo:font-size="12pt" style:font-size-asian="12pt" style:font-size-complex="12pt"/>
    </style:style>
    <style:style style:name="T120_43" style:family="text">
      <style:text-properties fo:font-style="italic" style:font-style-asian="italic" style:font-style-complex="italic" fo:font-size="12pt" style:font-size-asian="12pt" style:font-size-complex="12pt"/>
    </style:style>
    <style:style style:name="T120_44" style:family="text">
      <style:text-properties fo:font-style="italic" style:font-style-asian="italic" style:font-style-complex="italic" fo:font-size="12pt" style:font-size-asian="12pt" style:font-size-complex="12pt"/>
    </style:style>
    <style:style style:name="T120_45" style:family="text">
      <style:text-properties fo:font-style="italic" style:font-style-asian="italic" style:font-style-complex="italic" fo:font-size="12pt" style:font-size-asian="12pt" style:font-size-complex="12pt"/>
    </style:style>
    <style:style style:name="T120_46" style:family="text">
      <style:text-properties fo:font-style="italic" style:font-style-asian="italic" style:font-style-complex="italic" fo:font-size="12pt" style:font-size-asian="12pt" style:font-size-complex="12pt"/>
    </style:style>
    <style:style style:name="T120_47" style:family="text">
      <style:text-properties fo:font-style="italic" style:font-style-asian="italic" style:font-style-complex="italic" fo:font-size="12pt" style:font-size-asian="12pt" style:font-size-complex="12pt"/>
    </style:style>
    <style:style style:name="T120_48" style:family="text">
      <style:text-properties fo:font-style="italic" style:font-style-asian="italic" style:font-style-complex="italic" fo:font-size="12pt" style:font-size-asian="12pt" style:font-size-complex="12pt"/>
    </style:style>
    <style:style style:name="T120_49" style:family="text">
      <style:text-properties fo:font-style="italic" style:font-style-asian="italic" style:font-style-complex="italic" fo:font-size="12pt" style:font-size-asian="12pt" style:font-size-complex="12pt"/>
    </style:style>
    <style:style style:name="T120_50" style:family="text">
      <style:text-properties fo:font-style="italic" style:font-style-asian="italic" style:font-style-complex="italic" fo:font-size="12pt" style:font-size-asian="12pt" style:font-size-complex="12pt"/>
    </style:style>
    <style:style style:name="T120_51" style:family="text">
      <style:text-properties fo:font-style="italic" style:font-style-asian="italic" style:font-style-complex="italic" fo:font-size="12pt" style:font-size-asian="12pt" style:font-size-complex="12pt"/>
    </style:style>
    <style:style style:name="T120_52" style:family="text">
      <style:text-properties fo:font-style="italic" style:font-style-asian="italic" style:font-style-complex="italic" fo:font-size="12pt" style:font-size-asian="12pt" style:font-size-complex="12pt"/>
    </style:style>
    <style:style style:name="T120_53" style:family="text">
      <style:text-properties fo:font-style="italic" style:font-style-asian="italic" style:font-style-complex="italic" fo:font-size="12pt" style:font-size-asian="12pt" style:font-size-complex="12pt"/>
    </style:style>
    <style:style style:name="T120_54" style:family="text">
      <style:text-properties fo:font-style="italic" style:font-style-asian="italic" style:font-style-complex="italic" fo:font-size="12pt" style:font-size-asian="12pt" style:font-size-complex="12pt"/>
    </style:style>
    <style:style style:name="T120_55" style:family="text">
      <style:text-properties fo:font-style="italic" style:font-style-asian="italic" style:font-style-complex="italic" fo:font-size="12pt" style:font-size-asian="12pt" style:font-size-complex="12pt"/>
    </style:style>
    <style:style style:name="T120_56" style:family="text">
      <style:text-properties fo:font-style="italic" style:font-style-asian="italic" style:font-style-complex="italic" fo:font-size="12pt" style:font-size-asian="12pt" style:font-size-complex="12pt"/>
    </style:style>
    <style:style style:name="T120_57" style:family="text">
      <style:text-properties fo:font-style="italic" style:font-style-asian="italic" style:font-style-complex="italic" fo:font-size="12pt" style:font-size-asian="12pt" style:font-size-complex="12pt"/>
    </style:style>
    <style:style style:name="T120_58" style:family="text">
      <style:text-properties fo:font-style="italic" style:font-style-asian="italic" style:font-style-complex="italic" fo:font-size="12pt" style:font-size-asian="12pt" style:font-size-complex="12pt"/>
    </style:style>
    <style:style style:name="T120_59" style:family="text">
      <style:text-properties fo:font-style="italic" style:font-style-asian="italic" style:font-style-complex="italic" fo:font-size="12pt" style:font-size-asian="12pt" style:font-size-complex="12pt"/>
    </style:style>
    <style:style style:name="T120_60" style:family="text">
      <style:text-properties fo:font-style="italic" style:font-style-asian="italic" style:font-style-complex="italic" fo:font-size="12pt" style:font-size-asian="12pt" style:font-size-complex="12pt"/>
    </style:style>
    <style:style style:name="T120_61" style:family="text">
      <style:text-properties fo:font-style="italic" style:font-style-asian="italic" style:font-style-complex="italic" fo:font-size="12pt" style:font-size-asian="12pt" style:font-size-complex="12pt"/>
    </style:style>
    <style:style style:name="T120_62" style:family="text">
      <style:text-properties fo:font-style="italic" style:font-style-asian="italic" style:font-style-complex="italic" fo:font-size="12pt" style:font-size-asian="12pt" style:font-size-complex="12pt"/>
    </style:style>
    <style:style style:name="T120_63" style:family="text">
      <style:text-properties fo:font-style="italic" style:font-style-asian="italic" style:font-style-complex="italic" fo:font-size="12pt" style:font-size-asian="12pt" style:font-size-complex="12pt"/>
    </style:style>
    <style:style style:name="T120_64" style:family="text">
      <style:text-properties fo:font-style="italic" style:font-style-asian="italic" style:font-style-complex="italic" fo:font-size="12pt" style:font-size-asian="12pt" style:font-size-complex="12pt"/>
    </style:style>
    <style:style style:name="T120_65" style:family="text">
      <style:text-properties fo:font-style="italic" style:font-style-asian="italic" style:font-style-complex="italic" fo:font-size="12pt" style:font-size-asian="12pt" style:font-size-complex="12pt"/>
    </style:style>
    <style:style style:name="T120_66" style:family="text">
      <style:text-properties fo:font-style="italic" style:font-style-asian="italic" style:font-style-complex="italic" fo:font-size="12pt" style:font-size-asian="12pt" style:font-size-complex="12pt"/>
    </style:style>
    <style:style style:name="T120_67" style:family="text">
      <style:text-properties fo:font-style="italic" style:font-style-asian="italic" style:font-style-complex="italic" fo:font-size="12pt" style:font-size-asian="12pt" style:font-size-complex="12pt"/>
    </style:style>
    <style:style style:name="T120_68" style:family="text">
      <style:text-properties fo:font-style="italic" style:font-style-asian="italic" style:font-style-complex="italic" fo:font-size="12pt" style:font-size-asian="12pt" style:font-size-complex="12pt"/>
    </style:style>
    <style:style style:name="T120_69" style:family="text">
      <style:text-properties fo:font-style="italic" style:font-style-asian="italic" style:font-style-complex="italic" fo:font-size="12pt" style:font-size-asian="12pt" style:font-size-complex="12pt"/>
    </style:style>
    <style:style style:name="T120_70" style:family="text">
      <style:text-properties fo:font-style="italic" style:font-style-asian="italic" style:font-style-complex="italic" fo:font-size="12pt" style:font-size-asian="12pt" style:font-size-complex="12pt"/>
    </style:style>
    <style:style style:name="T120_71" style:family="text">
      <style:text-properties fo:font-style="italic" style:font-style-asian="italic" style:font-style-complex="italic" fo:font-size="12pt" style:font-size-asian="12pt" style:font-size-complex="12pt"/>
    </style:style>
    <style:style style:name="T120_72" style:family="text">
      <style:text-properties fo:font-style="italic" style:font-style-asian="italic" style:font-style-complex="italic" fo:font-size="12pt" style:font-size-asian="12pt" style:font-size-complex="12pt"/>
    </style:style>
    <style:style style:name="T120_73" style:family="text">
      <style:text-properties fo:font-style="italic" style:font-style-asian="italic" style:font-style-complex="italic" fo:font-size="12pt" style:font-size-asian="12pt" style:font-size-complex="12pt"/>
    </style:style>
    <style:style style:name="T120_74" style:family="text">
      <style:text-properties fo:font-style="italic" style:font-style-asian="italic" style:font-style-complex="italic" fo:font-size="12pt" style:font-size-asian="12pt" style:font-size-complex="12pt"/>
    </style:style>
    <style:style style:name="T120_75" style:family="text">
      <style:text-properties fo:font-style="italic" style:font-style-asian="italic" style:font-style-complex="italic" fo:font-size="12pt" style:font-size-asian="12pt" style:font-size-complex="12pt"/>
    </style:style>
    <style:style style:name="T120_76" style:family="text">
      <style:text-properties fo:font-style="italic" style:font-style-asian="italic" style:font-style-complex="italic" fo:font-size="12pt" style:font-size-asian="12pt" style:font-size-complex="12pt"/>
    </style:style>
    <style:style style:name="T120_77" style:family="text">
      <style:text-properties fo:font-style="italic" style:font-style-asian="italic" style:font-style-complex="italic" fo:font-size="12pt" style:font-size-asian="12pt" style:font-size-complex="12pt"/>
    </style:style>
    <style:style style:name="T120_78" style:family="text">
      <style:text-properties fo:font-style="italic" style:font-style-asian="italic" style:font-style-complex="italic" fo:font-size="12pt" style:font-size-asian="12pt" style:font-size-complex="12pt"/>
    </style:style>
    <style:style style:name="T120_79" style:family="text">
      <style:text-properties fo:font-style="italic" style:font-style-asian="italic" style:font-style-complex="italic" fo:font-size="12pt" style:font-size-asian="12pt" style:font-size-complex="12pt"/>
    </style:style>
    <style:style style:name="T120_80" style:family="text">
      <style:text-properties fo:font-style="italic" style:font-style-asian="italic" style:font-style-complex="italic" fo:font-size="12pt" style:font-size-asian="12pt" style:font-size-complex="12pt"/>
    </style:style>
    <style:style style:name="T120_81" style:family="text">
      <style:text-properties fo:font-style="italic" style:font-style-asian="italic" style:font-style-complex="italic" fo:font-size="12pt" style:font-size-asian="12pt" style:font-size-complex="12pt"/>
    </style:style>
    <style:style style:name="T120_82" style:family="text">
      <style:text-properties fo:font-style="italic" style:font-style-asian="italic" style:font-style-complex="italic" fo:font-size="12pt" style:font-size-asian="12pt" style:font-size-complex="12pt"/>
    </style:style>
    <style:style style:name="T120_83" style:family="text">
      <style:text-properties fo:font-style="italic" style:font-style-asian="italic" style:font-style-complex="italic" fo:font-size="12pt" style:font-size-asian="12pt" style:font-size-complex="12pt"/>
    </style:style>
    <style:style style:name="T120_84" style:family="text">
      <style:text-properties fo:font-style="italic" style:font-style-asian="italic" style:font-style-complex="italic" fo:font-size="12pt" style:font-size-asian="12pt" style:font-size-complex="12pt"/>
    </style:style>
    <style:style style:name="T120_85" style:family="text">
      <style:text-properties fo:font-style="italic" style:font-style-asian="italic" style:font-style-complex="italic" fo:font-size="12pt" style:font-size-asian="12pt" style:font-size-complex="12pt"/>
    </style:style>
    <style:style style:name="T120_86" style:family="text">
      <style:text-properties fo:font-style="italic" style:font-style-asian="italic" style:font-style-complex="italic" fo:font-size="12pt" style:font-size-asian="12pt" style:font-size-complex="12pt"/>
    </style:style>
    <style:style style:name="T120_87" style:family="text">
      <style:text-properties fo:font-style="italic" style:font-style-asian="italic" style:font-style-complex="italic" fo:font-size="12pt" style:font-size-asian="12pt" style:font-size-complex="12pt"/>
    </style:style>
    <style:style style:name="T120_88" style:family="text">
      <style:text-properties fo:font-style="italic" style:font-style-asian="italic" style:font-style-complex="italic" fo:font-size="12pt" style:font-size-asian="12pt" style:font-size-complex="12pt"/>
    </style:style>
    <style:style style:name="T120_89" style:family="text">
      <style:text-properties fo:font-style="italic" style:font-style-asian="italic" style:font-style-complex="italic" fo:font-size="12pt" style:font-size-asian="12pt" style:font-size-complex="12pt"/>
    </style:style>
    <style:style style:name="T120_90" style:family="text">
      <style:text-properties fo:font-style="italic" style:font-style-asian="italic" style:font-style-complex="italic" fo:font-size="12pt" style:font-size-asian="12pt" style:font-size-complex="12pt"/>
    </style:style>
    <style:style style:name="T120_91" style:family="text">
      <style:text-properties fo:font-style="italic" style:font-style-asian="italic" style:font-style-complex="italic" fo:font-size="12pt" style:font-size-asian="12pt" style:font-size-complex="12pt"/>
    </style:style>
    <style:style style:name="T120_92" style:family="text">
      <style:text-properties fo:font-style="italic" style:font-style-asian="italic" style:font-style-complex="italic" fo:font-size="12pt" style:font-size-asian="12pt" style:font-size-complex="12pt"/>
    </style:style>
    <style:style style:name="T120_93" style:family="text">
      <style:text-properties fo:font-style="italic" style:font-style-asian="italic" style:font-style-complex="italic" fo:font-size="12pt" style:font-size-asian="12pt" style:font-size-complex="12pt"/>
    </style:style>
    <style:style style:name="T120_94" style:family="text">
      <style:text-properties fo:font-style="italic" style:font-style-asian="italic" style:font-style-complex="italic" fo:font-size="12pt" style:font-size-asian="12pt" style:font-size-complex="12pt"/>
    </style:style>
    <style:style style:name="T120_95" style:family="text">
      <style:text-properties fo:font-style="italic" style:font-style-asian="italic" style:font-style-complex="italic" fo:font-size="12pt" style:font-size-asian="12pt" style:font-size-complex="12pt"/>
    </style:style>
    <style:style style:name="T120_96" style:family="text">
      <style:text-properties fo:font-style="italic" style:font-style-asian="italic" style:font-style-complex="italic" fo:font-size="12pt" style:font-size-asian="12pt" style:font-size-complex="12pt"/>
    </style:style>
    <style:style style:name="T120_97" style:family="text">
      <style:text-properties fo:font-style="italic" style:font-style-asian="italic" style:font-style-complex="italic" fo:font-size="12pt" style:font-size-asian="12pt" style:font-size-complex="12pt"/>
    </style:style>
    <style:style style:name="T120_98" style:family="text">
      <style:text-properties fo:font-style="italic" style:font-style-asian="italic" style:font-style-complex="italic" fo:font-size="12pt" style:font-size-asian="12pt" style:font-size-complex="12pt"/>
    </style:style>
    <style:style style:name="T120_99" style:family="text">
      <style:text-properties fo:font-style="italic" style:font-style-asian="italic" style:font-style-complex="italic" fo:font-size="12pt" style:font-size-asian="12pt" style:font-size-complex="12pt"/>
    </style:style>
    <style:style style:name="T120_100" style:family="text">
      <style:text-properties fo:font-style="italic" style:font-style-asian="italic" style:font-style-complex="italic" fo:font-size="12pt" style:font-size-asian="12pt" style:font-size-complex="12pt"/>
    </style:style>
    <style:style style:name="T120_101" style:family="text">
      <style:text-properties fo:font-style="italic" style:font-style-asian="italic" style:font-style-complex="italic" fo:font-size="12pt" style:font-size-asian="12pt" style:font-size-complex="12pt"/>
    </style:style>
    <style:style style:name="T120_102" style:family="text">
      <style:text-properties fo:font-style="italic" style:font-style-asian="italic" style:font-style-complex="italic" fo:font-size="12pt" style:font-size-asian="12pt" style:font-size-complex="12pt"/>
    </style:style>
    <style:style style:name="T120_103" style:family="text">
      <style:text-properties fo:font-style="italic" style:font-style-asian="italic" style:font-style-complex="italic" fo:font-size="12pt" style:font-size-asian="12pt" style:font-size-complex="12pt"/>
    </style:style>
    <style:style style:name="T120_104" style:family="text">
      <style:text-properties fo:font-style="italic" style:font-style-asian="italic" style:font-style-complex="italic" fo:font-size="12pt" style:font-size-asian="12pt" style:font-size-complex="12pt"/>
    </style:style>
    <style:style style:name="T120_105" style:family="text">
      <style:text-properties fo:font-style="italic" style:font-style-asian="italic" style:font-style-complex="italic" fo:font-size="12pt" style:font-size-asian="12pt" style:font-size-complex="12pt"/>
    </style:style>
    <style:style style:name="T120_106" style:family="text">
      <style:text-properties fo:font-style="italic" style:font-style-asian="italic" style:font-style-complex="italic" fo:font-size="12pt" style:font-size-asian="12pt" style:font-size-complex="12pt"/>
    </style:style>
    <style:style style:name="T120_107" style:family="text">
      <style:text-properties fo:font-style="italic" style:font-style-asian="italic" style:font-style-complex="italic" fo:font-size="12pt" style:font-size-asian="12pt" style:font-size-complex="12pt"/>
    </style:style>
    <style:style style:name="T120_108" style:family="text">
      <style:text-properties fo:font-style="italic" style:font-style-asian="italic" style:font-style-complex="italic" fo:font-size="12pt" style:font-size-asian="12pt" style:font-size-complex="12pt"/>
    </style:style>
    <style:style style:name="T120_109" style:family="text">
      <style:text-properties fo:font-style="italic" style:font-style-asian="italic" style:font-style-complex="italic" fo:font-size="12pt" style:font-size-asian="12pt" style:font-size-complex="12pt"/>
    </style:style>
    <style:style style:name="T120_110" style:family="text">
      <style:text-properties fo:font-style="italic" style:font-style-asian="italic" style:font-style-complex="italic" fo:font-size="12pt" style:font-size-asian="12pt" style:font-size-complex="12pt"/>
    </style:style>
    <style:style style:name="T120_111" style:family="text">
      <style:text-properties fo:font-style="italic" style:font-style-asian="italic" style:font-style-complex="italic" fo:font-size="12pt" style:font-size-asian="12pt" style:font-size-complex="12pt"/>
    </style:style>
    <style:style style:name="T120_112" style:family="text">
      <style:text-properties fo:font-style="italic" style:font-style-asian="italic" style:font-style-complex="italic" fo:font-size="12pt" style:font-size-asian="12pt" style:font-size-complex="12pt"/>
    </style:style>
    <style:style style:name="T120_113" style:family="text">
      <style:text-properties fo:font-style="italic" style:font-style-asian="italic" style:font-style-complex="italic" fo:font-size="12pt" style:font-size-asian="12pt" style:font-size-complex="12pt"/>
    </style:style>
    <style:style style:name="T120_114" style:family="text">
      <style:text-properties fo:font-style="italic" style:font-style-asian="italic" style:font-style-complex="italic" fo:font-size="12pt" style:font-size-asian="12pt" style:font-size-complex="12pt"/>
    </style:style>
    <style:style style:name="T120_115" style:family="text">
      <style:text-properties fo:font-style="italic" style:font-style-asian="italic" style:font-style-complex="italic" fo:font-size="12pt" style:font-size-asian="12pt" style:font-size-complex="12pt"/>
    </style:style>
    <style:style style:name="T120_116" style:family="text">
      <style:text-properties fo:font-style="italic" style:font-style-asian="italic" style:font-style-complex="italic" fo:font-size="12pt" style:font-size-asian="12pt" style:font-size-complex="12pt"/>
    </style:style>
    <style:style style:name="T120_117" style:family="text">
      <style:text-properties fo:font-style="italic" style:font-style-asian="italic" style:font-style-complex="italic" fo:font-size="12pt" style:font-size-asian="12pt" style:font-size-complex="12pt"/>
    </style:style>
    <style:style style:name="T120_118" style:family="text">
      <style:text-properties fo:font-style="italic" style:font-style-asian="italic" style:font-style-complex="italic" fo:font-size="12pt" style:font-size-asian="12pt" style:font-size-complex="12pt"/>
    </style:style>
    <style:style style:name="T120_119" style:family="text">
      <style:text-properties fo:font-style="italic" style:font-style-asian="italic" style:font-style-complex="italic" fo:font-size="12pt" style:font-size-asian="12pt" style:font-size-complex="12pt"/>
    </style:style>
    <style:style style:name="T120_120" style:family="text">
      <style:text-properties fo:font-style="italic" style:font-style-asian="italic" style:font-style-complex="italic" fo:font-size="12pt" style:font-size-asian="12pt" style:font-size-complex="12pt"/>
    </style:style>
    <style:style style:name="T120_121" style:family="text">
      <style:text-properties fo:font-style="italic" style:font-style-asian="italic" style:font-style-complex="italic" fo:font-size="12pt" style:font-size-asian="12pt" style:font-size-complex="12pt"/>
    </style:style>
    <style:style style:name="T120_122" style:family="text">
      <style:text-properties fo:font-style="italic" style:font-style-asian="italic" style:font-style-complex="italic" fo:font-size="12pt" style:font-size-asian="12pt" style:font-size-complex="12pt"/>
    </style:style>
    <style:style style:name="T120_123" style:family="text">
      <style:text-properties fo:font-style="italic" style:font-style-asian="italic" style:font-style-complex="italic" fo:font-size="12pt" style:font-size-asian="12pt" style:font-size-complex="12pt"/>
    </style:style>
    <style:style style:name="T120_124" style:family="text">
      <style:text-properties fo:font-style="italic" style:font-style-asian="italic" style:font-style-complex="italic" fo:font-size="12pt" style:font-size-asian="12pt" style:font-size-complex="12pt"/>
    </style:style>
    <style:style style:name="T120_125" style:family="text">
      <style:text-properties fo:font-style="italic" style:font-style-asian="italic" style:font-style-complex="italic" fo:font-size="12pt" style:font-size-asian="12pt" style:font-size-complex="12pt"/>
    </style:style>
    <style:style style:name="T120_126" style:family="text">
      <style:text-properties fo:font-style="italic" style:font-style-asian="italic" style:font-style-complex="italic" fo:font-size="12pt" style:font-size-asian="12pt" style:font-size-complex="12pt"/>
    </style:style>
    <style:style style:name="T120_127" style:family="text">
      <style:text-properties fo:font-style="italic" style:font-style-asian="italic" style:font-style-complex="italic" fo:font-size="12pt" style:font-size-asian="12pt" style:font-size-complex="12pt"/>
    </style:style>
    <style:style style:name="T120_128" style:family="text">
      <style:text-properties fo:font-style="italic" style:font-style-asian="italic" style:font-style-complex="italic" fo:font-size="12pt" style:font-size-asian="12pt" style:font-size-complex="12pt"/>
    </style:style>
    <style:style style:name="T120_129" style:family="text">
      <style:text-properties fo:font-style="italic" style:font-style-asian="italic" style:font-style-complex="italic" fo:font-size="12pt" style:font-size-asian="12pt" style:font-size-complex="12pt"/>
    </style:style>
    <style:style style:name="T120_130" style:family="text">
      <style:text-properties fo:font-style="italic" style:font-style-asian="italic" style:font-style-complex="italic" fo:font-size="12pt" style:font-size-asian="12pt" style:font-size-complex="12pt"/>
    </style:style>
    <style:style style:name="T120_131" style:family="text">
      <style:text-properties fo:font-style="italic" style:font-style-asian="italic" style:font-style-complex="italic" fo:font-size="12pt" style:font-size-asian="12pt" style:font-size-complex="12pt"/>
    </style:style>
    <style:style style:name="T120_132" style:family="text">
      <style:text-properties fo:font-style="italic" style:font-style-asian="italic" style:font-style-complex="italic" fo:font-size="12pt" style:font-size-asian="12pt" style:font-size-complex="12pt"/>
    </style:style>
    <style:style style:name="T120_133" style:family="text">
      <style:text-properties fo:font-style="italic" style:font-style-asian="italic" style:font-style-complex="italic" fo:font-size="12pt" style:font-size-asian="12pt" style:font-size-complex="12pt"/>
    </style:style>
    <style:style style:name="T120_134" style:family="text">
      <style:text-properties fo:font-style="italic" style:font-style-asian="italic" style:font-style-complex="italic" fo:font-size="12pt" style:font-size-asian="12pt" style:font-size-complex="12pt"/>
    </style:style>
    <style:style style:name="T120_135" style:family="text">
      <style:text-properties fo:font-style="italic" style:font-style-asian="italic" style:font-style-complex="italic" fo:font-size="12pt" style:font-size-asian="12pt" style:font-size-complex="12pt"/>
    </style:style>
    <style:style style:name="T120_136" style:family="text">
      <style:text-properties fo:font-style="italic" style:font-style-asian="italic" style:font-style-complex="italic" fo:font-size="12pt" style:font-size-asian="12pt" style:font-size-complex="12pt"/>
    </style:style>
    <style:style style:name="T120_137" style:family="text">
      <style:text-properties fo:font-style="italic" style:font-style-asian="italic" style:font-style-complex="italic" fo:font-size="12pt" style:font-size-asian="12pt" style:font-size-complex="12pt"/>
    </style:style>
    <style:style style:name="T120_138" style:family="text">
      <style:text-properties fo:font-style="italic" style:font-style-asian="italic" style:font-style-complex="italic" fo:font-size="12pt" style:font-size-asian="12pt" style:font-size-complex="12pt"/>
    </style:style>
    <style:style style:name="T120_139" style:family="text">
      <style:text-properties fo:font-style="italic" style:font-style-asian="italic" style:font-style-complex="italic" fo:font-size="12pt" style:font-size-asian="12pt" style:font-size-complex="12pt"/>
    </style:style>
    <style:style style:name="T120_140" style:family="text">
      <style:text-properties fo:font-style="italic" style:font-style-asian="italic" style:font-style-complex="italic" fo:font-size="12pt" style:font-size-asian="12pt" style:font-size-complex="12pt"/>
    </style:style>
    <style:style style:name="T120_141" style:family="text">
      <style:text-properties fo:font-style="italic" style:font-style-asian="italic" style:font-style-complex="italic" fo:font-size="12pt" style:font-size-asian="12pt" style:font-size-complex="12pt"/>
    </style:style>
    <style:style style:name="T120_142" style:family="text">
      <style:text-properties fo:font-style="italic" style:font-style-asian="italic" style:font-style-complex="italic" fo:font-size="12pt" style:font-size-asian="12pt" style:font-size-complex="12pt"/>
    </style:style>
    <style:style style:name="T120_143" style:family="text">
      <style:text-properties fo:font-style="italic" style:font-style-asian="italic" style:font-style-complex="italic" fo:font-size="12pt" style:font-size-asian="12pt" style:font-size-complex="12pt"/>
    </style:style>
    <style:style style:name="T120_144" style:family="text">
      <style:text-properties fo:font-style="italic" style:font-style-asian="italic" style:font-style-complex="italic" fo:font-size="12pt" style:font-size-asian="12pt" style:font-size-complex="12pt"/>
    </style:style>
    <style:style style:name="T120_145" style:family="text">
      <style:text-properties fo:font-style="italic" style:font-style-asian="italic" style:font-style-complex="italic" fo:font-size="12pt" style:font-size-asian="12pt" style:font-size-complex="12pt"/>
    </style:style>
    <style:style style:name="T120_146" style:family="text">
      <style:text-properties fo:font-style="italic" style:font-style-asian="italic" style:font-style-complex="italic" fo:font-size="12pt" style:font-size-asian="12pt" style:font-size-complex="12pt"/>
    </style:style>
    <style:style style:name="T120_147" style:family="text">
      <style:text-properties fo:font-style="italic" style:font-style-asian="italic" style:font-style-complex="italic" fo:font-size="12pt" style:font-size-asian="12pt" style:font-size-complex="12pt"/>
    </style:style>
    <style:style style:name="T120_148" style:family="text">
      <style:text-properties fo:font-style="italic" style:font-style-asian="italic" style:font-style-complex="italic" fo:font-size="12pt" style:font-size-asian="12pt" style:font-size-complex="12pt"/>
    </style:style>
    <style:style style:name="T120_149" style:family="text">
      <style:text-properties fo:font-style="italic" style:font-style-asian="italic" style:font-style-complex="italic" fo:font-size="12pt" style:font-size-asian="12pt" style:font-size-complex="12pt"/>
    </style:style>
    <style:style style:name="T120_150" style:family="text">
      <style:text-properties fo:font-style="italic" style:font-style-asian="italic" style:font-style-complex="italic" fo:font-size="12pt" style:font-size-asian="12pt" style:font-size-complex="12pt"/>
    </style:style>
    <style:style style:name="T120_151" style:family="text">
      <style:text-properties fo:font-style="italic" style:font-style-asian="italic" style:font-style-complex="italic" fo:font-size="12pt" style:font-size-asian="12pt" style:font-size-complex="12pt"/>
    </style:style>
    <style:style style:name="T120_152" style:family="text">
      <style:text-properties fo:font-style="italic" style:font-style-asian="italic" style:font-style-complex="italic" fo:font-size="12pt" style:font-size-asian="12pt" style:font-size-complex="12pt"/>
    </style:style>
    <style:style style:name="T120_153" style:family="text">
      <style:text-properties fo:font-style="italic" style:font-style-asian="italic" style:font-style-complex="italic" fo:font-size="12pt" style:font-size-asian="12pt" style:font-size-complex="12pt"/>
    </style:style>
    <style:style style:name="T120_154" style:family="text">
      <style:text-properties fo:font-style="italic" style:font-style-asian="italic" style:font-style-complex="italic" fo:font-size="12pt" style:font-size-asian="12pt" style:font-size-complex="12pt"/>
    </style:style>
    <style:style style:name="T120_155" style:family="text">
      <style:text-properties fo:font-style="italic" style:font-style-asian="italic" style:font-style-complex="italic" fo:font-size="12pt" style:font-size-asian="12pt" style:font-size-complex="12pt"/>
    </style:style>
    <style:style style:name="T120_156" style:family="text">
      <style:text-properties fo:font-style="italic" style:font-style-asian="italic" style:font-style-complex="italic" fo:font-size="12pt" style:font-size-asian="12pt" style:font-size-complex="12pt"/>
    </style:style>
    <style:style style:name="T120_157" style:family="text">
      <style:text-properties fo:font-style="italic" style:font-style-asian="italic" style:font-style-complex="italic" fo:font-size="12pt" style:font-size-asian="12pt" style:font-size-complex="12pt"/>
    </style:style>
    <style:style style:name="T120_158" style:family="text">
      <style:text-properties fo:font-style="italic" style:font-style-asian="italic" style:font-style-complex="italic" fo:font-size="12pt" style:font-size-asian="12pt" style:font-size-complex="12pt"/>
    </style:style>
    <style:style style:name="T120_159" style:family="text">
      <style:text-properties fo:font-style="italic" style:font-style-asian="italic" style:font-style-complex="italic" fo:font-size="12pt" style:font-size-asian="12pt" style:font-size-complex="12pt"/>
    </style:style>
    <style:style style:name="T120_160" style:family="text">
      <style:text-properties fo:font-style="italic" style:font-style-asian="italic" style:font-style-complex="italic" fo:font-size="12pt" style:font-size-asian="12pt" style:font-size-complex="12pt"/>
    </style:style>
    <style:style style:name="T120_161" style:family="text">
      <style:text-properties fo:font-style="italic" style:font-style-asian="italic" style:font-style-complex="italic" fo:font-size="12pt" style:font-size-asian="12pt" style:font-size-complex="12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12pt" style:font-size-asian="12pt" style:font-size-complex="12pt"/>
    </style:style>
    <style:style style:name="T121_2" style:family="text">
      <style:text-properties fo:font-size="12pt" style:font-size-asian="12pt" style:font-size-complex="12pt"/>
    </style:style>
    <style:style style:name="T121_3" style:family="text">
      <style:text-properties fo:font-size="12pt" style:font-size-asian="12pt" style:font-size-complex="12pt"/>
    </style:style>
    <style:style style:name="T121_4" style:family="text">
      <style:text-properties fo:font-size="12pt" style:font-size-asian="12pt" style:font-size-complex="12pt"/>
    </style:style>
    <style:style style:name="T121_5" style:family="text">
      <style:text-properties fo:font-size="12pt" style:font-size-asian="12pt" style:font-size-complex="12pt"/>
    </style:style>
    <style:style style:name="T121_6" style:family="text">
      <style:text-properties fo:font-size="12pt" style:font-size-asian="12pt" style:font-size-complex="12pt"/>
    </style:style>
    <style:style style:name="T121_7" style:family="text">
      <style:text-properties fo:font-size="12pt" style:font-size-asian="12pt" style:font-size-complex="12pt"/>
    </style:style>
    <style:style style:name="T121_8" style:family="text">
      <style:text-properties fo:font-size="12pt" style:font-size-asian="12pt" style:font-size-complex="12pt"/>
    </style:style>
    <style:style style:name="T121_9" style:family="text">
      <style:text-properties fo:font-size="12pt" style:font-size-asian="12pt" style:font-size-complex="12pt"/>
    </style:style>
    <style:style style:name="T121_10" style:family="text">
      <style:text-properties fo:font-size="12pt" style:font-size-asian="12pt" style:font-size-complex="12pt"/>
    </style:style>
    <style:style style:name="T121_11" style:family="text">
      <style:text-properties fo:font-size="12pt" style:font-size-asian="12pt" style:font-size-complex="12pt"/>
    </style:style>
    <style:style style:name="T121_12" style:family="text">
      <style:text-properties fo:font-size="12pt" style:font-size-asian="12pt" style:font-size-complex="12pt"/>
    </style:style>
    <style:style style:name="T121_13" style:family="text">
      <style:text-properties fo:font-size="12pt" style:font-size-asian="12pt" style:font-size-complex="12pt"/>
    </style:style>
    <style:style style:name="T121_14" style:family="text">
      <style:text-properties fo:font-size="12pt" style:font-size-asian="12pt" style:font-size-complex="12pt"/>
    </style:style>
    <style:style style:name="T121_15" style:family="text">
      <style:text-properties fo:font-size="12pt" style:font-size-asian="12pt" style:font-size-complex="12pt"/>
    </style:style>
    <style:style style:name="T121_16" style:family="text">
      <style:text-properties fo:font-size="12pt" style:font-size-asian="12pt" style:font-size-complex="12pt"/>
    </style:style>
    <style:style style:name="T121_17" style:family="text">
      <style:text-properties fo:font-size="12pt" style:font-size-asian="12pt" style:font-size-complex="12pt"/>
    </style:style>
    <style:style style:name="T121_18" style:family="text">
      <style:text-properties fo:font-size="12pt" style:font-size-asian="12pt" style:font-size-complex="12pt"/>
    </style:style>
    <style:style style:name="T121_19" style:family="text">
      <style:text-properties fo:font-size="12pt" style:font-size-asian="12pt" style:font-size-complex="12pt"/>
    </style:style>
    <style:style style:name="T121_20" style:family="text">
      <style:text-properties fo:font-size="12pt" style:font-size-asian="12pt" style:font-size-complex="12pt"/>
    </style:style>
    <style:style style:name="T121_21" style:family="text">
      <style:text-properties fo:font-size="12pt" style:font-size-asian="12pt" style:font-size-complex="12pt"/>
    </style:style>
    <style:style style:name="T121_22" style:family="text">
      <style:text-properties fo:font-size="12pt" style:font-size-asian="12pt" style:font-size-complex="12pt"/>
    </style:style>
    <style:style style:name="T121_23" style:family="text">
      <style:text-properties fo:font-size="12pt" style:font-size-asian="12pt" style:font-size-complex="12pt"/>
    </style:style>
  </office:automatic-styles>
  <office:body>
    <office:text>
      <text:h text:style-name="P1" text:outline-level="10"><text:bookmark-start text:name="h.4ndhfseembi9"/><text:bookmark-end text:name="h.4ndhfseembi9"/><text:span text:style-name="T1_1">Dokumentation</text:span><text:span text:style-name="T1_2"><text:s/></text:span><text:span text:style-name="T1_3">AES</text:span></text:h>
      <text:p text:style-name="P2"><text:span text:style-name="T2_1">AES</text:span><text:span text:style-name="T2_2"><text:s/></text:span><text:span text:style-name="T2_3">ist</text:span><text:span text:style-name="T2_4"><text:s/></text:span><text:span text:style-name="T2_5">der</text:span><text:span text:style-name="T2_6"><text:s/></text:span><text:span text:style-name="T2_7">Advanced</text:span><text:span text:style-name="T2_8"><text:s/></text:span><text:span text:style-name="T2_9">Encryption</text:span><text:span text:style-name="T2_10"><text:s/></text:span><text:span text:style-name="T2_11">Standard</text:span><text:span text:style-name="T2_12">.<text:s/></text:span><text:span text:style-name="T2_13">Er</text:span><text:span text:style-name="T2_14"><text:s/></text:span><text:span text:style-name="T2_15">wurde</text:span><text:span text:style-name="T2_16"><text:s/></text:span><text:span text:style-name="T2_17">im</text:span><text:span text:style-name="T2_18"><text:s/></text:span><text:span text:style-name="T2_19">Jahre</text:span><text:span text:style-name="T2_20"><text:s/>1997<text:s/></text:span><text:span text:style-name="T2_21">vom</text:span><text:span text:style-name="T2_22"><text:s/></text:span><text:span text:style-name="T2_23">NIST</text:span><text:span text:style-name="T2_24"><text:s/></text:span><text:span text:style-name="T2_25">international</text:span><text:span text:style-name="T2_26"><text:s/></text:span><text:span text:style-name="T2_27">in</text:span><text:span text:style-name="T2_28"><text:s/></text:span><text:span text:style-name="T2_29">einem</text:span><text:span text:style-name="T2_30"><text:s/></text:span><text:span text:style-name="T2_31">Wettbewerb</text:span><text:span text:style-name="T2_32"><text:s/></text:span><text:span text:style-name="T2_33">ausgeschrieben</text:span><text:span text:style-name="T2_34">,<text:s/></text:span><text:span text:style-name="T2_35">da</text:span><text:span text:style-name="T2_36"><text:s/></text:span><text:span text:style-name="T2_37">der</text:span><text:span text:style-name="T2_38"><text:s/></text:span><text:span text:style-name="T2_39">damals</text:span><text:span text:style-name="T2_40"><text:s/></text:span><text:span text:style-name="T2_41">aktuelle</text:span><text:span text:style-name="T2_42"><text:s/></text:span><text:span text:style-name="T2_43">Algorithmus</text:span><text:span text:style-name="T2_44"><text:s/></text:span><text:span text:style-name="T2_45">DES</text:span><text:span text:style-name="T2_46">,<text:s/></text:span><text:span text:style-name="T2_47">Data</text:span><text:span text:style-name="T2_48"><text:s/></text:span><text:span text:style-name="T2_49">Encryption</text:span><text:span text:style-name="T2_50"><text:s/></text:span><text:span text:style-name="T2_51">Standard</text:span><text:span text:style-name="T2_52">,<text:s/></text:span><text:span text:style-name="T2_53">nur</text:span><text:span text:style-name="T2_54"><text:s/></text:span><text:span text:style-name="T2_55">eine</text:span><text:span text:style-name="T2_56"><text:s/></text:span><text:span text:style-name="T2_57">sehr</text:span><text:span text:style-name="T2_58"><text:s/></text:span><text:span text:style-name="T2_59">geringe</text:span><text:span text:style-name="T2_60"><text:s/></text:span><text:span text:style-name="T2_61">Länge</text:span><text:span text:style-name="T2_62"><text:s/></text:span><text:span text:style-name="T2_63">der</text:span><text:span text:style-name="T2_64"><text:s/></text:span><text:span text:style-name="T2_65">Schlüssel</text:span><text:span text:style-name="T2_66"><text:s/></text:span><text:span text:style-name="T2_67">ermöglichte</text:span><text:span text:style-name="T2_68"><text:s/></text:span><text:span text:style-name="T2_69">und</text:span><text:span text:style-name="T2_70"><text:s/></text:span><text:span text:style-name="T2_71">durch</text:span><text:span text:style-name="T2_72"><text:s/></text:span><text:span text:style-name="T2_73">ausprobieren</text:span><text:span text:style-name="T2_74"><text:s/></text:span><text:span text:style-name="T2_75">effizienter</text:span><text:span text:style-name="T2_76"><text:s/></text:span><text:span text:style-name="T2_77">gebrochen</text:span><text:span text:style-name="T2_78"><text:s/></text:span><text:span text:style-name="T2_79">werden</text:span><text:span text:style-name="T2_80"><text:s/></text:span><text:span text:style-name="T2_81">konnte</text:span><text:span text:style-name="T2_82">,<text:s/></text:span><text:span text:style-name="T2_83">als</text:span><text:span text:style-name="T2_84"><text:s/></text:span><text:span text:style-name="T2_85">durch</text:span><text:span text:style-name="T2_86"><text:s/></text:span><text:span text:style-name="T2_87">mathematische</text:span><text:span text:style-name="T2_88"><text:s/></text:span><text:span text:style-name="T2_89">Angriffsmethoden</text:span><text:span text:style-name="T2_90">.<text:s/></text:span><text:span text:style-name="T2_91">In</text:span><text:span text:style-name="T2_92"><text:s/></text:span><text:span text:style-name="T2_93">diesem</text:span><text:span text:style-name="T2_94"><text:s/></text:span><text:span text:style-name="T2_95">Wettbewerb</text:span><text:span text:style-name="T2_96"><text:s/></text:span><text:span text:style-name="T2_97">wurden</text:span><text:span text:style-name="T2_98"><text:s/></text:span><text:span text:style-name="T2_99">international</text:span><text:span text:style-name="T2_100"><text:s/></text:span><text:span text:style-name="T2_101">Kryptologen</text:span><text:span text:style-name="T2_102"><text:s/></text:span><text:span text:style-name="T2_103">aufgerufen</text:span><text:span text:style-name="T2_104"><text:s/></text:span><text:span text:style-name="T2_105">ihre</text:span><text:span text:style-name="T2_106"><text:s/></text:span><text:span text:style-name="T2_107">Vorschläge</text:span><text:span text:style-name="T2_108"><text:s/></text:span><text:span text:style-name="T2_109">einzureichen</text:span><text:span text:style-name="T2_110">,<text:s/></text:span><text:span text:style-name="T2_111">welche</text:span><text:span text:style-name="T2_112"><text:s/></text:span><text:span text:style-name="T2_113">bestimmten</text:span><text:span text:style-name="T2_114"><text:s/></text:span><text:span text:style-name="T2_115">Anforderungen</text:span><text:span text:style-name="T2_116"><text:s/></text:span><text:span text:style-name="T2_117">entsprachen</text:span><text:span text:style-name="T2_118">:</text:span></text:p>
      <text:list text:style-name="LS1" xml:id="list0">
        <text:list-item>
          <text:p text:style-name="P3"><text:span text:style-name="T3_1">AES</text:span><text:span text:style-name="T3_2"><text:s/></text:span><text:span text:style-name="T3_3">sollte</text:span><text:span text:style-name="T3_4"><text:s/></text:span><text:span text:style-name="T3_5">ein</text:span><text:span text:style-name="T3_6"><text:s/></text:span><text:span text:style-name="T3_7">symmetrischer</text:span><text:span text:style-name="T3_8"><text:s/></text:span><text:span text:style-name="T3_9">Algorithmus</text:span><text:span text:style-name="T3_10"><text:s/></text:span><text:span text:style-name="T3_11">in</text:span><text:span text:style-name="T3_12"><text:s/></text:span><text:span text:style-name="T3_13">Form</text:span><text:span text:style-name="T3_14"><text:s/></text:span><text:span text:style-name="T3_15">einer</text:span><text:span text:style-name="T3_16"><text:s/></text:span><text:span text:style-name="T3_17">Blockchiffre</text:span><text:span text:style-name="T3_18"><text:s/></text:span><text:span text:style-name="T3_19">sein</text:span></text:p>
        </text:list-item>
        <text:list-item>
          <text:p text:style-name="P4"><text:span text:style-name="T4_1">Die</text:span><text:span text:style-name="T4_2"><text:s/></text:span><text:span text:style-name="T4_3">Länge</text:span><text:span text:style-name="T4_4"><text:s/></text:span><text:span text:style-name="T4_5">der</text:span><text:span text:style-name="T4_6"><text:s/></text:span><text:span text:style-name="T4_7">Blöcke</text:span><text:span text:style-name="T4_8"><text:s/></text:span><text:span text:style-name="T4_9">wurde</text:span><text:span text:style-name="T4_10"><text:s/></text:span><text:span text:style-name="T4_11">auf</text:span><text:span text:style-name="T4_12"><text:s/>128<text:s/></text:span><text:span text:style-name="T4_13">Bit</text:span><text:span text:style-name="T4_14"><text:s/></text:span><text:span text:style-name="T4_15">festgelegt</text:span></text:p>
        </text:list-item>
        <text:list-item>
          <text:p text:style-name="P5"><text:span text:style-name="T5_1">Eine</text:span><text:span text:style-name="T5_2"><text:s/></text:span><text:span text:style-name="T5_3">leichte</text:span><text:span text:style-name="T5_4"><text:s/></text:span><text:span text:style-name="T5_5">Umsetzung</text:span><text:span text:style-name="T5_6"><text:s/></text:span><text:span text:style-name="T5_7">in</text:span><text:span text:style-name="T5_8"><text:s/></text:span><text:span text:style-name="T5_9">Hard</text:span><text:span text:style-name="T5_10">-<text:s/></text:span><text:span text:style-name="T5_11">oder</text:span><text:span text:style-name="T5_12"><text:s/></text:span><text:span text:style-name="T5_13">Software</text:span><text:span text:style-name="T5_14"><text:s/></text:span><text:span text:style-name="T5_15">sollte</text:span><text:span text:style-name="T5_16"><text:s/></text:span><text:span text:style-name="T5_17">gewährleistet</text:span><text:span text:style-name="T5_18"><text:s/></text:span><text:span text:style-name="T5_19">sein</text:span></text:p>
        </text:list-item>
        <text:list-item>
          <text:p text:style-name="P6"><text:span text:style-name="T6_1">Der</text:span><text:span text:style-name="T6_2"><text:s/></text:span><text:span text:style-name="T6_3">Algorithmus</text:span><text:span text:style-name="T6_4"><text:s/></text:span><text:span text:style-name="T6_5">sollte</text:span><text:span text:style-name="T6_6"><text:s/></text:span><text:span text:style-name="T6_7">überdurchschnittliche</text:span><text:span text:style-name="T6_8"><text:s/></text:span><text:span text:style-name="T6_9">Geschwindigkeitswerte</text:span><text:span text:style-name="T6_10"><text:s/></text:span><text:span text:style-name="T6_11">liefern</text:span></text:p>
        </text:list-item>
        <text:list-item>
          <text:p text:style-name="P7"><text:span text:style-name="T7_1">Es</text:span><text:span text:style-name="T7_2"><text:s/></text:span><text:span text:style-name="T7_3">sollten</text:span><text:span text:style-name="T7_4"><text:s/></text:span><text:span text:style-name="T7_5">keine</text:span><text:span text:style-name="T7_6"><text:s/></text:span><text:span text:style-name="T7_7">damals</text:span><text:span text:style-name="T7_8"><text:s/></text:span><text:span text:style-name="T7_9">bekannten</text:span><text:span text:style-name="T7_10"><text:s/></text:span><text:span text:style-name="T7_11">Angriffsmethoden</text:span><text:span text:style-name="T7_12"><text:s/></text:span><text:span text:style-name="T7_13">darauf</text:span><text:span text:style-name="T7_14"><text:s/></text:span><text:span text:style-name="T7_15">anwendbar</text:span><text:span text:style-name="T7_16"><text:s/></text:span><text:span text:style-name="T7_17">sein</text:span></text:p>
        </text:list-item>
        <text:list-item>
          <text:p text:style-name="P8"><text:span text:style-name="T8_1">Er</text:span><text:span text:style-name="T8_2"><text:s/></text:span><text:span text:style-name="T8_3">sollte</text:span><text:span text:style-name="T8_4"><text:s/></text:span><text:span text:style-name="T8_5">geringere</text:span><text:span text:style-name="T8_6"><text:s/></text:span><text:span text:style-name="T8_7">Anforderungen</text:span><text:span text:style-name="T8_8"><text:s/></text:span><text:span text:style-name="T8_9">an</text:span><text:span text:style-name="T8_10"><text:s/></text:span><text:span text:style-name="T8_11">die</text:span><text:span text:style-name="T8_12"><text:s/></text:span><text:span text:style-name="T8_13">Hardware</text:span><text:span text:style-name="T8_14"><text:s/></text:span><text:span text:style-name="T8_15">stellen</text:span><text:span text:style-name="T8_16">,<text:s/></text:span><text:span text:style-name="T8_17">für</text:span><text:span text:style-name="T8_18"><text:s/></text:span><text:span text:style-name="T8_19">Einsätze</text:span><text:span text:style-name="T8_20"><text:s/></text:span><text:span text:style-name="T8_21">in</text:span><text:span text:style-name="T8_22"><text:s/></text:span><text:span text:style-name="T8_23">z</text:span><text:span text:style-name="T8_24">.</text:span><text:span text:style-name="T8_25">B</text:span><text:span text:style-name="T8_26">.<text:s/></text:span><text:span text:style-name="T8_27">Smartcards</text:span></text:p>
        </text:list-item>
        <text:list-item>
          <text:p text:style-name="P9"><text:span text:style-name="T9_1">Es</text:span><text:span text:style-name="T9_2"><text:s/></text:span><text:span text:style-name="T9_3">sollten</text:span><text:span text:style-name="T9_4"><text:s/></text:span><text:span text:style-name="T9_5">keine</text:span><text:span text:style-name="T9_6"><text:s/></text:span><text:span text:style-name="T9_7">patentlich</text:span><text:span text:style-name="T9_8"><text:s/></text:span><text:span text:style-name="T9_9">geschützten</text:span><text:span text:style-name="T9_10"><text:s/></text:span><text:span text:style-name="T9_11">Funktionen</text:span><text:span text:style-name="T9_12"><text:s/></text:span><text:span text:style-name="T9_13">genutzt</text:span><text:span text:style-name="T9_14"><text:s/></text:span><text:span text:style-name="T9_15">werden</text:span><text:span text:style-name="T9_16"><text:s/></text:span><text:span text:style-name="T9_17">und</text:span><text:span text:style-name="T9_18"><text:s/></text:span><text:span text:style-name="T9_19">später</text:span><text:span text:style-name="T9_20"><text:s/></text:span><text:span text:style-name="T9_21">für</text:span><text:span text:style-name="T9_22"><text:s/></text:span><text:span text:style-name="T9_23">jeden</text:span><text:span text:style-name="T9_24"><text:s/></text:span><text:span text:style-name="T9_25">unentgeltlich</text:span><text:span text:style-name="T9_26"><text:s/></text:span><text:span text:style-name="T9_27">zur</text:span><text:span text:style-name="T9_28"><text:s/></text:span><text:span text:style-name="T9_29">Verfügung</text:span><text:span text:style-name="T9_30"><text:s/></text:span><text:span text:style-name="T9_31">stehen</text:span></text:p>
        </text:list-item>
      </text:list>
      <text:p text:style-name="P10"><text:span text:style-name="T10_1">Nach</text:span><text:span text:style-name="T10_2"><text:s/></text:span><text:span text:style-name="T10_3">zwei</text:span><text:span text:style-name="T10_4"><text:s/></text:span><text:span text:style-name="T10_5">Konferenzen</text:span><text:span text:style-name="T10_6"><text:s/></text:span><text:span text:style-name="T10_7">standen</text:span><text:span text:style-name="T10_8"><text:s/></text:span><text:span text:style-name="T10_9">von</text:span><text:span text:style-name="T10_10"><text:s/>15<text:s/></text:span><text:span text:style-name="T10_11">Einreichungen</text:span><text:span text:style-name="T10_12"><text:s/></text:span><text:span text:style-name="T10_13">fünf</text:span><text:span text:style-name="T10_14"><text:s/></text:span><text:span text:style-name="T10_15">Finalisten</text:span><text:span text:style-name="T10_16"><text:s/></text:span><text:span text:style-name="T10_17">fest</text:span><text:span text:style-name="T10_18">,<text:s/></text:span><text:span text:style-name="T10_19">die</text:span><text:span text:style-name="T10_20"><text:s/></text:span><text:span text:style-name="T10_21">erneut</text:span><text:span text:style-name="T10_22"><text:s/></text:span><text:span text:style-name="T10_23">international</text:span><text:span text:style-name="T10_24"><text:s/></text:span><text:span text:style-name="T10_25">zur</text:span><text:span text:style-name="T10_26"><text:s/></text:span><text:span text:style-name="T10_27">Kryptoanalyse</text:span><text:span text:style-name="T10_28"><text:s/></text:span><text:span text:style-name="T10_29">ausgeschrieben</text:span><text:span text:style-name="T10_30"><text:s/></text:span><text:span text:style-name="T10_31">wurden</text:span><text:span text:style-name="T10_32">.</text:span></text:p>
      <text:p text:style-name="P11"><text:span text:style-name="T11_1">Da</text:span><text:span text:style-name="T11_2"><text:s/></text:span><text:span text:style-name="T11_3">alle</text:span><text:span text:style-name="T11_4"><text:s/></text:span><text:span text:style-name="T11_5">bei</text:span><text:span text:style-name="T11_6"><text:s/></text:span><text:span text:style-name="T11_7">der</text:span><text:span text:style-name="T11_8"><text:s/></text:span><text:span text:style-name="T11_9">Sicherheit</text:span><text:span text:style-name="T11_10"><text:s/></text:span><text:span text:style-name="T11_11">zu</text:span><text:span text:style-name="T11_12"><text:s/></text:span><text:span text:style-name="T11_13">sehr</text:span><text:span text:style-name="T11_14"><text:s/></text:span><text:span text:style-name="T11_15">ähnlichen</text:span><text:span text:style-name="T11_16"><text:s/></text:span><text:span text:style-name="T11_17">Ergebnissen</text:span><text:span text:style-name="T11_18"><text:s/></text:span><text:span text:style-name="T11_19">führten</text:span><text:span text:style-name="T11_20">,<text:s/></text:span><text:span text:style-name="T11_21">hat</text:span><text:span text:style-name="T11_22"><text:s/></text:span><text:span text:style-name="T11_23">man</text:span><text:span text:style-name="T11_24"><text:s/></text:span><text:span text:style-name="T11_25">sich</text:span><text:span text:style-name="T11_26"><text:s/></text:span><text:span text:style-name="T11_27">für</text:span><text:span text:style-name="T11_28"><text:s/></text:span><text:span text:style-name="T11_29">den</text:span><text:span text:style-name="T11_30"><text:s/></text:span><text:span text:style-name="T11_31">belgischen</text:span><text:span text:style-name="T11_32"><text:s/></text:span><text:span text:style-name="T11_33">Algorithmus</text:span><text:span text:style-name="T11_34"><text:s/></text:span><text:span text:style-name="T11_35">Rijndael</text:span><text:span text:style-name="T11_36"><text:s/>(</text:span><text:span text:style-name="T11_37">gesprochen</text:span><text:span text:style-name="T11_38">:"</text:span><text:span text:style-name="T11_39">raindahl</text:span><text:span text:style-name="T11_40">")<text:s/></text:span><text:span text:style-name="T11_41">entschieden</text:span><text:span text:style-name="T11_42">.<text:s/></text:span><text:span text:style-name="T11_43">Dieser</text:span><text:span text:style-name="T11_44"><text:s/></text:span><text:span text:style-name="T11_45">wurde</text:span><text:span text:style-name="T11_46"><text:s/></text:span><text:span text:style-name="T11_47">nach</text:span><text:span text:style-name="T11_48"><text:s/></text:span><text:span text:style-name="T11_49">seinen</text:span><text:span text:style-name="T11_50"><text:s/></text:span><text:span text:style-name="T11_51">Entwicklern</text:span><text:span text:style-name="T11_52"><text:s/></text:span><text:span text:style-name="T11_53">Daemen</text:span><text:span text:style-name="T11_54"><text:s/></text:span><text:span text:style-name="T11_55">und</text:span><text:span text:style-name="T11_56"><text:s/></text:span><text:span text:style-name="T11_57">Rijmen</text:span><text:span text:style-name="T11_58"><text:s/></text:span><text:span text:style-name="T11_59">genannt</text:span><text:span text:style-name="T11_60">.<text:s/></text:span><text:span text:style-name="T11_61">Der</text:span><text:span text:style-name="T11_62"><text:s/></text:span><text:span text:style-name="T11_63">Hauptgrund</text:span><text:span text:style-name="T11_64"><text:s/></text:span><text:span text:style-name="T11_65">für</text:span><text:span text:style-name="T11_66"><text:s/></text:span><text:span text:style-name="T11_67">diesen</text:span><text:span text:style-name="T11_68"><text:s/></text:span><text:span text:style-name="T11_69">Algorithmus</text:span><text:span text:style-name="T11_70"><text:s/></text:span><text:span text:style-name="T11_71">war</text:span><text:span text:style-name="T11_72"><text:s/></text:span><text:span text:style-name="T11_73">die</text:span><text:span text:style-name="T11_74"><text:s/></text:span><text:span text:style-name="T11_75">geringe</text:span><text:span text:style-name="T11_76"><text:s/></text:span><text:span text:style-name="T11_77">Komplexität</text:span><text:span text:style-name="T11_78"><text:s/></text:span><text:span text:style-name="T11_79">und</text:span><text:span text:style-name="T11_80"><text:s/></text:span><text:span text:style-name="T11_81">herrausragenden</text:span><text:span text:style-name="T11_82"><text:s/></text:span><text:span text:style-name="T11_83">Geschwindigkeit</text:span><text:span text:style-name="T11_84"><text:s/></text:span><text:span text:style-name="T11_85">auf</text:span><text:span text:style-name="T11_86"><text:s/></text:span><text:span text:style-name="T11_87">allen</text:span><text:span text:style-name="T11_88"><text:s/></text:span><text:span text:style-name="T11_89">getesteten</text:span><text:span text:style-name="T11_90"><text:s/></text:span><text:span text:style-name="T11_91">Plattformen</text:span><text:span text:style-name="T11_92">.</text:span></text:p>
      <text:p text:style-name="P12"><text:span text:style-name="T12_1">Nach</text:span><text:span text:style-name="T12_2"><text:s/></text:span><text:span text:style-name="T12_3">einer</text:span><text:span text:style-name="T12_4"><text:s/></text:span><text:span text:style-name="T12_5">erneuten</text:span><text:span text:style-name="T12_6"><text:s/></text:span><text:span text:style-name="T12_7">Phase</text:span><text:span text:style-name="T12_8"><text:s/></text:span><text:span text:style-name="T12_9">der</text:span><text:span text:style-name="T12_10"><text:s/></text:span><text:span text:style-name="T12_11">Kryptoanalyse</text:span><text:span text:style-name="T12_12"><text:s/></text:span><text:span text:style-name="T12_13">welche</text:span><text:span text:style-name="T12_14"><text:s/></text:span><text:span text:style-name="T12_15">zu</text:span><text:span text:style-name="T12_16"><text:s/></text:span><text:span text:style-name="T12_17">keinen</text:span><text:span text:style-name="T12_18"><text:s/></text:span><text:span text:style-name="T12_19">Beanstandungen</text:span><text:span text:style-name="T12_20"><text:s/></text:span><text:span text:style-name="T12_21">führte</text:span><text:span text:style-name="T12_22"><text:s/></text:span><text:span text:style-name="T12_23">wurde</text:span><text:span text:style-name="T12_24"><text:s/></text:span><text:span text:style-name="T12_25">Rijndael</text:span><text:span text:style-name="T12_26"><text:s/></text:span><text:span text:style-name="T12_27">schließlich</text:span><text:span text:style-name="T12_28"><text:s/></text:span><text:span text:style-name="T12_29">im</text:span><text:span text:style-name="T12_30"><text:s/></text:span><text:span text:style-name="T12_31">Jahre</text:span><text:span text:style-name="T12_32"><text:s/>2000<text:s/></text:span><text:span text:style-name="T12_33">durch</text:span><text:span text:style-name="T12_34"><text:s/></text:span><text:span text:style-name="T12_35">das</text:span><text:span text:style-name="T12_36"><text:s/></text:span><text:span text:style-name="T12_37">NIST</text:span><text:span text:style-name="T12_38"><text:s/></text:span><text:span text:style-name="T12_39">zum</text:span><text:span text:style-name="T12_40"><text:s/></text:span><text:span text:style-name="T12_41">Advanced</text:span><text:span text:style-name="T12_42"><text:s/></text:span><text:span text:style-name="T12_43">Encryption</text:span><text:span text:style-name="T12_44"><text:s/></text:span><text:span text:style-name="T12_45">Standard</text:span><text:span text:style-name="T12_46"><text:s/></text:span><text:span text:style-name="T12_47">erklärt</text:span><text:span text:style-name="T12_48"><text:s/></text:span><text:span text:style-name="T12_49">und</text:span><text:span text:style-name="T12_50"><text:s/></text:span><text:span text:style-name="T12_51">ist</text:span><text:span text:style-name="T12_52"><text:s/></text:span><text:span text:style-name="T12_53">seit</text:span><text:span text:style-name="T12_54"><text:s/></text:span><text:span text:style-name="T12_55">dem</text:span><text:span text:style-name="T12_56"><text:s/></text:span><text:span text:style-name="T12_57">für</text:span><text:span text:style-name="T12_58"><text:s/></text:span><text:span text:style-name="T12_59">Verschlüsselungen</text:span><text:span text:style-name="T12_60"><text:s/></text:span><text:span text:style-name="T12_61">bis</text:span><text:span text:style-name="T12_62"><text:s/></text:span><text:span text:style-name="T12_63">zur</text:span><text:span text:style-name="T12_64"><text:s/></text:span><text:span text:style-name="T12_65">höchsten</text:span><text:span text:style-name="T12_66"><text:s/></text:span><text:span text:style-name="T12_67">Geheimhaltungsstufe</text:span><text:span text:style-name="T12_68"><text:s/></text:span><text:span text:style-name="T12_69">in</text:span><text:span text:style-name="T12_70"><text:s/></text:span><text:span text:style-name="T12_71">den</text:span><text:span text:style-name="T12_72"><text:s/></text:span><text:span text:style-name="T12_73">USA</text:span><text:span text:style-name="T12_74"><text:s/></text:span><text:span text:style-name="T12_75">zugelassen</text:span><text:span text:style-name="T12_76">.</text:span></text:p>
      <text:p text:style-name="P13"><text:span text:style-name="T13_1">Diese</text:span><text:span text:style-name="T13_2"><text:s/></text:span><text:span text:style-name="T13_3">Art</text:span><text:span text:style-name="T13_4"><text:s/></text:span><text:span text:style-name="T13_5">des</text:span><text:span text:style-name="T13_6"><text:s/></text:span><text:span text:style-name="T13_7">offenen</text:span><text:span text:style-name="T13_8"><text:s/></text:span><text:span text:style-name="T13_9">Wettbewerbs</text:span><text:span text:style-name="T13_10"><text:s/></text:span><text:span text:style-name="T13_11">wurde</text:span><text:span text:style-name="T13_12"><text:s/></text:span><text:span text:style-name="T13_13">international</text:span><text:span text:style-name="T13_14"><text:s/></text:span><text:span text:style-name="T13_15">sehr</text:span><text:span text:style-name="T13_16"><text:s/></text:span><text:span text:style-name="T13_17">positiv</text:span><text:span text:style-name="T13_18"><text:s/></text:span><text:span text:style-name="T13_19">bewertet</text:span><text:span text:style-name="T13_20"><text:s/></text:span><text:span text:style-name="T13_21">und</text:span><text:span text:style-name="T13_22"><text:s/></text:span><text:span text:style-name="T13_23">wurde</text:span><text:span text:style-name="T13_24"><text:s/></text:span><text:span text:style-name="T13_25">in</text:span><text:span text:style-name="T13_26"><text:s/></text:span><text:span text:style-name="T13_27">der</text:span><text:span text:style-name="T13_28"><text:s/></text:span><text:span text:style-name="T13_29">Kryptographie</text:span><text:span text:style-name="T13_30"><text:s/></text:span><text:span text:style-name="T13_31">mehrfach</text:span><text:span text:style-name="T13_32"><text:s/></text:span><text:span text:style-name="T13_33">wiederholt</text:span><text:span text:style-name="T13_34">.</text:span></text:p>
      <text:h text:style-name="P14" text:outline-level="10"><text:bookmark-start text:name="h.1yuvqid0whjz"/><text:bookmark-end text:name="h.1yuvqid0whjz"/><text:span text:style-name="T14_1">Funktionsweise</text:span><text:span text:style-name="T14_2"><text:s/></text:span><text:span text:style-name="T14_3">von</text:span><text:span text:style-name="T14_4"><text:s/></text:span><text:span text:style-name="T14_5">Rijndael</text:span></text:h>
      <text:p text:style-name="P15"><text:span text:style-name="T15_1">Der</text:span><text:span text:style-name="T15_2"><text:s/></text:span><text:span text:style-name="T15_3">von</text:span><text:span text:style-name="T15_4"><text:s/></text:span><text:span text:style-name="T15_5">Rijmen</text:span><text:span text:style-name="T15_6"><text:s/></text:span><text:span text:style-name="T15_7">und</text:span><text:span text:style-name="T15_8"><text:s/></text:span><text:span text:style-name="T15_9">Daemen</text:span><text:span text:style-name="T15_10"><text:s/></text:span><text:span text:style-name="T15_11">entwickelte</text:span><text:span text:style-name="T15_12"><text:s/></text:span><text:span text:style-name="T15_13">Algorithmus</text:span><text:span text:style-name="T15_14"><text:s/></text:span><text:span text:style-name="T15_15">basiert</text:span><text:span text:style-name="T15_16"><text:s/></text:span><text:span text:style-name="T15_17">auf</text:span><text:span text:style-name="T15_18"><text:s/></text:span><text:span text:style-name="T15_19">mehreren</text:span><text:span text:style-name="T15_20"><text:s/></text:span><text:span text:style-name="T15_21">Unterprozessen</text:span><text:span text:style-name="T15_22">,<text:s/></text:span><text:span text:style-name="T15_23">die</text:span><text:span text:style-name="T15_24"><text:s/></text:span><text:span text:style-name="T15_25">eine</text:span><text:span text:style-name="T15_26"><text:s/></text:span><text:span text:style-name="T15_27">zweidimensionale</text:span><text:span text:style-name="T15_28"><text:s/></text:span><text:span text:style-name="T15_29">Tabelle</text:span><text:span text:style-name="T15_30"><text:s/></text:span><text:span text:style-name="T15_31">aus</text:span><text:span text:style-name="T15_32"><text:s/></text:span><text:span text:style-name="T15_33">vier</text:span><text:span text:style-name="T15_34"><text:s/></text:span><text:span text:style-name="T15_35">Zeilen</text:span><text:span text:style-name="T15_36"><text:s/></text:span><text:span text:style-name="T15_37">und</text:span><text:span text:style-name="T15_38"><text:s/></text:span><text:span text:style-name="T15_39">Spalten</text:span><text:span text:style-name="T15_40">,<text:s/></text:span><text:span text:style-name="T15_41">Block</text:span><text:span text:style-name="T15_42"><text:s/></text:span><text:span text:style-name="T15_43">genannt</text:span><text:span text:style-name="T15_44">,<text:s/></text:span><text:span text:style-name="T15_45">mit</text:span><text:span text:style-name="T15_46"><text:s/></text:span><text:span text:style-name="T15_47">einem</text:span><text:span text:style-name="T15_48"><text:s/></text:span><text:span text:style-name="T15_49">Schlüssel</text:span><text:span text:style-name="T15_50"><text:s/></text:span><text:span text:style-name="T15_51">verschlüsseln</text:span><text:span text:style-name="T15_52">.<text:s/></text:span><text:span text:style-name="T15_53">Auch</text:span><text:span text:style-name="T15_54"><text:s/></text:span><text:span text:style-name="T15_55">beim</text:span><text:span text:style-name="T15_56"><text:s/></text:span><text:span text:style-name="T15_57">Schlüssel</text:span><text:span text:style-name="T15_58"><text:s/></text:span><text:span text:style-name="T15_59">handelt</text:span><text:span text:style-name="T15_60"><text:s/></text:span><text:span text:style-name="T15_61">es</text:span><text:span text:style-name="T15_62"><text:s/></text:span><text:span text:style-name="T15_63">sich</text:span><text:span text:style-name="T15_64"><text:s/></text:span><text:span text:style-name="T15_65">um</text:span><text:span text:style-name="T15_66"><text:s/></text:span><text:span text:style-name="T15_67">eine</text:span><text:span text:style-name="T15_68"><text:s/></text:span><text:span text:style-name="T15_69">zweidimensionale</text:span><text:span text:style-name="T15_70"><text:s/></text:span><text:span text:style-name="T15_71">Tabelle</text:span><text:span text:style-name="T15_72">.<text:s/></text:span><text:span text:style-name="T15_73">Dies</text:span><text:span text:style-name="T15_74"><text:s/></text:span><text:span text:style-name="T15_75">findet</text:span><text:span text:style-name="T15_76"><text:s/></text:span><text:span text:style-name="T15_77">in</text:span><text:span text:style-name="T15_78"><text:s/></text:span><text:span text:style-name="T15_79">mehreren</text:span><text:span text:style-name="T15_80"><text:s/></text:span><text:span text:style-name="T15_81">Durchläufen</text:span><text:span text:style-name="T15_82">,<text:s/></text:span><text:span text:style-name="T15_83">sogenannten</text:span><text:span text:style-name="T15_84"><text:s/></text:span><text:span text:style-name="T15_85">Runden</text:span><text:span text:style-name="T15_86">,<text:s/></text:span><text:span text:style-name="T15_87">statt</text:span><text:span text:style-name="T15_88">,<text:s/></text:span><text:span text:style-name="T15_89">deren</text:span><text:span text:style-name="T15_90"><text:s/></text:span><text:span text:style-name="T15_91">Anzahl</text:span><text:span text:style-name="T15_92"><text:s/></text:span><text:span text:style-name="T15_93">abhängig</text:span><text:span text:style-name="T15_94"><text:s/></text:span><text:span text:style-name="T15_95">ist</text:span><text:span text:style-name="T15_96"><text:s/></text:span><text:span text:style-name="T15_97">von</text:span><text:span text:style-name="T15_98"><text:s/></text:span><text:span text:style-name="T15_99">der</text:span><text:span text:style-name="T15_100"><text:s/></text:span><text:span text:style-name="T15_101">Länge</text:span><text:span text:style-name="T15_102"><text:s/></text:span><text:span text:style-name="T15_103">des</text:span><text:span text:style-name="T15_104"><text:s/></text:span><text:span text:style-name="T15_105">Schlüssels</text:span><text:span text:style-name="T15_106">.<text:s/></text:span><text:span text:style-name="T15_107">Die</text:span><text:span text:style-name="T15_108"><text:s/></text:span><text:span text:style-name="T15_109">Rundenzahl</text:span><text:span text:style-name="T15_110"><text:s/></text:span><text:span text:style-name="T15_111">variiert</text:span><text:span text:style-name="T15_112"><text:s/></text:span><text:span text:style-name="T15_113">zwischen</text:span><text:span text:style-name="T15_114"><text:s/>10<text:s/></text:span><text:span text:style-name="T15_115">und</text:span><text:span text:style-name="T15_116"><text:s/>14<text:s/></text:span><text:span text:style-name="T15_117">Durchläufen</text:span><text:span text:style-name="T15_118">.<text:s/></text:span><text:span text:style-name="T15_119">Wichtig</text:span><text:span text:style-name="T15_120"><text:s/></text:span><text:span text:style-name="T15_121">ist</text:span><text:span text:style-name="T15_122"><text:s/></text:span><text:span text:style-name="T15_123">auch</text:span><text:span text:style-name="T15_124">,<text:s/></text:span><text:span text:style-name="T15_125">dass</text:span><text:span text:style-name="T15_126"><text:s/></text:span><text:span text:style-name="T15_127">Rijndael</text:span><text:span text:style-name="T15_128"><text:s/></text:span><text:span text:style-name="T15_129">nicht</text:span><text:span text:style-name="T15_130"><text:s/></text:span><text:span text:style-name="T15_131">für</text:span><text:span text:style-name="T15_132"><text:s/></text:span><text:span text:style-name="T15_133">jede</text:span><text:span text:style-name="T15_134"><text:s/></text:span><text:span text:style-name="T15_135">Runde</text:span><text:span text:style-name="T15_136"><text:s/></text:span><text:span text:style-name="T15_137">den</text:span><text:span text:style-name="T15_138"><text:s/></text:span><text:span text:style-name="T15_139">selben</text:span><text:span text:style-name="T15_140"><text:s/></text:span><text:span text:style-name="T15_141">Schlüssel</text:span><text:span text:style-name="T15_142"><text:s/></text:span><text:span text:style-name="T15_143">verwendet</text:span><text:span text:style-name="T15_144">,<text:s/></text:span><text:span text:style-name="T15_145">sondern</text:span><text:span text:style-name="T15_146"><text:s/></text:span><text:span text:style-name="T15_147">diesen</text:span><text:span text:style-name="T15_148"><text:s/></text:span><text:span text:style-name="T15_149">zuvor</text:span><text:span text:style-name="T15_150"><text:s/></text:span><text:span text:style-name="T15_151">in</text:span><text:span text:style-name="T15_152"><text:s/></text:span><text:span text:style-name="T15_153">einem</text:span><text:span text:style-name="T15_154"><text:s/></text:span><text:span text:style-name="T15_155">Verfahren</text:span><text:span text:style-name="T15_156"><text:s/></text:span><text:span text:style-name="T15_157">erweitert</text:span><text:span text:style-name="T15_158"><text:s/></text:span><text:span text:style-name="T15_159">und</text:span><text:span text:style-name="T15_160"><text:s/></text:span><text:span text:style-name="T15_161">daher</text:span><text:span text:style-name="T15_162"><text:s/></text:span><text:span text:style-name="T15_163">für</text:span><text:span text:style-name="T15_164"><text:s/></text:span><text:span text:style-name="T15_165">jede</text:span><text:span text:style-name="T15_166"><text:s/></text:span><text:span text:style-name="T15_167">Runde</text:span><text:span text:style-name="T15_168"><text:s/></text:span><text:span text:style-name="T15_169">einen</text:span><text:span text:style-name="T15_170"><text:s/></text:span><text:span text:style-name="T15_171">vom</text:span><text:span text:style-name="T15_172"><text:s/></text:span><text:span text:style-name="T15_173">Hauptschlüssel</text:span><text:span text:style-name="T15_174"><text:s/></text:span><text:span text:style-name="T15_175">abgeleiteten</text:span><text:span text:style-name="T15_176"><text:s/></text:span><text:span text:style-name="T15_177">Rundenschlüssel</text:span><text:span text:style-name="T15_178"><text:s/></text:span><text:span text:style-name="T15_179">verwendet</text:span><text:span text:style-name="T15_180">.</text:span></text:p>
      <text:p text:style-name="P16"><text:span text:style-name="T16_1">Bedeutung</text:span><text:span text:style-name="T16_2"><text:s/></text:span><text:span text:style-name="T16_3">des</text:span><text:span text:style-name="T16_4"><text:s/></text:span><text:span text:style-name="T16_5">Schlüssels</text:span><text:span text:style-name="T16_6">:</text:span></text:p>
      <text:p text:style-name="P17"><text:span text:style-name="T17_1">Der</text:span><text:span text:style-name="T17_2"><text:s/></text:span><text:span text:style-name="T17_3">Schlüssel</text:span><text:span text:style-name="T17_4"><text:s/></text:span><text:span text:style-name="T17_5">ist</text:span><text:span text:style-name="T17_6"><text:s/></text:span><text:span text:style-name="T17_7">nicht</text:span><text:span text:style-name="T17_8"><text:s/></text:span><text:span text:style-name="T17_9">wie</text:span><text:span text:style-name="T17_10"><text:s/></text:span><text:span text:style-name="T17_11">man</text:span><text:span text:style-name="T17_12"><text:s/></text:span><text:span text:style-name="T17_13">erwarten</text:span><text:span text:style-name="T17_14"><text:s/></text:span><text:span text:style-name="T17_15">könnte</text:span><text:span text:style-name="T17_16"><text:s/></text:span><text:span text:style-name="T17_17">direkt</text:span><text:span text:style-name="T17_18"><text:s/></text:span><text:span text:style-name="T17_19">das</text:span><text:span text:style-name="T17_20"><text:s/></text:span><text:span text:style-name="T17_21">Passwort</text:span><text:span text:style-name="T17_22"><text:s/></text:span><text:span text:style-name="T17_23">des</text:span><text:span text:style-name="T17_24"><text:s/></text:span><text:span text:style-name="T17_25">Nutzers</text:span><text:span text:style-name="T17_26">.<text:s/></text:span><text:span text:style-name="T17_27">Schon</text:span><text:span text:style-name="T17_28"><text:s/></text:span><text:span text:style-name="T17_29">ein</text:span><text:span text:style-name="T17_30"><text:s/>128<text:s/></text:span><text:span text:style-name="T17_31">Bit</text:span><text:span text:style-name="T17_32"><text:s/></text:span><text:span text:style-name="T17_33">Schlüssel</text:span><text:span text:style-name="T17_34">,<text:s/></text:span><text:span text:style-name="T17_35">was</text:span><text:span text:style-name="T17_36"><text:s/></text:span><text:span text:style-name="T17_37">nicht</text:span><text:span text:style-name="T17_38"><text:s/></text:span><text:span text:style-name="T17_39">mehr</text:span><text:span text:style-name="T17_40"><text:s/></text:span><text:span text:style-name="T17_41">den</text:span><text:span text:style-name="T17_42"><text:s/></text:span><text:span text:style-name="T17_43">aktuellen</text:span><text:span text:style-name="T17_44"><text:s/></text:span><text:span text:style-name="T17_45">US</text:span><text:span text:style-name="T17_46">-</text:span><text:span text:style-name="T17_47">Sicherheitsanforderungen</text:span><text:span text:style-name="T17_48"><text:s/></text:span><text:span text:style-name="T17_49">für</text:span><text:span text:style-name="T17_50"><text:s/></text:span><text:span text:style-name="T17_51">die</text:span><text:span text:style-name="T17_52"><text:s/></text:span><text:span text:style-name="T17_53">höchste</text:span><text:span text:style-name="T17_54"><text:s/></text:span><text:span text:style-name="T17_55">Geheimhaltungsstufe</text:span><text:span text:style-name="T17_56"><text:s/></text:span><text:span text:style-name="T17_57">entspricht</text:span><text:span text:style-name="T17_58">,<text:s/></text:span><text:span text:style-name="T17_59">erfordert</text:span><text:span text:style-name="T17_60"><text:s/></text:span><text:span text:style-name="T17_61">es</text:span><text:span text:style-name="T17_62"><text:s/></text:span><text:span text:style-name="T17_63">sich</text:span><text:span text:style-name="T17_64"><text:s/>128<text:s/></text:span><text:span text:style-name="T17_65">Binärzeichen</text:span><text:span text:style-name="T17_66"><text:s/></text:span><text:span text:style-name="T17_67">zu</text:span><text:span text:style-name="T17_68"><text:s/></text:span><text:span text:style-name="T17_69">merken</text:span><text:span text:style-name="T17_70">.<text:s/></text:span><text:span text:style-name="T17_71">Das</text:span><text:span text:style-name="T17_72"><text:s/></text:span><text:span text:style-name="T17_73">sind</text:span><text:span text:style-name="T17_74"><text:s/></text:span><text:span text:style-name="T17_75">dann</text:span><text:span text:style-name="T17_76"><text:s/>32<text:s/></text:span><text:span text:style-name="T17_77">Zeichen</text:span><text:span text:style-name="T17_78"><text:s/></text:span><text:span text:style-name="T17_79">aus</text:span><text:span text:style-name="T17_80"><text:s/></text:span><text:span text:style-name="T17_81">dem</text:span><text:span text:style-name="T17_82"><text:s/></text:span><text:span text:style-name="T17_83">Hexadezimalsystem</text:span><text:span text:style-name="T17_84">.<text:s/></text:span><text:span text:style-name="T17_85">Da</text:span><text:span text:style-name="T17_86"><text:s/></text:span><text:span text:style-name="T17_87">diese</text:span><text:span text:style-name="T17_88"><text:s/></text:span><text:span text:style-name="T17_89">Länge</text:span><text:span text:style-name="T17_90"><text:s/></text:span><text:span text:style-name="T17_91">für</text:span><text:span text:style-name="T17_92"><text:s/></text:span><text:span text:style-name="T17_93">Passwörter</text:span><text:span text:style-name="T17_94"><text:s/></text:span><text:span text:style-name="T17_95">kaum</text:span><text:span text:style-name="T17_96"><text:s/></text:span><text:span text:style-name="T17_97">praktikabel</text:span><text:span text:style-name="T17_98"><text:s/></text:span><text:span text:style-name="T17_99">ist</text:span><text:span text:style-name="T17_100">,<text:s/></text:span><text:span text:style-name="T17_101">wird</text:span><text:span text:style-name="T17_102"><text:s/></text:span><text:span text:style-name="T17_103">der</text:span><text:span text:style-name="T17_104"><text:s/></text:span><text:span text:style-name="T17_105">Schlüssel</text:span><text:span text:style-name="T17_106"><text:s/></text:span><text:span text:style-name="T17_107">mithilfe</text:span><text:span text:style-name="T17_108"><text:s/></text:span><text:span text:style-name="T17_109">spezifizierter</text:span><text:span text:style-name="T17_110"><text:s/></text:span><text:span text:style-name="T17_111">Verfahren</text:span><text:span text:style-name="T17_112"><text:s/></text:span><text:span text:style-name="T17_113">aus</text:span><text:span text:style-name="T17_114"><text:s/></text:span><text:span text:style-name="T17_115">dem</text:span><text:span text:style-name="T17_116"><text:s/></text:span><text:span text:style-name="T17_117">Passwort</text:span><text:span text:style-name="T17_118"><text:s/></text:span><text:span text:style-name="T17_119">abgeleitet</text:span><text:span text:style-name="T17_120">.</text:span></text:p>
      <text:h text:style-name="P18" text:outline-level="10"><text:bookmark-start text:name="h.qbfsv1lvs0zf"/><text:bookmark-end text:name="h.qbfsv1lvs0zf"/><text:span text:style-name="T18_1">Ablauf</text:span><text:span text:style-name="T18_2"><text:s/></text:span><text:span text:style-name="T18_3">von</text:span><text:span text:style-name="T18_4"><text:s/></text:span><text:span text:style-name="T18_5">Rijndael</text:span></text:h>
      <text:list text:style-name="LS2" xml:id="list7">
        <text:list-item>
          <text:p text:style-name="P19"><text:span text:style-name="T19_1">Erweiterung</text:span><text:span text:style-name="T19_2"><text:s/></text:span><text:span text:style-name="T19_3">des</text:span><text:span text:style-name="T19_4"><text:s/></text:span><text:span text:style-name="T19_5">Schlüssels</text:span><text:span text:style-name="T19_6"><text:s/>(</text:span><text:span text:style-name="T19_7">Key</text:span><text:span text:style-name="T19_8"><text:s/></text:span><text:span text:style-name="T19_9">Schedule</text:span><text:span text:style-name="T19_10">)</text:span></text:p>
        </text:list-item>
        <text:list-item>
          <text:p text:style-name="P20"><text:span text:style-name="T20_1">Vorrunde</text:span></text:p>
          <text:list>
            <text:list-item>
              <text:p text:style-name="P21"><text:span text:style-name="T21_1">Füge</text:span><text:span text:style-name="T21_2"><text:s/></text:span><text:span text:style-name="T21_3">den</text:span><text:span text:style-name="T21_4"><text:s/></text:span><text:span text:style-name="T21_5">ersten</text:span><text:span text:style-name="T21_6"><text:s/></text:span><text:span text:style-name="T21_7">Rundenschlüssel</text:span><text:span text:style-name="T21_8"><text:s/></text:span><text:span text:style-name="T21_9">hinzu</text:span><text:span text:style-name="T21_10"><text:s/>(</text:span><text:span text:style-name="T21_11">AddRoundKey</text:span><text:span text:style-name="T21_12">)</text:span></text:p>
            </text:list-item>
          </text:list>
        </text:list-item>
        <text:list-item>
          <text:p text:style-name="P22"><text:span text:style-name="T22_1">Vollständige</text:span><text:span text:style-name="T22_2"><text:s/></text:span><text:span text:style-name="T22_3">Verschlüsselungsrunden</text:span></text:p>
          <text:list>
            <text:list-item>
              <text:p text:style-name="P23"><text:span text:style-name="T23_1">Übersetze</text:span><text:span text:style-name="T23_2"><text:s/></text:span><text:span text:style-name="T23_3">in</text:span><text:span text:style-name="T23_4"><text:s/></text:span><text:span text:style-name="T23_5">die</text:span><text:span text:style-name="T23_6"><text:s/></text:span><text:span text:style-name="T23_7">S</text:span><text:span text:style-name="T23_8">-</text:span><text:span text:style-name="T23_9">Box</text:span><text:span text:style-name="T23_10"><text:s/>(</text:span><text:span text:style-name="T23_11">SubBytes</text:span><text:span text:style-name="T23_12">)</text:span></text:p>
            </text:list-item>
            <text:list-item>
              <text:p text:style-name="P24"><text:span text:style-name="T24_1">Verschiebe</text:span><text:span text:style-name="T24_2"><text:s/></text:span><text:span text:style-name="T24_3">Werte</text:span><text:span text:style-name="T24_4"><text:s/></text:span><text:span text:style-name="T24_5">innerhalb</text:span><text:span text:style-name="T24_6"><text:s/></text:span><text:span text:style-name="T24_7">der</text:span><text:span text:style-name="T24_8"><text:s/></text:span><text:span text:style-name="T24_9">Zeilen</text:span><text:span text:style-name="T24_10"><text:s/>(</text:span><text:span text:style-name="T24_11">ShiftRows</text:span><text:span text:style-name="T24_12">)</text:span></text:p>
            </text:list-item>
            <text:list-item>
              <text:p text:style-name="P25"><text:span text:style-name="T25_1">Verrechne</text:span><text:span text:style-name="T25_2"><text:s/></text:span><text:span text:style-name="T25_3">die</text:span><text:span text:style-name="T25_4"><text:s/></text:span><text:span text:style-name="T25_5">Zeilen</text:span><text:span text:style-name="T25_6"><text:s/></text:span><text:span text:style-name="T25_7">mit</text:span><text:span text:style-name="T25_8"><text:s/></text:span><text:span text:style-name="T25_9">einer</text:span><text:span text:style-name="T25_10"><text:s/></text:span><text:span text:style-name="T25_11">Matrix</text:span><text:span text:style-name="T25_12"><text:s/>(</text:span><text:span text:style-name="T25_13">MixColumns</text:span><text:span text:style-name="T25_14">)</text:span></text:p>
            </text:list-item>
            <text:list-item>
              <text:p text:style-name="P26"><text:span text:style-name="T26_1">Füge</text:span><text:span text:style-name="T26_2"><text:s/></text:span><text:span text:style-name="T26_3">den</text:span><text:span text:style-name="T26_4"><text:s/></text:span><text:span text:style-name="T26_5">aktuellen</text:span><text:span text:style-name="T26_6"><text:s/></text:span><text:span text:style-name="T26_7">Rundenschlüssel</text:span><text:span text:style-name="T26_8"><text:s/></text:span><text:span text:style-name="T26_9">hinzu</text:span><text:span text:style-name="T26_10"><text:s/>(</text:span><text:span text:style-name="T26_11">AddRoundKey</text:span><text:span text:style-name="T26_12">)</text:span></text:p>
            </text:list-item>
          </text:list>
        </text:list-item>
        <text:list-item>
          <text:p text:style-name="P27"><text:span text:style-name="T27_1">Letzte</text:span><text:span text:style-name="T27_2"><text:s/></text:span><text:span text:style-name="T27_3">Runde</text:span></text:p>
          <text:list>
            <text:list-item>
              <text:p text:style-name="P28"><text:span text:style-name="T28_1">SubBytes</text:span></text:p>
            </text:list-item>
            <text:list-item>
              <text:p text:style-name="P29"><text:span text:style-name="T29_1">ShiftRows</text:span></text:p>
            </text:list-item>
            <text:list-item>
              <text:p text:style-name="P30"><text:span text:style-name="T30_1">AddRoundKey</text:span></text:p>
            </text:list-item>
          </text:list>
        </text:list-item>
      </text:list>
      <text:h text:style-name="P31" text:outline-level="10"><text:bookmark-start text:name="h.wm8sxp16kxmh"/><text:bookmark-end text:name="h.wm8sxp16kxmh"/><text:span text:style-name="T31_1">Die</text:span><text:span text:style-name="T31_2"><text:s/></text:span><text:span text:style-name="T31_3">einzelnen</text:span><text:span text:style-name="T31_4"><text:s/></text:span><text:span text:style-name="T31_5">Funktionen</text:span><text:span text:style-name="T31_6"><text:s/></text:span><text:span text:style-name="T31_7">erläutert</text:span></text:h>
      <text:h text:style-name="P32" text:outline-level="10"><text:bookmark-start text:name="h.xcw1q4v0a5go"/><text:bookmark-end text:name="h.xcw1q4v0a5go"/><text:span text:style-name="T32_1">Schlüsselerweiterung</text:span><text:span text:style-name="T32_2"><text:s/>-<text:s/></text:span><text:span text:style-name="T32_3">KeySchedule</text:span></text:h>
      <text:p text:style-name="P33"><text:span text:style-name="T33_1">Bei</text:span><text:span text:style-name="T33_2"><text:s/></text:span><text:span text:style-name="T33_3">der</text:span><text:span text:style-name="T33_4"><text:s/></text:span><text:span text:style-name="T33_5">Schlüsselerweiterung</text:span><text:span text:style-name="T33_6"><text:s/></text:span><text:span text:style-name="T33_7">wird</text:span><text:span text:style-name="T33_8"><text:s/></text:span><text:span text:style-name="T33_9">für</text:span><text:span text:style-name="T33_10"><text:s/></text:span><text:span text:style-name="T33_11">jede</text:span><text:span text:style-name="T33_12"><text:s/></text:span><text:span text:style-name="T33_13">auszuführende</text:span><text:span text:style-name="T33_14"><text:s/></text:span><text:span text:style-name="T33_15">Runde</text:span><text:span text:style-name="T33_16"><text:s/></text:span><text:span text:style-name="T33_17">ein</text:span><text:span text:style-name="T33_18"><text:s/></text:span><text:span text:style-name="T33_19">eigener</text:span><text:span text:style-name="T33_20"><text:s/></text:span><text:span text:style-name="T33_21">Schlüssel</text:span><text:span text:style-name="T33_22"><text:s/></text:span><text:span text:style-name="T33_23">erstellt</text:span><text:span text:style-name="T33_24">.<text:s/></text:span><text:span text:style-name="T33_25">Dieser</text:span><text:span text:style-name="T33_26"><text:s/></text:span><text:span text:style-name="T33_27">wird</text:span><text:span text:style-name="T33_28"><text:s/></text:span><text:span text:style-name="T33_29">aus</text:span><text:span text:style-name="T33_30"><text:s/></text:span><text:span text:style-name="T33_31">dem</text:span><text:span text:style-name="T33_32"><text:s/></text:span><text:span text:style-name="T33_33">jeweils</text:span><text:span text:style-name="T33_34"><text:s/></text:span><text:span text:style-name="T33_35">vorherigen</text:span><text:span text:style-name="T33_36"><text:s/></text:span><text:span text:style-name="T33_37">abgeleitet</text:span><text:span text:style-name="T33_38">.<text:s/></text:span><text:span text:style-name="T33_39">Der</text:span><text:span text:style-name="T33_40"><text:s/></text:span><text:span text:style-name="T33_41">eigentliche</text:span><text:span text:style-name="T33_42"><text:s/></text:span><text:span text:style-name="T33_43">Schlüssel</text:span><text:span text:style-name="T33_44"><text:s/></text:span><text:span text:style-name="T33_45">kommt</text:span><text:span text:style-name="T33_46"><text:s/></text:span><text:span text:style-name="T33_47">somit</text:span><text:span text:style-name="T33_48"><text:s/></text:span><text:span text:style-name="T33_49">nur</text:span><text:span text:style-name="T33_50"><text:s/></text:span><text:span text:style-name="T33_51">ein</text:span><text:span text:style-name="T33_52"><text:s/></text:span><text:span text:style-name="T33_53">einziges</text:span><text:span text:style-name="T33_54"><text:s/></text:span><text:span text:style-name="T33_55">mal</text:span><text:span text:style-name="T33_56"><text:s/></text:span><text:span text:style-name="T33_57">im</text:span><text:span text:style-name="T33_58"><text:s/></text:span><text:span text:style-name="T33_59">gesamten</text:span><text:span text:style-name="T33_60"><text:s/></text:span><text:span text:style-name="T33_61">Algorithmus</text:span><text:span text:style-name="T33_62"><text:s/></text:span><text:span text:style-name="T33_63">zum</text:span><text:span text:style-name="T33_64"><text:s/></text:span><text:span text:style-name="T33_65">Einsatz</text:span><text:span text:style-name="T33_66">.</text:span></text:p>
      <text:p text:style-name="P34"><text:span text:style-name="T34_1">Der</text:span><text:span text:style-name="T34_2"><text:s/></text:span><text:span text:style-name="T34_3">Ablauf</text:span><text:span text:style-name="T34_4"><text:s/></text:span><text:span text:style-name="T34_5">ist</text:span><text:span text:style-name="T34_6"><text:s/></text:span><text:span text:style-name="T34_7">in</text:span><text:span text:style-name="T34_8"><text:s/></text:span><text:span text:style-name="T34_9">der</text:span><text:span text:style-name="T34_10"><text:s/></text:span><text:span text:style-name="T34_11">ABBILDUNG</text:span><text:span text:style-name="T34_12"><text:s/>_____<text:s/></text:span><text:span text:style-name="T34_13">auch</text:span><text:span text:style-name="T34_14"><text:s/></text:span><text:span text:style-name="T34_15">noch</text:span><text:span text:style-name="T34_16"><text:s/></text:span><text:span text:style-name="T34_17">einmal</text:span><text:span text:style-name="T34_18"><text:s/></text:span><text:span text:style-name="T34_19">grafisch</text:span><text:span text:style-name="T34_20"><text:s/></text:span><text:span text:style-name="T34_21">dargestellt</text:span><text:span text:style-name="T34_22">.</text:span></text:p>
      <text:p text:style-name="P35"><text:span text:style-name="T35_1">Zunächst</text:span><text:span text:style-name="T35_2"><text:s/></text:span><text:span text:style-name="T35_3">wird</text:span><text:span text:style-name="T35_4"><text:s/></text:span><text:span text:style-name="T35_5">der</text:span><text:span text:style-name="T35_6"><text:s/></text:span><text:span text:style-name="T35_7">Schlüssel</text:span><text:span text:style-name="T35_8"><text:s/></text:span><text:span text:style-name="T35_9">als</text:span><text:span text:style-name="T35_10"><text:s/></text:span><text:span text:style-name="T35_11">Block</text:span><text:span text:style-name="T35_12"><text:s/></text:span><text:span text:style-name="T35_13">betrachtet</text:span><text:span text:style-name="T35_14">.<text:s/></text:span><text:span text:style-name="T35_15">Um</text:span><text:span text:style-name="T35_16"><text:s/></text:span><text:span text:style-name="T35_17">nun</text:span><text:span text:style-name="T35_18"><text:s/></text:span><text:span text:style-name="T35_19">die</text:span><text:span text:style-name="T35_20"><text:s/></text:span><text:span text:style-name="T35_21">nächste</text:span><text:span text:style-name="T35_22"><text:s/></text:span><text:span text:style-name="T35_23">Spalte</text:span><text:span text:style-name="T35_24"><text:s/></text:span><text:span text:style-name="T35_25">zu</text:span><text:span text:style-name="T35_26"><text:s/></text:span><text:span text:style-name="T35_27">ermitteln</text:span><text:span text:style-name="T35_28"><text:s/></text:span><text:span text:style-name="T35_29">wird</text:span><text:span text:style-name="T35_30"><text:s/></text:span><text:span text:style-name="T35_31">zunächst</text:span><text:span text:style-name="T35_32"><text:s/></text:span><text:span text:style-name="T35_33">die</text:span><text:span text:style-name="T35_34"><text:s/></text:span><text:span text:style-name="T35_35">vorherige</text:span><text:span text:style-name="T35_36"><text:s/></text:span><text:span text:style-name="T35_37">Spalte</text:span><text:span text:style-name="T35_38"><text:s/></text:span><text:span text:style-name="T35_39">gewählt</text:span><text:span text:style-name="T35_40"><text:s/></text:span><text:span text:style-name="T35_41">und</text:span><text:span text:style-name="T35_42"><text:s/></text:span><text:span text:style-name="T35_43">der</text:span><text:span text:style-name="T35_44"><text:s/></text:span><text:span text:style-name="T35_45">oberste</text:span><text:span text:style-name="T35_46"><text:s/></text:span><text:span text:style-name="T35_47">Wert</text:span><text:span text:style-name="T35_48"><text:s/></text:span><text:span text:style-name="T35_49">nach</text:span><text:span text:style-name="T35_50"><text:s/></text:span><text:span text:style-name="T35_51">ganz</text:span><text:span text:style-name="T35_52"><text:s/></text:span><text:span text:style-name="T35_53">unten</text:span><text:span text:style-name="T35_54"><text:s/></text:span><text:span text:style-name="T35_55">geschrieben</text:span><text:span text:style-name="T35_56">.<text:s/></text:span><text:span text:style-name="T35_57">Die</text:span><text:span text:style-name="T35_58"><text:s/></text:span><text:span text:style-name="T35_59">anderen</text:span><text:span text:style-name="T35_60"><text:s/></text:span><text:span text:style-name="T35_61">Werte</text:span><text:span text:style-name="T35_62"><text:s/></text:span><text:span text:style-name="T35_63">Rücken</text:span><text:span text:style-name="T35_64"><text:s/></text:span><text:span text:style-name="T35_65">anschließend</text:span><text:span text:style-name="T35_66"><text:s/></text:span><text:span text:style-name="T35_67">nach</text:span><text:span text:style-name="T35_68">.<text:s/></text:span><text:span text:style-name="T35_69">Darauf</text:span><text:span text:style-name="T35_70"><text:s/></text:span><text:span text:style-name="T35_71">erfolgt</text:span><text:span text:style-name="T35_72"><text:s/></text:span><text:span text:style-name="T35_73">der</text:span><text:span text:style-name="T35_74"><text:s/></text:span><text:span text:style-name="T35_75">Einsatz</text:span><text:span text:style-name="T35_76"><text:s/></text:span><text:span text:style-name="T35_77">der</text:span><text:span text:style-name="T35_78"><text:s/></text:span><text:span text:style-name="T35_79">S</text:span><text:span text:style-name="T35_80">-</text:span><text:span text:style-name="T35_81">Box</text:span><text:span text:style-name="T35_82"><text:s/>(</text:span><text:span text:style-name="T35_83">siehe</text:span><text:span text:style-name="T35_84"><text:s/></text:span><text:span text:style-name="T35_85">hierfür</text:span><text:span text:style-name="T35_86"><text:s/></text:span><text:span text:style-name="T35_87">auch</text:span><text:span text:style-name="T35_88"><text:s/></text:span><text:span text:style-name="T35_89">SubBytes</text:span><text:span text:style-name="T35_90">),<text:s/></text:span><text:span text:style-name="T35_91">welche</text:span><text:span text:style-name="T35_92"><text:s/></text:span><text:span text:style-name="T35_93">die</text:span><text:span text:style-name="T35_94"><text:s/></text:span><text:span text:style-name="T35_95">Zeichen</text:span><text:span text:style-name="T35_96"><text:s/></text:span><text:span text:style-name="T35_97">durch</text:span><text:span text:style-name="T35_98"><text:s/></text:span><text:span text:style-name="T35_99">andere</text:span><text:span text:style-name="T35_100"><text:s/></text:span><text:span text:style-name="T35_101">ersetzt</text:span><text:span text:style-name="T35_102">.<text:s/></text:span><text:span text:style-name="T35_103">Abschließend</text:span><text:span text:style-name="T35_104"><text:s/></text:span><text:span text:style-name="T35_105">wird</text:span><text:span text:style-name="T35_106"><text:s/></text:span><text:span text:style-name="T35_107">diese</text:span><text:span text:style-name="T35_108"><text:s/></text:span><text:span text:style-name="T35_109">Spalte</text:span><text:span text:style-name="T35_110"><text:s/></text:span><text:span text:style-name="T35_111">mit</text:span><text:span text:style-name="T35_112"><text:s/></text:span><text:span text:style-name="T35_113">der</text:span><text:span text:style-name="T35_114"><text:s/></text:span><text:span text:style-name="T35_115">Spalte</text:span><text:span text:style-name="T35_116"><text:s/></text:span><text:span text:style-name="T35_117">vier</text:span><text:span text:style-name="T35_118"><text:s/></text:span><text:span text:style-name="T35_119">weiter</text:span><text:span text:style-name="T35_120"><text:s/></text:span><text:span text:style-name="T35_121">links</text:span><text:span text:style-name="T35_122"><text:s/></text:span><text:span text:style-name="T35_123">und</text:span><text:span text:style-name="T35_124"><text:s/></text:span><text:span text:style-name="T35_125">einer</text:span><text:span text:style-name="T35_126"><text:s/></text:span><text:span text:style-name="T35_127">Rundenkonstante</text:span><text:span text:style-name="T35_128"><text:s/>(</text:span><text:span text:style-name="T35_129">siehe</text:span><text:span text:style-name="T35_130"><text:s/>_____)<text:s/></text:span><text:span text:style-name="T35_131">mit</text:span><text:span text:style-name="T35_132"><text:s/></text:span><text:span text:style-name="T35_133">einem</text:span><text:span text:style-name="T35_134"><text:s/>"</text:span><text:span text:style-name="T35_135">Exklusiven</text:span><text:span text:style-name="T35_136"><text:s/></text:span><text:span text:style-name="T35_137">Oder</text:span><text:span text:style-name="T35_138">"<text:s/>(</text:span><text:span text:style-name="T35_139">XOR</text:span><text:span text:style-name="T35_140">)<text:s/></text:span><text:span text:style-name="T35_141">verknüpft</text:span><text:span text:style-name="T35_142">.</text:span></text:p>
      <text:p text:style-name="P36"><text:span text:style-name="T36_1">Eine</text:span><text:span text:style-name="T36_2"><text:s/></text:span><text:span text:style-name="T36_3">XOR</text:span><text:span text:style-name="T36_4"><text:s/></text:span><text:span text:style-name="T36_5">Verknüpfung</text:span><text:span text:style-name="T36_6"><text:s/></text:span><text:span text:style-name="T36_7">findet</text:span><text:span text:style-name="T36_8"><text:s/></text:span><text:span text:style-name="T36_9">auf</text:span><text:span text:style-name="T36_10"><text:s/></text:span><text:span text:style-name="T36_11">binärer</text:span><text:span text:style-name="T36_12"><text:s/></text:span><text:span text:style-name="T36_13">Ebene</text:span><text:span text:style-name="T36_14"><text:s/></text:span><text:span text:style-name="T36_15">statt</text:span><text:span text:style-name="T36_16"><text:s/></text:span><text:span text:style-name="T36_17">und</text:span><text:span text:style-name="T36_18"><text:s/></text:span><text:span text:style-name="T36_19">ähnelt</text:span><text:span text:style-name="T36_20"><text:s/></text:span><text:span text:style-name="T36_21">der</text:span><text:span text:style-name="T36_22"><text:s/></text:span><text:span text:style-name="T36_23">schriftlichen</text:span><text:span text:style-name="T36_24"><text:s/></text:span><text:span text:style-name="T36_25">Addition</text:span><text:span text:style-name="T36_26">.<text:s/></text:span><text:span text:style-name="T36_27">Allerdings</text:span><text:span text:style-name="T36_28"><text:s/></text:span><text:span text:style-name="T36_29">wird</text:span><text:span text:style-name="T36_30"><text:s/></text:span><text:span text:style-name="T36_31">hier</text:span><text:span text:style-name="T36_32"><text:s/></text:span><text:span text:style-name="T36_33">der</text:span><text:span text:style-name="T36_34"><text:s/></text:span><text:span text:style-name="T36_35">Übertrag</text:span><text:span text:style-name="T36_36"><text:s/></text:span><text:span text:style-name="T36_37">nicht</text:span><text:span text:style-name="T36_38"><text:s/></text:span><text:span text:style-name="T36_39">beachtet</text:span><text:span text:style-name="T36_40">.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37"><text:span text:style-name="T37_1">Wert</text:span><text:span text:style-name="T37_2"><text:s/></text:span><text:span text:style-name="T37_3">A</text:span></text:p>
          </table:table-cell>
          <table:table-cell table:style-name="Cell2">
            <text:p text:style-name="P38"><text:span text:style-name="T38_1">Wert</text:span><text:span text:style-name="T38_2"><text:s/></text:span><text:span text:style-name="T38_3">B</text:span></text:p>
          </table:table-cell>
          <table:table-cell table:style-name="Cell3">
            <text:p text:style-name="P39"><text:span text:style-name="T39_1">XOR</text:span></text:p>
          </table:table-cell>
        </table:table-row>
        <table:table-row table:style-name="Row2">
          <table:table-cell table:style-name="Cell4">
            <text:p text:style-name="P40"><text:span text:style-name="T40_1">0</text:span></text:p>
          </table:table-cell>
          <table:table-cell table:style-name="Cell5">
            <text:p text:style-name="P41"><text:span text:style-name="T41_1">0</text:span></text:p>
          </table:table-cell>
          <table:table-cell table:style-name="Cell6">
            <text:p text:style-name="P42"><text:span text:style-name="T42_1">0</text:span></text:p>
          </table:table-cell>
        </table:table-row>
        <table:table-row table:style-name="Row3">
          <table:table-cell table:style-name="Cell7">
            <text:p text:style-name="P43"><text:span text:style-name="T43_1">0</text:span></text:p>
          </table:table-cell>
          <table:table-cell table:style-name="Cell8">
            <text:p text:style-name="P44"><text:span text:style-name="T44_1">1</text:span></text:p>
          </table:table-cell>
          <table:table-cell table:style-name="Cell9">
            <text:p text:style-name="P45"><text:span text:style-name="T45_1">1</text:span></text:p>
          </table:table-cell>
        </table:table-row>
        <table:table-row table:style-name="Row4">
          <table:table-cell table:style-name="Cell10">
            <text:p text:style-name="P46"><text:span text:style-name="T46_1">1</text:span></text:p>
          </table:table-cell>
          <table:table-cell table:style-name="Cell11">
            <text:p text:style-name="P47"><text:span text:style-name="T47_1">0</text:span></text:p>
          </table:table-cell>
          <table:table-cell table:style-name="Cell12">
            <text:p text:style-name="P48"><text:span text:style-name="T48_1">1</text:span></text:p>
          </table:table-cell>
        </table:table-row>
        <table:table-row table:style-name="Row5">
          <table:table-cell table:style-name="Cell13">
            <text:p text:style-name="P49"><text:span text:style-name="T49_1">1</text:span></text:p>
          </table:table-cell>
          <table:table-cell table:style-name="Cell14">
            <text:p text:style-name="P50"><text:span text:style-name="T50_1">1</text:span></text:p>
          </table:table-cell>
          <table:table-cell table:style-name="Cell15">
            <text:p text:style-name="P51"><text:span text:style-name="T51_1">0</text:span></text:p>
          </table:table-cell>
        </table:table-row>
      </table:table>
      <text:p text:style-name="P52"><text:span text:style-name="T52_1">Dieser</text:span><text:span text:style-name="T52_2"><text:s/></text:span><text:span text:style-name="T52_3">umfangreiche</text:span><text:span text:style-name="T52_4"><text:s/></text:span><text:span text:style-name="T52_5">Ablauf</text:span><text:span text:style-name="T52_6"><text:s/></text:span><text:span text:style-name="T52_7">findet</text:span><text:span text:style-name="T52_8"><text:s/></text:span><text:span text:style-name="T52_9">nur</text:span><text:span text:style-name="T52_10"><text:s/></text:span><text:span text:style-name="T52_11">alle</text:span><text:span text:style-name="T52_12"><text:s/></text:span><text:span text:style-name="T52_13">vier</text:span><text:span text:style-name="T52_14"><text:s/></text:span><text:span text:style-name="T52_15">Durchgänge</text:span><text:span text:style-name="T52_16"><text:s/></text:span><text:span text:style-name="T52_17">statt</text:span><text:span text:style-name="T52_18">.<text:s/></text:span><text:span text:style-name="T52_19">Es</text:span><text:span text:style-name="T52_20"><text:s/></text:span><text:span text:style-name="T52_21">handelt</text:span><text:span text:style-name="T52_22"><text:s/></text:span><text:span text:style-name="T52_23">sich</text:span><text:span text:style-name="T52_24"><text:s/></text:span><text:span text:style-name="T52_25">hier</text:span><text:span text:style-name="T52_26"><text:s/></text:span><text:span text:style-name="T52_27">jeweils</text:span><text:span text:style-name="T52_28"><text:s/></text:span><text:span text:style-name="T52_29">um</text:span><text:span text:style-name="T52_30"><text:s/></text:span><text:span text:style-name="T52_31">die</text:span><text:span text:style-name="T52_32"><text:s/></text:span><text:span text:style-name="T52_33">erste</text:span><text:span text:style-name="T52_34"><text:s/></text:span><text:span text:style-name="T52_35">Spalte</text:span><text:span text:style-name="T52_36"><text:s/></text:span><text:span text:style-name="T52_37">eines</text:span><text:span text:style-name="T52_38"><text:s/></text:span><text:span text:style-name="T52_39">Rundenschlüssels</text:span><text:span text:style-name="T52_40">.</text:span></text:p>
      <text:p text:style-name="P53"><text:span text:style-name="T53_1">Die</text:span><text:span text:style-name="T53_2"><text:s/></text:span><text:span text:style-name="T53_3">drei</text:span><text:span text:style-name="T53_4"><text:s/></text:span><text:span text:style-name="T53_5">folgenden</text:span><text:span text:style-name="T53_6"><text:s/></text:span><text:span text:style-name="T53_7">Schlüsselerweiterungen</text:span><text:span text:style-name="T53_8"><text:s/></text:span><text:span text:style-name="T53_9">sind</text:span><text:span text:style-name="T53_10"><text:s/></text:span><text:span text:style-name="T53_11">weniger</text:span><text:span text:style-name="T53_12"><text:s/></text:span><text:span text:style-name="T53_13">umfangreich</text:span><text:span text:style-name="T53_14">.<text:s/></text:span><text:span text:style-name="T53_15">Hier</text:span><text:span text:style-name="T53_16"><text:s/></text:span><text:span text:style-name="T53_17">wird</text:span><text:span text:style-name="T53_18"><text:s/></text:span><text:span text:style-name="T53_19">nur</text:span><text:span text:style-name="T53_20"><text:s/></text:span><text:span text:style-name="T53_21">die</text:span><text:span text:style-name="T53_22"><text:s/></text:span><text:span text:style-name="T53_23">vorherige</text:span><text:span text:style-name="T53_24"><text:s/></text:span><text:span text:style-name="T53_25">Spalte</text:span><text:span text:style-name="T53_26"><text:s/></text:span><text:span text:style-name="T53_27">und</text:span><text:span text:style-name="T53_28"><text:s/></text:span><text:span text:style-name="T53_29">die</text:span><text:span text:style-name="T53_30"><text:s/></text:span><text:span text:style-name="T53_31">Spalte</text:span><text:span text:style-name="T53_32"><text:s/></text:span><text:span text:style-name="T53_33">vier</text:span><text:span text:style-name="T53_34"><text:s/></text:span><text:span text:style-name="T53_35">vorher</text:span><text:span text:style-name="T53_36"><text:s/></text:span><text:span text:style-name="T53_37">in</text:span><text:span text:style-name="T53_38"><text:s/></text:span><text:span text:style-name="T53_39">einer</text:span><text:span text:style-name="T53_40"><text:s/></text:span><text:span text:style-name="T53_41">XOR</text:span><text:span text:style-name="T53_42"><text:s/></text:span><text:span text:style-name="T53_43">Verknüpfung</text:span><text:span text:style-name="T53_44"><text:s/></text:span><text:span text:style-name="T53_45">zusammengeführt</text:span><text:span text:style-name="T53_46">.</text:span></text:p>
      <text:p text:style-name="P54"><text:span text:style-name="T54_1">Wie</text:span><text:span text:style-name="T54_2"><text:s/></text:span><text:span text:style-name="T54_3">oft</text:span><text:span text:style-name="T54_4"><text:s/></text:span><text:span text:style-name="T54_5">dieser</text:span><text:span text:style-name="T54_6"><text:s/></text:span><text:span text:style-name="T54_7">Prozess</text:span><text:span text:style-name="T54_8"><text:s/></text:span><text:span text:style-name="T54_9">durchläuft</text:span><text:span text:style-name="T54_10"><text:s/></text:span><text:span text:style-name="T54_11">ist</text:span><text:span text:style-name="T54_12"><text:s/></text:span><text:span text:style-name="T54_13">abhängig</text:span><text:span text:style-name="T54_14"><text:s/></text:span><text:span text:style-name="T54_15">von</text:span><text:span text:style-name="T54_16"><text:s/></text:span><text:span text:style-name="T54_17">der</text:span><text:span text:style-name="T54_18"><text:s/></text:span><text:span text:style-name="T54_19">Länge</text:span><text:span text:style-name="T54_20"><text:s/></text:span><text:span text:style-name="T54_21">des</text:span><text:span text:style-name="T54_22"><text:s/></text:span><text:span text:style-name="T54_23">Schlüssels</text:span><text:span text:style-name="T54_24"><text:s/></text:span><text:span text:style-name="T54_25">und</text:span><text:span text:style-name="T54_26"><text:s/></text:span><text:span text:style-name="T54_27">damit</text:span><text:span text:style-name="T54_28"><text:s/></text:span><text:span text:style-name="T54_29">der</text:span><text:span text:style-name="T54_30"><text:s/></text:span><text:span text:style-name="T54_31">Anzahl</text:span><text:span text:style-name="T54_32"><text:s/></text:span><text:span text:style-name="T54_33">der</text:span><text:span text:style-name="T54_34"><text:s/></text:span><text:span text:style-name="T54_35">Runden</text:span><text:span text:style-name="T54_36">.<text:s/></text:span><text:span text:style-name="T54_37">Für</text:span><text:span text:style-name="T54_38"><text:s/></text:span><text:span text:style-name="T54_39">jede</text:span><text:span text:style-name="T54_40"><text:s/></text:span><text:span text:style-name="T54_41">Runde</text:span><text:span text:style-name="T54_42"><text:s/></text:span><text:span text:style-name="T54_43">wird</text:span><text:span text:style-name="T54_44"><text:s/></text:span><text:span text:style-name="T54_45">ein</text:span><text:span text:style-name="T54_46"><text:s/></text:span><text:span text:style-name="T54_47">Schlüssel</text:span><text:span text:style-name="T54_48"><text:s/></text:span><text:span text:style-name="T54_49">benötigt</text:span><text:span text:style-name="T54_50">.</text:span></text:p>
      <text:h text:style-name="P55" text:outline-level="10"><text:bookmark-start text:name="h.1exg96bcgsb1"/><text:bookmark-end text:name="h.1exg96bcgsb1"/><text:span text:style-name="T55_1">Die</text:span><text:span text:style-name="T55_2"><text:s/></text:span><text:span text:style-name="T55_3">Addition</text:span><text:span text:style-name="T55_4"><text:s/></text:span><text:span text:style-name="T55_5">des</text:span><text:span text:style-name="T55_6"><text:s/></text:span><text:span text:style-name="T55_7">Rundenschlüssels</text:span><text:span text:style-name="T55_8"><text:s/>-<text:s/></text:span><text:span text:style-name="T55_9">AddRoundKey</text:span></text:h>
      <text:p text:style-name="P56"><text:span text:style-name="T56_1">In</text:span><text:span text:style-name="T56_2"><text:s/></text:span><text:span text:style-name="T56_3">diesem</text:span><text:span text:style-name="T56_4"><text:s/></text:span><text:span text:style-name="T56_5">Schritt</text:span><text:span text:style-name="T56_6"><text:s/></text:span><text:span text:style-name="T56_7">wird</text:span><text:span text:style-name="T56_8"><text:s/></text:span><text:span text:style-name="T56_9">der</text:span><text:span text:style-name="T56_10"><text:s/></text:span><text:span text:style-name="T56_11">zu</text:span><text:span text:style-name="T56_12"><text:s/></text:span><text:span text:style-name="T56_13">verschlüsselnde</text:span><text:span text:style-name="T56_14"><text:s/></text:span><text:span text:style-name="T56_15">Block</text:span><text:span text:style-name="T56_16"><text:s/></text:span><text:span text:style-name="T56_17">mit</text:span><text:span text:style-name="T56_18"><text:s/></text:span><text:span text:style-name="T56_19">dem</text:span><text:span text:style-name="T56_20"><text:s/></text:span><text:span text:style-name="T56_21">aktuellen</text:span><text:span text:style-name="T56_22"><text:s/></text:span><text:span text:style-name="T56_23">Rundenschlüssel</text:span><text:span text:style-name="T56_24">,<text:s/></text:span><text:span text:style-name="T56_25">welcher</text:span><text:span text:style-name="T56_26"><text:s/></text:span><text:span text:style-name="T56_27">ebenfalls</text:span><text:span text:style-name="T56_28"><text:s/></text:span><text:span text:style-name="T56_29">als</text:span><text:span text:style-name="T56_30"><text:s/></text:span><text:span text:style-name="T56_31">ein</text:span><text:span text:style-name="T56_32"><text:s/></text:span><text:span text:style-name="T56_33">Block</text:span><text:span text:style-name="T56_34"><text:s/></text:span><text:span text:style-name="T56_35">betrachtet</text:span><text:span text:style-name="T56_36"><text:s/></text:span><text:span text:style-name="T56_37">werden</text:span><text:span text:style-name="T56_38"><text:s/></text:span><text:span text:style-name="T56_39">kann</text:span><text:span text:style-name="T56_40">,<text:s/></text:span><text:span text:style-name="T56_41">XOR</text:span><text:span text:style-name="T56_42"><text:s/></text:span><text:span text:style-name="T56_43">verknüpft</text:span><text:span text:style-name="T56_44">.<text:s/></text:span><text:span text:style-name="T56_45">Dies</text:span><text:span text:style-name="T56_46"><text:s/></text:span><text:span text:style-name="T56_47">bedeutet</text:span><text:span text:style-name="T56_48">,<text:s/></text:span><text:span text:style-name="T56_49">dass</text:span><text:span text:style-name="T56_50"><text:s/></text:span><text:span text:style-name="T56_51">der</text:span><text:span text:style-name="T56_52"><text:s/></text:span><text:span text:style-name="T56_53">erste</text:span><text:span text:style-name="T56_54"><text:s/></text:span><text:span text:style-name="T56_55">Wert</text:span><text:span text:style-name="T56_56"><text:s/></text:span><text:span text:style-name="T56_57">aus</text:span><text:span text:style-name="T56_58"><text:s/></text:span><text:span text:style-name="T56_59">der</text:span><text:span text:style-name="T56_60"><text:s/></text:span><text:span text:style-name="T56_61">ersten</text:span><text:span text:style-name="T56_62"><text:s/></text:span><text:span text:style-name="T56_63">Spalte</text:span><text:span text:style-name="T56_64"><text:s/></text:span><text:span text:style-name="T56_65">des</text:span><text:span text:style-name="T56_66"><text:s/></text:span><text:span text:style-name="T56_67">Blocks</text:span><text:span text:style-name="T56_68"><text:s/></text:span><text:span text:style-name="T56_69">mit</text:span><text:span text:style-name="T56_70"><text:s/></text:span><text:span text:style-name="T56_71">dem</text:span><text:span text:style-name="T56_72"><text:s/></text:span><text:span text:style-name="T56_73">ersten</text:span><text:span text:style-name="T56_74"><text:s/></text:span><text:span text:style-name="T56_75">Wert</text:span><text:span text:style-name="T56_76"><text:s/></text:span><text:span text:style-name="T56_77">aus</text:span><text:span text:style-name="T56_78"><text:s/></text:span><text:span text:style-name="T56_79">der</text:span><text:span text:style-name="T56_80"><text:s/></text:span><text:span text:style-name="T56_81">ersten</text:span><text:span text:style-name="T56_82"><text:s/></text:span><text:span text:style-name="T56_83">Spalte</text:span><text:span text:style-name="T56_84"><text:s/></text:span><text:span text:style-name="T56_85">des</text:span><text:span text:style-name="T56_86"><text:s/></text:span><text:span text:style-name="T56_87">Keys</text:span><text:span text:style-name="T56_88"><text:s/></text:span><text:span text:style-name="T56_89">verknüpft</text:span><text:span text:style-name="T56_90"><text:s/></text:span><text:span text:style-name="T56_91">wird</text:span><text:span text:style-name="T56_92">.<text:s/></text:span><text:span text:style-name="T56_93">Der</text:span><text:span text:style-name="T56_94"><text:s/></text:span><text:span text:style-name="T56_95">zweite</text:span><text:span text:style-name="T56_96"><text:s/></text:span><text:span text:style-name="T56_97">dann</text:span><text:span text:style-name="T56_98"><text:s/></text:span><text:span text:style-name="T56_99">mit</text:span><text:span text:style-name="T56_100"><text:s/></text:span><text:span text:style-name="T56_101">dem</text:span><text:span text:style-name="T56_102"><text:s/></text:span><text:span text:style-name="T56_103">zweiten</text:span><text:span text:style-name="T56_104"><text:s/></text:span><text:span text:style-name="T56_105">usw</text:span><text:span text:style-name="T56_106">.<text:s/></text:span><text:span text:style-name="T56_107">Nur</text:span><text:span text:style-name="T56_108"><text:s/></text:span><text:span text:style-name="T56_109">in</text:span><text:span text:style-name="T56_110"><text:s/></text:span><text:span text:style-name="T56_111">diesem</text:span><text:span text:style-name="T56_112"><text:s/></text:span><text:span text:style-name="T56_113">Schritt</text:span><text:span text:style-name="T56_114"><text:s/></text:span><text:span text:style-name="T56_115">kommt</text:span><text:span text:style-name="T56_116"><text:s/></text:span><text:span text:style-name="T56_117">der</text:span><text:span text:style-name="T56_118"><text:s/></text:span><text:span text:style-name="T56_119">Schlüssel</text:span><text:span text:style-name="T56_120"><text:s/></text:span><text:span text:style-name="T56_121">des</text:span><text:span text:style-name="T56_122"><text:s/></text:span><text:span text:style-name="T56_123">Nutzers</text:span><text:span text:style-name="T56_124"><text:s/></text:span><text:span text:style-name="T56_125">zum</text:span><text:span text:style-name="T56_126"><text:s/></text:span><text:span text:style-name="T56_127">Einsatz</text:span><text:span text:style-name="T56_128">.</text:span></text:p>
      <text:h text:style-name="P57" text:outline-level="10"><text:bookmark-start text:name="h.c9xp9n2wp6g4"/><text:bookmark-end text:name="h.c9xp9n2wp6g4"/><text:span text:style-name="T57_1">Die</text:span><text:span text:style-name="T57_2"><text:s/></text:span><text:span text:style-name="T57_3">Übersetzung</text:span><text:span text:style-name="T57_4"><text:s/></text:span><text:span text:style-name="T57_5">in</text:span><text:span text:style-name="T57_6"><text:s/></text:span><text:span text:style-name="T57_7">die</text:span><text:span text:style-name="T57_8"><text:s/></text:span><text:span text:style-name="T57_9">S</text:span><text:span text:style-name="T57_10">-</text:span><text:span text:style-name="T57_11">Box</text:span><text:span text:style-name="T57_12"><text:s/>-<text:s/></text:span><text:span text:style-name="T57_13">SubBytes</text:span></text:h>
      <text:p text:style-name="P58"><text:span text:style-name="T58_1">Ein</text:span><text:span text:style-name="T58_2"><text:s/></text:span><text:span text:style-name="T58_3">jeder</text:span><text:span text:style-name="T58_4"><text:s/></text:span><text:span text:style-name="T58_5">Wert</text:span><text:span text:style-name="T58_6"><text:s/></text:span><text:span text:style-name="T58_7">im</text:span><text:span text:style-name="T58_8"><text:s/></text:span><text:span text:style-name="T58_9">Block</text:span><text:span text:style-name="T58_10"><text:s/></text:span><text:span text:style-name="T58_11">wird</text:span><text:span text:style-name="T58_12"><text:s/></text:span><text:span text:style-name="T58_13">durch</text:span><text:span text:style-name="T58_14"><text:s/></text:span><text:span text:style-name="T58_15">einen</text:span><text:span text:style-name="T58_16"><text:s/></text:span><text:span text:style-name="T58_17">zugehörigen</text:span><text:span text:style-name="T58_18"><text:s/></text:span><text:span text:style-name="T58_19">Wert</text:span><text:span text:style-name="T58_20"><text:s/></text:span><text:span text:style-name="T58_21">aus</text:span><text:span text:style-name="T58_22"><text:s/></text:span><text:span text:style-name="T58_23">der</text:span><text:span text:style-name="T58_24"><text:s/></text:span><text:span text:style-name="T58_25">S</text:span><text:span text:style-name="T58_26">-</text:span><text:span text:style-name="T58_27">Box</text:span><text:span text:style-name="T58_28"><text:s/></text:span><text:span text:style-name="T58_29">ersetzt</text:span><text:span text:style-name="T58_30">.<text:s/></text:span><text:span text:style-name="T58_31">Bei</text:span><text:span text:style-name="T58_32"><text:s/></text:span><text:span text:style-name="T58_33">diesem</text:span><text:span text:style-name="T58_34"><text:s/></text:span><text:span text:style-name="T58_35">Arbeitsschritt</text:span><text:span text:style-name="T58_36"><text:s/></text:span><text:span text:style-name="T58_37">handelt</text:span><text:span text:style-name="T58_38"><text:s/></text:span><text:span text:style-name="T58_39">es</text:span><text:span text:style-name="T58_40"><text:s/></text:span><text:span text:style-name="T58_41">sich</text:span><text:span text:style-name="T58_42"><text:s/></text:span><text:span text:style-name="T58_43">um</text:span><text:span text:style-name="T58_44"><text:s/></text:span><text:span text:style-name="T58_45">eine</text:span><text:span text:style-name="T58_46"><text:s/></text:span><text:span text:style-name="T58_47">Form</text:span><text:span text:style-name="T58_48"><text:s/></text:span><text:span text:style-name="T58_49">der</text:span><text:span text:style-name="T58_50"><text:s/></text:span><text:span text:style-name="T58_51">monoalphabetischen</text:span><text:span text:style-name="T58_52"><text:s/></text:span><text:span text:style-name="T58_53">Verschlüsselung</text:span><text:span text:style-name="T58_54">.<text:s/></text:span><text:span text:style-name="T58_55">Diese</text:span><text:span text:style-name="T58_56"><text:s/></text:span><text:span text:style-name="T58_57">ist</text:span><text:span text:style-name="T58_58"><text:s/></text:span><text:span text:style-name="T58_59">vergleichbar</text:span><text:span text:style-name="T58_60"><text:s/></text:span><text:span text:style-name="T58_61">mit</text:span><text:span text:style-name="T58_62"><text:s/></text:span><text:span text:style-name="T58_63">dem</text:span><text:span text:style-name="T58_64"><text:s/></text:span><text:span text:style-name="T58_65">verwenden</text:span><text:span text:style-name="T58_66"><text:s/></text:span><text:span text:style-name="T58_67">eines</text:span><text:span text:style-name="T58_68"><text:s/></text:span><text:span text:style-name="T58_69">Alphabets</text:span><text:span text:style-name="T58_70">,<text:s/></text:span><text:span text:style-name="T58_71">wo</text:span><text:span text:style-name="T58_72"><text:s/></text:span><text:span text:style-name="T58_73">ein</text:span><text:span text:style-name="T58_74"><text:s/></text:span><text:span text:style-name="T58_75">Buchstabe</text:span><text:span text:style-name="T58_76"><text:s/></text:span><text:span text:style-name="T58_77">durch</text:span><text:span text:style-name="T58_78"><text:s/></text:span><text:span text:style-name="T58_79">einen</text:span><text:span text:style-name="T58_80"><text:s/></text:span><text:span text:style-name="T58_81">anderen</text:span><text:span text:style-name="T58_82"><text:s/></text:span><text:span text:style-name="T58_83">aus</text:span><text:span text:style-name="T58_84"><text:s/></text:span><text:span text:style-name="T58_85">diesem</text:span><text:span text:style-name="T58_86"><text:s/></text:span><text:span text:style-name="T58_87">ersetzt</text:span><text:span text:style-name="T58_88"><text:s/></text:span><text:span text:style-name="T58_89">wurde</text:span><text:span text:style-name="T58_90">.<text:s/></text:span><text:span text:style-name="T58_91">Das</text:span><text:span text:style-name="T58_92"><text:s/></text:span><text:span text:style-name="T58_93">Ergebnis</text:span><text:span text:style-name="T58_94"><text:s/></text:span><text:span text:style-name="T58_95">kann</text:span><text:span text:style-name="T58_96"><text:s/></text:span><text:span text:style-name="T58_97">nur</text:span><text:span text:style-name="T58_98"><text:s/></text:span><text:span text:style-name="T58_99">der</text:span><text:span text:style-name="T58_100"><text:s/></text:span><text:span text:style-name="T58_101">Empfänger</text:span><text:span text:style-name="T58_102"><text:s/></text:span><text:span text:style-name="T58_103">lesen</text:span><text:span text:style-name="T58_104">,<text:s/></text:span><text:span text:style-name="T58_105">der</text:span><text:span text:style-name="T58_106"><text:s/></text:span><text:span text:style-name="T58_107">die</text:span><text:span text:style-name="T58_108"><text:s/></text:span><text:span text:style-name="T58_109">Veränderung</text:span><text:span text:style-name="T58_110"><text:s/></text:span><text:span text:style-name="T58_111">der</text:span><text:span text:style-name="T58_112"><text:s/></text:span><text:span text:style-name="T58_113">Buchstaben</text:span><text:span text:style-name="T58_114"><text:s/></text:span><text:span text:style-name="T58_115">kennt</text:span><text:span text:style-name="T58_116">.<text:s/></text:span><text:span text:style-name="T58_117">Allerdings</text:span><text:span text:style-name="T58_118"><text:s/></text:span><text:span text:style-name="T58_119">ist</text:span><text:span text:style-name="T58_120"><text:s/></text:span><text:span text:style-name="T58_121">hier</text:span><text:span text:style-name="T58_122"><text:s/></text:span><text:span text:style-name="T58_123">die</text:span><text:span text:style-name="T58_124"><text:s/></text:span><text:span text:style-name="T58_125">S</text:span><text:span text:style-name="T58_126">-</text:span><text:span text:style-name="T58_127">Box</text:span><text:span text:style-name="T58_128"><text:s/></text:span><text:span text:style-name="T58_129">öffentlich</text:span><text:span text:style-name="T58_130">.</text:span></text:p>
      <text:p text:style-name="P59"><text:span text:style-name="T59_1">Die</text:span><text:span text:style-name="T59_2"><text:s/></text:span><text:span text:style-name="T59_3">S</text:span><text:span text:style-name="T59_4">-</text:span><text:span text:style-name="T59_5">Box</text:span><text:span text:style-name="T59_6">:</text:span></text:p>
      <text:p text:style-name="P60"><text:span text:style-name="T60_1">Bei</text:span><text:span text:style-name="T60_2"><text:s/></text:span><text:span text:style-name="T60_3">der</text:span><text:span text:style-name="T60_4"><text:s/></text:span><text:span text:style-name="T60_5">S</text:span><text:span text:style-name="T60_6">-</text:span><text:span text:style-name="T60_7">Box</text:span><text:span text:style-name="T60_8"><text:s/></text:span><text:span text:style-name="T60_9">handelt</text:span><text:span text:style-name="T60_10"><text:s/></text:span><text:span text:style-name="T60_11">es</text:span><text:span text:style-name="T60_12"><text:s/></text:span><text:span text:style-name="T60_13">sich</text:span><text:span text:style-name="T60_14"><text:s/></text:span><text:span text:style-name="T60_15">um</text:span><text:span text:style-name="T60_16"><text:s/></text:span><text:span text:style-name="T60_17">eine</text:span><text:span text:style-name="T60_18"><text:s/></text:span><text:span text:style-name="T60_19">Tabelle</text:span><text:span text:style-name="T60_20">,<text:s/></text:span><text:span text:style-name="T60_21">wo</text:span><text:span text:style-name="T60_22"><text:s/></text:span><text:span text:style-name="T60_23">jedem</text:span><text:span text:style-name="T60_24"><text:s/></text:span><text:span text:style-name="T60_25">Paar</text:span><text:span text:style-name="T60_26"><text:s/></text:span><text:span text:style-name="T60_27">von</text:span><text:span text:style-name="T60_28"><text:s/></text:span><text:span text:style-name="T60_29">Hexadezimalwerten</text:span><text:span text:style-name="T60_30"><text:s/></text:span><text:span text:style-name="T60_31">ein</text:span><text:span text:style-name="T60_32"><text:s/></text:span><text:span text:style-name="T60_33">anderes</text:span><text:span text:style-name="T60_34"><text:s/></text:span><text:span text:style-name="T60_35">Paar</text:span><text:span text:style-name="T60_36"><text:s/></text:span><text:span text:style-name="T60_37">zugewiesen</text:span><text:span text:style-name="T60_38"><text:s/></text:span><text:span text:style-name="T60_39">wird</text:span><text:span text:style-name="T60_40">.<text:s/></text:span><text:span text:style-name="T60_41">Sie</text:span><text:span text:style-name="T60_42"><text:s/></text:span><text:span text:style-name="T60_43">ist</text:span><text:span text:style-name="T60_44"><text:s/></text:span><text:span text:style-name="T60_45">eine</text:span><text:span text:style-name="T60_46"><text:s/></text:span><text:span text:style-name="T60_47">Grundkomponente</text:span><text:span text:style-name="T60_48"><text:s/></text:span><text:span text:style-name="T60_49">symmetrischer</text:span><text:span text:style-name="T60_50"><text:s/></text:span><text:span text:style-name="T60_51">Verschlüsselungsverfahren</text:span><text:span text:style-name="T60_52">.<text:s/></text:span><text:span text:style-name="T60_53">In</text:span><text:span text:style-name="T60_54"><text:s/></text:span><text:span text:style-name="T60_55">jedem</text:span><text:span text:style-name="T60_56"><text:s/></text:span><text:span text:style-name="T60_57">Algorithmus</text:span><text:span text:style-name="T60_58"><text:s/></text:span><text:span text:style-name="T60_59">kommen</text:span><text:span text:style-name="T60_60"><text:s/></text:span><text:span text:style-name="T60_61">eigene</text:span><text:span text:style-name="T60_62">,<text:s/></text:span><text:span text:style-name="T60_63">zum</text:span><text:span text:style-name="T60_64"><text:s/></text:span><text:span text:style-name="T60_65">Teil</text:span><text:span text:style-name="T60_66"><text:s/></text:span><text:span text:style-name="T60_67">mehrere</text:span><text:span text:style-name="T60_68">,<text:s/></text:span><text:span text:style-name="T60_69">S</text:span><text:span text:style-name="T60_70">-</text:span><text:span text:style-name="T60_71">Boxen</text:span><text:span text:style-name="T60_72"><text:s/></text:span><text:span text:style-name="T60_73">zum</text:span><text:span text:style-name="T60_74"><text:s/></text:span><text:span text:style-name="T60_75">Einsatz</text:span><text:span text:style-name="T60_76">.<text:s/></text:span><text:span text:style-name="T60_77">Der</text:span><text:span text:style-name="T60_78"><text:s/></text:span><text:span text:style-name="T60_79">Vorgänger</text:span><text:span text:style-name="T60_80"><text:s/></text:span><text:span text:style-name="T60_81">von</text:span><text:span text:style-name="T60_82"><text:s/></text:span><text:span text:style-name="T60_83">AES</text:span><text:span text:style-name="T60_84">,<text:s/></text:span><text:span text:style-name="T60_85">der</text:span><text:span text:style-name="T60_86"><text:s/></text:span><text:span text:style-name="T60_87">Data</text:span><text:span text:style-name="T60_88"><text:s/></text:span><text:span text:style-name="T60_89">Encryption</text:span><text:span text:style-name="T60_90"><text:s/></text:span><text:span text:style-name="T60_91">Standard</text:span><text:span text:style-name="T60_92">,<text:s/></text:span><text:span text:style-name="T60_93">benötigte</text:span><text:span text:style-name="T60_94"><text:s/>8<text:s/></text:span><text:span text:style-name="T60_95">S</text:span><text:span text:style-name="T60_96">-</text:span><text:span text:style-name="T60_97">Boxen</text:span><text:span text:style-name="T60_98">.<text:s/></text:span><text:span text:style-name="T60_99">Die</text:span><text:span text:style-name="T60_100"><text:s/></text:span><text:span text:style-name="T60_101">von</text:span><text:span text:style-name="T60_102"><text:s/></text:span><text:span text:style-name="T60_103">Rijndael</text:span><text:span text:style-name="T60_104"><text:s/></text:span><text:span text:style-name="T60_105">benötigte</text:span><text:span text:style-name="T60_106"><text:s/></text:span><text:span text:style-name="T60_107">S</text:span><text:span text:style-name="T60_108">-</text:span><text:span text:style-name="T60_109">Box</text:span><text:span text:style-name="T60_110"><text:s/></text:span><text:span text:style-name="T60_111">wurde</text:span><text:span text:style-name="T60_112"><text:s/></text:span><text:span text:style-name="T60_113">mithilfe</text:span><text:span text:style-name="T60_114"><text:s/></text:span><text:span text:style-name="T60_115">von</text:span><text:span text:style-name="T60_116"><text:s/></text:span><text:span text:style-name="T60_117">Matrixmultiplikationen</text:span><text:span text:style-name="T60_118"><text:s/></text:span><text:span text:style-name="T60_119">über</text:span><text:span text:style-name="T60_120"><text:s/></text:span><text:span text:style-name="T60_121">einem</text:span><text:span text:style-name="T60_122"><text:s/></text:span><text:span text:style-name="T60_123">besonderen</text:span><text:span text:style-name="T60_124"><text:s/></text:span><text:span text:style-name="T60_125">endlichen</text:span><text:span text:style-name="T60_126"><text:s/></text:span><text:span text:style-name="T60_127">Körper</text:span><text:span text:style-name="T60_128"><text:s/></text:span><text:span text:style-name="T60_129">ermittelt</text:span><text:span text:style-name="T60_130"><text:s/></text:span><text:span text:style-name="T60_131">und</text:span><text:span text:style-name="T60_132"><text:s/></text:span><text:span text:style-name="T60_133">anschließend</text:span><text:span text:style-name="T60_134"><text:s/></text:span><text:span text:style-name="T60_135">anhand</text:span><text:span text:style-name="T60_136"><text:s/></text:span><text:span text:style-name="T60_137">bestimmter</text:span><text:span text:style-name="T60_138"><text:s/></text:span><text:span text:style-name="T60_139">Sicherheitsanforderungen</text:span><text:span text:style-name="T60_140"><text:s/></text:span><text:span text:style-name="T60_141">getestet</text:span><text:span text:style-name="T60_142">.</text:span></text:p>
      <text:h text:style-name="P61" text:outline-level="10"><text:bookmark-start text:name="h.xyay0zicok5v"/><text:bookmark-end text:name="h.xyay0zicok5v"/><text:span text:style-name="T61_1">Die</text:span><text:span text:style-name="T61_2"><text:s/></text:span><text:span text:style-name="T61_3">Verschiebung</text:span><text:span text:style-name="T61_4"><text:s/></text:span><text:span text:style-name="T61_5">von</text:span><text:span text:style-name="T61_6"><text:s/></text:span><text:span text:style-name="T61_7">Werten</text:span><text:span text:style-name="T61_8"><text:s/></text:span><text:span text:style-name="T61_9">innerhalb</text:span><text:span text:style-name="T61_10"><text:s/></text:span><text:span text:style-name="T61_11">der</text:span><text:span text:style-name="T61_12"><text:s/></text:span><text:span text:style-name="T61_13">Zeilen</text:span><text:span text:style-name="T61_14"><text:s/>-<text:s/></text:span><text:span text:style-name="T61_15">ShiftRows</text:span></text:h>
      <text:p text:style-name="P62"><text:span text:style-name="T62_1">Bei</text:span><text:span text:style-name="T62_2"><text:s/></text:span><text:span text:style-name="T62_3">ShiftRows</text:span><text:span text:style-name="T62_4"><text:s/></text:span><text:span text:style-name="T62_5">werden</text:span><text:span text:style-name="T62_6"><text:s/></text:span><text:span text:style-name="T62_7">die</text:span><text:span text:style-name="T62_8"><text:s/></text:span><text:span text:style-name="T62_9">einzelnen</text:span><text:span text:style-name="T62_10"><text:s/></text:span><text:span text:style-name="T62_11">Werte</text:span><text:span text:style-name="T62_12"><text:s/></text:span><text:span text:style-name="T62_13">innerhalb</text:span><text:span text:style-name="T62_14"><text:s/></text:span><text:span text:style-name="T62_15">einer</text:span><text:span text:style-name="T62_16"><text:s/></text:span><text:span text:style-name="T62_17">Zeile</text:span><text:span text:style-name="T62_18"><text:s/></text:span><text:span text:style-name="T62_19">nach</text:span><text:span text:style-name="T62_20"><text:s/></text:span><text:span text:style-name="T62_21">hinten</text:span><text:span text:style-name="T62_22"><text:s/></text:span><text:span text:style-name="T62_23">verschoben</text:span><text:span text:style-name="T62_24">.<text:s/></text:span><text:span text:style-name="T62_25">Die</text:span><text:span text:style-name="T62_26"><text:s/></text:span><text:span text:style-name="T62_27">anderen</text:span><text:span text:style-name="T62_28"><text:s/></text:span><text:span text:style-name="T62_29">Werte</text:span><text:span text:style-name="T62_30"><text:s/></text:span><text:span text:style-name="T62_31">rücken</text:span><text:span text:style-name="T62_32"><text:s/></text:span><text:span text:style-name="T62_33">dementsprechend</text:span><text:span text:style-name="T62_34"><text:s/></text:span><text:span text:style-name="T62_35">nach</text:span><text:span text:style-name="T62_36">.<text:s/></text:span><text:span text:style-name="T62_37">Die</text:span><text:span text:style-name="T62_38"><text:s/></text:span><text:span text:style-name="T62_39">Anzahl</text:span><text:span text:style-name="T62_40"><text:s/></text:span><text:span text:style-name="T62_41">der</text:span><text:span text:style-name="T62_42"><text:s/></text:span><text:span text:style-name="T62_43">Verschiebungen</text:span><text:span text:style-name="T62_44"><text:s/></text:span><text:span text:style-name="T62_45">hängt</text:span><text:span text:style-name="T62_46"><text:s/></text:span><text:span text:style-name="T62_47">von</text:span><text:span text:style-name="T62_48"><text:s/></text:span><text:span text:style-name="T62_49">der</text:span><text:span text:style-name="T62_50"><text:s/></text:span><text:span text:style-name="T62_51">Zeile</text:span><text:span text:style-name="T62_52"><text:s/></text:span><text:span text:style-name="T62_53">und</text:span><text:span text:style-name="T62_54"><text:s/></text:span><text:span text:style-name="T62_55">von</text:span><text:span text:style-name="T62_56"><text:s/></text:span><text:span text:style-name="T62_57">der</text:span><text:span text:style-name="T62_58"><text:s/></text:span><text:span text:style-name="T62_59">Schlüssellänge</text:span><text:span text:style-name="T62_60"><text:s/></text:span><text:span text:style-name="T62_61">ab</text:span><text:span text:style-name="T62_62">.</text:span></text:p>
      <text:p text:style-name="P63"/>
      <table:table table:style-name="Table2">
        <table:table-column table:style-name="Column4"/>
        <table:table-column table:style-name="Column5"/>
        <table:table-row table:style-name="Row6">
          <table:table-cell table:style-name="Cell16">
            <text:p text:style-name="P64"><text:span text:style-name="T64_1">Zeile</text:span></text:p>
          </table:table-cell>
          <table:table-cell table:style-name="Cell17">
            <text:p text:style-name="P65"><text:span text:style-name="T65_1">Verschiebung</text:span></text:p>
          </table:table-cell>
        </table:table-row>
        <table:table-row table:style-name="Row7">
          <table:table-cell table:style-name="Cell18">
            <text:p text:style-name="P66"><text:span text:style-name="T66_1">Zeile</text:span><text:span text:style-name="T66_2"><text:s/>1:</text:span></text:p>
          </table:table-cell>
          <table:table-cell table:style-name="Cell19">
            <text:p text:style-name="P67"><text:span text:style-name="T67_1">0</text:span></text:p>
          </table:table-cell>
        </table:table-row>
        <table:table-row table:style-name="Row8">
          <table:table-cell table:style-name="Cell20">
            <text:p text:style-name="P68"><text:span text:style-name="T68_1">Zeile</text:span><text:span text:style-name="T68_2"><text:s/>2:</text:span></text:p>
          </table:table-cell>
          <table:table-cell table:style-name="Cell21">
            <text:p text:style-name="P69"><text:span text:style-name="T69_1">1</text:span></text:p>
          </table:table-cell>
        </table:table-row>
        <table:table-row table:style-name="Row9">
          <table:table-cell table:style-name="Cell22">
            <text:p text:style-name="P70"><text:span text:style-name="T70_1">Zeile</text:span><text:span text:style-name="T70_2"><text:s/>3:</text:span></text:p>
          </table:table-cell>
          <table:table-cell table:style-name="Cell23">
            <text:p text:style-name="P71"><text:span text:style-name="T71_1">2</text:span></text:p>
          </table:table-cell>
        </table:table-row>
        <table:table-row table:style-name="Row10">
          <table:table-cell table:style-name="Cell24">
            <text:p text:style-name="P72"><text:span text:style-name="T72_1">Zeile</text:span><text:span text:style-name="T72_2"><text:s/>4:</text:span></text:p>
          </table:table-cell>
          <table:table-cell table:style-name="Cell25">
            <text:p text:style-name="P73"><text:span text:style-name="T73_1">3</text:span></text:p>
          </table:table-cell>
        </table:table-row>
      </table:table>
      <text:p text:style-name="P74"><text:span text:style-name="T74_1">In</text:span><text:span text:style-name="T74_2"><text:s/></text:span><text:span text:style-name="T74_3">der</text:span><text:span text:style-name="T74_4"><text:s/></text:span><text:span text:style-name="T74_5">Praxis</text:span><text:span text:style-name="T74_6"><text:s/></text:span><text:span text:style-name="T74_7">sieht</text:span><text:span text:style-name="T74_8"><text:s/></text:span><text:span text:style-name="T74_9">das</text:span><text:span text:style-name="T74_10"><text:s/></text:span><text:span text:style-name="T74_11">dann</text:span><text:span text:style-name="T74_12"><text:s/></text:span><text:span text:style-name="T74_13">beispielhaft</text:span><text:span text:style-name="T74_14"><text:s/></text:span><text:span text:style-name="T74_15">so</text:span><text:span text:style-name="T74_16"><text:s/></text:span><text:span text:style-name="T74_17">aus</text:span><text:span text:style-name="T74_18">:</text:span></text:p>
      <table:table table:style-name="Table3">
        <table:table-column table:style-name="Column6"/>
        <table:table-column table:style-name="Column7"/>
        <table:table-column table:style-name="Column8"/>
        <table:table-column table:style-name="Column9"/>
        <table:table-row table:style-name="Row11">
          <table:table-cell table:style-name="Cell26">
            <text:p text:style-name="P75"><text:span text:style-name="T75_1">11</text:span></text:p>
          </table:table-cell>
          <table:table-cell table:style-name="Cell27">
            <text:p text:style-name="P76"><text:span text:style-name="T76_1">12</text:span></text:p>
          </table:table-cell>
          <table:table-cell table:style-name="Cell28">
            <text:p text:style-name="P77"><text:span text:style-name="T77_1">13</text:span></text:p>
          </table:table-cell>
          <table:table-cell table:style-name="Cell29">
            <text:p text:style-name="P78"><text:span text:style-name="T78_1">14</text:span></text:p>
          </table:table-cell>
        </table:table-row>
        <table:table-row table:style-name="Row12">
          <table:table-cell table:style-name="Cell30">
            <text:p text:style-name="P79"><text:span text:style-name="T79_1">21</text:span></text:p>
          </table:table-cell>
          <table:table-cell table:style-name="Cell31">
            <text:p text:style-name="P80"><text:span text:style-name="T80_1">22</text:span></text:p>
          </table:table-cell>
          <table:table-cell table:style-name="Cell32">
            <text:p text:style-name="P81"><text:span text:style-name="T81_1">23</text:span></text:p>
          </table:table-cell>
          <table:table-cell table:style-name="Cell33">
            <text:p text:style-name="P82"><text:span text:style-name="T82_1">24</text:span></text:p>
          </table:table-cell>
        </table:table-row>
        <table:table-row table:style-name="Row13">
          <table:table-cell table:style-name="Cell34">
            <text:p text:style-name="P83"><text:span text:style-name="T83_1">31</text:span></text:p>
          </table:table-cell>
          <table:table-cell table:style-name="Cell35">
            <text:p text:style-name="P84"><text:span text:style-name="T84_1">32</text:span></text:p>
          </table:table-cell>
          <table:table-cell table:style-name="Cell36">
            <text:p text:style-name="P85"><text:span text:style-name="T85_1">33</text:span></text:p>
          </table:table-cell>
          <table:table-cell table:style-name="Cell37">
            <text:p text:style-name="P86"><text:span text:style-name="T86_1">34</text:span></text:p>
          </table:table-cell>
        </table:table-row>
        <table:table-row table:style-name="Row14">
          <table:table-cell table:style-name="Cell38">
            <text:p text:style-name="P87"><text:span text:style-name="T87_1">41</text:span></text:p>
          </table:table-cell>
          <table:table-cell table:style-name="Cell39">
            <text:p text:style-name="P88"><text:span text:style-name="T88_1">42</text:span></text:p>
          </table:table-cell>
          <table:table-cell table:style-name="Cell40">
            <text:p text:style-name="P89"><text:span text:style-name="T89_1">43</text:span></text:p>
          </table:table-cell>
          <table:table-cell table:style-name="Cell41">
            <text:p text:style-name="P90"><text:span text:style-name="T90_1">44</text:span></text:p>
          </table:table-cell>
        </table:table-row>
      </table:table>
      <text:p text:style-name="P91"><text:span text:style-name="T91_1">Wird</text:span><text:span text:style-name="T91_2"><text:s/></text:span><text:span text:style-name="T91_3">transformiert</text:span><text:span text:style-name="T91_4"><text:s/></text:span><text:span text:style-name="T91_5">zu</text:span><text:span text:style-name="T91_6">:</text:span></text:p>
      <table:table table:style-name="Table4"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15">
          <table:table-cell table:style-name="Cell42">
            <text:p text:style-name="P92"><text:span text:style-name="T92_1">11</text:span></text:p>
          </table:table-cell>
          <table:table-cell table:style-name="Cell43">
            <text:p text:style-name="P93"><text:span text:style-name="T93_1">12</text:span></text:p>
          </table:table-cell>
          <table:table-cell table:style-name="Cell44">
            <text:p text:style-name="P94"><text:span text:style-name="T94_1">13</text:span></text:p>
          </table:table-cell>
          <table:table-cell table:style-name="Cell45">
            <text:p text:style-name="P95"><text:span text:style-name="T95_1">14</text:span></text:p>
          </table:table-cell>
        </table:table-row>
        <table:table-row table:style-name="Row16">
          <table:table-cell table:style-name="Cell46">
            <text:p text:style-name="P96"><text:span text:style-name="T96_1">22</text:span></text:p>
          </table:table-cell>
          <table:table-cell table:style-name="Cell47">
            <text:p text:style-name="P97"><text:span text:style-name="T97_1">23</text:span></text:p>
          </table:table-cell>
          <table:table-cell table:style-name="Cell48">
            <text:p text:style-name="P98"><text:span text:style-name="T98_1">24</text:span></text:p>
          </table:table-cell>
          <table:table-cell table:style-name="Cell49">
            <text:p text:style-name="P99"><text:span text:style-name="T99_1">21</text:span></text:p>
          </table:table-cell>
        </table:table-row>
        <table:table-row table:style-name="Row17">
          <table:table-cell table:style-name="Cell50">
            <text:p text:style-name="P100"><text:span text:style-name="T100_1">33</text:span></text:p>
          </table:table-cell>
          <table:table-cell table:style-name="Cell51">
            <text:p text:style-name="P101"><text:span text:style-name="T101_1">34</text:span></text:p>
          </table:table-cell>
          <table:table-cell table:style-name="Cell52">
            <text:p text:style-name="P102"><text:span text:style-name="T102_1">31</text:span></text:p>
          </table:table-cell>
          <table:table-cell table:style-name="Cell53">
            <text:p text:style-name="P103"><text:span text:style-name="T103_1">32</text:span></text:p>
          </table:table-cell>
        </table:table-row>
        <table:table-row table:style-name="Row18">
          <table:table-cell table:style-name="Cell54">
            <text:p text:style-name="P104"><text:span text:style-name="T104_1">44</text:span></text:p>
          </table:table-cell>
          <table:table-cell table:style-name="Cell55">
            <text:p text:style-name="P105"><text:span text:style-name="T105_1">41</text:span></text:p>
          </table:table-cell>
          <table:table-cell table:style-name="Cell56">
            <text:p text:style-name="P106"><text:span text:style-name="T106_1">42</text:span></text:p>
          </table:table-cell>
          <table:table-cell table:style-name="Cell57">
            <text:p text:style-name="P107"><text:span text:style-name="T107_1">43</text:span></text:p>
          </table:table-cell>
        </table:table-row>
      </table:table>
      <text:p text:style-name="P108"/>
      <text:h text:style-name="P109" text:outline-level="10"><text:bookmark-start text:name="h.poglpliffzkl"/><text:bookmark-end text:name="h.poglpliffzkl"/><text:span text:style-name="T109_1">Die</text:span><text:span text:style-name="T109_2"><text:s/></text:span><text:span text:style-name="T109_3">Vermischung</text:span><text:span text:style-name="T109_4"><text:s/></text:span><text:span text:style-name="T109_5">der</text:span><text:span text:style-name="T109_6"><text:s/></text:span><text:span text:style-name="T109_7">Spalten</text:span><text:span text:style-name="T109_8"><text:s/>-<text:s/></text:span><text:span text:style-name="T109_9">MixColumns</text:span></text:h>
      <text:p text:style-name="P110"><text:span text:style-name="T110_1">Bei</text:span><text:span text:style-name="T110_2"><text:s/></text:span><text:span text:style-name="T110_3">der</text:span><text:span text:style-name="T110_4"><text:s/></text:span><text:span text:style-name="T110_5">MixColumns</text:span><text:span text:style-name="T110_6"><text:s/></text:span><text:span text:style-name="T110_7">Operation</text:span><text:span text:style-name="T110_8"><text:s/></text:span><text:span text:style-name="T110_9">werden</text:span><text:span text:style-name="T110_10"><text:s/></text:span><text:span text:style-name="T110_11">die</text:span><text:span text:style-name="T110_12"><text:s/></text:span><text:span text:style-name="T110_13">Werte</text:span><text:span text:style-name="T110_14"><text:s/></text:span><text:span text:style-name="T110_15">der</text:span><text:span text:style-name="T110_16"><text:s/></text:span><text:span text:style-name="T110_17">Spalten</text:span><text:span text:style-name="T110_18"><text:s/></text:span><text:span text:style-name="T110_19">mit</text:span><text:span text:style-name="T110_20"><text:s/></text:span><text:span text:style-name="T110_21">einer</text:span><text:span text:style-name="T110_22"><text:s/></text:span><text:span text:style-name="T110_23">gegebenen</text:span><text:span text:style-name="T110_24"><text:s/></text:span><text:span text:style-name="T110_25">Matrix</text:span><text:span text:style-name="T110_26"><text:s/></text:span><text:span text:style-name="T110_27">multipliziert</text:span><text:span text:style-name="T110_28">.<text:s/></text:span><text:span text:style-name="T110_29">Diese</text:span><text:span text:style-name="T110_30"><text:s/></text:span><text:span text:style-name="T110_31">enthält</text:span><text:span text:style-name="T110_32"><text:s/></text:span><text:span text:style-name="T110_33">die</text:span><text:span text:style-name="T110_34"><text:s/></text:span><text:span text:style-name="T110_35">Werte</text:span><text:span text:style-name="T110_36"><text:s/>1,<text:s/>2<text:s/></text:span><text:span text:style-name="T110_37">oder</text:span><text:span text:style-name="T110_38"><text:s/>3.<text:s/></text:span><text:span text:style-name="T110_39">Da</text:span><text:span text:style-name="T110_40"><text:s/></text:span><text:span text:style-name="T110_41">wir</text:span><text:span text:style-name="T110_42"><text:s/></text:span><text:span text:style-name="T110_43">uns</text:span><text:span text:style-name="T110_44"><text:s/></text:span><text:span text:style-name="T110_45">bei</text:span><text:span text:style-name="T110_46"><text:s/></text:span><text:span text:style-name="T110_47">dieser</text:span><text:span text:style-name="T110_48"><text:s/></text:span><text:span text:style-name="T110_49">Rechenoperation</text:span><text:span text:style-name="T110_50"><text:s/></text:span><text:span text:style-name="T110_51">allerdings</text:span><text:span text:style-name="T110_52"><text:s/></text:span><text:span text:style-name="T110_53">in</text:span><text:span text:style-name="T110_54"><text:s/></text:span><text:span text:style-name="T110_55">einem</text:span><text:span text:style-name="T110_56"><text:s/></text:span><text:span text:style-name="T110_57">bestimmten</text:span><text:span text:style-name="T110_58"><text:s/></text:span><text:span text:style-name="T110_59">Körper</text:span><text:span text:style-name="T110_60"><text:s/></text:span><text:span text:style-name="T110_61">befinden</text:span><text:span text:style-name="T110_62">,<text:s/></text:span><text:span text:style-name="T110_63">einen</text:span><text:span text:style-name="T110_64"><text:s/></text:span><text:span text:style-name="T110_65">Galois</text:span><text:span text:style-name="T110_66"><text:s/></text:span><text:span text:style-name="T110_67">Körper</text:span><text:span text:style-name="T110_68">,<text:s/></text:span><text:span text:style-name="T110_69">in</text:span><text:span text:style-name="T110_70"><text:s/></text:span><text:span text:style-name="T110_71">dem</text:span><text:span text:style-name="T110_72"><text:s/></text:span><text:span text:style-name="T110_73">jede</text:span><text:span text:style-name="T110_74"><text:s/></text:span><text:span text:style-name="T110_75">Zahl</text:span><text:span text:style-name="T110_76"><text:s/></text:span><text:span text:style-name="T110_77">als</text:span><text:span text:style-name="T110_78"><text:s/></text:span><text:span text:style-name="T110_79">ein</text:span><text:span text:style-name="T110_80"><text:s/></text:span><text:span text:style-name="T110_81">Polynom</text:span><text:span text:style-name="T110_82"><text:s/></text:span><text:span text:style-name="T110_83">bis</text:span><text:span text:style-name="T110_84"><text:s/></text:span><text:span text:style-name="T110_85">zu</text:span><text:span text:style-name="T110_86"><text:s/>2</text:span><text:span text:style-name="T110_87">7<text:s/></text:span><text:span text:style-name="T110_88">dargestellt</text:span><text:span text:style-name="T110_89"><text:s/></text:span><text:span text:style-name="T110_90">wird</text:span><text:span text:style-name="T110_91">,<text:s/></text:span><text:span text:style-name="T110_92">gelten</text:span><text:span text:style-name="T110_93"><text:s/></text:span><text:span text:style-name="T110_94">hier</text:span><text:span text:style-name="T110_95"><text:s/></text:span><text:span text:style-name="T110_96">andere</text:span><text:span text:style-name="T110_97"><text:s/></text:span><text:span text:style-name="T110_98">Rechenregeln</text:span><text:span text:style-name="T110_99">.</text:span></text:p>
      <text:p text:style-name="P111"><text:span text:style-name="T111_1">Eine</text:span><text:span text:style-name="T111_2"><text:s/></text:span><text:span text:style-name="T111_3">Binäre</text:span><text:span text:style-name="T111_4"><text:s/></text:span><text:span text:style-name="T111_5">Zahl</text:span><text:span text:style-name="T111_6"><text:s/></text:span><text:span text:style-name="T111_7">wie</text:span><text:span text:style-name="T111_8"><text:s/></text:span><text:span text:style-name="T111_9">zum</text:span><text:span text:style-name="T111_10"><text:s/></text:span><text:span text:style-name="T111_11">Beispiel</text:span><text:span text:style-name="T111_12"><text:s/>10101010<text:s/></text:span><text:span text:style-name="T111_13">wäre</text:span><text:span text:style-name="T111_14"><text:s/></text:span><text:span text:style-name="T111_15">im</text:span><text:span text:style-name="T111_16"><text:s/></text:span><text:span text:style-name="T111_17">von</text:span><text:span text:style-name="T111_18"><text:s/></text:span><text:span text:style-name="T111_19">Rijndael</text:span><text:span text:style-name="T111_20"><text:s/></text:span><text:span text:style-name="T111_21">verwendeten</text:span><text:span text:style-name="T111_22"><text:s/></text:span><text:span text:style-name="T111_23">GF</text:span><text:span text:style-name="T111_24">(2</text:span><text:span text:style-name="T111_25">8</text:span><text:span text:style-name="T111_26">):</text:span></text:p>
      <text:p text:style-name="P112"><text:span text:style-name="T112_1">1*</text:span><text:span text:style-name="T112_2">x</text:span><text:span text:style-name="T112_3">7</text:span><text:span text:style-name="T112_4">+0*</text:span><text:span text:style-name="T112_5">x</text:span><text:span text:style-name="T112_6">6</text:span><text:span text:style-name="T112_7">+1*</text:span><text:span text:style-name="T112_8">x</text:span><text:span text:style-name="T112_9">5</text:span><text:span text:style-name="T112_10">+0*</text:span><text:span text:style-name="T112_11">x</text:span><text:span text:style-name="T112_12">4</text:span><text:span text:style-name="T112_13">+1*</text:span><text:span text:style-name="T112_14">x</text:span><text:span text:style-name="T112_15">3</text:span><text:span text:style-name="T112_16">+*1</text:span><text:span text:style-name="T112_17">x</text:span><text:span text:style-name="T112_18">2</text:span><text:span text:style-name="T112_19">+1*</text:span><text:span text:style-name="T112_20">x</text:span><text:span text:style-name="T112_21">1</text:span><text:span text:style-name="T112_22">+0*</text:span><text:span text:style-name="T112_23">x</text:span><text:span text:style-name="T112_24">0</text:span></text:p>
      <text:p text:style-name="P113"><text:span text:style-name="T113_1">Zusätzlich</text:span><text:span text:style-name="T113_2"><text:s/></text:span><text:span text:style-name="T113_3">wird</text:span><text:span text:style-name="T113_4"><text:s/></text:span><text:span text:style-name="T113_5">das</text:span><text:span text:style-name="T113_6"><text:s/></text:span><text:span text:style-name="T113_7">Ergebnis</text:span><text:span text:style-name="T113_8"><text:s/></text:span><text:span text:style-name="T113_9">dieses</text:span><text:span text:style-name="T113_10"><text:s/></text:span><text:span text:style-name="T113_11">Polynoms</text:span><text:span text:style-name="T113_12"><text:s/></text:span><text:span text:style-name="T113_13">modulo</text:span><text:span text:style-name="T113_14"><text:s/></text:span><text:span text:style-name="T113_15">mit</text:span><text:span text:style-name="T113_16"><text:s/></text:span><text:span text:style-name="T113_17">x</text:span><text:span text:style-name="T113_18">8</text:span><text:span text:style-name="T113_19">+</text:span><text:span text:style-name="T113_20">x</text:span><text:span text:style-name="T113_21">4</text:span><text:span text:style-name="T113_22">+</text:span><text:span text:style-name="T113_23">x</text:span><text:span text:style-name="T113_24">3</text:span><text:span text:style-name="T113_25">+</text:span><text:span text:style-name="T113_26">x</text:span><text:span text:style-name="T113_27">+1<text:s/></text:span><text:span text:style-name="T113_28">dividiert</text:span><text:span text:style-name="T113_29">.</text:span></text:p>
      <text:h text:style-name="P114" text:outline-level="10"><text:bookmark-start text:name="h.4w1iqbf9fr9a"/><text:bookmark-end text:name="h.4w1iqbf9fr9a"/></text:h>
      <text:h text:style-name="P115" text:outline-level="10"><text:bookmark-start text:name="h.mg6h3zpw8gib"/><text:bookmark-end text:name="h.mg6h3zpw8gib"/><text:bookmark-start text:name="h.8mvdeerhfiuh"/><text:bookmark-end text:name="h.8mvdeerhfiuh"/><text:span text:style-name="T115_1">Kryptoanalyse</text:span><text:span text:style-name="T115_2"><text:s/></text:span><text:span text:style-name="T115_3">von</text:span><text:span text:style-name="T115_4"><text:s/></text:span><text:span text:style-name="T115_5">AES</text:span></text:h>
      <text:p text:style-name="P116"><text:span text:style-name="T116_1">Wie</text:span><text:span text:style-name="T116_2"><text:s/></text:span><text:span text:style-name="T116_3">eingangs</text:span><text:span text:style-name="T116_4"><text:s/></text:span><text:span text:style-name="T116_5">erwähnt</text:span><text:span text:style-name="T116_6"><text:s/></text:span><text:span text:style-name="T116_7">wurde</text:span><text:span text:style-name="T116_8"><text:s/></text:span><text:span text:style-name="T116_9">bereits</text:span><text:span text:style-name="T116_10"><text:s/></text:span><text:span text:style-name="T116_11">beim</text:span><text:span text:style-name="T116_12"><text:s/></text:span><text:span text:style-name="T116_13">Auswahlverfahren</text:span><text:span text:style-name="T116_14"><text:s/></text:span><text:span text:style-name="T116_15">Rijndael</text:span><text:span text:style-name="T116_16"><text:s/></text:span><text:span text:style-name="T116_17">international</text:span><text:span text:style-name="T116_18"><text:s/></text:span><text:span text:style-name="T116_19">zur</text:span><text:span text:style-name="T116_20"><text:s/></text:span><text:span text:style-name="T116_21">Kryptoanalyse</text:span><text:span text:style-name="T116_22"><text:s/></text:span><text:span text:style-name="T116_23">ausgeschrieben</text:span><text:span text:style-name="T116_24"><text:s/></text:span><text:span text:style-name="T116_25">und</text:span><text:span text:style-name="T116_26"><text:s/></text:span><text:span text:style-name="T116_27">war</text:span><text:span text:style-name="T116_28"><text:s/></text:span><text:span text:style-name="T116_29">gegen</text:span><text:span text:style-name="T116_30"><text:s/></text:span><text:span text:style-name="T116_31">damals</text:span><text:span text:style-name="T116_32"><text:s/></text:span><text:span text:style-name="T116_33">bekannte</text:span><text:span text:style-name="T116_34"><text:s/></text:span><text:span text:style-name="T116_35">Verfahren</text:span><text:span text:style-name="T116_36"><text:s/></text:span><text:span text:style-name="T116_37">abgesichert</text:span><text:span text:style-name="T116_38">.<text:s/></text:span><text:span text:style-name="T116_39">Durch</text:span><text:span text:style-name="T116_40"><text:s/></text:span><text:span text:style-name="T116_41">die</text:span><text:span text:style-name="T116_42"><text:s/></text:span><text:span text:style-name="T116_43">Möglichkeit</text:span><text:span text:style-name="T116_44"><text:s/></text:span><text:span text:style-name="T116_45">sehr</text:span><text:span text:style-name="T116_46"><text:s/></text:span><text:span text:style-name="T116_47">lange</text:span><text:span text:style-name="T116_48"><text:s/></text:span><text:span text:style-name="T116_49">Schlüssel</text:span><text:span text:style-name="T116_50"><text:s/></text:span><text:span text:style-name="T116_51">zu</text:span><text:span text:style-name="T116_52"><text:s/></text:span><text:span text:style-name="T116_53">verwenden</text:span><text:span text:style-name="T116_54"><text:s/></text:span><text:span text:style-name="T116_55">ist</text:span><text:span text:style-name="T116_56"><text:s/></text:span><text:span text:style-name="T116_57">es</text:span><text:span text:style-name="T116_58"><text:s/></text:span><text:span text:style-name="T116_59">auch</text:span><text:span text:style-name="T116_60"><text:s/></text:span><text:span text:style-name="T116_61">durch</text:span><text:span text:style-name="T116_62"><text:s/></text:span><text:span text:style-name="T116_63">ausprobieren</text:span><text:span text:style-name="T116_64"><text:s/></text:span><text:span text:style-name="T116_65">von</text:span><text:span text:style-name="T116_66"><text:s/></text:span><text:span text:style-name="T116_67">Schlüsseln</text:span><text:span text:style-name="T116_68"><text:s/></text:span><text:span text:style-name="T116_69">nicht</text:span><text:span text:style-name="T116_70"><text:s/></text:span><text:span text:style-name="T116_71">effizient</text:span><text:span text:style-name="T116_72"><text:s/></text:span><text:span text:style-name="T116_73">möglich</text:span><text:span text:style-name="T116_74"><text:s/></text:span><text:span text:style-name="T116_75">Rijndael</text:span><text:span text:style-name="T116_76"><text:s/></text:span><text:span text:style-name="T116_77">zu</text:span><text:span text:style-name="T116_78"><text:s/></text:span><text:span text:style-name="T116_79">brechen</text:span><text:span text:style-name="T116_80">.</text:span></text:p>
      <text:p text:style-name="P117"><text:span text:style-name="T117_1">Erst</text:span><text:span text:style-name="T117_2"><text:s/></text:span><text:span text:style-name="T117_3">im</text:span><text:span text:style-name="T117_4"><text:s/></text:span><text:span text:style-name="T117_5">Jahr</text:span><text:span text:style-name="T117_6"><text:s/>2001<text:s/></text:span><text:span text:style-name="T117_7">ist</text:span><text:span text:style-name="T117_8"><text:s/></text:span><text:span text:style-name="T117_9">es</text:span><text:span text:style-name="T117_10"><text:s/></text:span><text:span text:style-name="T117_11">den</text:span><text:span text:style-name="T117_12"><text:s/></text:span><text:span text:style-name="T117_13">Forschern</text:span><text:span text:style-name="T117_14"><text:s/></text:span><text:span text:style-name="T117_15">Niels</text:span><text:span text:style-name="T117_16"><text:s/></text:span><text:span text:style-name="T117_17">Ferguson</text:span><text:span text:style-name="T117_18">,<text:s/></text:span><text:span text:style-name="T117_19">Richard</text:span><text:span text:style-name="T117_20"><text:s/></text:span><text:span text:style-name="T117_21">Schroeppel</text:span><text:span text:style-name="T117_22"><text:s/></text:span><text:span text:style-name="T117_23">und</text:span><text:span text:style-name="T117_24"><text:s/></text:span><text:span text:style-name="T117_25">Doug</text:span><text:span text:style-name="T117_26"><text:s/></text:span><text:span text:style-name="T117_27">Whiting</text:span><text:span text:style-name="T117_28"><text:s/></text:span><text:span text:style-name="T117_29">gelungen</text:span><text:span text:style-name="T117_30"><text:s/></text:span><text:span text:style-name="T117_31">einen</text:span><text:span text:style-name="T117_32"><text:s/></text:span><text:span text:style-name="T117_33">theoretischen</text:span><text:span text:style-name="T117_34"><text:s/></text:span><text:span text:style-name="T117_35">Angriff</text:span><text:span text:style-name="T117_36"><text:s/></text:span><text:span text:style-name="T117_37">auf</text:span><text:span text:style-name="T117_38"><text:s/></text:span><text:span text:style-name="T117_39">Rijndael</text:span><text:span text:style-name="T117_40"><text:s/></text:span><text:span text:style-name="T117_41">zu</text:span><text:span text:style-name="T117_42"><text:s/></text:span><text:span text:style-name="T117_43">entwerfen</text:span><text:span text:style-name="T117_44">.<text:s/></text:span><text:span text:style-name="T117_45">Dies</text:span><text:span text:style-name="T117_46"><text:s/></text:span><text:span text:style-name="T117_47">gelang</text:span><text:span text:style-name="T117_48"><text:s/></text:span><text:span text:style-name="T117_49">ihnen</text:span><text:span text:style-name="T117_50"><text:s/></text:span><text:span text:style-name="T117_51">dadurch</text:span><text:span text:style-name="T117_52">,<text:s/></text:span><text:span text:style-name="T117_53">dass</text:span><text:span text:style-name="T117_54"><text:s/></text:span><text:span text:style-name="T117_55">sie</text:span><text:span text:style-name="T117_56"><text:s/></text:span><text:span text:style-name="T117_57">den</text:span><text:span text:style-name="T117_58"><text:s/></text:span><text:span text:style-name="T117_59">Algorithmus</text:span><text:span text:style-name="T117_60"><text:s/></text:span><text:span text:style-name="T117_61">in</text:span><text:span text:style-name="T117_62"><text:s/></text:span><text:span text:style-name="T117_63">eine</text:span><text:span text:style-name="T117_64"><text:s/></text:span><text:span text:style-name="T117_65">Formel</text:span><text:span text:style-name="T117_66"><text:s/></text:span><text:span text:style-name="T117_67">schrieben</text:span><text:span text:style-name="T117_68">,<text:s/></text:span><text:span text:style-name="T117_69">welche</text:span><text:span text:style-name="T117_70"><text:s/></text:span><text:span text:style-name="T117_71">aus</text:span><text:span text:style-name="T117_72"><text:s/></text:span><text:span text:style-name="T117_73">mehreren</text:span><text:span text:style-name="T117_74"><text:s/></text:span><text:span text:style-name="T117_75">verketteten</text:span><text:span text:style-name="T117_76"><text:s/></text:span><text:span text:style-name="T117_77">Brüchen</text:span><text:span text:style-name="T117_78"><text:s/></text:span><text:span text:style-name="T117_79">bestehen</text:span><text:span text:style-name="T117_80">,<text:s/></text:span><text:span text:style-name="T117_81">wie</text:span><text:span text:style-name="T117_82"><text:s/></text:span><text:span text:style-name="T117_83">in</text:span><text:span text:style-name="T117_84"><text:s/></text:span><text:span text:style-name="T117_85">ABBILDUNG</text:span><text:span text:style-name="T117_86"><text:s/>___<text:s/></text:span><text:span text:style-name="T117_87">dargestellt</text:span><text:span text:style-name="T117_88">.<text:s/></text:span><text:span text:style-name="T117_89">Eine</text:span><text:span text:style-name="T117_90"><text:s/></text:span><text:span text:style-name="T117_91">praktische</text:span><text:span text:style-name="T117_92"><text:s/></text:span><text:span text:style-name="T117_93">Relevanz</text:span><text:span text:style-name="T117_94"><text:s/></text:span><text:span text:style-name="T117_95">hat</text:span><text:span text:style-name="T117_96"><text:s/></text:span><text:span text:style-name="T117_97">diese</text:span><text:span text:style-name="T117_98"><text:s/></text:span><text:span text:style-name="T117_99">Erkenntnis</text:span><text:span text:style-name="T117_100"><text:s/></text:span><text:span text:style-name="T117_101">jedoch</text:span><text:span text:style-name="T117_102"><text:s/></text:span><text:span text:style-name="T117_103">bislang</text:span><text:span text:style-name="T117_104"><text:s/></text:span><text:span text:style-name="T117_105">nicht</text:span><text:span text:style-name="T117_106">.</text:span></text:p>
      <text:p text:style-name="P118"><text:span text:style-name="T118_1">Ein</text:span><text:span text:style-name="T118_2"><text:s/></text:span><text:span text:style-name="T118_3">weiterer</text:span><text:span text:style-name="T118_4"><text:s/></text:span><text:span text:style-name="T118_5">Angriff</text:span><text:span text:style-name="T118_6"><text:s/></text:span><text:span text:style-name="T118_7">ist</text:span><text:span text:style-name="T118_8"><text:s/>2005<text:s/></text:span><text:span text:style-name="T118_9">von</text:span><text:span text:style-name="T118_10"><text:s/></text:span><text:span text:style-name="T118_11">Daniel</text:span><text:span text:style-name="T118_12"><text:s/></text:span><text:span text:style-name="T118_13">J</text:span><text:span text:style-name="T118_14">.<text:s/></text:span><text:span text:style-name="T118_15">Bernstein</text:span><text:span text:style-name="T118_16"><text:s/></text:span><text:span text:style-name="T118_17">vorgestellt</text:span><text:span text:style-name="T118_18"><text:s/></text:span><text:span text:style-name="T118_19">worden</text:span><text:span text:style-name="T118_20">.<text:s/></text:span><text:span text:style-name="T118_21">Diesem</text:span><text:span text:style-name="T118_22"><text:s/></text:span><text:span text:style-name="T118_23">gelang</text:span><text:span text:style-name="T118_24"><text:s/></text:span><text:span text:style-name="T118_25">es</text:span><text:span text:style-name="T118_26"><text:s/></text:span><text:span text:style-name="T118_27">mithilfe</text:span><text:span text:style-name="T118_28"><text:s/></text:span><text:span text:style-name="T118_29">von</text:span><text:span text:style-name="T118_30"><text:s/></text:span><text:span text:style-name="T118_31">bekannten</text:span><text:span text:style-name="T118_32"><text:s/></text:span><text:span text:style-name="T118_33">Texten</text:span><text:span text:style-name="T118_34"><text:s/></text:span><text:span text:style-name="T118_35">die</text:span><text:span text:style-name="T118_36"><text:s/></text:span><text:span text:style-name="T118_37">er</text:span><text:span text:style-name="T118_38"><text:s/></text:span><text:span text:style-name="T118_39">verschlüsselte</text:span><text:span text:style-name="T118_40"><text:s/></text:span><text:span text:style-name="T118_41">und</text:span><text:span text:style-name="T118_42"><text:s/></text:span><text:span text:style-name="T118_43">dem</text:span><text:span text:style-name="T118_44"><text:s/></text:span><text:span text:style-name="T118_45">Messen</text:span><text:span text:style-name="T118_46"><text:s/></text:span><text:span text:style-name="T118_47">der</text:span><text:span text:style-name="T118_48"><text:s/></text:span><text:span text:style-name="T118_49">Zeiten</text:span><text:span text:style-name="T118_50"><text:s/></text:span><text:span text:style-name="T118_51">für</text:span><text:span text:style-name="T118_52"><text:s/></text:span><text:span text:style-name="T118_53">die</text:span><text:span text:style-name="T118_54"><text:s/></text:span><text:span text:style-name="T118_55">Verschlüsselung</text:span><text:span text:style-name="T118_56"><text:s/></text:span><text:span text:style-name="T118_57">den</text:span><text:span text:style-name="T118_58"><text:s/></text:span><text:span text:style-name="T118_59">Schlüssel</text:span><text:span text:style-name="T118_60"><text:s/></text:span><text:span text:style-name="T118_61">zu</text:span><text:span text:style-name="T118_62"><text:s/></text:span><text:span text:style-name="T118_63">ermitteln</text:span><text:span text:style-name="T118_64">.<text:s/></text:span><text:span text:style-name="T118_65">Dies</text:span><text:span text:style-name="T118_66"><text:s/></text:span><text:span text:style-name="T118_67">liegt</text:span><text:span text:style-name="T118_68"><text:s/></text:span><text:span text:style-name="T118_69">daran</text:span><text:span text:style-name="T118_70">,<text:s/></text:span><text:span text:style-name="T118_71">dass</text:span><text:span text:style-name="T118_72"><text:s/></text:span><text:span text:style-name="T118_73">die</text:span><text:span text:style-name="T118_74"><text:s/></text:span><text:span text:style-name="T118_75">Umwandlungen</text:span><text:span text:style-name="T118_76">,<text:s/></text:span><text:span text:style-name="T118_77">wie</text:span><text:span text:style-name="T118_78"><text:s/></text:span><text:span text:style-name="T118_79">die</text:span><text:span text:style-name="T118_80"><text:s/></text:span><text:span text:style-name="T118_81">S</text:span><text:span text:style-name="T118_82">-</text:span><text:span text:style-name="T118_83">Box</text:span><text:span text:style-name="T118_84"><text:s/></text:span><text:span text:style-name="T118_85">und</text:span><text:span text:style-name="T118_86"><text:s/></text:span><text:span text:style-name="T118_87">die</text:span><text:span text:style-name="T118_88"><text:s/></text:span><text:span text:style-name="T118_89">MixColumns</text:span><text:span text:style-name="T118_90"><text:s/></text:span><text:span text:style-name="T118_91">Tabellen</text:span><text:span text:style-name="T118_92">,<text:s/></text:span><text:span text:style-name="T118_93">zur</text:span><text:span text:style-name="T118_94"><text:s/></text:span><text:span text:style-name="T118_95">Optimierung</text:span><text:span text:style-name="T118_96"><text:s/></text:span><text:span text:style-name="T118_97">in</text:span><text:span text:style-name="T118_98"><text:s/></text:span><text:span text:style-name="T118_99">Tabellen</text:span><text:span text:style-name="T118_100"><text:s/></text:span><text:span text:style-name="T118_101">gespeichert</text:span><text:span text:style-name="T118_102"><text:s/></text:span><text:span text:style-name="T118_103">sind</text:span><text:span text:style-name="T118_104"><text:s/></text:span><text:span text:style-name="T118_105">und</text:span><text:span text:style-name="T118_106"><text:s/></text:span><text:span text:style-name="T118_107">daher</text:span><text:span text:style-name="T118_108"><text:s/></text:span><text:span text:style-name="T118_109">über</text:span><text:span text:style-name="T118_110"><text:s/></text:span><text:span text:style-name="T118_111">die</text:span><text:span text:style-name="T118_112"><text:s/></text:span><text:span text:style-name="T118_113">verbrauchte</text:span><text:span text:style-name="T118_114"><text:s/></text:span><text:span text:style-name="T118_115">Zeit</text:span><text:span text:style-name="T118_116"><text:s/></text:span><text:span text:style-name="T118_117">Rückschlüsse</text:span><text:span text:style-name="T118_118"><text:s/></text:span><text:span text:style-name="T118_119">auf</text:span><text:span text:style-name="T118_120"><text:s/></text:span><text:span text:style-name="T118_121">den</text:span><text:span text:style-name="T118_122"><text:s/></text:span><text:span text:style-name="T118_123">verwendeten</text:span><text:span text:style-name="T118_124"><text:s/></text:span><text:span text:style-name="T118_125">Schlüssel</text:span><text:span text:style-name="T118_126"><text:s/></text:span><text:span text:style-name="T118_127">möglich</text:span><text:span text:style-name="T118_128"><text:s/></text:span><text:span text:style-name="T118_129">sind</text:span><text:span text:style-name="T118_130">.<text:s/></text:span><text:span text:style-name="T118_131">Ob</text:span><text:span text:style-name="T118_132"><text:s/></text:span><text:span text:style-name="T118_133">dieses</text:span><text:span text:style-name="T118_134"><text:s/></text:span><text:span text:style-name="T118_135">Szenario</text:span><text:span text:style-name="T118_136"><text:s/></text:span><text:span text:style-name="T118_137">in</text:span><text:span text:style-name="T118_138"><text:s/></text:span><text:span text:style-name="T118_139">der</text:span><text:span text:style-name="T118_140"><text:s/></text:span><text:span text:style-name="T118_141">Praxis</text:span><text:span text:style-name="T118_142"><text:s/></text:span><text:span text:style-name="T118_143">funktioniert</text:span><text:span text:style-name="T118_144"><text:s/></text:span><text:span text:style-name="T118_145">ist</text:span><text:span text:style-name="T118_146"><text:s/></text:span><text:span text:style-name="T118_147">jedoch</text:span><text:span text:style-name="T118_148"><text:s/></text:span><text:span text:style-name="T118_149">äußerst</text:span><text:span text:style-name="T118_150"><text:s/></text:span><text:span text:style-name="T118_151">umstritten</text:span><text:span text:style-name="T118_152">.</text:span></text:p>
      <text:p text:style-name="P119"><text:span text:style-name="T119_1">Im</text:span><text:span text:style-name="T119_2"><text:s/></text:span><text:span text:style-name="T119_3">Jahr</text:span><text:span text:style-name="T119_4"><text:s/>2009<text:s/></text:span><text:span text:style-name="T119_5">stellten</text:span><text:span text:style-name="T119_6"><text:s/></text:span><text:span text:style-name="T119_7">Alex</text:span><text:span text:style-name="T119_8"><text:s/></text:span><text:span text:style-name="T119_9">Biryukov</text:span><text:span text:style-name="T119_10"><text:s/></text:span><text:span text:style-name="T119_11">and</text:span><text:span text:style-name="T119_12"><text:s/></text:span><text:span text:style-name="T119_13">Dmitry</text:span><text:span text:style-name="T119_14"><text:s/></text:span><text:span text:style-name="T119_15">Khovratovich</text:span><text:span text:style-name="T119_16"><text:s/></text:span><text:span text:style-name="T119_17">einen</text:span><text:span text:style-name="T119_18"><text:s/></text:span><text:span text:style-name="T119_19">weiteren</text:span><text:span text:style-name="T119_20"><text:s/></text:span><text:span text:style-name="T119_21">theretischen</text:span><text:span text:style-name="T119_22"><text:s/></text:span><text:span text:style-name="T119_23">Angriff</text:span><text:span text:style-name="T119_24"><text:s/></text:span><text:span text:style-name="T119_25">auf</text:span><text:span text:style-name="T119_26"><text:s/></text:span><text:span text:style-name="T119_27">Rijndael</text:span><text:span text:style-name="T119_28">,<text:s/></text:span><text:span text:style-name="T119_29">der</text:span><text:span text:style-name="T119_30"><text:s/></text:span><text:span text:style-name="T119_31">die</text:span><text:span text:style-name="T119_32"><text:s/></text:span><text:span text:style-name="T119_33">benötigte</text:span><text:span text:style-name="T119_34"><text:s/></text:span><text:span text:style-name="T119_35">Menge</text:span><text:span text:style-name="T119_36"><text:s/></text:span><text:span text:style-name="T119_37">an</text:span><text:span text:style-name="T119_38"><text:s/></text:span><text:span text:style-name="T119_39">auszuprobierenden</text:span><text:span text:style-name="T119_40"><text:s/></text:span><text:span text:style-name="T119_41">Schlüsseln</text:span><text:span text:style-name="T119_42"><text:s/></text:span><text:span text:style-name="T119_43">reduzierte</text:span><text:span text:style-name="T119_44">.<text:s/></text:span><text:span text:style-name="T119_45">Bei</text:span><text:span text:style-name="T119_46"><text:s/></text:span><text:span text:style-name="T119_47">der</text:span><text:span text:style-name="T119_48"><text:s/></text:span><text:span text:style-name="T119_49">Anwendung</text:span><text:span text:style-name="T119_50"><text:s/></text:span><text:span text:style-name="T119_51">eines</text:span><text:span text:style-name="T119_52"><text:s/></text:span><text:span text:style-name="T119_53">Schlüssels</text:span><text:span text:style-name="T119_54"><text:s/></text:span><text:span text:style-name="T119_55">von</text:span><text:span text:style-name="T119_56"><text:s/>256<text:s/></text:span><text:span text:style-name="T119_57">Bit</text:span><text:span text:style-name="T119_58"><text:s/></text:span><text:span text:style-name="T119_59">wäre</text:span><text:span text:style-name="T119_60"><text:s/></text:span><text:span text:style-name="T119_61">der</text:span><text:span text:style-name="T119_62"><text:s/></text:span><text:span text:style-name="T119_63">Schlüsselpool</text:span><text:span text:style-name="T119_64"><text:s/>2</text:span><text:span text:style-name="T119_65">256</text:span><text:span text:style-name="T119_66">durch</text:span><text:span text:style-name="T119_67"><text:s/></text:span><text:span text:style-name="T119_68">diese</text:span><text:span text:style-name="T119_69"><text:s/></text:span><text:span text:style-name="T119_70">Angriffsmethode</text:span><text:span text:style-name="T119_71"><text:s/></text:span><text:span text:style-name="T119_72">auf</text:span><text:span text:style-name="T119_73"><text:s/>2</text:span><text:span text:style-name="T119_74">119</text:span><text:span text:style-name="T119_75"><text:s/></text:span><text:span text:style-name="T119_76">und</text:span><text:span text:style-name="T119_77"><text:s/></text:span><text:span text:style-name="T119_78">später</text:span><text:span text:style-name="T119_79"><text:s/></text:span><text:span text:style-name="T119_80">auf</text:span><text:span text:style-name="T119_81"><text:s/>2</text:span><text:span text:style-name="T119_82">99,5</text:span><text:span text:style-name="T119_83"><text:s/></text:span><text:span text:style-name="T119_84">reduzieren</text:span><text:span text:style-name="T119_85">.<text:s/></text:span><text:span text:style-name="T119_86">Dies</text:span><text:span text:style-name="T119_87"><text:s/></text:span><text:span text:style-name="T119_88">bedeutet</text:span><text:span text:style-name="T119_89">,<text:s/></text:span><text:span text:style-name="T119_90">dass</text:span><text:span text:style-name="T119_91"><text:s/></text:span><text:span text:style-name="T119_92">Rijndael</text:span><text:span text:style-name="T119_93"><text:s/></text:span><text:span text:style-name="T119_94">nun</text:span><text:span text:style-name="T119_95"><text:s/></text:span><text:span text:style-name="T119_96">in</text:span><text:span text:style-name="T119_97"><text:s/></text:span><text:span text:style-name="T119_98">der</text:span><text:span text:style-name="T119_99"><text:s/></text:span><text:span text:style-name="T119_100">theorie</text:span><text:span text:style-name="T119_101"><text:s/></text:span><text:span text:style-name="T119_102">gebrochen</text:span><text:span text:style-name="T119_103"><text:s/></text:span><text:span text:style-name="T119_104">ist</text:span><text:span text:style-name="T119_105">.<text:s/></text:span><text:span text:style-name="T119_106">Allerdings</text:span><text:span text:style-name="T119_107"><text:s/></text:span><text:span text:style-name="T119_108">liegt</text:span><text:span text:style-name="T119_109"><text:s/></text:span><text:span text:style-name="T119_110">ein</text:span><text:span text:style-name="T119_111"><text:s/></text:span><text:span text:style-name="T119_112">durchprobieren</text:span><text:span text:style-name="T119_113"><text:s/></text:span><text:span text:style-name="T119_114">von</text:span><text:span text:style-name="T119_115"><text:s/>2</text:span><text:span text:style-name="T119_116">99,5</text:span><text:span text:style-name="T119_117"><text:s/></text:span><text:span text:style-name="T119_118">möglichen</text:span><text:span text:style-name="T119_119"><text:s/></text:span><text:span text:style-name="T119_120">Kombinationen</text:span><text:span text:style-name="T119_121"><text:s/></text:span><text:span text:style-name="T119_122">noch</text:span><text:span text:style-name="T119_123"><text:s/></text:span><text:span text:style-name="T119_124">immer</text:span><text:span text:style-name="T119_125"><text:s/></text:span><text:span text:style-name="T119_126">weit</text:span><text:span text:style-name="T119_127"><text:s/></text:span><text:span text:style-name="T119_128">jenseits</text:span><text:span text:style-name="T119_129"><text:s/></text:span><text:span text:style-name="T119_130">eines</text:span><text:span text:style-name="T119_131"><text:s/></text:span><text:span text:style-name="T119_132">positiven</text:span><text:span text:style-name="T119_133"><text:s/></text:span><text:span text:style-name="T119_134">Kosten</text:span><text:span text:style-name="T119_135">-</text:span><text:span text:style-name="T119_136">Nutzen</text:span><text:span text:style-name="T119_137">-</text:span><text:span text:style-name="T119_138">Verhältnisses</text:span><text:span text:style-name="T119_139"><text:s/></text:span><text:span text:style-name="T119_140">für</text:span><text:span text:style-name="T119_141"><text:s/></text:span><text:span text:style-name="T119_142">einen</text:span><text:span text:style-name="T119_143"><text:s/></text:span><text:span text:style-name="T119_144">Angreifer</text:span><text:span text:style-name="T119_145">,<text:s/></text:span><text:span text:style-name="T119_146">was</text:span><text:span text:style-name="T119_147"><text:s/></text:span><text:span text:style-name="T119_148">das</text:span><text:span text:style-name="T119_149"><text:s/></text:span><text:span text:style-name="T119_150">Ziel</text:span><text:span text:style-name="T119_151"><text:s/></text:span><text:span text:style-name="T119_152">jeder</text:span><text:span text:style-name="T119_153"><text:s/></text:span><text:span text:style-name="T119_154">Sicherheitmaßnahme</text:span><text:span text:style-name="T119_155"><text:s/></text:span><text:span text:style-name="T119_156">ist</text:span><text:span text:style-name="T119_157">.<text:s/></text:span><text:span text:style-name="T119_158">Dies</text:span><text:span text:style-name="T119_159"><text:s/></text:span><text:span text:style-name="T119_160">sagte</text:span><text:span text:style-name="T119_161"><text:s/></text:span><text:span text:style-name="T119_162">auch</text:span><text:span text:style-name="T119_163"><text:s/></text:span><text:span text:style-name="T119_164">Bruce</text:span><text:span text:style-name="T119_165"><text:s/></text:span><text:span text:style-name="T119_166">Schneier</text:span><text:span text:style-name="T119_167">,<text:s/></text:span><text:span text:style-name="T119_168">als</text:span><text:span text:style-name="T119_169"><text:s/></text:span><text:span text:style-name="T119_170">er</text:span><text:span text:style-name="T119_171"><text:s/></text:span><text:span text:style-name="T119_172">diesen</text:span><text:span text:style-name="T119_173"><text:s/></text:span><text:span text:style-name="T119_174">Angriff</text:span><text:span text:style-name="T119_175"><text:s/></text:span><text:span text:style-name="T119_176">veröffentlichte</text:span><text:span text:style-name="T119_177">:<text:s/></text:span></text:p>
      <text:p text:style-name="P120"><text:span text:style-name="T120_1">"</text:span><text:span text:style-name="T120_2">While</text:span><text:span text:style-name="T120_3"><text:s/></text:span><text:span text:style-name="T120_4">this</text:span><text:span text:style-name="T120_5"><text:s/></text:span><text:span text:style-name="T120_6">attack</text:span><text:span text:style-name="T120_7"><text:s/></text:span><text:span text:style-name="T120_8">is</text:span><text:span text:style-name="T120_9"><text:s/></text:span><text:span text:style-name="T120_10">better</text:span><text:span text:style-name="T120_11"><text:s/></text:span><text:span text:style-name="T120_12">than</text:span><text:span text:style-name="T120_13"><text:s/></text:span><text:span text:style-name="T120_14">brute</text:span><text:span text:style-name="T120_15"><text:s/></text:span><text:span text:style-name="T120_16">force</text:span><text:span text:style-name="T120_17"><text:s/>--<text:s/></text:span><text:span text:style-name="T120_18">and</text:span><text:span text:style-name="T120_19"><text:s/></text:span><text:span text:style-name="T120_20">some</text:span><text:span text:style-name="T120_21"><text:s/></text:span><text:span text:style-name="T120_22">cryptographers</text:span><text:span text:style-name="T120_23"><text:s/></text:span><text:span text:style-name="T120_24">will</text:span><text:span text:style-name="T120_25"><text:s/></text:span><text:span text:style-name="T120_26">describe</text:span><text:span text:style-name="T120_27"><text:s/></text:span><text:span text:style-name="T120_28">the</text:span><text:span text:style-name="T120_29"><text:s/></text:span><text:span text:style-name="T120_30">algorithm</text:span><text:span text:style-name="T120_31"><text:s/></text:span><text:span text:style-name="T120_32">as</text:span><text:span text:style-name="T120_33"><text:s/>"</text:span><text:span text:style-name="T120_34">broken</text:span><text:span text:style-name="T120_35">"<text:s/></text:span><text:span text:style-name="T120_36">because</text:span><text:span text:style-name="T120_37"><text:s/></text:span><text:span text:style-name="T120_38">of</text:span><text:span text:style-name="T120_39"><text:s/></text:span><text:span text:style-name="T120_40">it</text:span><text:span text:style-name="T120_41"><text:s/>--<text:s/></text:span><text:span text:style-name="T120_42">it</text:span><text:span text:style-name="T120_43"><text:s/></text:span><text:span text:style-name="T120_44">is</text:span><text:span text:style-name="T120_45"><text:s/></text:span><text:span text:style-name="T120_46">still</text:span><text:span text:style-name="T120_47"><text:s/></text:span><text:span text:style-name="T120_48">far</text:span><text:span text:style-name="T120_49">,<text:s/></text:span><text:span text:style-name="T120_50">far</text:span><text:span text:style-name="T120_51"><text:s/></text:span><text:span text:style-name="T120_52">beyond</text:span><text:span text:style-name="T120_53"><text:s/></text:span><text:span text:style-name="T120_54">our</text:span><text:span text:style-name="T120_55"><text:s/></text:span><text:span text:style-name="T120_56">capabilities</text:span><text:span text:style-name="T120_57"><text:s/></text:span><text:span text:style-name="T120_58">of</text:span><text:span text:style-name="T120_59"><text:s/></text:span><text:span text:style-name="T120_60">computation</text:span><text:span text:style-name="T120_61">.<text:s/></text:span><text:span text:style-name="T120_62">The</text:span><text:span text:style-name="T120_63"><text:s/></text:span><text:span text:style-name="T120_64">attack</text:span><text:span text:style-name="T120_65"><text:s/></text:span><text:span text:style-name="T120_66">is</text:span><text:span text:style-name="T120_67">,<text:s/></text:span><text:span text:style-name="T120_68">and</text:span><text:span text:style-name="T120_69"><text:s/></text:span><text:span text:style-name="T120_70">probably</text:span><text:span text:style-name="T120_71"><text:s/></text:span><text:span text:style-name="T120_72">forever</text:span><text:span text:style-name="T120_73"><text:s/></text:span><text:span text:style-name="T120_74">will</text:span><text:span text:style-name="T120_75"><text:s/></text:span><text:span text:style-name="T120_76">be</text:span><text:span text:style-name="T120_77">,<text:s/></text:span><text:span text:style-name="T120_78">theoretical</text:span><text:span text:style-name="T120_79">.<text:s/></text:span><text:span text:style-name="T120_80">But</text:span><text:span text:style-name="T120_81"><text:s/></text:span><text:span text:style-name="T120_82">remember</text:span><text:span text:style-name="T120_83">:<text:s/></text:span><text:span text:style-name="T120_84">attacks</text:span><text:span text:style-name="T120_85"><text:s/></text:span><text:span text:style-name="T120_86">always</text:span><text:span text:style-name="T120_87"><text:s/></text:span><text:span text:style-name="T120_88">get</text:span><text:span text:style-name="T120_89"><text:s/></text:span><text:span text:style-name="T120_90">better</text:span><text:span text:style-name="T120_91">,<text:s/></text:span><text:span text:style-name="T120_92">they</text:span><text:span text:style-name="T120_93"><text:s/></text:span><text:span text:style-name="T120_94">never</text:span><text:span text:style-name="T120_95"><text:s/></text:span><text:span text:style-name="T120_96">get</text:span><text:span text:style-name="T120_97"><text:s/></text:span><text:span text:style-name="T120_98">worse</text:span><text:span text:style-name="T120_99">.<text:s/></text:span><text:span text:style-name="T120_100">Others</text:span><text:span text:style-name="T120_101"><text:s/></text:span><text:span text:style-name="T120_102">will</text:span><text:span text:style-name="T120_103"><text:s/></text:span><text:span text:style-name="T120_104">continue</text:span><text:span text:style-name="T120_105"><text:s/></text:span><text:span text:style-name="T120_106">to</text:span><text:span text:style-name="T120_107"><text:s/></text:span><text:span text:style-name="T120_108">improve</text:span><text:span text:style-name="T120_109"><text:s/></text:span><text:span text:style-name="T120_110">on</text:span><text:span text:style-name="T120_111"><text:s/></text:span><text:span text:style-name="T120_112">these</text:span><text:span text:style-name="T120_113"><text:s/></text:span><text:span text:style-name="T120_114">numbers</text:span><text:span text:style-name="T120_115">.<text:s/></text:span><text:span text:style-name="T120_116">While</text:span><text:span text:style-name="T120_117"><text:s/></text:span><text:span text:style-name="T120_118">there</text:span><text:span text:style-name="T120_119">'</text:span><text:span text:style-name="T120_120">s</text:span><text:span text:style-name="T120_121"><text:s/></text:span><text:span text:style-name="T120_122">no</text:span><text:span text:style-name="T120_123"><text:s/></text:span><text:span text:style-name="T120_124">reason</text:span><text:span text:style-name="T120_125"><text:s/></text:span><text:span text:style-name="T120_126">to</text:span><text:span text:style-name="T120_127"><text:s/></text:span><text:span text:style-name="T120_128">panic</text:span><text:span text:style-name="T120_129">,<text:s/></text:span><text:span text:style-name="T120_130">no</text:span><text:span text:style-name="T120_131"><text:s/></text:span><text:span text:style-name="T120_132">reason</text:span><text:span text:style-name="T120_133"><text:s/></text:span><text:span text:style-name="T120_134">to</text:span><text:span text:style-name="T120_135"><text:s/></text:span><text:span text:style-name="T120_136">stop</text:span><text:span text:style-name="T120_137"><text:s/></text:span><text:span text:style-name="T120_138">using</text:span><text:span text:style-name="T120_139"><text:s/></text:span><text:span text:style-name="T120_140">AES</text:span><text:span text:style-name="T120_141">,<text:s/></text:span><text:span text:style-name="T120_142">no</text:span><text:span text:style-name="T120_143"><text:s/></text:span><text:span text:style-name="T120_144">reason</text:span><text:span text:style-name="T120_145"><text:s/></text:span><text:span text:style-name="T120_146">to</text:span><text:span text:style-name="T120_147"><text:s/></text:span><text:span text:style-name="T120_148">insist</text:span><text:span text:style-name="T120_149"><text:s/></text:span><text:span text:style-name="T120_150">that</text:span><text:span text:style-name="T120_151"><text:s/></text:span><text:span text:style-name="T120_152">NIST</text:span><text:span text:style-name="T120_153"><text:s/></text:span><text:span text:style-name="T120_154">choose</text:span><text:span text:style-name="T120_155"><text:s/></text:span><text:span text:style-name="T120_156">another</text:span><text:span text:style-name="T120_157"><text:s/></text:span><text:span text:style-name="T120_158">encryption</text:span><text:span text:style-name="T120_159"><text:s/></text:span><text:span text:style-name="T120_160">standard</text:span><text:span text:style-name="T120_161">[...]"</text:span></text:p>
      <text:p text:style-name="P121"><text:span text:style-name="T121_1">Aus</text:span><text:span text:style-name="T121_2">:<text:s/></text:span><text:span text:style-name="T121_3">https</text:span><text:span text:style-name="T121_4">://</text:span><text:span text:style-name="T121_5">www</text:span><text:span text:style-name="T121_6">.</text:span><text:span text:style-name="T121_7">schneier</text:span><text:span text:style-name="T121_8">.</text:span><text:span text:style-name="T121_9">com</text:span><text:span text:style-name="T121_10">/</text:span><text:span text:style-name="T121_11">blog</text:span><text:span text:style-name="T121_12">/</text:span><text:span text:style-name="T121_13">archives</text:span><text:span text:style-name="T121_14">/2009/07/</text:span><text:span text:style-name="T121_15">new</text:span><text:span text:style-name="T121_16">_</text:span><text:span text:style-name="T121_17">attack</text:span><text:span text:style-name="T121_18">_</text:span><text:span text:style-name="T121_19">on</text:span><text:span text:style-name="T121_20">_</text:span><text:span text:style-name="T121_21">a</text:span><text:span text:style-name="T121_22">.</text:span><text:span text:style-name="T121_23">htm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font-name="Trebuchet MS" fo:font-size="12pt" style:font-name-asian="Trebuchet MS" style:font-size-asian="12pt" style:font-name-complex="Trebuchet MS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font-name="Trebuchet MS" fo:font-size="12pt" style:font-name-asian="Trebuchet MS" style:font-size-asian="12pt" style:font-name-complex="Trebuchet MS" style:font-size-complex="12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font-name="Trebuchet MS" fo:font-size="12pt" style:font-name-asian="Trebuchet MS" style:font-size-asian="12pt" style:font-name-complex="Trebuchet MS" style:font-size-complex="12pt" style:text-underline-style="none"/>
    </style:style>
    <style:style style:name="List2Level1" style:family="text">
      <style:text-properties style:font-name="Trebuchet MS" fo:font-size="12pt" style:font-name-asian="Trebuchet MS" style:font-size-asian="12pt" style:font-name-complex="Trebuchet MS" style:font-size-complex="12pt"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font-name="Trebuchet MS" fo:font-size="12pt" style:font-name-asian="Trebuchet MS" style:font-size-asian="12pt" style:font-name-complex="Trebuchet MS" style:font-size-complex="12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font-name="Trebuchet MS" fo:font-size="12pt" style:font-name-asian="Trebuchet MS" style:font-size-asian="12pt" style:font-name-complex="Trebuchet MS" style:font-size-complex="12pt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